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Piboto Light" svg:font-family="'Piboto Light'" style:font-pitch="variable"/>
    <style:font-face style:name="Piboto Light1" svg:font-family="'Piboto Light'" style:font-adornments="Regular"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4cm"/>
    </style:style>
    <style:style style:name="co3" style:family="table-column">
      <style:table-column-properties fo:break-before="auto" style:column-width="4.265cm"/>
    </style:style>
    <style:style style:name="co4" style:family="table-column">
      <style:table-column-properties fo:break-before="auto" style:column-width="2.889cm"/>
    </style:style>
    <style:style style:name="co5" style:family="table-column">
      <style:table-column-properties fo:break-before="auto" style:column-width="2.54cm"/>
    </style:style>
    <style:style style:name="co6" style:family="table-column">
      <style:table-column-properties fo:break-before="auto" style:column-width="2.514cm"/>
    </style:style>
    <style:style style:name="co7" style:family="table-column">
      <style:table-column-properties fo:break-before="auto" style:column-width="2.921cm"/>
    </style:style>
    <style:style style:name="co8" style:family="table-column">
      <style:table-column-properties fo:break-before="auto" style:column-width="2.24cm"/>
    </style:style>
    <style:style style:name="co9" style:family="table-column">
      <style:table-column-properties fo:break-before="auto" style:column-width="2.133cm"/>
    </style:style>
    <style:style style:name="co10" style:family="table-column">
      <style:table-column-properties fo:break-before="auto" style:column-width="2.268cm"/>
    </style:style>
    <style:style style:name="co11" style:family="table-column">
      <style:table-column-properties fo:break-before="auto" style:column-width="2.014cm"/>
    </style:style>
    <style:style style:name="ro1" style:family="table-row">
      <style:table-row-properties style:row-height="0.526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number:date-style style:name="N36" number:automatic-order="true">
      <number:day number:style="long"/>
      <number:text>/</number:text>
      <number:month number:style="long"/>
      <number:text>/</number:text>
      <number:year number:style="long"/>
    </number:date-style>
    <number:time-style style:name="N41">
      <number:hours number:style="long"/>
      <number:text>:</number:text>
      <number:minutes number:style="long"/>
      <number:text>:</number:text>
      <number:seconds number:style="long"/>
    </number:time-style>
    <number:date-style style:name="N5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style:style style:name="ce2" style:family="table-cell" style:parent-style-name="Default" style:data-style-name="N36">
      <style:table-cell-properties fo:background-color="#ffff00" style:cell-protect="protected formula-hidden" style:print-content="true"/>
      <style:text-properties style:font-name="Piboto Light1" fo:font-weight="bold" style:font-weight-asian="bold" style:font-weight-complex="bold"/>
    </style:style>
    <style:style style:name="ce5" style:family="table-cell" style:parent-style-name="Default" style:data-style-name="N36">
      <style:text-properties style:font-name="Piboto Light"/>
    </style:style>
    <style:style style:name="ce4" style:family="table-cell" style:parent-style-name="Default" style:data-style-name="N36">
      <style:text-properties style:font-name="Piboto Light1"/>
    </style:style>
    <style:style style:name="ce8" style:family="table-cell" style:parent-style-name="Default">
      <style:table-cell-properties fo:background-color="#ffff00" style:cell-protect="protected formula-hidden" style:print-content="true" style:text-align-source="fix" style:repeat-content="false"/>
      <style:paragraph-properties fo:text-align="center" fo:margin-left="0cm"/>
      <style:text-properties style:font-name="Piboto Light1" fo:font-size="10pt" fo:font-weight="bold" style:font-size-asian="10pt" style:font-weight-asian="bold" style:font-size-complex="10pt" style:font-weight-complex="bold"/>
    </style:style>
    <style:style style:name="ce7" style:family="table-cell" style:parent-style-name="Default">
      <style:table-cell-properties style:cell-protect="protected formula-hidden" style:print-content="true" style:text-align-source="fix" style:repeat-content="false"/>
      <style:paragraph-properties fo:text-align="center" fo:margin-left="0cm"/>
      <style:text-properties style:font-name="Piboto Light1" fo:font-size="10pt" style:font-size-asian="10pt" style:font-size-complex="10pt"/>
    </style:style>
    <style:style style:name="ce12" style:family="table-cell" style:parent-style-name="Default">
      <style:table-cell-properties style:cell-protect="protected formula-hidden" style:print-content="true"/>
      <style:text-properties style:font-name="Piboto Light1" fo:font-size="10pt" style:font-size-asian="10pt" style:font-size-complex="10pt"/>
    </style:style>
    <style:style style:name="ce14" style:family="table-cell" style:parent-style-name="Default" style:data-style-name="N41">
      <style:table-cell-properties fo:background-color="#ffff00" style:cell-protect="protected formula-hidden" style:print-content="true" style:text-align-source="fix" style:repeat-content="false"/>
      <style:paragraph-properties fo:text-align="center" fo:margin-left="0cm"/>
      <style:text-properties style:font-name="Piboto Light1" fo:font-size="10pt" fo:font-weight="bold" style:font-size-asian="10pt" style:font-weight-asian="bold" style:font-size-complex="10pt" style:font-weight-complex="bold"/>
    </style:style>
    <style:style style:name="ce18" style:family="table-cell" style:parent-style-name="Default" style:data-style-name="N41">
      <style:text-properties style:font-name="Piboto Light"/>
    </style:style>
    <style:style style:name="ce17" style:family="table-cell" style:parent-style-name="Default" style:data-style-name="N41">
      <style:table-cell-properties style:text-align-source="fix" style:repeat-content="false"/>
      <style:paragraph-properties fo:text-align="center" fo:margin-left="0cm"/>
      <style:text-properties style:font-name="Piboto Light1"/>
    </style:style>
    <style:style style:name="ce16" style:family="table-cell" style:parent-style-name="Default" style:data-style-name="N51">
      <style:table-cell-properties style:text-align-source="fix" style:repeat-content="false"/>
      <style:paragraph-properties fo:text-align="center" fo:margin-left="0cm"/>
      <style:text-properties style:font-name="Piboto Light1"/>
    </style:style>
    <style:style style:name="ce27" style:family="table-cell" style:parent-style-name="Default">
      <style:table-cell-properties fo:background-color="#ffff00" style:cell-protect="protected formula-hidden" style:print-content="true" style:text-align-source="fix" style:repeat-content="false"/>
      <style:paragraph-properties fo:text-align="start" fo:margin-left="0cm"/>
      <style:text-properties style:font-name="Piboto Light1" fo:font-size="10pt" fo:font-weight="bold" style:font-size-asian="10pt" style:font-weight-asian="bold" style:font-size-complex="10pt" style:font-weight-complex="bold"/>
    </style:style>
    <style:style style:name="ce29" style:family="table-cell" style:parent-style-name="Default">
      <style:text-properties style:font-name="Piboto Light"/>
    </style:style>
    <style:style style:name="ce19" style:family="table-cell" style:parent-style-name="Default">
      <style:text-properties style:font-name="Piboto Light1"/>
    </style:style>
    <style:style style:name="ce31" style:family="table-cell" style:parent-style-name="Default">
      <style:table-cell-properties fo:background-color="#f57f17" style:cell-protect="protected formula-hidden" style:print-content="true" style:text-align-source="fix" style:repeat-content="false"/>
      <style:paragraph-properties fo:text-align="start" fo:margin-left="0cm"/>
      <style:text-properties style:font-name="Piboto Light1" fo:font-size="10pt" fo:font-weight="bold" style:font-size-asian="10pt" style:font-weight-asian="bold" style:font-size-complex="10pt" style:font-weight-complex="bold"/>
      <style:map style:condition="cell-content-is-between(1000,1999.9999)" style:apply-style-name="Untitled10" style:base-cell-address="'twitter-UserTweets-1756038376056'.Q1"/>
    </style:style>
    <style:style style:name="ce22" style:family="table-cell" style:parent-style-name="Default" style:data-style-name="N4">
      <style:table-cell-properties style:cell-protect="protected formula-hidden" style:print-content="true" style:text-align-source="fix" style:repeat-content="false"/>
      <style:paragraph-properties fo:text-align="center" fo:margin-left="0cm"/>
      <style:text-properties style:font-name="Piboto Light1" fo:font-size="10pt" style:font-size-asian="10pt" style:font-size-complex="10pt"/>
      <style:map style:condition="cell-content-is-between(1000,1999.9999)" style:apply-style-name="Untitled10" style:base-cell-address="'twitter-UserTweets-1756038376056'.Q1"/>
    </style:style>
    <style:style style:name="ce23" style:family="table-cell" style:parent-style-name="Default" style:data-style-name="N4">
      <style:table-cell-properties style:cell-protect="protected formula-hidden" style:print-content="true" style:text-align-source="fix" style:repeat-content="false"/>
      <style:paragraph-properties fo:text-align="center" fo:margin-left="0cm"/>
      <style:text-properties style:font-name="Piboto Light1" fo:font-size="10pt" style:font-size-asian="10pt" style:font-size-complex="10pt"/>
      <style:map style:condition="cell-content-is-between(1000,1999.9999)" style:apply-style-name="Untitled10" style:base-cell-address="'twitter-UserTweets-1756038376056'.Q1"/>
    </style:style>
    <style:style style:name="ce35" style:family="table-cell" style:parent-style-name="Default">
      <style:table-cell-properties fo:background-color="#f57f17" style:cell-protect="protected formula-hidden" style:print-content="true" style:text-align-source="fix" style:repeat-content="false"/>
      <style:paragraph-properties fo:text-align="start" fo:margin-left="0cm"/>
      <style:text-properties style:font-name="Piboto Light1" fo:font-size="10pt" fo:font-weight="bold" style:font-size-asian="10pt" style:font-weight-asian="bold" style:font-size-complex="10pt" style:font-weight-complex="bold"/>
      <style:map style:condition="cell-content-is-between(5%,7.99999%)" style:apply-style-name="Untitled3" style:base-cell-address="'twitter-UserTweets-1756038376056'.Q1"/>
      <style:map style:condition="cell-content()&gt;=8%" style:apply-style-name="Untitled4" style:base-cell-address="'twitter-UserTweets-1756038376056'.Q1"/>
    </style:style>
    <style:style style:name="ce25" style:family="table-cell" style:parent-style-name="Default" style:data-style-name="N11">
      <style:table-cell-properties style:cell-protect="protected formula-hidden" style:print-content="true" style:text-align-source="fix" style:repeat-content="false"/>
      <style:paragraph-properties fo:text-align="center" fo:margin-left="0cm"/>
      <style:text-properties style:font-name="Piboto Light1" fo:font-size="10pt" style:font-size-asian="10pt" style:font-size-complex="10pt"/>
      <style:map style:condition="cell-content-is-between(5%,7.99999%)" style:apply-style-name="Untitled3" style:base-cell-address="'twitter-UserTweets-1756038376056'.Q1"/>
      <style:map style:condition="cell-content()&gt;=8%" style:apply-style-name="Untitled4" style:base-cell-address="'twitter-UserTweets-1756038376056'.Q1"/>
    </style:style>
    <style:style style:name="ce26" style:family="table-cell" style:parent-style-name="Default" style:data-style-name="N11">
      <style:table-cell-properties style:cell-protect="protected formula-hidden" style:print-content="true" style:text-align-source="fix" style:repeat-content="false"/>
      <style:paragraph-properties fo:text-align="center" fo:margin-left="0cm"/>
      <style:text-properties style:font-name="Piboto Light1" fo:font-size="10pt" style:font-size-asian="10pt" style:font-size-complex="10pt"/>
      <style:map style:condition="cell-content-is-between(1000,1999.9999)" style:apply-style-name="Untitled10" style:base-cell-address="'twitter-UserTweets-1756038376056'.Q1"/>
    </style:style>
    <style:style style:name="ce21" style:family="table-cell" style:parent-style-name="Default">
      <style:text-properties style:font-name="Piboto Light"/>
    </style:style>
  </office:automatic-styles>
  <office:body>
    <office:spreadsheet>
      <table:calculation-settings table:automatic-find-labels="false" table:use-regular-expressions="false" table:use-wildcards="true"/>
      <table:table table:name="twitter-UserTweets-1756038376056" table:style-name="ta1">
        <office:forms form:automatic-focus="false" form:apply-design-mode="false"/>
        <table:table-column table:style-name="co1" table:default-cell-style-name="ce4"/>
        <table:table-column table:style-name="co2" table:number-columns-repeated="3" table:default-cell-style-name="ce4"/>
        <table:table-column table:style-name="co2" table:default-cell-style-name="ce17"/>
        <table:table-column table:style-name="co3" table:default-cell-style-name="ce4"/>
        <table:table-column table:style-name="co2" table:default-cell-style-name="ce19"/>
        <table:table-column table:style-name="co4" table:default-cell-style-name="ce19"/>
        <table:table-column table:style-name="co5" table:default-cell-style-name="ce19"/>
        <table:table-column table:style-name="co6" table:default-cell-style-name="ce19"/>
        <table:table-column table:style-name="co7" table:default-cell-style-name="ce19"/>
        <table:table-column table:style-name="co8" table:default-cell-style-name="ce19"/>
        <table:table-column table:style-name="co9" table:default-cell-style-name="ce19"/>
        <table:table-column table:style-name="co10" table:default-cell-style-name="ce19"/>
        <table:table-column table:style-name="co11" table:default-cell-style-name="ce19"/>
        <table:table-column table:style-name="co1" table:default-cell-style-name="ce19"/>
        <table:table-column table:style-name="co1" table:default-cell-style-name="ce4"/>
        <table:table-column table:style-name="co1" table:default-cell-style-name="ce19"/>
        <table:table-column table:style-name="co1" table:number-columns-repeated="1002" table:default-cell-style-name="ce21"/>
        <table:table-row table:style-name="ro1">
          <table:table-cell table:style-name="ce2" office:value-type="string" calcext:value-type="string">
            <text:p>created_at</text:p>
          </table:table-cell>
          <table:table-cell table:style-name="ce8" office:value-type="string" calcext:value-type="string">
            <text:p>Μήνας</text:p>
          </table:table-cell>
          <table:table-cell table:style-name="ce8" office:value-type="string" calcext:value-type="string">
            <text:p>Μήνας/Έτος</text:p>
          </table:table-cell>
          <table:table-cell table:style-name="ce8" office:value-type="string" calcext:value-type="string">
            <text:p>Έτος</text:p>
          </table:table-cell>
          <table:table-cell table:style-name="ce14" office:value-type="string" calcext:value-type="string">
            <text:p>time</text:p>
          </table:table-cell>
          <table:table-cell table:style-name="ce8" office:value-type="string" calcext:value-type="string">
            <text:p>timestamp</text:p>
          </table:table-cell>
          <table:table-cell table:style-name="ce27" office:value-type="string" calcext:value-type="string">
            <text:p>full_text</text:p>
          </table:table-cell>
          <table:table-cell table:style-name="ce27" office:value-type="string" calcext:value-type="string">
            <text:p>media</text:p>
          </table:table-cell>
          <table:table-cell table:style-name="ce27" office:value-type="string" calcext:value-type="string">
            <text:p>favorite_count</text:p>
          </table:table-cell>
          <table:table-cell table:style-name="ce27" office:value-type="string" calcext:value-type="string">
            <text:p>retweet_count</text:p>
          </table:table-cell>
          <table:table-cell table:style-name="ce27" office:value-type="string" calcext:value-type="string">
            <text:p>bookmark_count</text:p>
          </table:table-cell>
          <table:table-cell table:style-name="ce27" office:value-type="string" calcext:value-type="string">
            <text:p>quote_count</text:p>
          </table:table-cell>
          <table:table-cell table:style-name="ce27" office:value-type="string" calcext:value-type="string">
            <text:p>reply_count</text:p>
          </table:table-cell>
          <table:table-cell table:style-name="ce27" office:value-type="string" calcext:value-type="string">
            <text:p>views_count</text:p>
          </table:table-cell>
          <table:table-cell table:style-name="ce8" office:value-type="string" calcext:value-type="string">
            <text:p>url</text:p>
          </table:table-cell>
          <table:table-cell table:style-name="ce8" office:value-type="string" calcext:value-type="string">
            <text:p>account</text:p>
          </table:table-cell>
          <table:table-cell table:style-name="ce31" office:value-type="string" calcext:value-type="string">
            <text:p>Engagement Score</text:p>
          </table:table-cell>
          <table:table-cell table:style-name="ce35" office:value-type="string" calcext:value-type="string">
            <text:p>Engagement Rate (%) </text:p>
          </table:table-cell>
          <table:table-cell table:number-columns-repeated="1002"/>
        </table:table-row>
        <table:table-row table:style-name="ro1">
          <table:table-cell table:style-name="ce5" office:value-type="date" office:date-value="2024-07-02" calcext:value-type="date">
            <text:p>02/07/2024</text:p>
          </table:table-cell>
          <table:table-cell table:style-name="ce7" table:formula="of:=TEXT([.A2];&quot;MM&quot;)" office:value-type="string" office:string-value="07" calcext:value-type="string">
            <text:p>07</text:p>
          </table:table-cell>
          <table:table-cell table:style-name="ce12" table:formula="of:=TEXT([.A2];&quot;MM/YYYY&quot;)" office:value-type="string" office:string-value="07/2024" calcext:value-type="string">
            <text:p>07/2024</text:p>
          </table:table-cell>
          <table:table-cell table:style-name="ce7" table:formula="of:=TEXT([.A2];&quot;YYYY&quot;)" office:value-type="string" office:string-value="2024" calcext:value-type="string">
            <text:p>2024</text:p>
          </table:table-cell>
          <table:table-cell table:style-name="ce18" office:value-type="time" office:time-value="PT08H52M09S" calcext:value-type="time">
            <text:p>08:52:09</text:p>
          </table:table-cell>
          <table:table-cell table:style-name="ce16" table:formula="of:=[.A2]+[.E2]" office:value-type="date" office:date-value="2024-07-02T08:52:09" calcext:value-type="date">
            <text:p>02/07/2024 08:52:09</text:p>
          </table:table-cell>
          <table:table-cell table:style-name="ce29" office:value-type="string" calcext:value-type="string">
            <text:p>@adonisGeorgiadi\nΠαραβιάσατε <text:s/>εκ νέου κάθε όριο ηθικής <text:s/>και ανθρωπιάς . Βέβηλα ψέμματα και παρανοειδής έκφραση λόγου, ως συνήθως. \nΚάνατε σημαία την άποψη <text:s/>ενός γονέα γιατί σας βόλευε και αγνοήσατε την αλήθεια των πραγματογνωμόνων επειδή δεν σας βόλευε.\nΚαι για ακόμα μια φορά , φωνάζατε ανυπόστατες αρλούμπες , κάνοντας <text:s/>μικροπολιτική. Ολοφάνερος ο φόβος που προκαλεί η αλήθεια στον ένοχο. \nΓιατί δεν ξεσπάσατε με τον ίδιο θυμό και στόμφο όταν βρέθηκαν οστά στο Κουλούρι; Εκείνη την ημέρα ήταν εκτός λειτουργίας η «ευαισθησία » σας; \nΑντιλαμβάνεστε, άραγε ότι η χαμηλή ηθική και αναξιοπρέπεια που σας διακρίνει <text:s/>δεν σας επιτρέπει να ακουμπάτε το θέμα των Τεμπών και τον ιερό αγώνα μας; Μάλλον οχι.</text:p>
          </table:table-cell>
          <table:table-cell table:style-name="ce29" office:value-type="string" calcext:value-type="string">
            <text:p>[]</text:p>
          </table:table-cell>
          <table:table-cell table:style-name="ce29" office:value-type="float" office:value="550" calcext:value-type="float">
            <text:p>550</text:p>
          </table:table-cell>
          <table:table-cell table:style-name="ce29" office:value-type="float" office:value="258" calcext:value-type="float">
            <text:p>258</text:p>
          </table:table-cell>
          <table:table-cell table:style-name="ce29" office:value-type="float" office:value="3" calcext:value-type="float">
            <text:p>3</text:p>
          </table:table-cell>
          <table:table-cell table:style-name="ce29" office:value-type="float" office:value="9" calcext:value-type="float">
            <text:p>9</text:p>
          </table:table-cell>
          <table:table-cell table:style-name="ce29" office:value-type="float" office:value="17" calcext:value-type="float">
            <text:p>17</text:p>
          </table:table-cell>
          <table:table-cell table:style-name="ce29" office:value-type="float" office:value="12224" calcext:value-type="float">
            <text:p>12224</text:p>
          </table:table-cell>
          <table:table-cell table:style-name="ce29" office:value-type="string" calcext:value-type="string">
            <text:p>https://twitter.com/mkaristianou/status/1808015787954757731</text:p>
          </table:table-cell>
          <table:table-cell office:value-type="string" calcext:value-type="string">
            <text:p>@mkaristianou </text:p>
          </table:table-cell>
          <table:table-cell table:style-name="ce22" table:formula="of:=([.I2])+([.J2]*2)+([.M2]*1.5)+([.K2]*0.5)+([.L2]*1.75)" office:value-type="float" office:value="1108.75" calcext:value-type="float">
            <text:p>1.108,75</text:p>
          </table:table-cell>
          <table:table-cell table:style-name="ce25" table:formula="of:=SUM([.I2:.M2])/[.N2]" office:value-type="percentage" office:value="0.0684718586387435" calcext:value-type="percentage">
            <text:p>6,85%</text:p>
          </table:table-cell>
          <table:table-cell table:number-columns-repeated="1002"/>
        </table:table-row>
        <table:table-row table:style-name="ro1">
          <table:table-cell table:style-name="ce5" office:value-type="date" office:date-value="2024-07-19" calcext:value-type="date">
            <text:p>19/07/2024</text:p>
          </table:table-cell>
          <table:table-cell table:style-name="ce7" table:formula="of:=TEXT([.A3];&quot;MM&quot;)" office:value-type="string" office:string-value="07" calcext:value-type="string">
            <text:p>07</text:p>
          </table:table-cell>
          <table:table-cell table:style-name="ce12" table:formula="of:=TEXT([.A3];&quot;MM/YYYY&quot;)" office:value-type="string" office:string-value="07/2024" calcext:value-type="string">
            <text:p>07/2024</text:p>
          </table:table-cell>
          <table:table-cell table:style-name="ce7" table:formula="of:=TEXT([.A3];&quot;YYYY&quot;)" office:value-type="string" office:string-value="2024" calcext:value-type="string">
            <text:p>2024</text:p>
          </table:table-cell>
          <table:table-cell table:style-name="ce18" office:value-type="time" office:time-value="PT12H02M35S" calcext:value-type="time">
            <text:p>12:02:35</text:p>
          </table:table-cell>
          <table:table-cell table:style-name="ce16" table:formula="of:=[.A3]+[.E3]" office:value-type="date" office:date-value="2024-07-19T12:02:35" calcext:value-type="date">
            <text:p>19/07/2024 12:02:35</text:p>
          </table:table-cell>
          <table:table-cell table:style-name="ce29" office:value-type="string" calcext:value-type="string">
            <text:p>«1,5 χρόνο μετά , η δικαιοσύνη σπρώχνει <text:s/>το μαχαίρι βαθύτερα… επιτέλους! \nΧτυπήσαμε <text:s/>την πόρτα του Υπουργείου Πολιτικής προστασίας <text:s/>και αυτό είναι μια αρχή σπουδαία για τα ισχύοντα ελληνικά δεδομένα. \nΔιευθυντές αστυνομίας που όφειλαν να προστατεύσουν το πεδίο και τα πειστήρια του εγκλήματος, διευθυντές \nπυροσβεστικής που όφειλαν να πράξουν τα δέοντα αλλά αντ’αυτού ακολουθούσαν εντολές συγκάληψης ,ο τέως περιφερειάρχης ως γενικός μαέστρος- επιβλέπων <text:s/>του εγχειρήματος (ξεμπάζωμα- μπάζωμα) , με τον απεσταλμένο Υπουργό παρά τω πρωθυπουργό <text:s/>Τριαντόπουλο (ο έχων <text:s/>το γενικό πρόσταγμα και την υψηλή εποπτεία) θέτονται προ των ευθυνών τους .\nΟι αρχικές κατηγορίες αφορούν πλημμέληματα.\nΑν και ούτε κατά διάνοια δεν πρόκειται για πλημμελήματα <text:s/>, ωστόσο μπαίνει μια πρώτη <text:s/>βάση με προοπτική αναβάθμισης και μας <text:s/>απομακρύνει <text:s/>από την μέχρι τώρα προσπάθεια πλήρους απαλλαγής ευθυνών, με τη παράλογη και αυθαίρετη θέση <text:s/>« δεν το συζητάμε <text:s/>άρα δεν υπάρχει» . \nΤο μύθευμα « όλα οφείλονται σε ανθρώπινο λάθος» που επιχειρήθηκε να μας επιβληθεί καταρρίπτεται περίτρανα . \nΟι προαγωγές ανάξιων και επίορκων <text:s/>όμως υπόδουλων υπαλλήλων ως επιβράβευση <text:s/>και με σκοπό <text:s/>να κρατήσουν το στόμα τους κλειστό , δούλεψε ντροπιαστικά καλά <text:s/>στο έγκλημα στο Μάτι. Αλλά το κακό κερδίζει μόνο για λίγο .\nΑκόμη εκκρεμεί ,προκαλώντας , η ΜΗ αναζήτηση ευθυνών προς <text:s/>εισαγγελείς <text:s/>και ανακριτές που δεν διαφύλαξαν τον χώρο του εγκλήματος , όπως όφειλαν <text:s/>να κάνουν.\nΠαραπάνω από εμφανές και βέβαιο <text:s/>πλέον , το σάπιο συστημα καταρρέει. <text:s/>\nΤολμηροί δικαστικοί συνεχώς θα εμφανίζονται, εξυγιαίνοντας και επαναφέροντας την εμπιστοσύνη στον Θεσμό.\n\nΑμήν!»</text:p>
          </table:table-cell>
          <table:table-cell table:style-name="ce29" office:value-type="string" calcext:value-type="string">
            <text:p>[]</text:p>
          </table:table-cell>
          <table:table-cell table:style-name="ce29" office:value-type="float" office:value="3653" calcext:value-type="float">
            <text:p>3653</text:p>
          </table:table-cell>
          <table:table-cell table:style-name="ce29" office:value-type="float" office:value="1056" calcext:value-type="float">
            <text:p>1056</text:p>
          </table:table-cell>
          <table:table-cell table:style-name="ce29" office:value-type="float" office:value="47" calcext:value-type="float">
            <text:p>47</text:p>
          </table:table-cell>
          <table:table-cell table:style-name="ce29" office:value-type="float" office:value="38" calcext:value-type="float">
            <text:p>38</text:p>
          </table:table-cell>
          <table:table-cell table:style-name="ce29" office:value-type="float" office:value="102" calcext:value-type="float">
            <text:p>102</text:p>
          </table:table-cell>
          <table:table-cell table:style-name="ce29" office:value-type="float" office:value="139377" calcext:value-type="float">
            <text:p>139377</text:p>
          </table:table-cell>
          <table:table-cell table:style-name="ce29" office:value-type="string" calcext:value-type="string">
            <text:p>https://twitter.com/mkaristianou/status/1814224303782559963</text:p>
          </table:table-cell>
          <table:table-cell office:value-type="string" calcext:value-type="string">
            <text:p>@mkaristianou </text:p>
          </table:table-cell>
          <table:table-cell table:style-name="ce23" table:formula="of:=([.I3])+([.J3]*2)+([.M3]*1.5)+([.K3]*0.5)+([.L3]*1.75)" office:value-type="float" office:value="6008" calcext:value-type="float">
            <text:p>6.008,00</text:p>
          </table:table-cell>
          <table:table-cell table:style-name="ce26" table:formula="of:=SUM([.I3:.M3])/[.N3]" office:value-type="percentage" office:value="0.0351277470457823" calcext:value-type="percentage">
            <text:p>3,51%</text:p>
          </table:table-cell>
          <table:table-cell table:number-columns-repeated="1002"/>
        </table:table-row>
        <table:table-row table:style-name="ro1">
          <table:table-cell table:style-name="ce5" office:value-type="date" office:date-value="2024-07-24" calcext:value-type="date">
            <text:p>24/07/2024</text:p>
          </table:table-cell>
          <table:table-cell table:style-name="ce7" table:formula="of:=TEXT([.A4];&quot;MM&quot;)" office:value-type="string" office:string-value="07" calcext:value-type="string">
            <text:p>07</text:p>
          </table:table-cell>
          <table:table-cell table:style-name="ce12" table:formula="of:=TEXT([.A4];&quot;MM/YYYY&quot;)" office:value-type="string" office:string-value="07/2024" calcext:value-type="string">
            <text:p>07/2024</text:p>
          </table:table-cell>
          <table:table-cell table:style-name="ce7" table:formula="of:=TEXT([.A4];&quot;YYYY&quot;)" office:value-type="string" office:string-value="2024" calcext:value-type="string">
            <text:p>2024</text:p>
          </table:table-cell>
          <table:table-cell table:style-name="ce18" office:value-type="time" office:time-value="PT11H55M35S" calcext:value-type="time">
            <text:p>11:55:35</text:p>
          </table:table-cell>
          <table:table-cell table:style-name="ce16" table:formula="of:=[.A4]+[.E4]" office:value-type="date" office:date-value="2024-07-24T11:55:35" calcext:value-type="date">
            <text:p>24/07/2024 11:55:35</text:p>
          </table:table-cell>
          <table:table-cell table:style-name="ce29" office:value-type="string" calcext:value-type="string">
            <text:p>Σήμερα , η <text:s text:c="2"/>γιορτή <text:s/>της «δημοκρατίας». \n\nΠριν ξεκινήσει η γιορτή , \nΠρωθυπουργέ, \nΥπουργέ Δικαιοσύνης, \nΚα. Κλάπα,\nΚα Αδειλίνη,\n\nΠαρά τα τόσα αίσχη που βλέπουμε τόσους μήνες για τα Τέμπη, παρά την καταστροφή <text:s/>, στο έγκλημα Καραϊβάζ, στοιχείων με συραπτικό που καίνε τους άριστους γνωστούς- αγνώστους, παρά τα πλημμελήματα στο Μάτι,\nσυνεχίζετε και παρουσιάζεστε περήφανοι για την επάρκεια και ταχύτητα με την οποία έχετε φροντίσει να λειτουργεί η δικαιοσύνη .\nΣυνεχίζετε να υποδύεστε <text:s/>ότι ζούμε σε ένα Κράτος αξιοκρατίας και Δικαίου ενώ όλη η φροντίδα από μεριάς σας έχει εξαντληθεί στη συγκάλυψη και στην αδράνεια .\n\n Παρόλο που κανένας από σας δε θα κάνει σχετικές δηλώσεις , δε θα παραιτηθεί ( που να βρεθεί τσίπα εκεί ψηλά) , γνωρίζω καλά , πως αντιλαμβάνεστε εν μέρει τη σήψη μέσα στη οποία ζείτε. Ειστε εξοικειωμένοι με αυτό , σαν το σπίτι σας.\nΕμείς όμως δεν ανεχόμαστε άλλο αυτήν την κατάντια. \nΟφείλουν ή όχι, οι δικαστικοί να διερευνήσουν την καταστροφή των στοιχείων;;\nΟφείλουν ή όχι, να τιμήσουν τον όρκο και το Ιερό θεσμό που εκπροσωπούν;;\nΠώς να νιώσουμε ασφάλεια εμείς που περιμένουμε δικαίωση για τον θάνατο των παιδιών μας;;;\nΜέχρι πότε πιστεύετε θα κάνουμε υπομονή και θα δείχνουμε αξιοπρέπεια;;\nΠιστεύετε ότι υπάρχει πιθανότητα ένας γονιός να ξεχάσει τον πόνο της ψυχής του; Να κουραστεί;; Να απελπιστεί;;\nΠόσο μακριά είστε από το φυσιολογικό και την απόλυτη αγάπη...\nΗ αλαζονεία , σας έχει τυφλώσει .\nΕμάς πάλι τα μάτια μας άνοιξαν για τα καλά! Επιτέλους πέφτουν οι μάσκες , όλα και όλοι αποκαλύπτονται</text:p>
          </table:table-cell>
          <table:table-cell table:style-name="ce29" office:value-type="string" calcext:value-type="string">
            <text:p>[]</text:p>
          </table:table-cell>
          <table:table-cell table:style-name="ce29" office:value-type="float" office:value="3848" calcext:value-type="float">
            <text:p>3848</text:p>
          </table:table-cell>
          <table:table-cell table:style-name="ce29" office:value-type="float" office:value="1337" calcext:value-type="float">
            <text:p>1337</text:p>
          </table:table-cell>
          <table:table-cell table:style-name="ce29" office:value-type="float" office:value="58" calcext:value-type="float">
            <text:p>58</text:p>
          </table:table-cell>
          <table:table-cell table:style-name="ce29" office:value-type="float" office:value="67" calcext:value-type="float">
            <text:p>67</text:p>
          </table:table-cell>
          <table:table-cell table:style-name="ce29" office:value-type="float" office:value="155" calcext:value-type="float">
            <text:p>155</text:p>
          </table:table-cell>
          <table:table-cell table:style-name="ce29" office:value-type="float" office:value="129286" calcext:value-type="float">
            <text:p>129286</text:p>
          </table:table-cell>
          <table:table-cell table:style-name="ce29" office:value-type="string" calcext:value-type="string">
            <text:p>https://twitter.com/mkaristianou/status/1816034481339273277</text:p>
          </table:table-cell>
          <table:table-cell office:value-type="string" calcext:value-type="string">
            <text:p>@mkaristianou </text:p>
          </table:table-cell>
          <table:table-cell table:style-name="ce23" table:formula="of:=([.I4])+([.J4]*2)+([.M4]*1.5)+([.K4]*0.5)+([.L4]*1.75)" office:value-type="float" office:value="6900.75" calcext:value-type="float">
            <text:p>6.900,75</text:p>
          </table:table-cell>
          <table:table-cell table:style-name="ce26" table:formula="of:=SUM([.I4:.M4])/[.N4]" office:value-type="percentage" office:value="0.0422706248162988" calcext:value-type="percentage">
            <text:p>4,23%</text:p>
          </table:table-cell>
          <table:table-cell table:number-columns-repeated="1002"/>
        </table:table-row>
        <table:table-row table:style-name="ro1">
          <table:table-cell table:style-name="ce5" office:value-type="date" office:date-value="2024-08-20" calcext:value-type="date">
            <text:p>20/08/2024</text:p>
          </table:table-cell>
          <table:table-cell table:style-name="ce7" table:formula="of:=TEXT([.A5];&quot;MM&quot;)" office:value-type="string" office:string-value="08" calcext:value-type="string">
            <text:p>08</text:p>
          </table:table-cell>
          <table:table-cell table:style-name="ce12" table:formula="of:=TEXT([.A5];&quot;MM/YYYY&quot;)" office:value-type="string" office:string-value="08/2024" calcext:value-type="string">
            <text:p>08/2024</text:p>
          </table:table-cell>
          <table:table-cell table:style-name="ce7" table:formula="of:=TEXT([.A5];&quot;YYYY&quot;)" office:value-type="string" office:string-value="2024" calcext:value-type="string">
            <text:p>2024</text:p>
          </table:table-cell>
          <table:table-cell table:style-name="ce18" office:value-type="time" office:time-value="PT12H23M22S" calcext:value-type="time">
            <text:p>12:23:22</text:p>
          </table:table-cell>
          <table:table-cell table:style-name="ce16" table:formula="of:=[.A5]+[.E5]" office:value-type="date" office:date-value="2024-08-20T12:23:22" calcext:value-type="date">
            <text:p>20/08/2024 12:23:22</text:p>
          </table:table-cell>
          <table:table-cell table:style-name="ce29" office:value-type="string" calcext:value-type="string">
            <text:p>Μετά το φονικότερο σιδηροδρομικό δυστύχημα στην Ευρώπη, μετά το μεγαλύτερο σκάνδαλο συγκάλυψης αναλαμβάνουν οι ΙΔΙΟΙ οι ΕΝΟΧΟΙ το σχετικό χαρτοφυλάκιο μεταφορών. Χωρίς να έχει αποδειχτεί εμπράκτως ούτε η ικανότητα ούτε η εντιμότητα ούτε και η γνώση που θα αποτελέσει την αρχή για την έρευνα και τη μελέτη , αναλαμβάνουν με το γνωστό δόλιο τρόπο το χαρτοφυλάκιο μεταφορών. \nΑστειότητες….\nΤους <text:s/>έχουμε στριμώξει για τα καλά !\nΕσπευσμένα και βίαια αρπάζουν να ελέγξουν ο,τιδήποτε ΝΟΜΙΖΟΥΝ ότι προλαβαίνουν.\nΈχουμε εξοικειωθεί με την κάθε κίνηση του εγκληματία . Πριν από τον ίδιο γνωρίζουμε πια τι θα σκεφτεί. Αυτό που εξαρχής μας φαινόταν αδιανόητο είναι πλέον η κανονικότητα που ξεκάθαρα πια αντιλαμβανόμαστε.. \nΣυνεχίζουμε απτόητοι μέχρι να αποκαλυφθούν όλα!\nΩς το δίκαιο τέλος!\nhttps://t.co/mOVM0NK1Wh</text:p>
          </table:table-cell>
          <table:table-cell table:style-name="ce29" office:value-type="string" calcext:value-type="string">
            <text:p>[]</text:p>
          </table:table-cell>
          <table:table-cell table:style-name="ce29" office:value-type="float" office:value="5739" calcext:value-type="float">
            <text:p>5739</text:p>
          </table:table-cell>
          <table:table-cell table:style-name="ce29" office:value-type="float" office:value="1910" calcext:value-type="float">
            <text:p>1910</text:p>
          </table:table-cell>
          <table:table-cell table:style-name="ce29" office:value-type="float" office:value="63" calcext:value-type="float">
            <text:p>63</text:p>
          </table:table-cell>
          <table:table-cell table:style-name="ce29" office:value-type="float" office:value="61" calcext:value-type="float">
            <text:p>61</text:p>
          </table:table-cell>
          <table:table-cell table:style-name="ce29" office:value-type="float" office:value="268" calcext:value-type="float">
            <text:p>268</text:p>
          </table:table-cell>
          <table:table-cell table:style-name="ce29" office:value-type="float" office:value="135145" calcext:value-type="float">
            <text:p>135145</text:p>
          </table:table-cell>
          <table:table-cell table:style-name="ce29" office:value-type="string" calcext:value-type="string">
            <text:p>https://twitter.com/mkaristianou/status/1825825948458967317</text:p>
          </table:table-cell>
          <table:table-cell office:value-type="string" calcext:value-type="string">
            <text:p>@mkaristianou </text:p>
          </table:table-cell>
          <table:table-cell table:style-name="ce23" table:formula="of:=([.I5])+([.J5]*2)+([.M5]*1.5)+([.K5]*0.5)+([.L5]*1.75)" office:value-type="float" office:value="10099.25" calcext:value-type="float">
            <text:p>10.099,25</text:p>
          </table:table-cell>
          <table:table-cell table:style-name="ce26" table:formula="of:=SUM([.I5:.M5])/[.N5]" office:value-type="percentage" office:value="0.0594990565688705" calcext:value-type="percentage">
            <text:p>5,95%</text:p>
          </table:table-cell>
          <table:table-cell table:number-columns-repeated="1002"/>
        </table:table-row>
        <table:table-row table:style-name="ro1">
          <table:table-cell table:style-name="ce5" office:value-type="date" office:date-value="2024-08-26" calcext:value-type="date">
            <text:p>26/08/2024</text:p>
          </table:table-cell>
          <table:table-cell table:style-name="ce7" table:formula="of:=TEXT([.A6];&quot;MM&quot;)" office:value-type="string" office:string-value="08" calcext:value-type="string">
            <text:p>08</text:p>
          </table:table-cell>
          <table:table-cell table:style-name="ce12" table:formula="of:=TEXT([.A6];&quot;MM/YYYY&quot;)" office:value-type="string" office:string-value="08/2024" calcext:value-type="string">
            <text:p>08/2024</text:p>
          </table:table-cell>
          <table:table-cell table:style-name="ce7" table:formula="of:=TEXT([.A6];&quot;YYYY&quot;)" office:value-type="string" office:string-value="2024" calcext:value-type="string">
            <text:p>2024</text:p>
          </table:table-cell>
          <table:table-cell table:style-name="ce18" office:value-type="time" office:time-value="PT14H26M43S" calcext:value-type="time">
            <text:p>14:26:43</text:p>
          </table:table-cell>
          <table:table-cell table:style-name="ce16" table:formula="of:=[.A6]+[.E6]" office:value-type="date" office:date-value="2024-08-26T14:26:43" calcext:value-type="date">
            <text:p>26/08/2024 14:26:43</text:p>
          </table:table-cell>
          <table:table-cell table:style-name="ce29" office:value-type="string" calcext:value-type="string">
            <text:p>Μια <text:s/>πιο ακριβής σύγκριση με το δυστύχημα στη Γαλλία και τον αντίστοιχο Γάλλο κυβερνήτη. \n\nΑπό άλλη ματιά ….\n\nΚ. Πρετεντέρη , \n\nΤο δυστύχημα που αναφέρεστε <text:s text:c="2"/>οφείλονταν <text:s/>σε ανθρώπινο λάθος. Ο <text:s/>μηχανοδηγός αποφάσισε να κινήσει το τρένο με διπλάσια σχεδόν ταχύτητα από το προβλεπόμενο. Τα συστήματα ασφαλείας λειτουργούσαν! <text:s/>\nΤα χρόνια εμπειρίας σας δεν επιτρέπουν να κάνετε ένα τέτοιο σοβαρό λάθος . \nΓεγονός που οδηγεί στο συμπέρασμα ότι σκοπίμως αλλοιώσατε την είδηση γιατί βόλευε καλύτερα για την <text:s/>επίθεση προς το πρόσωπο μας. \n\nΕπίσης, η δίκη δεν προτάθηκε να γίνει κεκλεισμένων των θυρών διότι δεν υπήρχε κανένας λόγος! Όλα στο φως. \n\n2. <text:s/>Ο Μακρόν δεν άφησε αναπάντητη επιστολή γονέα που έχασε το παιδί του από ευθύνες του Κράτους. <text:s/>Θα απαντούσε, οχι μόνο κινούμενος από την νομική υποχρέωση που έχει <text:s/>αλλά κυρίως <text:s/>από ηθική συμπαράσταση και σεβασμό.\n\n3. Ο Μακρόν <text:s/>παραιτήθηκε μετά την πτώση του κόμματος του στις Ευρωεκλογές. Ο δικός μας πρωθυπουργός <text:s/>απαξιώνει <text:s/>το 1,5 εκατομμύριο Ελλήνων που ζητάει τη διαφάνεια μέσω της άρσης ασυλίας στο έγκλημα των Τεμπών.\n\nΤι <text:s/>να συγκρίνουμε δηλαδή. \nΤα έλατα με τα …πουρνάρια ; \n \nΟχι, δεν υπάρχει σύγκριση.</text:p>
          </table:table-cell>
          <table:table-cell table:style-name="ce29" office:value-type="string" calcext:value-type="string">
            <text:p>[{"type":"photo","url":"https://t.co/QTSrxLxb0s","thumbnail":"https://pbs.twimg.com/media/GV54yMxXYAEG2OX?format=jpg&amp;name=thumb","original":"https://pbs.twimg.com/media/GV54yMxXYAEG2OX?format=jpg&amp;name=orig"}]</text:p>
          </table:table-cell>
          <table:table-cell table:style-name="ce29" office:value-type="float" office:value="3599" calcext:value-type="float">
            <text:p>3599</text:p>
          </table:table-cell>
          <table:table-cell table:style-name="ce29" office:value-type="float" office:value="1261" calcext:value-type="float">
            <text:p>1261</text:p>
          </table:table-cell>
          <table:table-cell table:style-name="ce29" office:value-type="float" office:value="60" calcext:value-type="float">
            <text:p>60</text:p>
          </table:table-cell>
          <table:table-cell table:style-name="ce29" office:value-type="float" office:value="53" calcext:value-type="float">
            <text:p>53</text:p>
          </table:table-cell>
          <table:table-cell table:style-name="ce29" office:value-type="float" office:value="195" calcext:value-type="float">
            <text:p>195</text:p>
          </table:table-cell>
          <table:table-cell table:style-name="ce29" office:value-type="float" office:value="114743" calcext:value-type="float">
            <text:p>114743</text:p>
          </table:table-cell>
          <table:table-cell table:style-name="ce29" office:value-type="string" calcext:value-type="string">
            <text:p>https://twitter.com/mkaristianou/status/1828031314852770001</text:p>
          </table:table-cell>
          <table:table-cell office:value-type="string" calcext:value-type="string">
            <text:p>@mkaristianou </text:p>
          </table:table-cell>
          <table:table-cell table:style-name="ce23" table:formula="of:=([.I6])+([.J6]*2)+([.M6]*1.5)+([.K6]*0.5)+([.L6]*1.75)" office:value-type="float" office:value="6536.25" calcext:value-type="float">
            <text:p>6.536,25</text:p>
          </table:table-cell>
          <table:table-cell table:style-name="ce26" table:formula="of:=SUM([.I6:.M6])/[.N6]" office:value-type="percentage" office:value="0.0450397845620212" calcext:value-type="percentage">
            <text:p>4,50%</text:p>
          </table:table-cell>
          <table:table-cell table:number-columns-repeated="1002"/>
        </table:table-row>
        <table:table-row table:style-name="ro1">
          <table:table-cell table:style-name="ce5" office:value-type="date" office:date-value="2024-09-07" calcext:value-type="date">
            <text:p>07/09/2024</text:p>
          </table:table-cell>
          <table:table-cell table:style-name="ce7" table:formula="of:=TEXT([.A7];&quot;MM&quot;)" office:value-type="string" office:string-value="09" calcext:value-type="string">
            <text:p>09</text:p>
          </table:table-cell>
          <table:table-cell table:style-name="ce12" table:formula="of:=TEXT([.A7];&quot;MM/YYYY&quot;)" office:value-type="string" office:string-value="09/2024" calcext:value-type="string">
            <text:p>09/2024</text:p>
          </table:table-cell>
          <table:table-cell table:style-name="ce7" table:formula="of:=TEXT([.A7];&quot;YYYY&quot;)" office:value-type="string" office:string-value="2024" calcext:value-type="string">
            <text:p>2024</text:p>
          </table:table-cell>
          <table:table-cell table:style-name="ce18" office:value-type="time" office:time-value="PT13H36M41S" calcext:value-type="time">
            <text:p>13:36:41</text:p>
          </table:table-cell>
          <table:table-cell table:style-name="ce16" table:formula="of:=[.A7]+[.E7]" office:value-type="date" office:date-value="2024-09-07T13:36:41" calcext:value-type="date">
            <text:p>07/09/2024 13:36:41</text:p>
          </table:table-cell>
          <table:table-cell table:style-name="ce29" office:value-type="string" calcext:value-type="string">
            <text:p>ΤΑ ΨΕΜΜΑΤΑ <text:s/>\n <text:s text:c="15"/>ΑΠΟΚΑΛΥΠΤΟΝΤΑΙ!\n\nΜετά τη μέγιστη επιστημονική επιβεβαίωση από ειδικό καθηγητή των <text:s/>ΗΠΑ, η έκρηξη οφείλεται σε αρωματικούς υδρογονάνθρακες.\n\nΟΧΙ! Τα άκαυστα έλαια σιλικόνης των μηχανών ΔΕΝ προκάλεσαν την έκρηξη!\nΤο παράνομο φορτίο που μετέφερε το εμπορικό , έκαψε 30 ανθρώπους….\n\nΟ τεχνικός μας σύμβουλος , κ. Κοκοτσάκης και η ομάδα του , που δέχθηκαν άδικη επίθεση με σκοπό την αποδόμηση της μελέτης τους, δικαιώθηκαν ως προς τα αποτελέσματα της έρευνας τους.\n\nΟ «υποδειγματικός» ανακριτής οφείλει τώρα να εισακούσει τα αιτήματα μας περί διερεύνησης της έκρηξης…\nΑν βεβαια δεν είχε «ξεχάσει» να ζητήσει τα βίντεο της εμπορικής , θα είχαμε νωρίτερα τις απαντήσεις που ψάχνουμε…\n\nΠοιος το φόρτωσε;\nΠοιος θα παραλάμβανε;;\n\nΤο ίδιο θα είχε βοηθήσει αν <text:s/>είχε απαιτήσει <text:s/>να έχει τα πραγματικά ηχητικά στην δικογραφία και οχι να μας κοροϊδεύει με το στικάκι που του δώσανε….\n\nΓιατί τέτοιο μοντάζ στα ηχητικά;;;\nΤι φοβούνται ότι θα μαθευτεί;;\n\nΤελικά, δυστυχώς , ΟΥΤΕ θεωρίες συνομωσίας, ΟΥΤΕ μπαζο-αερολογίες, ΟΥΤΕ <text:s/>«ταχύτατη και αποτελεσματική δικαιοσύνη» βιώσαμε μέχρι στιγμής <text:s/>στο έγκλημα των Τεμπών…\nΟΣΑ ΑΠΟΚΑΛΥΠΤΟΝΤΑΙ ΕΙΝΑΙ Η ΑΛΗΘΕΙΑ…..\n\nΓιατί κάηκε το παιδί μου κ. Μητσοτάκη;\n\nhttps://t.co/aqbDnuuWGS</text:p>
          </table:table-cell>
          <table:table-cell table:style-name="ce29" office:value-type="string" calcext:value-type="string">
            <text:p>[{"type":"photo","url":"https://t.co/IkC1iELqIA","thumbnail":"https://pbs.twimg.com/media/GW3gaySWwAAAO8e?format=jpg&amp;name=thumb","original":"https://pbs.twimg.com/media/GW3gaySWwAAAO8e?format=jpg&amp;name=orig"}]</text:p>
          </table:table-cell>
          <table:table-cell table:style-name="ce29" office:value-type="float" office:value="4403" calcext:value-type="float">
            <text:p>4403</text:p>
          </table:table-cell>
          <table:table-cell table:style-name="ce29" office:value-type="float" office:value="1860" calcext:value-type="float">
            <text:p>1860</text:p>
          </table:table-cell>
          <table:table-cell table:style-name="ce29" office:value-type="float" office:value="78" calcext:value-type="float">
            <text:p>78</text:p>
          </table:table-cell>
          <table:table-cell table:style-name="ce29" office:value-type="float" office:value="81" calcext:value-type="float">
            <text:p>81</text:p>
          </table:table-cell>
          <table:table-cell table:style-name="ce29" office:value-type="float" office:value="156" calcext:value-type="float">
            <text:p>156</text:p>
          </table:table-cell>
          <table:table-cell table:style-name="ce29" office:value-type="float" office:value="175847" calcext:value-type="float">
            <text:p>175847</text:p>
          </table:table-cell>
          <table:table-cell table:style-name="ce29" office:value-type="string" calcext:value-type="string">
            <text:p>https://twitter.com/mkaristianou/status/1832367380862845351</text:p>
          </table:table-cell>
          <table:table-cell office:value-type="string" calcext:value-type="string">
            <text:p>@mkaristianou </text:p>
          </table:table-cell>
          <table:table-cell table:style-name="ce23" table:formula="of:=([.I7])+([.J7]*2)+([.M7]*1.5)+([.K7]*0.5)+([.L7]*1.75)" office:value-type="float" office:value="8537.75" calcext:value-type="float">
            <text:p>8.537,75</text:p>
          </table:table-cell>
          <table:table-cell table:style-name="ce26" table:formula="of:=SUM([.I7:.M7])/[.N7]" office:value-type="percentage" office:value="0.0374075190364351" calcext:value-type="percentage">
            <text:p>3,74%</text:p>
          </table:table-cell>
          <table:table-cell table:number-columns-repeated="1002"/>
        </table:table-row>
        <table:table-row table:style-name="ro1">
          <table:table-cell table:style-name="ce5" office:value-type="date" office:date-value="2024-09-09" calcext:value-type="date">
            <text:p>09/09/2024</text:p>
          </table:table-cell>
          <table:table-cell table:style-name="ce7" table:formula="of:=TEXT([.A8];&quot;MM&quot;)" office:value-type="string" office:string-value="09" calcext:value-type="string">
            <text:p>09</text:p>
          </table:table-cell>
          <table:table-cell table:style-name="ce12" table:formula="of:=TEXT([.A8];&quot;MM/YYYY&quot;)" office:value-type="string" office:string-value="09/2024" calcext:value-type="string">
            <text:p>09/2024</text:p>
          </table:table-cell>
          <table:table-cell table:style-name="ce7" table:formula="of:=TEXT([.A8];&quot;YYYY&quot;)" office:value-type="string" office:string-value="2024" calcext:value-type="string">
            <text:p>2024</text:p>
          </table:table-cell>
          <table:table-cell table:style-name="ce18" office:value-type="time" office:time-value="PT15H00M58S" calcext:value-type="time">
            <text:p>15:00:58</text:p>
          </table:table-cell>
          <table:table-cell table:style-name="ce16" table:formula="of:=[.A8]+[.E8]" office:value-type="date" office:date-value="2024-09-09T15:00:58" calcext:value-type="date">
            <text:p>09/09/2024 15:00:58</text:p>
          </table:table-cell>
          <table:table-cell table:style-name="ce29" office:value-type="string" calcext:value-type="string">
            <text:p>ΔΕθ 2024. Ομιλία <text:s/>Πρωθυπουργού ! \n\nΣτη μία και μοναδική ερώτηση που επετράπη να τεθεί για τα Τέμπη ( τόσο απαλή ωσάν σκηνοθετημένη <text:s/>) ο ΠΘ απάντησε ότι οι κατηγορίες για το μπάζωμα είναι ΑΠΑΡΑΔΕΚΤΕΣ .\n\nΑν είναι κάτι ΑΠΑΡΑΔΕΚΤΟ <text:s text:c="19"/>κ. Μητσοτάκη, είναι το ίδιο το γεγονός και όλα όσα έχετε ξεστομίσει για το ΕΓΚΛΗΜΑ <text:s/>των Τεμπών.\n\nΠρωθυπουργέ, δεν έχετε <text:s/>ενημερωθεί <text:s/>ότι ΔΥΟ δικογραφίες για το μπάζωμα <text:s/>έχουν μεταβιβαστεί στην Βουλή ( λογικά τις κρατάει στο συρτάρι του ο κ. Τασούλας) και <text:s/>αφορούν τον εντεταλμένο σας κ. Τριαντόπουλο;\n\n«Εξωπραγματικοί» εισαγγελείς εντόπισαν ΠΟΙΝΙΚΑ αδικήματα Υπουργών πολύ κοντά στο πρόσωπό σας.\n\nΤις ίδιες αλήθειες που εξαρχής και επανειλλημένα <text:s/>φωνάζουμε <text:s/>κάποιοι συγγενείς ενώ αποκαλούμαστε <text:s/>απο εσάς «εξωπραγματικοί και ψεκασμένοι». Εμείς <text:s/>που προσπαθούμε να αποκαλύψουμε όσα περισσότερα στοιχεία έχουν σκοπίμως <text:s/>χαθεί και συγκαλυφθεί.\nΣας ενημερώνω λοιπόν ότι αυτή <text:s/>είναι η ΑΙΤΙΑ <text:s/>της καθυστέρησης… η συγκάλυψη από την μεριά των ενόχων και η ανάγκη της αποκάλυψης της ΑΛΗΘΕΙΑΣ από την δίκη μας μεριά. \n\nΌσον αφορά <text:s/>την καταφανή παρεμβατικότητα σας ως προς την <text:s/>δικαιοσύνη, τι να πούμε ….Είναι πλέον γνωστό τοις πάσι ότι αρέσκεστε σε αυτό και μάλιστα <text:s/>το θεωρείτε δικαίωμα σας!!! Ως εδώ! \n\nΠαρατηρώντας την επιμονή σας όμως <text:s/>να ξεκινήσει γρήγορα η <text:s/>δίκη και να αποδοθούν οι ευθύνες στους υπεύθυνους <text:s/>… γιατί δεν προχωράτε στο αυτονόητο ;;\n\nΑποποιηθείτε της ασυλίας σας ζητώντας να την <text:s/>ακολουθήσουν και όλοι οι εμπλεκόμενοι Υπουργοί ώστε:\n1. να δείξετε σεβασμό στον Θεσμό της Δικαιοσύνης\n2. Σεβασμό στους νεκρούς και σε εμάς \n3. Σεβασμό σε 1.500000 πολιτών που επιθυμούν διαύγεια και άρση ασυλίας στο έγκλημα των Τεμπών.\nΈτσι <text:s/>θα οδηγηθούμε <text:s/>πιο γρήγορα <text:s/>σε δίκη χωρίς να υπάρχει ο <text:s/>τωρινός κίνδυνος της προχειρότητας και της συγκάλυψης. \nΜΟΝΟ οι ένοχοι φοβούνται την απολογία. Οι αδίκως εμπλεκόμενοι, την επιζητούν. \nΟφείλετε , ως Πθ <text:s/>που παραμένει στα καθήκοντα του , παρά τις καταγγελίες και τις αυξανόμενες <text:s/>φήμες που σας ακολουθούν <text:s text:c="2"/>, \nνα καθαρίσετε το ΟΝΟΜΑ σας <text:s/>και την εικόνα του κομματικού χώρου που εκπροσωπείτε. Αυτό δεν είναι επιλογή κ. Μητσοτάκη . \nΕίναι υποχρέωσή σας.\n\nΓΙΑΤΙ ΜΕΤΑΚΙΝΗΣΑΤΕ ΤΑ ΧΩΜΑΤΑ;;;;\n\nΓιατί κάηκε το παιδί μου;;;;;\n\n https://t.co/JZiIO0EjRj</text:p>
          </table:table-cell>
          <table:table-cell table:style-name="ce29" office:value-type="string" calcext:value-type="string">
            <text:p>[]</text:p>
          </table:table-cell>
          <table:table-cell table:style-name="ce29" office:value-type="float" office:value="4234" calcext:value-type="float">
            <text:p>4234</text:p>
          </table:table-cell>
          <table:table-cell table:style-name="ce29" office:value-type="float" office:value="1528" calcext:value-type="float">
            <text:p>1528</text:p>
          </table:table-cell>
          <table:table-cell table:style-name="ce29" office:value-type="float" office:value="66" calcext:value-type="float">
            <text:p>66</text:p>
          </table:table-cell>
          <table:table-cell table:style-name="ce29" office:value-type="float" office:value="51" calcext:value-type="float">
            <text:p>51</text:p>
          </table:table-cell>
          <table:table-cell table:style-name="ce29" office:value-type="float" office:value="169" calcext:value-type="float">
            <text:p>169</text:p>
          </table:table-cell>
          <table:table-cell table:style-name="ce29" office:value-type="float" office:value="124590" calcext:value-type="float">
            <text:p>124590</text:p>
          </table:table-cell>
          <table:table-cell table:style-name="ce29" office:value-type="string" calcext:value-type="string">
            <text:p>https://twitter.com/mkaristianou/status/1833113366560141499</text:p>
          </table:table-cell>
          <table:table-cell office:value-type="string" calcext:value-type="string">
            <text:p>@mkaristianou </text:p>
          </table:table-cell>
          <table:table-cell table:style-name="ce23" table:formula="of:=([.I8])+([.J8]*2)+([.M8]*1.5)+([.K8]*0.5)+([.L8]*1.75)" office:value-type="float" office:value="7665.75" calcext:value-type="float">
            <text:p>7.665,75</text:p>
          </table:table-cell>
          <table:table-cell table:style-name="ce26" table:formula="of:=SUM([.I8:.M8])/[.N8]" office:value-type="percentage" office:value="0.0485432217673971" calcext:value-type="percentage">
            <text:p>4,85%</text:p>
          </table:table-cell>
          <table:table-cell table:number-columns-repeated="1002"/>
        </table:table-row>
        <table:table-row table:style-name="ro1">
          <table:table-cell table:style-name="ce5" office:value-type="date" office:date-value="2024-09-26" calcext:value-type="date">
            <text:p>26/09/2024</text:p>
          </table:table-cell>
          <table:table-cell table:style-name="ce7" table:formula="of:=TEXT([.A9];&quot;MM&quot;)" office:value-type="string" office:string-value="09" calcext:value-type="string">
            <text:p>09</text:p>
          </table:table-cell>
          <table:table-cell table:style-name="ce12" table:formula="of:=TEXT([.A9];&quot;MM/YYYY&quot;)" office:value-type="string" office:string-value="09/2024" calcext:value-type="string">
            <text:p>09/2024</text:p>
          </table:table-cell>
          <table:table-cell table:style-name="ce7" table:formula="of:=TEXT([.A9];&quot;YYYY&quot;)" office:value-type="string" office:string-value="2024" calcext:value-type="string">
            <text:p>2024</text:p>
          </table:table-cell>
          <table:table-cell table:style-name="ce18" office:value-type="time" office:time-value="PT09H56M30S" calcext:value-type="time">
            <text:p>09:56:30</text:p>
          </table:table-cell>
          <table:table-cell table:style-name="ce16" table:formula="of:=[.A9]+[.E9]" office:value-type="date" office:date-value="2024-09-26T09:56:30" calcext:value-type="date">
            <text:p>26/09/2024 09:56:30</text:p>
          </table:table-cell>
          <table:table-cell table:style-name="ce29" office:value-type="string" calcext:value-type="string">
            <text:p>Βασίλη Οικονόμου, \nΥφυπουργέ Υποδομών και Μεταφορών, \n\nΌταν ένα αεροπλάνο <text:s/>πέφτει , όταν ένα πλοίο βυθίζεται ή όταν ένα τρένο συγκρούεται …η ζωή συνεχίζεται για κάποιους <text:s/>με απίστευτη δυσκολία και πόνο .\n\nΤο ίδιο δύσκολα συνεχίζεται όμως η ζωή και για τους εμπλεκόμενους της τραγωδίας εφόσον αυτή συμβεί σε ένα κράτος <text:s/>όπου οι Θεσμοί λειτουργούν με αξιοπρέπεια.\n\nΣτη δίκη μας περίπτωση, ενοχλεί <text:s/>πολύ, <text:s/>ακόμα και η αναφορά στη λέξη Τέμπη. Στη λέξη τρένο...\n\nΣτην δίκη μας περίπτωση, μετά την σύγκρουση που οφείλεται στις εγκληματικές παραλήψεις και αδιαφορία του υπολόγου συναδέλφου σας -που καταχειροκροτήθηκε από όλους σας- και ο οποίος εμπλέκεται ΚΑΙ σε οικονομικό έγκλημα σύμφωνα με την Ευρωπαία εισαγγελέα, έχουμε και την απίστευτη προσπάθεια / εμπλοκή της ηγεσίας του κόμματος που τόσο ένθερμα στηρίζετε , στην συγκάληψη σχετικά με το παράνομο φορτίο της εμπορικής που έκαψε 30 ανθρώπους. \n\nΜακάρι να δείχνατε την ίδια θερμη στην αποκάλυψη της αλήθειας και την προάσπιση των αξιών της κοινωνίας.\n\nΗ ζωή που συνεχίζεται <text:s/>από πλευράς των εμπλεκόμενων, σαν να μην έχει συμβεί ΤΙΠΟΤΑ , είναι ύβρις για τους νεκρούς, για μας , για όλους.\n\nΟ θάνατος αυτών των ανθρώπων συνέβη. Δεν είναι μια ιστορία που πάλιωσε ….\nΕίναι ένα έγκλημα που παραμένει ντροπιαστικά ατιμώρητο.\n\nΑν πιστεύετε ότι θα κλείσουμε μάτια και αυτιά ΚΑΙ σε αυτό το κρατικό έγκλημα , στέκεστε γελασμένος .\n\nΕίτε διαβάζετε έτοιμες δηλώσεις <text:s/>είτε εκφράζεστε ελεύθερα, είναι ολοφάνερη <text:s/>σε όλους η έλλειψη ηθικής και η νοσηρή κομματική ιδεολογία στην οποία ανήκετε.\nΣίγουρα πάντως <text:s/>δεν κινδυνεύετε με διαγραφή. \nΜάλλον καταχειροκροτήθηκατε και εσείς.</text:p>
          </table:table-cell>
          <table:table-cell table:style-name="ce29" office:value-type="string" calcext:value-type="string">
            <text:p>[{"type":"photo","url":"https://t.co/KlQBCnb7yF","thumbnail":"https://pbs.twimg.com/media/GYYkOnZW4AA_8ce?format=jpg&amp;name=thumb","original":"https://pbs.twimg.com/media/GYYkOnZW4AA_8ce?format=jpg&amp;name=orig"}]</text:p>
          </table:table-cell>
          <table:table-cell table:style-name="ce29" office:value-type="float" office:value="4269" calcext:value-type="float">
            <text:p>4269</text:p>
          </table:table-cell>
          <table:table-cell table:style-name="ce29" office:value-type="float" office:value="1411" calcext:value-type="float">
            <text:p>1411</text:p>
          </table:table-cell>
          <table:table-cell table:style-name="ce29" office:value-type="float" office:value="40" calcext:value-type="float">
            <text:p>40</text:p>
          </table:table-cell>
          <table:table-cell table:style-name="ce29" office:value-type="float" office:value="43" calcext:value-type="float">
            <text:p>43</text:p>
          </table:table-cell>
          <table:table-cell table:style-name="ce29" office:value-type="float" office:value="150" calcext:value-type="float">
            <text:p>150</text:p>
          </table:table-cell>
          <table:table-cell table:style-name="ce29" office:value-type="float" office:value="117301" calcext:value-type="float">
            <text:p>117301</text:p>
          </table:table-cell>
          <table:table-cell table:style-name="ce29" office:value-type="string" calcext:value-type="string">
            <text:p>https://twitter.com/mkaristianou/status/1839197338620829947</text:p>
          </table:table-cell>
          <table:table-cell office:value-type="string" calcext:value-type="string">
            <text:p>@mkaristianou </text:p>
          </table:table-cell>
          <table:table-cell table:style-name="ce23" table:formula="of:=([.I9])+([.J9]*2)+([.M9]*1.5)+([.K9]*0.5)+([.L9]*1.75)" office:value-type="float" office:value="7411.25" calcext:value-type="float">
            <text:p>7.411,25</text:p>
          </table:table-cell>
          <table:table-cell table:style-name="ce26" table:formula="of:=SUM([.I9:.M9])/[.N9]" office:value-type="percentage" office:value="0.0504087774187773" calcext:value-type="percentage">
            <text:p>5,04%</text:p>
          </table:table-cell>
          <table:table-cell table:number-columns-repeated="1002"/>
        </table:table-row>
        <table:table-row table:style-name="ro1">
          <table:table-cell table:style-name="ce5" office:value-type="date" office:date-value="2024-10-04" calcext:value-type="date">
            <text:p>04/10/2024</text:p>
          </table:table-cell>
          <table:table-cell table:style-name="ce7" table:formula="of:=TEXT([.A10];&quot;MM&quot;)" office:value-type="string" office:string-value="10" calcext:value-type="string">
            <text:p>10</text:p>
          </table:table-cell>
          <table:table-cell table:style-name="ce12" table:formula="of:=TEXT([.A10];&quot;MM/YYYY&quot;)" office:value-type="string" office:string-value="10/2024" calcext:value-type="string">
            <text:p>10/2024</text:p>
          </table:table-cell>
          <table:table-cell table:style-name="ce7" table:formula="of:=TEXT([.A10];&quot;YYYY&quot;)" office:value-type="string" office:string-value="2024" calcext:value-type="string">
            <text:p>2024</text:p>
          </table:table-cell>
          <table:table-cell table:style-name="ce18" office:value-type="time" office:time-value="PT14H35M40S" calcext:value-type="time">
            <text:p>14:35:40</text:p>
          </table:table-cell>
          <table:table-cell table:style-name="ce16" table:formula="of:=[.A10]+[.E10]" office:value-type="date" office:date-value="2024-10-04T14:35:40" calcext:value-type="date">
            <text:p>04/10/2024 14:35:40</text:p>
          </table:table-cell>
          <table:table-cell table:style-name="ce29" office:value-type="string" calcext:value-type="string">
            <text:p>Νίκο, Σοφία, Δημήτρη, Μάρθα…\n\nΠονάμε το ίδιο.\nΤα κορίτσια μας είναι μαζί στον ουρανό \nΚι αυτό δε θα αλλάξει μέχρι να πάμε κι εμείς κοντά τους. \nΗ ευχή μου είναι να είμαστε ένα.\nΌλοι. Όλες.</text:p>
          </table:table-cell>
          <table:table-cell table:style-name="ce29" office:value-type="string" calcext:value-type="string">
            <text:p>[]</text:p>
          </table:table-cell>
          <table:table-cell table:style-name="ce29" office:value-type="float" office:value="5207" calcext:value-type="float">
            <text:p>5207</text:p>
          </table:table-cell>
          <table:table-cell table:style-name="ce29" office:value-type="float" office:value="968" calcext:value-type="float">
            <text:p>968</text:p>
          </table:table-cell>
          <table:table-cell table:style-name="ce29" office:value-type="float" office:value="22" calcext:value-type="float">
            <text:p>22</text:p>
          </table:table-cell>
          <table:table-cell table:style-name="ce29" office:value-type="float" office:value="32" calcext:value-type="float">
            <text:p>32</text:p>
          </table:table-cell>
          <table:table-cell table:style-name="ce29" office:value-type="float" office:value="194" calcext:value-type="float">
            <text:p>194</text:p>
          </table:table-cell>
          <table:table-cell table:style-name="ce29" office:value-type="float" office:value="135411" calcext:value-type="float">
            <text:p>135411</text:p>
          </table:table-cell>
          <table:table-cell table:style-name="ce29" office:value-type="string" calcext:value-type="string">
            <text:p>https://twitter.com/mkaristianou/status/1842166695793655940</text:p>
          </table:table-cell>
          <table:table-cell office:value-type="string" calcext:value-type="string">
            <text:p>@mkaristianou </text:p>
          </table:table-cell>
          <table:table-cell table:style-name="ce23" table:formula="of:=([.I10])+([.J10]*2)+([.M10]*1.5)+([.K10]*0.5)+([.L10]*1.75)" office:value-type="float" office:value="7501" calcext:value-type="float">
            <text:p>7.501,00</text:p>
          </table:table-cell>
          <table:table-cell table:style-name="ce26" table:formula="of:=SUM([.I10:.M10])/[.N10]" office:value-type="percentage" office:value="0.047433369519463" calcext:value-type="percentage">
            <text:p>4,74%</text:p>
          </table:table-cell>
          <table:table-cell table:number-columns-repeated="1002"/>
        </table:table-row>
        <table:table-row table:style-name="ro1">
          <table:table-cell table:style-name="ce5" office:value-type="date" office:date-value="2024-10-30" calcext:value-type="date">
            <text:p>30/10/2024</text:p>
          </table:table-cell>
          <table:table-cell table:style-name="ce7" table:formula="of:=TEXT([.A11];&quot;MM&quot;)" office:value-type="string" office:string-value="10" calcext:value-type="string">
            <text:p>10</text:p>
          </table:table-cell>
          <table:table-cell table:style-name="ce12" table:formula="of:=TEXT([.A11];&quot;MM/YYYY&quot;)" office:value-type="string" office:string-value="10/2024" calcext:value-type="string">
            <text:p>10/2024</text:p>
          </table:table-cell>
          <table:table-cell table:style-name="ce7" table:formula="of:=TEXT([.A11];&quot;YYYY&quot;)" office:value-type="string" office:string-value="2024" calcext:value-type="string">
            <text:p>2024</text:p>
          </table:table-cell>
          <table:table-cell table:style-name="ce18" office:value-type="time" office:time-value="PT09H52M25S" calcext:value-type="time">
            <text:p>09:52:25</text:p>
          </table:table-cell>
          <table:table-cell table:style-name="ce16" table:formula="of:=[.A11]+[.E11]" office:value-type="date" office:date-value="2024-10-30T09:52:25" calcext:value-type="date">
            <text:p>30/10/2024 09:52:25</text:p>
          </table:table-cell>
          <table:table-cell table:style-name="ce29" office:value-type="string" calcext:value-type="string">
            <text:p>Έκπληξη δεν μου προκαλέσατε με τις δηλώσεις σας. Αντιθέτως.\nΑναρωτιέμαι όμως , πως θα φανεί αυτό στους συναδέλφους σας στις Βρυξέλλες <text:s/>όταν <text:s/>μάθουν ότι βουλευτής της Ελλάδος επιτίθεται σε πολίτη και μάλιστα σε αναφέρουσα που <text:s/>έχει ανοικτή <text:s/>υπόθεση και <text:s/>στην Επιτροπή, της οποίας είστε Πρόεδρος. Παρακάμπτοντας <text:s/>την θεσμική σας θέση, προωθείτε απροκάλυπτα τις θέσεις της κυβέρνησης και απαξιώνετε την Ευρωπαϊκή νομιμότητα. <text:s/>Φαντάζομαι κάτι παρόμοιο δεν έχει ξανασυμβεί. Πράγματι ντροπιαστικό.\nΘα μας συγκινούσε η έγνοια <text:s/>για την έναρξη της δίκης αν δεν στεκόσασταν <text:s/>ενάντια στα θύματα <text:s/>και δίπλα <text:s/>στους ενόχους. \nΑυτών που σκόρπισαν τα χώματα για να μην τα ελέγξουμε, κατέστρεψαν τα βίντεο και μοντάρανε τα ηχητικά για να μην μάθουμε για το παράνομο φορτίο. Αλλά και του σκανδαλωδώς πρόθυμου Ανακριτή, ο οποίος <text:s/>επέτρεψε να συμβούν όλα τα παραπάνω, γνώριζε από μήνες ότι τα παιδιά στο κυλικείο δεν πέθαναν ακαριαία από την σύγκρουση αλλά κάηκαν <text:s/>ζωντανά, έχει στο συρτάρι του τεχνική <text:s/>μελέτη ειδικού <text:s/>καθηγητή, από τους καλύτερους στον κόσμο για τους εμπρησμούς ,που μιλάει για φορτίο περίπου 30 τόνων υδρογονανθράκων, που προκάλεσαν έκρηξη αλλά <text:s/>παρόλα αναζητά επιστήμονες που θα βγάλουν μια πιο <text:s/>βολική μελέτη. Αυτήν της καύσης των ελαίων σιλικόνης <text:s text:c="2"/>που δεν στέκει επιστημονικά…. για να μην ξεκινήσει έλεγχος για μεταφορά παράνομου φορτίου και να μπει η ταφόπλακα της fast track παραπομπής <text:s/>σε δρομολογημένη δίκη με <text:s/>φτωχό ανακριτικό υλικό.\n\nΑυτά μας καθυστερούν. Αλλιώς όλα είναι ξεκάθαρα. Έχουμε όλα τα ονόματα των εμπλεκομένων. Άμεσα θα ήταν οι υπεύθυνοι στην φυλακή αν ζούσαμε <text:s/>σε ένα Κράτος <text:s/>δικαίου. Αλλά δεν υπάρχει η ελάχιστη ντροπή, <text:s/>αντιθέτως βασιλεύει η αλαζονεία και η αναλγησία, για αυτό <text:s/>και <text:s/>στην αξιολόγησή μας είμαστε στις τελευταίες θέσεις στην Ευρώπη. Δεν το γνωρίζετε; \nΚαι αν <text:s/>δυσκολεύεστε να κατανοήσετε την θέση μας με λέξεις φανταστείτε το <text:s/>κομματικά . \nΣτο τρένο σκοτώθηκαν και άνθρωποι που ανήκαν στην δεξιά <text:s/>και τραυματίστηκαν επίσης δεξιοί.\nΚαι αν πιστεύετε ότι οι ψηφοφόροι σας είναι εντάξει να θεωρείτε τα παιδιά τους αναλώσιμα και ότι δεν θα αντιδράσουν αν κάτι τους συμβεί επειδή σας ψήφισαν, πλανάστε. \nΣταματήστε λοιπόν την καραμέλα μίσους <text:s/>μεταξύ δεξιών και αριστερών. Το θέμα μας αφορά όλους! \nΚαι επειδή υπερασπίζεστε τον κύριο Καραμανλή, σας θυμίζω ότι ΔΕΝ αθωώθηκε. Αντιθέτως συνομολόγησε την ενοχή του γιατί κρύφτηκε πίσω από την ασυλία που νομίζει ότι του εξασφάλισαν οι πλάτες της κυβέρνησής σας. Αν ήταν αθώος, μόνος του θα <text:s/>ζήταγε να <text:s/>ερευνηθούν οι ευθύνες του και αν ήταν αθώος, θα επεδίωκε την αναγνώριση της αθωότητας από τον φυσικό του δικαστή και όχι το καταχώνιασμά του <text:s/>στην ομπρέλα προστασίας που απλόχερα του πρόσφερε η <text:s/>Κυβέρνηση που πιστά υπηρετεί. <text:s/>Δικηγόρος είστε, έπρεπε να το γνωρίζετε. \nΚαι επειδή προσωπικά μιλάω μόνο την <text:s/>αλήθεια και αφού επιλέξατε να <text:s text:c="2"/>δημοσιοποιήσετε <text:s/>την προσωπική μας συζήτηση ( παραποιημένη βέβαια καθώς δεν μιλήσαμε για κανένα συγκεκριμένο πρόσωπο) πρέπει να αναφερθεί <text:s text:c="2"/>και η πρόταση που σας έκανα με σθένος <text:s/>να μου δώσει βήμα το Λαϊκό κόμμα , στο οποίο ανήκετε, να μιλήσω για τα Τέμπη <text:s/>αλλά επειδή για εσάς το κόμμα <text:s/>είναι πάνω από όλα, βεβαίως και μου το αρνηθήκατε.</text:p>
          </table:table-cell>
          <table:table-cell table:style-name="ce29" office:value-type="string" calcext:value-type="string">
            <text:p>[]</text:p>
          </table:table-cell>
          <table:table-cell table:style-name="ce29" office:value-type="float" office:value="8936" calcext:value-type="float">
            <text:p>8936</text:p>
          </table:table-cell>
          <table:table-cell table:style-name="ce29" office:value-type="float" office:value="2774" calcext:value-type="float">
            <text:p>2774</text:p>
          </table:table-cell>
          <table:table-cell table:style-name="ce29" office:value-type="float" office:value="183" calcext:value-type="float">
            <text:p>183</text:p>
          </table:table-cell>
          <table:table-cell table:style-name="ce29" office:value-type="float" office:value="145" calcext:value-type="float">
            <text:p>145</text:p>
          </table:table-cell>
          <table:table-cell table:style-name="ce29" office:value-type="float" office:value="323" calcext:value-type="float">
            <text:p>323</text:p>
          </table:table-cell>
          <table:table-cell table:style-name="ce29" office:value-type="float" office:value="296993" calcext:value-type="float">
            <text:p>296993</text:p>
          </table:table-cell>
          <table:table-cell table:style-name="ce29" office:value-type="string" calcext:value-type="string">
            <text:p>https://twitter.com/mkaristianou/status/1851532598104719728</text:p>
          </table:table-cell>
          <table:table-cell office:value-type="string" calcext:value-type="string">
            <text:p>@mkaristianou </text:p>
          </table:table-cell>
          <table:table-cell table:style-name="ce23" table:formula="of:=([.I11])+([.J11]*2)+([.M11]*1.5)+([.K11]*0.5)+([.L11]*1.75)" office:value-type="float" office:value="15313.75" calcext:value-type="float">
            <text:p>15.313,75</text:p>
          </table:table-cell>
          <table:table-cell table:style-name="ce26" table:formula="of:=SUM([.I11:.M11])/[.N11]" office:value-type="percentage" office:value="0.0416205095742997" calcext:value-type="percentage">
            <text:p>4,16%</text:p>
          </table:table-cell>
          <table:table-cell table:number-columns-repeated="1002"/>
        </table:table-row>
        <table:table-row table:style-name="ro1">
          <table:table-cell table:style-name="ce5" office:value-type="date" office:date-value="2024-11-10" calcext:value-type="date">
            <text:p>10/11/2024</text:p>
          </table:table-cell>
          <table:table-cell table:style-name="ce7" table:formula="of:=TEXT([.A12];&quot;MM&quot;)" office:value-type="string" office:string-value="11" calcext:value-type="string">
            <text:p>11</text:p>
          </table:table-cell>
          <table:table-cell table:style-name="ce12" table:formula="of:=TEXT([.A12];&quot;MM/YYYY&quot;)" office:value-type="string" office:string-value="11/2024" calcext:value-type="string">
            <text:p>11/2024</text:p>
          </table:table-cell>
          <table:table-cell table:style-name="ce7" table:formula="of:=TEXT([.A12];&quot;YYYY&quot;)" office:value-type="string" office:string-value="2024" calcext:value-type="string">
            <text:p>2024</text:p>
          </table:table-cell>
          <table:table-cell table:style-name="ce18" office:value-type="time" office:time-value="PT19H11M17S" calcext:value-type="time">
            <text:p>19:11:17</text:p>
          </table:table-cell>
          <table:table-cell table:style-name="ce16" table:formula="of:=[.A12]+[.E12]" office:value-type="date" office:date-value="2024-11-10T19:11:17" calcext:value-type="date">
            <text:p>10/11/2024 19:11:17</text:p>
          </table:table-cell>
          <table:table-cell table:style-name="ce29" office:value-type="string" calcext:value-type="string">
            <text:p>Επέζησες της σύγκρουσης και <text:s text:c="2"/>εγκλωβισμένη <text:s/>περίμενες μαρτυρικά να πεθάνεις ….\nΝα πεθάνεις όχι από τη σύγκρουση <text:s/>όπως βολεύονται οι υψηλά ιστάμενοι ένοχοι να λένε....\nΕκρήξεις, αναφλέξεις και φωτιά <text:s/>σας στέρησαν το οξυγόνο και σας έκαψαν ΖΩΝΤΑΝΟΥΣ! <text:s/>\nΓια αυτό και σας βρήκαμε όχι χτυπημένους, αλλά απανθρακωμένους.\n \nΚαι το Κράτος που σας ΜΕΤΕΦΕΡΕ στο τρένο του θανάτου, την δικαίωση της ψυχής σας ,την <text:s/>ΑΝΕΘΕΣΕ στη Δικαιοσύνη…..\nΣτη τυφλή Δικαιοσύνη που δεν «είδε» τίποτα από όλα όσα βγαίνουν <text:s/>στο φως και επιβεβαιώνουν το <text:s/>έγκλημα της απόλυτης συγκάλυψης\n \nΟ Ανακριτής τα έχει όλα στα χέρια του αλλά επίμονα ΑΝΤΙΣΤΕΚΕΤΑΙ <text:s/>στο καθήκον του να διατάξει έρευνα και διώξεις.\nΤι είναι αυτό που τον φοβίζει να ερευνήσει;\nΔεν είναι όμως μόνο ο Ανακριτής.\nΚαι το 112 άκουσε ..\nΑλλά η αρμόδια υπηρεσία <text:s/>στην απομαγνητοφώνηση «ΑΦΑΙΡΕΣΕ»οτιδήποτε σημαντικό <text:s/>άλλο <text:s/>ακούγονταν εκτός από <text:s/>τις κραυγές , αφήνοντας στην δικογραφία ΠΑΡΑΠΟΙΗΜΕΝΑ <text:s/>τα επίσημα <text:s/>κείμενα των ηχητικών. <text:s text:c="5"/>\nΗ παραποίηση στοιχείων <text:s/>είναι ΚΑΚΟΥΡΓΗΜΑ . \nΓιατί o ανακριτής <text:s/>δεν <text:s text:c="2"/>άσκησε ούτε για αυτό <text:s/>δίωξη; Υπάρχει άλλος λόγος εκτός του ΔΟΛΟΥ, για να παραποιήσεις στοιχεία; \n Ο ανακριτής ούτε κατηγόρησε κανέναν, <text:s/>ούτε διέταξε έρευνα, <text:s/>αλλά ούτε ενημέρωσε <text:s/>τους συγγενείς για δυο πολύ σημαντικά στοιχεία.\n1. Οι ιατροδικαστές που έλεγαν σε όλους μας ότι τα παιδιά μας πέθαναν ακαριαία, όταν μηνύθηκαν αποκάλυψαν <text:s/>ότι 30 άτομα κάηκαν ζωντανά…\n2. Η ταχύτητα ανάφλεξης και μετάδοσης της καύσης, η πυρκαγιά και η θερμοκρασία που αναπτύχθηκε,  μπορούσε να γίνει ΜΟΝΟ από καύση χημικών (υδρογονανθράκων)  , σύμφωνα με τις τεχνικές μελέτες κορυφαίων  επιστημόνων, άρα έπρεπε να είχε ήδη ξεκινήσει  άμεσα ερεύνα για αυτό….     \nΈπρεπε οι τεχνικοί σύμβουλοι και οι δικηγόροι <text:s/>των γονέων να αποκαλύψουν την αλήθεια, την οποία η δικαιοσύνη δεν αναζήτησε ΠΟΤΕ;\n \nΓΙΑΤΙ ΕΚΟΨΑΝ ΤΟΥΣ ΔΙΑΛΟΓΟΥΣ ΠΟΥ ΔΙΑΒΑΖΟΥΜΕ ΣΗΜΕΡΑ ΟΛΟΚΛΗΡΟΥΣ ΣΤΗΝ ΕΦΗΜΕΡΙΔΑ;; \n \nΓΙΑΤΙ <text:s/>ΔΕΝ ΗΘΕΛΑΝ ΝΑ ΑΠΟΚΑΛΥΦΘΕΙ ΟΤΙ ΥΠΗΡΧΑΝ ΖΩΝΤΑΝΟΙ ΠΟΥ ΠΕΘΑΝΑΝ ΛΟΓΩ ΤΩΝ ΕΚΡΗΞΕΩΝ ΚΑΙ ΤΗΣ ΦΩΤΙΑΣ ΚΑΙ ΟΧΙ ΛΟΓΩ ΤΗΣ ΣΥΓΚΡΟΥΣΗΣ;; \n \nΠΟΙΟΙ ΕΙΝΑΙ ΤΟΣΟ ΔΥΝΑΤΟΙ ΚΑΙ ΑΠΑΓΟΡΕΥΟΥΝ ΤΗΝ ΕΡΕΥΝΑ ΓΙΑ ΤΙΣ ΕΚΡΗΞΕΙΣ ΚΑΙ ΤΗ ΦΩΤΙΑ ΠΟΥ ΕΚΑΨΑΝ ΤΟΥΣ ΑΝΘΡΩΠΟΥΣ ΜΑΣ <text:s/>ΚΑΙ ΠΟΣΟ ΕΓΚΛΗΜΑΤΙΚΑ ΕΙΝΑΙ ΤΑ ΜΥΣΤΙΚΑ ΠΟΥ ΘΕΛΟΥΝ ΝΑ ΚΡΥΨΟΥΝ?\n \n ΓΙΑΤΙ ΠΟΛΕΜΟΥΝ ΤΗ ΔΗΜΟΣΙΟΠΟΙΗΣΗ ΤΟΥΣ?\n \nΗ απάντηση <text:s/>ΞΕΚΑΘΑΡΗ: \nΦΟΒΟΥΝΤΑΙ την οργή της κοινωνίας που θα βγει στους δρόμους όταν καταλάβει ότι για <text:s/>το κράτος <text:s/>και τα ένοχα μυστικά του δεν έχει καμία αξία η ζωή μας!\n\nΓια αυτό και τους βολεύει να λένε: να ξεκινήσει η δίκη, <text:s/>να τελειώνουμε. Είναι σίγουροι για το ευνοϊκό για αυτούς αποτέλεσμα της δίκης.\nΚάποιοι <text:s/>ίσως να είναι εντάξει με αυτό.\nΕμείς ΟΧΙ. \nΟι ψυχές των νεκρών δεν θα επιτρέψουν <text:s/>το <text:s/>ΤΕΛΟΣ μιας φτωχής ανάκρισης <text:s/>που δεν θα έχει επιτελέσει το καθήκον της και την ΕΝΑΡΞΗ μιας δίκης παρωδίας, που δεν θα περιλάβει όλους τους ενόχους και θα δώσει περιθώρια αμφιβολιών ….. <text:s/>\nΗ αλήθεια είναι ότι γνωρίζαμε <text:s/>ότι τα Τεμπη δεν θα είχαν καλύτερη μοίρα από τις άλλες <text:s/>υποθέσεις με κρατική ευθύνη , Μάτι, Υποκλοπές, Siemens, Novartis…. \nΓι αυτό οργανωθήκαμε νωρίς.\nΚαι γνωρίζουμε με βεβαιότητα ότι για πρώτη φορά τα πράγματα θα πάνε προς το φως. Προς την αλήθεια .\nΑυτή την φορά <text:s/>οι υπεύθυνοι θα τιμωρηθούν! <text:s/>ΟΛΟΙ!\nΚαι δεν το λέμε απλώς.\nΤΟ ΕΝΝΟΟΥΜΕ.\nΤΟ ΥΠΟΣΧΕΘΗΚΑΜΕ. \nΚΑΙ ΘΑ ΓΙΝΕΙ ΠΡΑΞΗ.\nΜΕΧΡΙ ΤΕΛΟΥΣ!</text:p>
          </table:table-cell>
          <table:table-cell table:style-name="ce29" office:value-type="string" calcext:value-type="string">
            <text:p>[{"type":"photo","url":"https://t.co/qc11o1vhUo","thumbnail":"https://pbs.twimg.com/media/GcCgfE4WQAAMf9P?format=jpg&amp;name=thumb","original":"https://pbs.twimg.com/media/GcCgfE4WQAAMf9P?format=jpg&amp;name=orig"}]</text:p>
          </table:table-cell>
          <table:table-cell table:style-name="ce29" office:value-type="float" office:value="10414" calcext:value-type="float">
            <text:p>10414</text:p>
          </table:table-cell>
          <table:table-cell table:style-name="ce29" office:value-type="float" office:value="4569" calcext:value-type="float">
            <text:p>4569</text:p>
          </table:table-cell>
          <table:table-cell table:style-name="ce29" office:value-type="float" office:value="271" calcext:value-type="float">
            <text:p>271</text:p>
          </table:table-cell>
          <table:table-cell table:style-name="ce29" office:value-type="float" office:value="213" calcext:value-type="float">
            <text:p>213</text:p>
          </table:table-cell>
          <table:table-cell table:style-name="ce29" office:value-type="float" office:value="365" calcext:value-type="float">
            <text:p>365</text:p>
          </table:table-cell>
          <table:table-cell table:style-name="ce29" office:value-type="float" office:value="396273" calcext:value-type="float">
            <text:p>396273</text:p>
          </table:table-cell>
          <table:table-cell table:style-name="ce29" office:value-type="string" calcext:value-type="string">
            <text:p>https://twitter.com/mkaristianou/status/1855659508363657290</text:p>
          </table:table-cell>
          <table:table-cell office:value-type="string" calcext:value-type="string">
            <text:p>@mkaristianou </text:p>
          </table:table-cell>
          <table:table-cell table:style-name="ce23" table:formula="of:=([.I12])+([.J12]*2)+([.M12]*1.5)+([.K12]*0.5)+([.L12]*1.75)" office:value-type="float" office:value="20607.75" calcext:value-type="float">
            <text:p>20.607,75</text:p>
          </table:table-cell>
          <table:table-cell table:style-name="ce26" table:formula="of:=SUM([.I12:.M12])/[.N12]" office:value-type="percentage" office:value="0.0399522551372412" calcext:value-type="percentage">
            <text:p>4,00%</text:p>
          </table:table-cell>
          <table:table-cell table:number-columns-repeated="1002"/>
        </table:table-row>
        <table:table-row table:style-name="ro1">
          <table:table-cell table:style-name="ce5" office:value-type="date" office:date-value="2024-12-02" calcext:value-type="date">
            <text:p>02/12/2024</text:p>
          </table:table-cell>
          <table:table-cell table:style-name="ce7" table:formula="of:=TEXT([.A13];&quot;MM&quot;)" office:value-type="string" office:string-value="12" calcext:value-type="string">
            <text:p>12</text:p>
          </table:table-cell>
          <table:table-cell table:style-name="ce12" table:formula="of:=TEXT([.A13];&quot;MM/YYYY&quot;)" office:value-type="string" office:string-value="12/2024" calcext:value-type="string">
            <text:p>12/2024</text:p>
          </table:table-cell>
          <table:table-cell table:style-name="ce7" table:formula="of:=TEXT([.A13];&quot;YYYY&quot;)" office:value-type="string" office:string-value="2024" calcext:value-type="string">
            <text:p>2024</text:p>
          </table:table-cell>
          <table:table-cell table:style-name="ce18" office:value-type="time" office:time-value="PT15H06M30S" calcext:value-type="time">
            <text:p>15:06:30</text:p>
          </table:table-cell>
          <table:table-cell table:style-name="ce16" table:formula="of:=[.A13]+[.E13]" office:value-type="date" office:date-value="2024-12-02T15:06:30" calcext:value-type="date">
            <text:p>02/12/2024 15:06:30</text:p>
          </table:table-cell>
          <table:table-cell table:style-name="ce29" office:value-type="string" calcext:value-type="string">
            <text:p>Επιστρέφω στην πόλη μου. Στο δρόμο για το αεροδρόμιο ο ταξιτζής έχει ανοικτό το ραδιόφωνο. Ακούω γνωστή δημοσιογραφική φωνή. Μιλάει για το μετρό της Θεσσαλονίκης…\n\nΛέει ότι είμαστε μίζεροι και γκρινιάζουμε γιατί το έργο παραδόθηκε με καθυστέρηση 5-6 χρόνων (;;;;) και είναι και λιγάκι μικρό…..\nΈκανε μάλιστα και χρονική ανάλυση μιας διαδρομής λέγοντας ότι κερδίζουμε <text:s/>10 ολόκληρα λεπτά !!!!\n Μετά έλεγε ότι πρέπει να κοιτάμε μπροστά στο μέλλον ,με αισιοδοξία <text:s text:c="2"/>-ζούμε άραγε στην ίδια χώρα- και να μην ασχολούμαστε με μικρότητες και κακοήθειες. \nΜας δήλωσε επίσης ότι ο <text:s/>ΠΘ <text:s/>θα ολοκληρώσει σύντομα το έργο….γιατι τώρα εμείς , έχουμε ένα μέρος του.\nΚαι <text:s/>δήλωσε σίγουρος ότι <text:s/>το υπόλοιπο τμήμα θα ολοκληρωθεί σύντομα αφού δεν θα υπάρχουν <text:s/>οι <text:s/>καθυστερήσεις από τις αρχαιολογικές υπηρεσίες που φέρουν την κύρια ευθύνη <text:s/>για την αργοπορημένη παράδοση του έργου. \nΜάλιστα. \nΌμως ως δημοσιογράφος και μάλιστα έμπειρος δεν θα έπρεπε να εστιάσει <text:s text:c="2"/>στην ουσία των γεγονότων αντί να ασχολείται και να προσπαθεί να δικαιολογήσει απλώς τις κακές εντυπώσεις;\nΔεν θα έπρεπε ,για να παράδειγμα, να αναφερθεί στο ότι το έργο κόστισε ακριβότερα από οποιοδήποτε άλλο αντίστοιχο έργο στον κόσμο; \nΩς δημοσιογράφος δεν θα πρέπει να διερωτηθεί <text:s/>που πήγαν αυτά τα χρήματα; \nΔεν θα πρέπει να τον προβληματίσει η κακοτεχνία του έργου στο οποίο τρέχουν νερά μέσα στα βαγόνια; \nΔεν θα έπρεπε να τον απασχολήσει ότι επί της ουσίας δε λύνει κανένα σημαντικό πρόβλημα αφού καλύπτει μόλις εννιάμιση χιλιόμετρα;\nΠοια η σχέση κόστους -οφέλους, πάνω στην οποία πρέπει να βασίζονται όλες οι <text:s/>κρατικές ενέργειες;; Που είναι η διαφάνεια και απόδοση ευθυνών σε περίπτωση <text:s/>διασπάθισης δημοσίου χρήματος όπως σε τούτη την συγκεκριμένη περίπτωση όπου τα νούμερα προδίδουν την κακοδιαχείριση;;\nΔΕΝ ΘΑ ΕΠΡΕΠΕ <text:s/>ΝΑ ΣΧΟΛΙΑΣΤΕΙ Η ΑΠΑΡΑΔΕΚΤΗ ΧΑΛΑΡΟΤΗΤΑ ΣΤΗΝ ΠΑΡΟΥΣΙΑ ΤΩΝ ΥΠΕΥΘΥΝΩΝ ΤΟΥ ΦΟΝΙΚΟΤΕΡΟΥ ΔΥΣΤΥΧΗΜΑΤΟΣ ΣΤΑ ΕΓΚΑΙΝΙΑ ΕΝΟΣ ΑΚΟΜΑ ΣΥΡΜΟΥ;;;;;\nΗ ανθρωπιά , ξέρετε δεν απλά μια λέξη στο λεξικό.\nΠίστευα <text:s/>ότι η δημοσιογραφία είναι λειτούργημα γιατί αποκαλύπτεις τα κακώς κείμενα <text:s text:c="2"/>και μεταφέρεις <text:s/>την αλήθεια στον κόσμο. \nΠίστευα ότι οι άνθρωποι που δόλια πλανεύουν γρήγορα απογυμνώνονται και αποδομούνται. Δεν μπορούν να σταθούν όρθιοι για πολύ διότι έχουν σαθρές βάσεις. \nΌμως μέσα στην άρρωστη κοινωνία όπου κάποιοι έχουν φροντίσει να ζούμε ,αυτά που πίστευα δεν ισχύουν. \nΟι αρχές και η ηθική <text:s/>δεν μπορούν να εκφραστούν σε ένα <text:s/>τέτοιο περιβάλλον. Θα πρέπει να διαλέξουμε. Ή θα αλλάξουμε τις αρχές και την ηθική μας ή θα αλλάξουμε την άρρωστη κοινωνία. Νομίζω η απάντηση είναι προφανής και ελπιδοφόρα. Όλοι μαζί.</text:p>
          </table:table-cell>
          <table:table-cell table:style-name="ce29" office:value-type="string" calcext:value-type="string">
            <text:p>[{"type":"photo","url":"https://t.co/tR0KEccJfU","thumbnail":"https://pbs.twimg.com/media/Gdy7brFXsAAYR2w?format=jpg&amp;name=thumb","original":"https://pbs.twimg.com/media/Gdy7brFXsAAYR2w?format=jpg&amp;name=orig"}]</text:p>
          </table:table-cell>
          <table:table-cell table:style-name="ce29" office:value-type="float" office:value="4812" calcext:value-type="float">
            <text:p>4812</text:p>
          </table:table-cell>
          <table:table-cell table:style-name="ce29" office:value-type="float" office:value="1236" calcext:value-type="float">
            <text:p>1236</text:p>
          </table:table-cell>
          <table:table-cell table:style-name="ce29" office:value-type="float" office:value="79" calcext:value-type="float">
            <text:p>79</text:p>
          </table:table-cell>
          <table:table-cell table:style-name="ce29" office:value-type="float" office:value="75" calcext:value-type="float">
            <text:p>75</text:p>
          </table:table-cell>
          <table:table-cell table:style-name="ce29" office:value-type="float" office:value="365" calcext:value-type="float">
            <text:p>365</text:p>
          </table:table-cell>
          <table:table-cell table:style-name="ce29" office:value-type="float" office:value="179489" calcext:value-type="float">
            <text:p>179489</text:p>
          </table:table-cell>
          <table:table-cell table:style-name="ce29" office:value-type="string" calcext:value-type="string">
            <text:p>https://twitter.com/mkaristianou/status/1863570436568596803</text:p>
          </table:table-cell>
          <table:table-cell office:value-type="string" calcext:value-type="string">
            <text:p>@mkaristianou </text:p>
          </table:table-cell>
          <table:table-cell table:style-name="ce23" table:formula="of:=([.I13])+([.J13]*2)+([.M13]*1.5)+([.K13]*0.5)+([.L13]*1.75)" office:value-type="float" office:value="8002.25" calcext:value-type="float">
            <text:p>8.002,25</text:p>
          </table:table-cell>
          <table:table-cell table:style-name="ce26" table:formula="of:=SUM([.I13:.M13])/[.N13]" office:value-type="percentage" office:value="0.0365872003298252" calcext:value-type="percentage">
            <text:p>3,66%</text:p>
          </table:table-cell>
          <table:table-cell table:number-columns-repeated="1002"/>
        </table:table-row>
        <table:table-row table:style-name="ro1">
          <table:table-cell table:style-name="ce5" office:value-type="date" office:date-value="2024-12-22" calcext:value-type="date">
            <text:p>22/12/2024</text:p>
          </table:table-cell>
          <table:table-cell table:style-name="ce7" table:formula="of:=TEXT([.A14];&quot;MM&quot;)" office:value-type="string" office:string-value="12" calcext:value-type="string">
            <text:p>12</text:p>
          </table:table-cell>
          <table:table-cell table:style-name="ce12" table:formula="of:=TEXT([.A14];&quot;MM/YYYY&quot;)" office:value-type="string" office:string-value="12/2024" calcext:value-type="string">
            <text:p>12/2024</text:p>
          </table:table-cell>
          <table:table-cell table:style-name="ce7" table:formula="of:=TEXT([.A14];&quot;YYYY&quot;)" office:value-type="string" office:string-value="2024" calcext:value-type="string">
            <text:p>2024</text:p>
          </table:table-cell>
          <table:table-cell table:style-name="ce18" office:value-type="time" office:time-value="PT22H35M11S" calcext:value-type="time">
            <text:p>22:35:11</text:p>
          </table:table-cell>
          <table:table-cell table:style-name="ce16" table:formula="of:=[.A14]+[.E14]" office:value-type="date" office:date-value="2024-12-22T22:35:11" calcext:value-type="date">
            <text:p>22/12/2024 22:35:11</text:p>
          </table:table-cell>
          <table:table-cell table:style-name="ce29" office:value-type="string" calcext:value-type="string">
            <text:p>Κώστας <text:s/>Καραμανλής\n@karamanlis_k\n\nΔιερωτώμαι…\nΓια ποιο λόγο να θέλεις να φωτογραφηθείς με τον συγκεκριμένο πολιτικό ; \nΕίναι εξαιρετικός άνθρωπος; <text:s/>Τίμιος; Ηθικός; \nΕξαίρετος υπουργός; Ικανός; \nΩφέλησε την χώρα του; \n\nΓια ποιό λόγο να τυγχάνει θαυμασμού;\nΔιαθέτει αρετή; Ήθος; Αξιοπρέπεια; Όραμα; \n\nΑλίμονο . Δεν διαθέτει τίποτα από αυτά. \nΤο μόνο που έχει , είναι ένα επίθετο. <text:s/>Ένα επίθετο , που του εξασφαλίζει μια θέση στην Βουλή. \nΑυτό δεν είναι άξιο θαυμασμού.\n Είναι <text:s/>άξιο απορίας και ντροπής.\nΚαι αυτό , αφορά εμάς . Σαν κοινωνία ….\n\nΌλη του η πολιτική ύπαρξη είναι <text:s/>ένα επίθετο. Μια λέξη δηλαδή που την συνέδεσε με <text:s/>το φονικό των Τεμπών , με την έννοια <text:s/>της διαφθοράς , της ψευτιάς και της <text:s/>δειλίας. \nΑνθρωπάκι… Μας κουνάει το δάκτυλο εντός Βουλής και <text:s/>έξω κυκλοφορεί με μπράβους.\nΑντιπροσωπεύει την κάστα των <text:s/>πολιτικών <text:s/>που μπορούν να κοιμούνται ήρεμοι ενώ ευθύνονται για των θάνατο 57 ανθρώπων . Που μπορούν να λεηλατούν <text:s/>μια χώρα για προσωπικό όφελος , χωρίς ίχνος ενοχής.. \nΤέτοιους πολιτικούς <text:s/>ούτε <text:s/>τους <text:s/>χειροκροτάμε <text:s/>ούτε <text:s/>τους <text:s/>ψηφίζουμε. \nΤους στέλνουμε στην δικαιοσύνη!\n\nΜας αξίζει κάτι μακράν καλύτερο.</text:p>
          </table:table-cell>
          <table:table-cell table:style-name="ce29" office:value-type="string" calcext:value-type="string">
            <text:p>[{"type":"photo","url":"https://t.co/6tQu9MqAn2","thumbnail":"https://pbs.twimg.com/media/Gfbh7PjWwAAcs8_?format=jpg&amp;name=thumb","original":"https://pbs.twimg.com/media/Gfbh7PjWwAAcs8_?format=jpg&amp;name=orig"}]</text:p>
          </table:table-cell>
          <table:table-cell table:style-name="ce29" office:value-type="float" office:value="4569" calcext:value-type="float">
            <text:p>4569</text:p>
          </table:table-cell>
          <table:table-cell table:style-name="ce29" office:value-type="float" office:value="1218" calcext:value-type="float">
            <text:p>1218</text:p>
          </table:table-cell>
          <table:table-cell table:style-name="ce29" office:value-type="float" office:value="49" calcext:value-type="float">
            <text:p>49</text:p>
          </table:table-cell>
          <table:table-cell table:style-name="ce29" office:value-type="float" office:value="50" calcext:value-type="float">
            <text:p>50</text:p>
          </table:table-cell>
          <table:table-cell table:style-name="ce29" office:value-type="float" office:value="265" calcext:value-type="float">
            <text:p>265</text:p>
          </table:table-cell>
          <table:table-cell table:style-name="ce29" office:value-type="float" office:value="121515" calcext:value-type="float">
            <text:p>121515</text:p>
          </table:table-cell>
          <table:table-cell table:style-name="ce29" office:value-type="string" calcext:value-type="string">
            <text:p>https://twitter.com/mkaristianou/status/1870931109074403365</text:p>
          </table:table-cell>
          <table:table-cell office:value-type="string" calcext:value-type="string">
            <text:p>@mkaristianou </text:p>
          </table:table-cell>
          <table:table-cell table:style-name="ce23" table:formula="of:=([.I14])+([.J14]*2)+([.M14]*1.5)+([.K14]*0.5)+([.L14]*1.75)" office:value-type="float" office:value="7514.5" calcext:value-type="float">
            <text:p>7.514,50</text:p>
          </table:table-cell>
          <table:table-cell table:style-name="ce26" table:formula="of:=SUM([.I14:.M14])/[.N14]" office:value-type="percentage" office:value="0.0506192651113031" calcext:value-type="percentage">
            <text:p>5,06%</text:p>
          </table:table-cell>
          <table:table-cell table:number-columns-repeated="1002"/>
        </table:table-row>
        <table:table-row table:style-name="ro1">
          <table:table-cell table:style-name="ce5" office:value-type="date" office:date-value="2024-12-30" calcext:value-type="date">
            <text:p>30/12/2024</text:p>
          </table:table-cell>
          <table:table-cell table:style-name="ce7" table:formula="of:=TEXT([.A15];&quot;MM&quot;)" office:value-type="string" office:string-value="12" calcext:value-type="string">
            <text:p>12</text:p>
          </table:table-cell>
          <table:table-cell table:style-name="ce12" table:formula="of:=TEXT([.A15];&quot;MM/YYYY&quot;)" office:value-type="string" office:string-value="12/2024" calcext:value-type="string">
            <text:p>12/2024</text:p>
          </table:table-cell>
          <table:table-cell table:style-name="ce7" table:formula="of:=TEXT([.A15];&quot;YYYY&quot;)" office:value-type="string" office:string-value="2024" calcext:value-type="string">
            <text:p>2024</text:p>
          </table:table-cell>
          <table:table-cell table:style-name="ce18" office:value-type="time" office:time-value="PT17H07M59S" calcext:value-type="time">
            <text:p>17:07:59</text:p>
          </table:table-cell>
          <table:table-cell table:style-name="ce16" table:formula="of:=[.A15]+[.E15]" office:value-type="date" office:date-value="2024-12-30T17:07:59" calcext:value-type="date">
            <text:p>30/12/2024 17:07:59</text:p>
          </table:table-cell>
          <table:table-cell table:style-name="ce29" office:value-type="string" calcext:value-type="string">
            <text:p>Στο σκοτεινό μέρος των Τεμπών το αίμα των ανθρώπων που πότισε τα χώματα <text:s/>αποτελεί από μόνο του <text:s/>Μνημείο πόνου και αιώνιας μνήμης. <text:s/>\nΠροσπαθείτε μάταια. \nΑυτό δεν μπορείτε να το εξαφανίσετε. \nΡίζωσε εκεί. \nΌπως ακριβώς το έγκλημα που τελέσατε.\nΔεν <text:s/>μπορεί να <text:s/>ξεχαστεί.\nΡίζωσε στην ψυχή όλων μας. \n\nΕσείς συνεχίζετε να <text:s/>επιδεικνύετε ύβρη απέναντι στους νεκρούς. Μέχρι εκεί και τόσο χαμηλά “μπορείτε”. \nΤυφλωμένοι δε από την αλαζονεία σας, ξεχνάτε ότι μετά την Ύβριν, έρχεται η Άτη, ακολουθεί η <text:s text:c="2"/>Νέμεσις και επισφραγίζει η Τίσις, η Τιμωρία και η Συντριβή σας.\n\nΔιότι η κοινωνία αντιλαμβάνεται τη συστηματική συγκάλυψη. \nΚαταλαβαίνει όλον τον μηχανισμό και τα κίνητρα που κρύβονται πίσω από κάθε κίνησή σας. \nΚάνετε τα πάντα <text:s/>για να μένετε έκθετοι μπροστά τα μάτια όλων μας. \n\nΔιότι είμαστε νοήμονες πολίτες και δεν <text:s/>παρασύρομαστε <text:s/>από τη προσπάθεια <text:s/>τη δική σας και των πρόθυμων συνεργών σας να θολώσετε τα νερά και να “μπαζώσετε” την αλήθεια. \n\nΔιότι τίποτα <text:s/>από όσα πράττετε <text:s/>δεν είναι ικανό να μας οδηγήσει στη ΛΗΘΗ. \n\nΔιότι, τα <text:s/>57 καρφιά, ένα πολύτιμο έργο ψυχής και συμπόνοιας, λέξεων άγνωστων για το δικό σας σκοτάδι, <text:s/>αφιερωμένο σε αυτούς που άδικα <text:s/>και βίαια <text:s/>έφυγαν από την ζωή, αποτυπώνει τον πόνο απώλειας των αγγέλων μας <text:s/>και μεταφέρει <text:s/>ζωντανά το μήνυμα ότι κανένας τους δεν θα ξεχαστεί! <text:s/>\n\nΔιότι ακριβώς αυτήν την κατάθεση ψυχής δεν την αντέχετε για αυτό και δεν διστάσατε να εξαφανίσετε τα 57 καρφιά, που ξυπνούν τις Ερινύες και θυμίζουν σε όλους τους συνανθρώπους μας, ότι <text:s/>οι ίδιοι, τα παιδιά και οι αγαπημένοι τους θα <text:s/>μπορούσαν να έχουν καεί ζωντανοί στο τρένο του θανάτου, που <text:s/>έβαλε <text:s/>στις ράγες το ανάλγητο Κράτος και τα ψυχρά <text:s/>εκτελεστικά όργανά του. \n \nΑναμένουμε να <text:s/>δούμε αν η Αστυνομία θα αφεθεί αυτή τη φορά απερίσπαστη να <text:s/>εντοπίσει τους <text:s/>δράστες εξαφάνισης <text:s/>των 57 καρφιών, αυτών των καρφιών που θα τρυπάνε πάντα τη δική σας ψυχή. <text:s/>\n\nΣε ότι αφορά τους ηθικούς αυτουργούς, δεν έχουμε καμία απορία. Όλοι οι Έλληνες Πολίτες γνωρίζουν ποιοι είναι και πόσο καλά βολεύονται στη κρυψώνα που νομίζουν ότι τους εξασφαλίζει η προσωρινή ασυλία τους, ασυλία, την οποία θα <text:s/>άρουν η Άτη, η Νέμεσις και η Τίσις.</text:p>
          </table:table-cell>
          <table:table-cell table:style-name="ce29" office:value-type="string" calcext:value-type="string">
            <text:p>[{"type":"photo","url":"https://t.co/hsG80XTNBq","thumbnail":"https://pbs.twimg.com/media/GgDjwaBWQAAEA6T?format=jpg&amp;name=thumb","original":"https://pbs.twimg.com/media/GgDjwaBWQAAEA6T?format=jpg&amp;name=orig"}]</text:p>
          </table:table-cell>
          <table:table-cell table:style-name="ce29" office:value-type="float" office:value="4540" calcext:value-type="float">
            <text:p>4540</text:p>
          </table:table-cell>
          <table:table-cell table:style-name="ce29" office:value-type="float" office:value="1378" calcext:value-type="float">
            <text:p>1378</text:p>
          </table:table-cell>
          <table:table-cell table:style-name="ce29" office:value-type="float" office:value="37" calcext:value-type="float">
            <text:p>37</text:p>
          </table:table-cell>
          <table:table-cell table:style-name="ce29" office:value-type="float" office:value="35" calcext:value-type="float">
            <text:p>35</text:p>
          </table:table-cell>
          <table:table-cell table:style-name="ce29" office:value-type="float" office:value="199" calcext:value-type="float">
            <text:p>199</text:p>
          </table:table-cell>
          <table:table-cell table:style-name="ce29" office:value-type="float" office:value="107306" calcext:value-type="float">
            <text:p>107306</text:p>
          </table:table-cell>
          <table:table-cell table:style-name="ce29" office:value-type="string" calcext:value-type="string">
            <text:p>https://twitter.com/mkaristianou/status/1873747871813570919</text:p>
          </table:table-cell>
          <table:table-cell office:value-type="string" calcext:value-type="string">
            <text:p>@mkaristianou </text:p>
          </table:table-cell>
          <table:table-cell table:style-name="ce23" table:formula="of:=([.I15])+([.J15]*2)+([.M15]*1.5)+([.K15]*0.5)+([.L15]*1.75)" office:value-type="float" office:value="7674.25" calcext:value-type="float">
            <text:p>7.674,25</text:p>
          </table:table-cell>
          <table:table-cell table:style-name="ce26" table:formula="of:=SUM([.I15:.M15])/[.N15]" office:value-type="percentage" office:value="0.057676178405681" calcext:value-type="percentage">
            <text:p>5,77%</text:p>
          </table:table-cell>
          <table:table-cell table:number-columns-repeated="1002"/>
        </table:table-row>
        <table:table-row table:style-name="ro1">
          <table:table-cell table:style-name="ce5" office:value-type="date" office:date-value="2025-01-04" calcext:value-type="date">
            <text:p>04/01/2025</text:p>
          </table:table-cell>
          <table:table-cell table:style-name="ce7" table:formula="of:=TEXT([.A16];&quot;MM&quot;)" office:value-type="string" office:string-value="01" calcext:value-type="string">
            <text:p>01</text:p>
          </table:table-cell>
          <table:table-cell table:style-name="ce12" table:formula="of:=TEXT([.A16];&quot;MM/YYYY&quot;)" office:value-type="string" office:string-value="01/2025" calcext:value-type="string">
            <text:p>01/2025</text:p>
          </table:table-cell>
          <table:table-cell table:style-name="ce7" table:formula="of:=TEXT([.A16];&quot;YYYY&quot;)" office:value-type="string" office:string-value="2025" calcext:value-type="string">
            <text:p>2025</text:p>
          </table:table-cell>
          <table:table-cell table:style-name="ce18" office:value-type="time" office:time-value="PT15H07M59S" calcext:value-type="time">
            <text:p>15:07:59</text:p>
          </table:table-cell>
          <table:table-cell table:style-name="ce16" table:formula="of:=[.A16]+[.E16]" office:value-type="date" office:date-value="2025-01-04T15:07:59" calcext:value-type="date">
            <text:p>04/01/2025 15:07:59</text:p>
          </table:table-cell>
          <table:table-cell table:style-name="ce29" office:value-type="string" calcext:value-type="string">
            <text:p>Με την έναρξη της χρονιάς παρακολουθούμε την εξέλιξη μιας θλιβερής και απίστευτης ιστορίας.\nΚανένας άνθρωπος να μην νιώσει αυτόν τον πόνο.... αυτήν την αγωνία.... \n\nΗ γνωριμία μας με την κυρία Αποστολάκη, Εισαγγελέα Λάρισας, μακάρι να μην είχε γίνει ποτέ....\n\nΣυνέβη όμως και σε γνώση των τελευταίων γεγονότων νιώθω έντονα την ανάγκη να αναφέρω δύο λόγια.\n\nΑνθρώπινα και απλά...\n\nΛυπάμαι βαθύτατα για τον γολγοθά που ξεκίνησε για την οικογένεια Αποστολάκη και πιστεύω ότι το ίδιο αισθάνονται και άλλοι <text:s/>συγγενείς.\n\nΚατανοούμε πλήρως την αγωνία και τον πόνο της μάνας και μπροστά σε αυτό το μέγιστο κακό, δεν μπορεί κανείς παρά να χαμηλώσει <text:s text:c="2"/>το κεφάλι και να σταθεί <text:s/>με απόλυτο σεβασμό, αλληλεγγύη και συμπαράσταση.\nΜακάρι, αυτή η τρομακτική ιστορία να έχει γρήγορα αίσιο τέλος. \nΜακάρι η άσβεστη αγάπη της μάνας να είναι ικανή να φτιάχνει τα <text:s/>θαύματα που όλοι χρειαζόμαστε….\n\nΤο ευχόμαστε από καρδιάς….</text:p>
          </table:table-cell>
          <table:table-cell table:style-name="ce29" office:value-type="string" calcext:value-type="string">
            <text:p>[]</text:p>
          </table:table-cell>
          <table:table-cell table:style-name="ce29" office:value-type="float" office:value="4547" calcext:value-type="float">
            <text:p>4547</text:p>
          </table:table-cell>
          <table:table-cell table:style-name="ce29" office:value-type="float" office:value="905" calcext:value-type="float">
            <text:p>905</text:p>
          </table:table-cell>
          <table:table-cell table:style-name="ce29" office:value-type="float" office:value="50" calcext:value-type="float">
            <text:p>50</text:p>
          </table:table-cell>
          <table:table-cell table:style-name="ce29" office:value-type="float" office:value="28" calcext:value-type="float">
            <text:p>28</text:p>
          </table:table-cell>
          <table:table-cell table:style-name="ce29" office:value-type="float" office:value="94" calcext:value-type="float">
            <text:p>94</text:p>
          </table:table-cell>
          <table:table-cell table:style-name="ce29" office:value-type="float" office:value="140836" calcext:value-type="float">
            <text:p>140836</text:p>
          </table:table-cell>
          <table:table-cell table:style-name="ce29" office:value-type="string" calcext:value-type="string">
            <text:p>https://twitter.com/mkaristianou/status/1875529611204870418</text:p>
          </table:table-cell>
          <table:table-cell office:value-type="string" calcext:value-type="string">
            <text:p>@mkaristianou </text:p>
          </table:table-cell>
          <table:table-cell table:style-name="ce23" table:formula="of:=([.I16])+([.J16]*2)+([.M16]*1.5)+([.K16]*0.5)+([.L16]*1.75)" office:value-type="float" office:value="6572" calcext:value-type="float">
            <text:p>6.572,00</text:p>
          </table:table-cell>
          <table:table-cell table:style-name="ce26" table:formula="of:=SUM([.I16:.M16])/[.N16]" office:value-type="percentage" office:value="0.0399329716833764" calcext:value-type="percentage">
            <text:p>3,99%</text:p>
          </table:table-cell>
          <table:table-cell table:number-columns-repeated="1002"/>
        </table:table-row>
        <table:table-row table:style-name="ro1">
          <table:table-cell table:style-name="ce5" office:value-type="date" office:date-value="2025-01-14" calcext:value-type="date">
            <text:p>14/01/2025</text:p>
          </table:table-cell>
          <table:table-cell table:style-name="ce7" table:formula="of:=TEXT([.A17];&quot;MM&quot;)" office:value-type="string" office:string-value="01" calcext:value-type="string">
            <text:p>01</text:p>
          </table:table-cell>
          <table:table-cell table:style-name="ce12" table:formula="of:=TEXT([.A17];&quot;MM/YYYY&quot;)" office:value-type="string" office:string-value="01/2025" calcext:value-type="string">
            <text:p>01/2025</text:p>
          </table:table-cell>
          <table:table-cell table:style-name="ce7" table:formula="of:=TEXT([.A17];&quot;YYYY&quot;)" office:value-type="string" office:string-value="2025" calcext:value-type="string">
            <text:p>2025</text:p>
          </table:table-cell>
          <table:table-cell table:style-name="ce18" office:value-type="time" office:time-value="PT13H11M22S" calcext:value-type="time">
            <text:p>13:11:22</text:p>
          </table:table-cell>
          <table:table-cell table:style-name="ce16" table:formula="of:=[.A17]+[.E17]" office:value-type="date" office:date-value="2025-01-14T13:11:22" calcext:value-type="date">
            <text:p>14/01/2025 13:11:22</text:p>
          </table:table-cell>
          <table:table-cell table:style-name="ce29" office:value-type="string" calcext:value-type="string">
            <text:p>Διαβάζω ,όπως κάθε ενεργός πολίτης,  τα  δημοσιεύματα για  τους  υποψηφίους  για την θέση του <text:s/>ΠτΔ. \nΤο ανώτατο <text:s text:c="2"/>Θεσμικό αξίωμα <text:s text:c="2"/>για έναν <text:s/>άνθρωπο <text:s/>που <text:s text:c="2"/>αποπνέει σεβασμό και κύρος. Για έναν άνθρωπο <text:s/>με υψηλή ηθική και αίσθημα δικαίου που έχει προσφέρει πολλά στην χώρα του. \nΧωρίς να εντυπωσιαστώ από τα ονόματα που ακούγονται, έμεινα <text:s/>άναυδη, ακούγοντας  το όνομα  του <text:s/>κ. Τασούλα ως υποψήφιου. \n \nΚαι  μοιραία σκέφτομαι: \nΜε ποια κριτήρια συζητείται ο κ. Τασούλας ως  πιθανή επιλογή; \n \nΔιότι αυτά  που  εμείς  γνωρίζουμε, σε  ένα ευνομούμενο Κράτος Δικαίου, συνηγορούν υπέρ του αποκλεισμού του <text:s/>και όχι βέβαια υπέρ της  επιλογής  του. Γιατί;\nΔιότι ο κ. Τασούλας, ήταν αυτός που ως Πρόεδρος  της Βουλής κρατούσε στο γραφείο του την δικογραφία της Ευρωπαίας Εισαγγελέως για τη σύμβαση 717 και τη δικογραφία για τα Τέμπη και δεν την έδωσε άμεσα ως όφειλε, στα μέλη της Εξεταστικής Επιτροπής. \n \nΔιότι ο κ. Τασούλας, είναι <text:s/>αυτός που ως Πρόεδρος  της Βουλής κρατάει στο γραφείο του τις μηνύσεις που αφορούν τις ευθύνες του Υπουργείου Μεταφορών και δυο δικογραφίες κατά μελών της κυβέρνησης και δεν τα προωθεί <text:s/>άμεσα  στη Βουλή όπως ορίζει το Σύνταγμα και επιβάλλει η θέση του. \n \nΔιότι ο κ. Τασούλας, είναι <text:s/>αυτός που ως Πρόεδρος  της Βουλής αγνοεί τα εξώδικα των συγγενών των θυμάτων των Τεμπών και συμπράττει στη συγκάλυψη που πανηγυρικά επεδίωξε και πέτυχε  η Εξεταστική Επιτροπή της Βουλής. \n \nΔιότι ο κ. Τασούλας, είναι <text:s/>αυτός που υποθάλπει βάζοντας εμπόδια στην αποκάλυψη της αλήθειας για  το έγκλημα των Τεμπών. \n \nΚαι ενώ έχει κάνει όλα αυτά,  συζητείται πράγματι η επιλογή  του και για  το ανώτατο αξίωμα  της χώρας;  \nΠως πρέπει να  νοιώσουμε  οι γονείς και συγγενείς των αδικοχαμένων παιδιών αλλά και όλη η κοινωνία για μία τέτοια  επιλογή, αν τελικά αυτή πραγματωθεί; \n\nΤι άλλο πρέπει να  γίνει για  να  κατανοήσουμε πως όσοι συμβάλλουν στο “μπάζωμα” της  υπόθεσης  των Τεμπών,  λαμβάνουν   τα  δώρα που τους «αναλογούν»?</text:p>
          </table:table-cell>
          <table:table-cell table:style-name="ce29" office:value-type="string" calcext:value-type="string">
            <text:p>[{"type":"photo","url":"https://t.co/tNpIXLdzkm","thumbnail":"https://pbs.twimg.com/media/GhP9cczWgAAVgAK?format=jpg&amp;name=thumb","original":"https://pbs.twimg.com/media/GhP9cczWgAAVgAK?format=jpg&amp;name=orig"}]</text:p>
          </table:table-cell>
          <table:table-cell table:style-name="ce29" office:value-type="float" office:value="4628" calcext:value-type="float">
            <text:p>4628</text:p>
          </table:table-cell>
          <table:table-cell table:style-name="ce29" office:value-type="float" office:value="1510" calcext:value-type="float">
            <text:p>1510</text:p>
          </table:table-cell>
          <table:table-cell table:style-name="ce29" office:value-type="float" office:value="72" calcext:value-type="float">
            <text:p>72</text:p>
          </table:table-cell>
          <table:table-cell table:style-name="ce29" office:value-type="float" office:value="133" calcext:value-type="float">
            <text:p>133</text:p>
          </table:table-cell>
          <table:table-cell table:style-name="ce29" office:value-type="float" office:value="350" calcext:value-type="float">
            <text:p>350</text:p>
          </table:table-cell>
          <table:table-cell table:style-name="ce29" office:value-type="float" office:value="184008" calcext:value-type="float">
            <text:p>184008</text:p>
          </table:table-cell>
          <table:table-cell table:style-name="ce29" office:value-type="string" calcext:value-type="string">
            <text:p>https://twitter.com/mkaristianou/status/1879124140755415353</text:p>
          </table:table-cell>
          <table:table-cell office:value-type="string" calcext:value-type="string">
            <text:p>@mkaristianou </text:p>
          </table:table-cell>
          <table:table-cell table:style-name="ce23" table:formula="of:=([.I17])+([.J17]*2)+([.M17]*1.5)+([.K17]*0.5)+([.L17]*1.75)" office:value-type="float" office:value="8441.75" calcext:value-type="float">
            <text:p>8.441,75</text:p>
          </table:table-cell>
          <table:table-cell table:style-name="ce26" table:formula="of:=SUM([.I17:.M17])/[.N17]" office:value-type="percentage" office:value="0.0363734185470197" calcext:value-type="percentage">
            <text:p>3,64%</text:p>
          </table:table-cell>
          <table:table-cell table:number-columns-repeated="1002"/>
        </table:table-row>
        <table:table-row table:style-name="ro1">
          <table:table-cell table:style-name="ce5" office:value-type="date" office:date-value="2025-01-17" calcext:value-type="date">
            <text:p>17/01/2025</text:p>
          </table:table-cell>
          <table:table-cell table:style-name="ce7" table:formula="of:=TEXT([.A18];&quot;MM&quot;)" office:value-type="string" office:string-value="01" calcext:value-type="string">
            <text:p>01</text:p>
          </table:table-cell>
          <table:table-cell table:style-name="ce12" table:formula="of:=TEXT([.A18];&quot;MM/YYYY&quot;)" office:value-type="string" office:string-value="01/2025" calcext:value-type="string">
            <text:p>01/2025</text:p>
          </table:table-cell>
          <table:table-cell table:style-name="ce7" table:formula="of:=TEXT([.A18];&quot;YYYY&quot;)" office:value-type="string" office:string-value="2025" calcext:value-type="string">
            <text:p>2025</text:p>
          </table:table-cell>
          <table:table-cell table:style-name="ce18" office:value-type="time" office:time-value="PT11H31M31S" calcext:value-type="time">
            <text:p>11:31:31</text:p>
          </table:table-cell>
          <table:table-cell table:style-name="ce16" table:formula="of:=[.A18]+[.E18]" office:value-type="date" office:date-value="2025-01-17T11:31:31" calcext:value-type="date">
            <text:p>17/01/2025 11:31:31</text:p>
          </table:table-cell>
          <table:table-cell table:style-name="ce29" office:value-type="string" calcext:value-type="string">
            <text:p>@KyriakosMetsot2 - Σκάνδαλο νούμερο 199.856…\nΚύριε Μητσοτάκη,\nο <text:s/>κύριος <text:s/>Τασούλας σύμφωνα με το παράνομο παρελθόν του δεν θα έπρεπε να είναι υποψήφιος βουλευτής παρά μόνο αφού είχε αθωωθεί σχετικά με <text:s/>την καταγγελία για εκβιασμό . Αυτό δεν συνέβη...Η Βουλή <text:s/>δεν ήρε την ασυλία!\nΣυνεπώς…. <text:s/>κακώς <text:s/>ήταν Πρόεδρος της Βουλής και φυσικά είναι αδιανόητο που τον προτείνατε <text:s/>για το ανώτατο πολιτειακό αξίωμα. Δεν γνωρίζατε το παρελθόν του ή ακριβώς για αυτόν τον λόγο τον επιλέξατε; Η αντιπολίτευση, ο Άρειος <text:s/>Πάγος <text:s/>το γνώριζαν <text:s/>ή όλοι ήταν σε βαθύ <text:s/>σκοτάδι;\nΔεν νομίζω …\nΗ κάκιστη χρήση της ασυλίας από πολλούς πολιτικούς αποδεικνύει για ακόμα μια φορά ότι χρησιμοποιείται ΜΟΝΟ <text:s/>ως προστασία από την τιμωρία και τους νόμους. Για αυτό και την στηρίζετε με κάθε τρόπο. \nΤα υπόλοιπα κόμματα όμως γιατί δεν αντιδρούν;; Φοβούνται; Εκβιάζονται;;Τι έχει καταντήσει η Βουλή; \n\nΑυτό ΔΕΝ είναι Δημοκρατία. \n\nΗ Δημοκρατία -όμως- είναι ο πυλώνας της κληρονομιάς μας και ούτε την διαπραγματευόμαστε ούτε ανεχόμαστε πλέον <text:s/>αυτές τις τακτικές . \nΌταν μια κυβέρνηση παρανομεί.. <text:s text:c="2"/>οφείλει να απολογείται και όχι να ξανά κατεβαίνει στις εκλογές. \nΚαι η αντιπολίτευση οφείλει <text:s/>να προστατεύει τον λαό και τα δικαιώματα του.\nΔιαφορετικά, κινδυνεύει <text:s/>να φανεί και εκείνη <text:s/>σιωπηλή <text:s/>συνεργός . \n\nΕίναι αίσχος να ακούμε μόνο για σκάνδαλα και ποτέ για τιμωρία…\n\nΚύριε Μητσοτάκη, σίγουρα ένας υπόλογος πολιτικός για εσάς λειτουργεί ως χρήσιμο όργανο που συγκαλύπτει , υποθάλπει και εκτελεί τις εντολές σας αδιαμαρτύρητα.\nΌμοιος τον όμοιο αγαπά. \nΓια τους υπόλοιπους όμως νοήμονες και ενάρετους ανθρώπους αυτό είναι ξεκάθαρη επιβεβαίωση της απόλυτης κατάντιας στην οποία μας έχετε βυθίσει. Γιατί για εσάς και όλο το υπόγειο σύστημα στήριξης (τα δουλικά τρολς), όταν καταγγέλουμε τη διαφθορά και αποκαλύπτουμε σκάνδαλα θέλουμε <text:s/>να γίνουμε <text:s/>πλούσιοι ή <text:s/>διάσημοι και ακολούθως πολιτικοί …\nΜην κρίνετε εξ ιδίων τα αλλότρια...\nΔεν αποποιούνται όλοι την ανθρώπινη ιδιότητα, ούτε <text:s/>για χάρη του χρήματος ούτε <text:s/>για χάρη της εξουσίας. \nΕίναι πάντως εντυπωσιακό ότι <text:s/>η περίπτωση -να καταγγέλει κάποιος την διαφθορά γιατί απλά είναι ηθικός, απηύδησε και σιχάθηκε- δεν περνάει ούτε φευγαλέα από το λιγοστό και διεφθαρμένο μυαλό σας. Κρίμα......!\n\nΌσο για τους ΥΠΟΥΡΓΟΥΣ σας οι οποίοι κατηγορούν με χυδαιότατα ψεύδη μια μάνα που προσπαθεί να αποκαλύψει την αλήθεια και να οδηγήσει ενώπιον της δικαιοσύνης τους εγκληματίες υπεύθυνους για τον θάνατο του παιδιού της ....κρυμμένοι....ως ανώνυμα ΤΡΟΛΣ.... (με αποκορύφωμα αυτό της απώλειας της επιμέλειας των παιδιών μου που αποτελεί ύβρη και για το νεκρό μου παιδί, αλλά και για το άλλο που διαβάζει τις αισχρές λασπολογίες σας- ) να ξέρετε ότι τους γνωρίζουμε και σύντομα όλα θα βγουν στο φως της αλήθειας ..\nΚαι τούτες οι <text:s/>τακτικές της ψευδούς συκοφαντίας κατά συρροή με σκοπό την ηθική και επαγγελματική μου κατάρρευση , μάθετε ότι λειτουργούν αντίστροφα σε εμένα.\nΣύντομα θα ακολουθήσει το ξεμπρόστιασμα των «άριστων » που σας πλαισιώνουν.\nΣύντομα θα επέλθει θριαμβευτικά η τελική πτώση της διαπλοκής .</text:p>
          </table:table-cell>
          <table:table-cell table:style-name="ce29" office:value-type="string" calcext:value-type="string">
            <text:p>[{"type":"photo","url":"https://t.co/TZzWGLqg15","thumbnail":"https://pbs.twimg.com/media/GhfCw24WgAAIN-o?format=jpg&amp;name=thumb","original":"https://pbs.twimg.com/media/GhfCw24WgAAIN-o?format=jpg&amp;name=orig"}]</text:p>
          </table:table-cell>
          <table:table-cell table:style-name="ce29" office:value-type="float" office:value="1132" calcext:value-type="float">
            <text:p>1132</text:p>
          </table:table-cell>
          <table:table-cell table:style-name="ce29" office:value-type="float" office:value="698" calcext:value-type="float">
            <text:p>698</text:p>
          </table:table-cell>
          <table:table-cell table:style-name="ce29" office:value-type="float" office:value="21" calcext:value-type="float">
            <text:p>21</text:p>
          </table:table-cell>
          <table:table-cell table:style-name="ce29" office:value-type="float" office:value="42" calcext:value-type="float">
            <text:p>42</text:p>
          </table:table-cell>
          <table:table-cell table:style-name="ce29" office:value-type="float" office:value="62" calcext:value-type="float">
            <text:p>62</text:p>
          </table:table-cell>
          <table:table-cell table:style-name="ce29" office:value-type="float" office:value="49472" calcext:value-type="float">
            <text:p>49472</text:p>
          </table:table-cell>
          <table:table-cell table:style-name="ce29" office:value-type="string" calcext:value-type="string">
            <text:p>https://twitter.com/mkaristianou/status/1880186178659344505</text:p>
          </table:table-cell>
          <table:table-cell office:value-type="string" calcext:value-type="string">
            <text:p>@mkaristianou </text:p>
          </table:table-cell>
          <table:table-cell table:style-name="ce23" table:formula="of:=([.I18])+([.J18]*2)+([.M18]*1.5)+([.K18]*0.5)+([.L18]*1.75)" office:value-type="float" office:value="2705" calcext:value-type="float">
            <text:p>2.705,00</text:p>
          </table:table-cell>
          <table:table-cell table:style-name="ce26" table:formula="of:=SUM([.I18:.M18])/[.N18]" office:value-type="percentage" office:value="0.0395173027166882" calcext:value-type="percentage">
            <text:p>3,95%</text:p>
          </table:table-cell>
          <table:table-cell table:number-columns-repeated="1002"/>
        </table:table-row>
        <table:table-row table:style-name="ro1">
          <table:table-cell table:style-name="ce5" office:value-type="date" office:date-value="2025-01-20" calcext:value-type="date">
            <text:p>20/01/2025</text:p>
          </table:table-cell>
          <table:table-cell table:style-name="ce7" table:formula="of:=TEXT([.A19];&quot;MM&quot;)" office:value-type="string" office:string-value="01" calcext:value-type="string">
            <text:p>01</text:p>
          </table:table-cell>
          <table:table-cell table:style-name="ce12" table:formula="of:=TEXT([.A19];&quot;MM/YYYY&quot;)" office:value-type="string" office:string-value="01/2025" calcext:value-type="string">
            <text:p>01/2025</text:p>
          </table:table-cell>
          <table:table-cell table:style-name="ce7" table:formula="of:=TEXT([.A19];&quot;YYYY&quot;)" office:value-type="string" office:string-value="2025" calcext:value-type="string">
            <text:p>2025</text:p>
          </table:table-cell>
          <table:table-cell table:style-name="ce18" office:value-type="time" office:time-value="PT17H56M50S" calcext:value-type="time">
            <text:p>17:56:50</text:p>
          </table:table-cell>
          <table:table-cell table:style-name="ce16" table:formula="of:=[.A19]+[.E19]" office:value-type="date" office:date-value="2025-01-20T17:56:50" calcext:value-type="date">
            <text:p>20/01/2025 17:56:50</text:p>
          </table:table-cell>
          <table:table-cell table:style-name="ce29" office:value-type="string" calcext:value-type="string">
            <text:p>Θα πεθάνουμε……….\n………ΜΑΡΘΗ Σ’ ΑΓΑΠΩ….\n\nΠόση ντροπή να <text:s/>ζεις σε ένα κράτος που το κυβερνούν πολιτικοί χωρίς <text:s/>στοιχειώδη τσίπα πάνω τους; “\n“Άνθρωποι” που εν πλήρη γνώσει τους λεηλατούν και καταπατούν τη μνήμη και τα πτώματα των νεκρών παιδιών μας, που μέσα από τα ηχητικά που δημοσιεύτηκαν, γίνονται διπλά μάρτυρες <text:s/>και <text:s/>τους <text:s/>φωνάζουν <text:s/>την αλήθεια! \nΑυτήν την αλήθεια που δεν αντέχουν να ακούν, θέλουν να <text:s/>τη ξεχάσουν, στη κυριολεξία να τη μπαζώσουν, για να μην τους θυμίζει πόσο απάνθρωποι είναι! Όλοι είναι συνεργοί στο έγκλημα! <text:s/>\nΤι περιμένουν λοιπόν οι κυβερνώντες για να ΠΑΡΑΙΤΗΘΟΥΝ <text:s/>από τη συμμετοχή τους σε αυτήν τη ξεδιάντροπη Κυβέρνηση που εκθέτει τη χώρα μας και δεν δίνει μια για <text:s/>τη ζωή <text:s/>των πολιτών της; \nΤι περιμένει η σιωπηλή και νωθρή ΑΝΤΙΠΟΛΙΤΕΥΣΗ για να απαιτήσει <text:s/>την παραίτηση της Κυβέρνησης και την άρση της ασυλίας των υπεύθυνων πρώην και νυν Υπουργών; \nΤι περιμένουμε όλοι εμείς που βλέπουμε <text:s/>ότι δεν το έχουν τίποτε να μας δολοφονήσουν και να μας πετάξουν στα μπάζα; \nΝα βγουν τα <text:s/>παιδιά μας από τον τάφο και να ουρλιάξουν: \nΒοήθεια! Καήκαμε ζωντανοί! Και συνεχίζουμε να <text:s/>καιγόμαστε από την εγκληματική συγκάλυψη!\n\nΞυπνήστε! Να βγει επιτέλους η <text:s/>αλήθεια στο φως! <text:s/>Το οφείλουμε στον εαυτό μας! Το οφείλουμε στους νεκρούς! Το οφείλουμε στις γενιές που έρχονται!</text:p>
          </table:table-cell>
          <table:table-cell table:style-name="ce29" office:value-type="string" calcext:value-type="string">
            <text:p>[{"type":"photo","url":"https://t.co/MfuNsAWToh","thumbnail":"https://pbs.twimg.com/media/Ghv4UoiXoAAq0OY?format=jpg&amp;name=thumb","original":"https://pbs.twimg.com/media/Ghv4UoiXoAAq0OY?format=jpg&amp;name=orig"}]</text:p>
          </table:table-cell>
          <table:table-cell table:style-name="ce29" office:value-type="float" office:value="8471" calcext:value-type="float">
            <text:p>8471</text:p>
          </table:table-cell>
          <table:table-cell table:style-name="ce29" office:value-type="float" office:value="2972" calcext:value-type="float">
            <text:p>2972</text:p>
          </table:table-cell>
          <table:table-cell table:style-name="ce29" office:value-type="float" office:value="123" calcext:value-type="float">
            <text:p>123</text:p>
          </table:table-cell>
          <table:table-cell table:style-name="ce29" office:value-type="float" office:value="127" calcext:value-type="float">
            <text:p>127</text:p>
          </table:table-cell>
          <table:table-cell table:style-name="ce29" office:value-type="float" office:value="304" calcext:value-type="float">
            <text:p>304</text:p>
          </table:table-cell>
          <table:table-cell table:style-name="ce29" office:value-type="float" office:value="197917" calcext:value-type="float">
            <text:p>197917</text:p>
          </table:table-cell>
          <table:table-cell table:style-name="ce29" office:value-type="string" calcext:value-type="string">
            <text:p>https://twitter.com/mkaristianou/status/1881370309116166161</text:p>
          </table:table-cell>
          <table:table-cell office:value-type="string" calcext:value-type="string">
            <text:p>@mkaristianou </text:p>
          </table:table-cell>
          <table:table-cell table:style-name="ce23" table:formula="of:=([.I19])+([.J19]*2)+([.M19]*1.5)+([.K19]*0.5)+([.L19]*1.75)" office:value-type="float" office:value="15154.75" calcext:value-type="float">
            <text:p>15.154,75</text:p>
          </table:table-cell>
          <table:table-cell table:style-name="ce26" table:formula="of:=SUM([.I19:.M19])/[.N19]" office:value-type="percentage" office:value="0.0606163189619891" calcext:value-type="percentage">
            <text:p>6,06%</text:p>
          </table:table-cell>
          <table:table-cell table:number-columns-repeated="1002"/>
        </table:table-row>
        <table:table-row table:style-name="ro1">
          <table:table-cell table:style-name="ce5" office:value-type="date" office:date-value="2025-01-22" calcext:value-type="date">
            <text:p>22/01/2025</text:p>
          </table:table-cell>
          <table:table-cell table:style-name="ce7" table:formula="of:=TEXT([.A20];&quot;MM&quot;)" office:value-type="string" office:string-value="01" calcext:value-type="string">
            <text:p>01</text:p>
          </table:table-cell>
          <table:table-cell table:style-name="ce12" table:formula="of:=TEXT([.A20];&quot;MM/YYYY&quot;)" office:value-type="string" office:string-value="01/2025" calcext:value-type="string">
            <text:p>01/2025</text:p>
          </table:table-cell>
          <table:table-cell table:style-name="ce7" table:formula="of:=TEXT([.A20];&quot;YYYY&quot;)" office:value-type="string" office:string-value="2025" calcext:value-type="string">
            <text:p>2025</text:p>
          </table:table-cell>
          <table:table-cell table:style-name="ce18" office:value-type="time" office:time-value="PT22H05M29S" calcext:value-type="time">
            <text:p>22:05:29</text:p>
          </table:table-cell>
          <table:table-cell table:style-name="ce16" table:formula="of:=[.A20]+[.E20]" office:value-type="date" office:date-value="2025-01-22T22:05:29" calcext:value-type="date">
            <text:p>22/01/2025 22:05:29</text:p>
          </table:table-cell>
          <table:table-cell table:style-name="ce29" office:value-type="string" calcext:value-type="string">
            <text:p>«Ο Σύλλογος Συγγενών Θυμάτων Τεμπων είναι ευγνώμων για την έμπρακτη <text:s/>αλληλεγγύη και τη στήριξη σας.\nΣας καλούμε όλους &amp; όλες την Κυριακή 26.01.2025 στις 12 Μ σε κινητοποίηση έξω από τη Βουλή, για το μέλλον και τη ζωή μας. \nΌλοι μαζί μπορούμε! Δεν γονατίζουμε! Δεν παραιτούμαστε! \nΚΑΝΕΝΑ ΕΓΚΛΗΜΑ ΧΩΡΙΣ ΤΙΜΩΡΙΑ\nΑΝΕΞΑΡΤΗΤΗ ΔΙΚΑΙΟΣΥΝΗ ΓΙΑ ΟΛΟΥΣ\n\nΑΠΑΙΤΟΥΜΕ:\n1. ΑΜΕΣΗ ΕΡΕΥΝΑ ΓΙΑ ΤΗΝ ΕΚΡΗΞΗ ΤΟΥ ΠΑΡΑΝΟΜΟΥ ΧΗΜΙΚΟΥ ΦΟΡΤΙΟΥ ΚΑΙ ΤΗ ΦΩΤΙΑ ΠΟΥ <text:s/>ΕΚΑΨΕ ΖΩΝΤΑΝΟΥΣ ΤΟΥΣ ΑΓΑΠΗΜΕΝΟΥΣ ΜΑΣ\nΘΑ ΜΠΟΡΟΥΣΑΜΕ ΝΑ ΕΙΜΑΣΤΕ ΟΛΟΙ ΜΕΣΑ ΣΤΑ ΒΑΓΟΝΙΑ -ΔΟΛΟΦΟΝΟΥΣ\n\n2.ΕΞΗΓΗΣΕΙΣ <text:s/>ΤΑΣΟΥΛΑ ΠΡΙΝ ΤΗΝ ΟΡΚΟΜΩΣΙΑ ΤΟΥ ΣΤΟ ΑΝΩΤΑΤΟ ΑΞΙΩΜΑ ΓΙΑ ΤΟ ΘΑΨΙΜΟ ΤΩΝ ΔΙΚΟΓΡΑΦΙΩΝ <text:s/>ΓΙΑ ΤΑ ΤΕΜΠΗ ΣΤΑ ΣΥΡΤΑΡΙΑ ΤΗΣ ΒΟΥΛΗΣ \n\nΣτο Σύνταγμα την Κυριακή, χτυπά δυνατά η καρδιά της κοινωνίας! <text:s/>\nΣας ευχαριστούμε, σας περιμένουμε όλους εκεί!»</text:p>
          </table:table-cell>
          <table:table-cell table:style-name="ce29" office:value-type="string" calcext:value-type="string">
            <text:p>[{"type":"photo","url":"https://t.co/qIbxj8KkQ1","thumbnail":"https://pbs.twimg.com/media/Gh7EZuRWcAAnShf?format=jpg&amp;name=thumb","original":"https://pbs.twimg.com/media/Gh7EZuRWcAAnShf?format=jpg&amp;name=orig"}]</text:p>
          </table:table-cell>
          <table:table-cell table:style-name="ce29" office:value-type="float" office:value="7843" calcext:value-type="float">
            <text:p>7843</text:p>
          </table:table-cell>
          <table:table-cell table:style-name="ce29" office:value-type="float" office:value="3119" calcext:value-type="float">
            <text:p>3119</text:p>
          </table:table-cell>
          <table:table-cell table:style-name="ce29" office:value-type="float" office:value="75" calcext:value-type="float">
            <text:p>75</text:p>
          </table:table-cell>
          <table:table-cell table:style-name="ce29" office:value-type="float" office:value="166" calcext:value-type="float">
            <text:p>166</text:p>
          </table:table-cell>
          <table:table-cell table:style-name="ce29" office:value-type="float" office:value="269" calcext:value-type="float">
            <text:p>269</text:p>
          </table:table-cell>
          <table:table-cell table:style-name="ce29" office:value-type="float" office:value="278171" calcext:value-type="float">
            <text:p>278171</text:p>
          </table:table-cell>
          <table:table-cell table:style-name="ce29" office:value-type="string" calcext:value-type="string">
            <text:p>https://twitter.com/mkaristianou/status/1882157661573026280</text:p>
          </table:table-cell>
          <table:table-cell office:value-type="string" calcext:value-type="string">
            <text:p>@mkaristianou </text:p>
          </table:table-cell>
          <table:table-cell table:style-name="ce23" table:formula="of:=([.I20])+([.J20]*2)+([.M20]*1.5)+([.K20]*0.5)+([.L20]*1.75)" office:value-type="float" office:value="14812.5" calcext:value-type="float">
            <text:p>14.812,50</text:p>
          </table:table-cell>
          <table:table-cell table:style-name="ce26" table:formula="of:=SUM([.I20:.M20])/[.N20]" office:value-type="percentage" office:value="0.0412408194959216" calcext:value-type="percentage">
            <text:p>4,12%</text:p>
          </table:table-cell>
          <table:table-cell table:number-columns-repeated="1002"/>
        </table:table-row>
        <table:table-row table:style-name="ro1">
          <table:table-cell table:style-name="ce5" office:value-type="date" office:date-value="2025-01-25" calcext:value-type="date">
            <text:p>25/01/2025</text:p>
          </table:table-cell>
          <table:table-cell table:style-name="ce7" table:formula="of:=TEXT([.A21];&quot;MM&quot;)" office:value-type="string" office:string-value="01" calcext:value-type="string">
            <text:p>01</text:p>
          </table:table-cell>
          <table:table-cell table:style-name="ce12" table:formula="of:=TEXT([.A21];&quot;MM/YYYY&quot;)" office:value-type="string" office:string-value="01/2025" calcext:value-type="string">
            <text:p>01/2025</text:p>
          </table:table-cell>
          <table:table-cell table:style-name="ce7" table:formula="of:=TEXT([.A21];&quot;YYYY&quot;)" office:value-type="string" office:string-value="2025" calcext:value-type="string">
            <text:p>2025</text:p>
          </table:table-cell>
          <table:table-cell table:style-name="ce18" office:value-type="time" office:time-value="PT20H48M17S" calcext:value-type="time">
            <text:p>20:48:17</text:p>
          </table:table-cell>
          <table:table-cell table:style-name="ce16" table:formula="of:=[.A21]+[.E21]" office:value-type="date" office:date-value="2025-01-25T20:48:17" calcext:value-type="date">
            <text:p>25/01/2025 20:48:17</text:p>
          </table:table-cell>
          <table:table-cell table:style-name="ce29" office:value-type="string" calcext:value-type="string">
            <text:p>Κύριε Γεωργιάδη, <text:s/>\n\nτελικά πράγματι, μιλάμε άλλη γλώσσα.\nΜε βεβαιότητα <text:s/>ανήκετε σε άλλο είδος ανθρώπου. \n\nΣε εμάς, όταν ένας γονιός χάνει το παιδί του , χάνει τον κόσμο του.. τα πατήματα του, την ισορροπία του. \nΚαι ΟΛΑ <text:s/>τα χρήματα του κόσμου δεν μπορούν να αναπληρώσουν <text:s/>το ΕΝΑ και μοναδικό που λαχταρά η καρδιά του. \n\nΕμείς , μετά από αυτό που μας συνέβη, θα αισθανόμαστε και θα είμαστε για πάντα φτωχοί και ορφανοί…\n\nΚαι παρόλο που έχετε αποδείξει ότι στερείστε ενσυναίσθησης και άρα δεν μπορείτε να αφουγκραστείτε τα αισθήματα των <text:s/>ευαίσθητων και ευγενών ανθρώπων , οφείλετε από την θέση ευθύνης όπου <text:s/>έτυχε να βρίσκεστε, να σέβεστε τη ψυχή, την ηθική, <text:s/>την αξιοπρέπεια και τους πολίτες αυτής της χώρας. \n\nΟφείλετε θεσμικά να μιλάτε με ευγένεια και αγάπη προς όλη την κοινωνία, και όχι να ρίχνετε μελάνι για να αποπροσανατολίσετε. \n\nΔηλαδή οφείλετε να σέβεστε και τα <text:s/>~10 εκατομμύρια πολιτών που δεν σας ψήφισαν και δεν συμφωνούν μαζί σας. Άλλωστε, μην ξεχνάτε ποτέ ότι πήρατε μόνο 64.000 ψήφους. \n\nΜας αποδείξατε ότι δεν μπορούμε να περιμένουμε τίποτα καλό από εσάς, <text:s/>αλλά για όσο καιρό σας δίνεται αυτή η θέση ΑΠΑΙΤΟΥΜΕ σεβασμό και χαμηλό βλέμμα όταν μιλάτε για ό,τι αγγίζει τους νεκρούς μας.\n\nΜαρία, μαμά Μάρθης.</text:p>
          </table:table-cell>
          <table:table-cell table:style-name="ce29" office:value-type="string" calcext:value-type="string">
            <text:p>[{"type":"photo","url":"https://t.co/06IUnyMMpi","thumbnail":"https://pbs.twimg.com/media/GiKPgyWXQAABJhS?format=jpg&amp;name=thumb","original":"https://pbs.twimg.com/media/GiKPgyWXQAABJhS?format=jpg&amp;name=orig"}]</text:p>
          </table:table-cell>
          <table:table-cell table:style-name="ce29" office:value-type="float" office:value="15372" calcext:value-type="float">
            <text:p>15372</text:p>
          </table:table-cell>
          <table:table-cell table:style-name="ce29" office:value-type="float" office:value="4898" calcext:value-type="float">
            <text:p>4898</text:p>
          </table:table-cell>
          <table:table-cell table:style-name="ce29" office:value-type="float" office:value="235" calcext:value-type="float">
            <text:p>235</text:p>
          </table:table-cell>
          <table:table-cell table:style-name="ce29" office:value-type="float" office:value="241" calcext:value-type="float">
            <text:p>241</text:p>
          </table:table-cell>
          <table:table-cell table:style-name="ce29" office:value-type="float" office:value="660" calcext:value-type="float">
            <text:p>660</text:p>
          </table:table-cell>
          <table:table-cell table:style-name="ce29" office:value-type="float" office:value="434069" calcext:value-type="float">
            <text:p>434069</text:p>
          </table:table-cell>
          <table:table-cell table:style-name="ce29" office:value-type="string" calcext:value-type="string">
            <text:p>https://twitter.com/mkaristianou/status/1883225393626316816</text:p>
          </table:table-cell>
          <table:table-cell office:value-type="string" calcext:value-type="string">
            <text:p>@mkaristianou </text:p>
          </table:table-cell>
          <table:table-cell table:style-name="ce23" table:formula="of:=([.I21])+([.J21]*2)+([.M21]*1.5)+([.K21]*0.5)+([.L21]*1.75)" office:value-type="float" office:value="26697.25" calcext:value-type="float">
            <text:p>26.697,25</text:p>
          </table:table-cell>
          <table:table-cell table:style-name="ce26" table:formula="of:=SUM([.I21:.M21])/[.N21]" office:value-type="percentage" office:value="0.0493147402832269" calcext:value-type="percentage">
            <text:p>4,93%</text:p>
          </table:table-cell>
          <table:table-cell table:number-columns-repeated="1002"/>
        </table:table-row>
        <table:table-row table:style-name="ro1">
          <table:table-cell table:style-name="ce5" office:value-type="date" office:date-value="2025-01-25" calcext:value-type="date">
            <text:p>25/01/2025</text:p>
          </table:table-cell>
          <table:table-cell table:style-name="ce7" table:formula="of:=TEXT([.A22];&quot;MM&quot;)" office:value-type="string" office:string-value="01" calcext:value-type="string">
            <text:p>01</text:p>
          </table:table-cell>
          <table:table-cell table:style-name="ce12" table:formula="of:=TEXT([.A22];&quot;MM/YYYY&quot;)" office:value-type="string" office:string-value="01/2025" calcext:value-type="string">
            <text:p>01/2025</text:p>
          </table:table-cell>
          <table:table-cell table:style-name="ce7" table:formula="of:=TEXT([.A22];&quot;YYYY&quot;)" office:value-type="string" office:string-value="2025" calcext:value-type="string">
            <text:p>2025</text:p>
          </table:table-cell>
          <table:table-cell table:style-name="ce18" office:value-type="time" office:time-value="PT23H00M53S" calcext:value-type="time">
            <text:p>23:00:53</text:p>
          </table:table-cell>
          <table:table-cell table:style-name="ce16" table:formula="of:=[.A22]+[.E22]" office:value-type="date" office:date-value="2025-01-25T23:00:53" calcext:value-type="date">
            <text:p>25/01/2025 23:00:53</text:p>
          </table:table-cell>
          <table:table-cell table:style-name="ce29" office:value-type="string" calcext:value-type="string">
            <text:p>Βρυξέλλες!!!!\nΕυχαριστούμε για την συμπαράσταση 🙏🙏🙏\nΌλοι μαζί μπορούμε να βρούμε οξυγόνο….\n\n#Δεν_Εχω_Οξυγονο https://t.co/xFETgeZvds</text:p>
          </table:table-cell>
          <table:table-cell table:style-name="ce29" office:value-type="string" calcext:value-type="string">
            <text:p>[{"type":"video","url":"https://t.co/xFETgeZvds","thumbnail":"https://pbs.twimg.com/amplify_video_thumb/1883258682449838080/img/y2oa1-jydfksGNkH.jpg?name=thumb","original":"https://video.twimg.com/amplify_video/1883258682449838080/vid/avc1/480x848/cuA19P8nZ3qD37Qn.mp4?tag=14"},{"type":"video","url":"https://t.co/xFETgeZvds","thumbnail":"https://pbs.twimg.com/amplify_video_thumb/1883258682453946368/img/G14AzZ_gMTJ5VOQn.jpg?name=thumb","original":"https://video.twimg.com/amplify_video/1883258682453946368/vid/avc1/480x848/i-bzPmVVuM7qGExL.mp4?tag=14"},{"type":"photo","url":"https://t.co/xFETgeZvds","thumbnail":"https://pbs.twimg.com/media/GiKtyzRX0AAl1gh?format=jpg&amp;name=thumb","original":"https://pbs.twimg.com/media/GiKtyzRX0AAl1gh?format=jpg&amp;name=orig"},{"type":"photo","url":"https://t.co/xFETgeZvds","thumbnail":"https://pbs.twimg.com/media/GiKtyzQWcAAbZ8g?format=jpg&amp;name=thumb","original":"https://pbs.twimg.com/media/GiKtyzQWcAAbZ8g?format=jpg&amp;name=orig"}]</text:p>
          </table:table-cell>
          <table:table-cell table:style-name="ce29" office:value-type="float" office:value="8573" calcext:value-type="float">
            <text:p>8573</text:p>
          </table:table-cell>
          <table:table-cell table:style-name="ce29" office:value-type="float" office:value="1738" calcext:value-type="float">
            <text:p>1738</text:p>
          </table:table-cell>
          <table:table-cell table:style-name="ce29" office:value-type="float" office:value="51" calcext:value-type="float">
            <text:p>51</text:p>
          </table:table-cell>
          <table:table-cell table:style-name="ce29" office:value-type="float" office:value="43" calcext:value-type="float">
            <text:p>43</text:p>
          </table:table-cell>
          <table:table-cell table:style-name="ce29" office:value-type="float" office:value="130" calcext:value-type="float">
            <text:p>130</text:p>
          </table:table-cell>
          <table:table-cell table:style-name="ce29" office:value-type="float" office:value="181440" calcext:value-type="float">
            <text:p>181440</text:p>
          </table:table-cell>
          <table:table-cell table:style-name="ce29" office:value-type="string" calcext:value-type="string">
            <text:p>https://twitter.com/mkaristianou/status/1883258764465435070</text:p>
          </table:table-cell>
          <table:table-cell office:value-type="string" calcext:value-type="string">
            <text:p>@mkaristianou </text:p>
          </table:table-cell>
          <table:table-cell table:style-name="ce23" table:formula="of:=([.I22])+([.J22]*2)+([.M22]*1.5)+([.K22]*0.5)+([.L22]*1.75)" office:value-type="float" office:value="12344.75" calcext:value-type="float">
            <text:p>12.344,75</text:p>
          </table:table-cell>
          <table:table-cell table:style-name="ce26" table:formula="of:=SUM([.I22:.M22])/[.N22]" office:value-type="percentage" office:value="0.0580632716049383" calcext:value-type="percentage">
            <text:p>5,81%</text:p>
          </table:table-cell>
          <table:table-cell table:number-columns-repeated="1002"/>
        </table:table-row>
        <table:table-row table:style-name="ro1">
          <table:table-cell table:style-name="ce5" office:value-type="date" office:date-value="2025-01-27" calcext:value-type="date">
            <text:p>27/01/2025</text:p>
          </table:table-cell>
          <table:table-cell table:style-name="ce7" table:formula="of:=TEXT([.A23];&quot;MM&quot;)" office:value-type="string" office:string-value="01" calcext:value-type="string">
            <text:p>01</text:p>
          </table:table-cell>
          <table:table-cell table:style-name="ce12" table:formula="of:=TEXT([.A23];&quot;MM/YYYY&quot;)" office:value-type="string" office:string-value="01/2025" calcext:value-type="string">
            <text:p>01/2025</text:p>
          </table:table-cell>
          <table:table-cell table:style-name="ce7" table:formula="of:=TEXT([.A23];&quot;YYYY&quot;)" office:value-type="string" office:string-value="2025" calcext:value-type="string">
            <text:p>2025</text:p>
          </table:table-cell>
          <table:table-cell table:style-name="ce18" office:value-type="time" office:time-value="PT18H18M10S" calcext:value-type="time">
            <text:p>18:18:10</text:p>
          </table:table-cell>
          <table:table-cell table:style-name="ce16" table:formula="of:=[.A23]+[.E23]" office:value-type="date" office:date-value="2025-01-27T18:18:10" calcext:value-type="date">
            <text:p>27/01/2025 18:18:10</text:p>
          </table:table-cell>
          <table:table-cell table:style-name="ce29" office:value-type="string" calcext:value-type="string">
            <text:p>Ευγνώμων για την ομορφιά του χθες!\n\nΧθες αποδείξαμε έμπρακτα, όλοι μαζί μια γροθιά, <text:s/>την αξία μας, την αξιοπρέπεια μας, την αγάπη για το δίκαιο και την ηθική.\nΧθες μίλησε η κοινωνία τόσο δυνατά που ακούστηκε σε όλο τον κόσμο και σ’ όλον τον ουρανό.\nΟι μόνοι που αγνόησαν <text:s/>σκόπιμα <text:s/>αυτές τις φωνές, γιατί τους ξυπνούν τις Ερινύες, <text:s/>είναι οι ένοχοι….., επιδεικνύοντας <text:s/>για άλλη μία φορά εγκληματική αδιαφορία για το «μεγαλοπρεπές χθεσινό θέλω» της κοινωνίας και ασέβεια έναντι των Ελλήνων πολιτών. \n\nΗ αλήθεια δεν μπορεί να αμαυρωθεί.\nΤο φως δεν κρύβεται, φωτίζει <text:s/>ως τον ουρανό.\nΗ αγάπη νικά πάντα …..\nΗ ένωση μας (που τους φοβίζει όσο τίποτα άλλο) με μόνο σκοπό μια ΕΥΝΟΜΟΥΜΕΝΗ πολιτεία που οραματιζόμαστε για εμάς και τα παιδιά μας, είναι ΑΝΙΚΗΤΗ!\nΔιότι τα έχουν βάλει με <text:s/>μάνες, με γονείς που τρέμουν για τα παιδιά τους και ονειρεύονται <text:s/>για αυτά υγιές και ενάρετο μέλλον, όπως τους αξίζει. \nΣίγουρη η ήττα τους….\n\nΑν τα παιδιά μας έφυγαν χωρίς οξυγόνο προφανές είναι ότι ούτε <text:s/>εμείς μπορούμε να αναπνεύσουμε, <text:s/>αν δεν αποδοθεί δικαιοσύνη. \n\nΌχι μόνο οι <text:s/>μάνες των Τεμπών αλλά και κάθε μάνα που έχασε παιδί από κρατικό έγκλημα, για την κάθε μάνα και τον κάθε γονιό που φοβάται για το μέλλον του παιδιού του μέσα σε ένα Κράτος ανάλγητο που δεν το υπολογίζει. \nΈνα μέλλον που φρόντισαν <text:s/>να είναι <text:s/>μαύρο και αβέβαιο <text:s/>για όλους, πλην των δικών τους παιδιών. \nΣτην <text:s/>άρρωστη κοινωνία που μας τοποθετήσαν, ακόμη και τα ΜΑΤ, η αστυνομία, γίνονται υπάκουοι εντολοδόχοι και <text:s/>αντί <text:s text:c="2"/>να προστατεύουν <text:s/>τον πολίτη, εκτελούν εντολές εναντίον του πολίτη και του δικαιώματος του να μιλάει, να διαμαρτύρεται …ευτυχώς όχι όλοι…\n\nΤα καλοταϊσμένα κανάλια και <text:s/>οι κατευθυνόμενοι δημοσιογράφοι, που σε μία <text:s/>δημοκρατική κοινωνία όφειλαν να ενημερώνουν τους πολίτες για <text:s/>την αλήθεια, σιωπούν ένοχα και εκτελούν εντολές παραπλάνησης <text:s/>και παραπληροφόρησης της κοινής γνώμης .. ευτυχώς <text:s/>όχι <text:s/>όλοι…\n\nΟι πολιτικοί που υπάρχουν για να μας καθοδηγούν <text:s/>στο ‘ΕΥ ΖΗΝ’ μας βυθίζουν στον βάλτο και προσπαθούν με κάθε μέσο να εξασφαλίσουν ότι δεν θα βγούμε <text:s/>ποτέ από εκεί. \nΠόσο λάθεψαν….\nΜας είδαν όλους ενωμένους χθες στη μεγαλειώδη συγκέντρωση οικογενειών και όχι μόνο, να πατάμε γερά στα πόδια μας και να διεκδικούμε δικαιοσύνη! \nΑν δεν το αντιλαμβάνονται ότι θα <text:s/>παλέψουμε για <text:s/>το δίκαιο μέχρι τέλους, είναι γιατί δεν έχουν ΣΥΝΔΕΣΗ <text:s/>με την κοινωνία, δεν αντιλαμβάνονται ούτε τις ανάγκες μας, <text:s/>ούτε <text:s/>τις επιθυμίες μας. Και το βασικότερο δεν αντιλαμβάνονται τι σημαίνει ο <text:s/>όρκος που καταπάτησαν. <text:s/>\nΚαι έτσι αυτομάτως γίνονται κάτι ξένο. \nΚάτι διαφορετικό που πρέπει να ΦΥΓΕΙ!\nΟι 57 άγγελοι (και όχι μόνο) τους <text:s/>δείχνουν τον δρόμο της ντροπιαστικής εξόδου τους …</text:p>
          </table:table-cell>
          <table:table-cell table:style-name="ce29" office:value-type="string" calcext:value-type="string">
            <text:p>[{"type":"photo","url":"https://t.co/M7M3vf8x45","thumbnail":"https://pbs.twimg.com/media/GiUAVEhXEAAZPig?format=jpg&amp;name=thumb","original":"https://pbs.twimg.com/media/GiUAVEhXEAAZPig?format=jpg&amp;name=orig"}]</text:p>
          </table:table-cell>
          <table:table-cell table:style-name="ce29" office:value-type="float" office:value="12420" calcext:value-type="float">
            <text:p>12420</text:p>
          </table:table-cell>
          <table:table-cell table:style-name="ce29" office:value-type="float" office:value="2781" calcext:value-type="float">
            <text:p>2781</text:p>
          </table:table-cell>
          <table:table-cell table:style-name="ce29" office:value-type="float" office:value="100" calcext:value-type="float">
            <text:p>100</text:p>
          </table:table-cell>
          <table:table-cell table:style-name="ce29" office:value-type="float" office:value="82" calcext:value-type="float">
            <text:p>82</text:p>
          </table:table-cell>
          <table:table-cell table:style-name="ce29" office:value-type="float" office:value="384" calcext:value-type="float">
            <text:p>384</text:p>
          </table:table-cell>
          <table:table-cell table:style-name="ce29" office:value-type="float" office:value="193939" calcext:value-type="float">
            <text:p>193939</text:p>
          </table:table-cell>
          <table:table-cell table:style-name="ce29" office:value-type="string" calcext:value-type="string">
            <text:p>https://twitter.com/mkaristianou/status/1883912390947049712</text:p>
          </table:table-cell>
          <table:table-cell office:value-type="string" calcext:value-type="string">
            <text:p>@mkaristianou </text:p>
          </table:table-cell>
          <table:table-cell table:style-name="ce23" table:formula="of:=([.I23])+([.J23]*2)+([.M23]*1.5)+([.K23]*0.5)+([.L23]*1.75)" office:value-type="float" office:value="18751.5" calcext:value-type="float">
            <text:p>18.751,50</text:p>
          </table:table-cell>
          <table:table-cell table:style-name="ce26" table:formula="of:=SUM([.I23:.M23])/[.N23]" office:value-type="percentage" office:value="0.081298758888104" calcext:value-type="percentage">
            <text:p>8,13%</text:p>
          </table:table-cell>
          <table:table-cell table:number-columns-repeated="1002"/>
        </table:table-row>
        <table:table-row table:style-name="ro1">
          <table:table-cell table:style-name="ce5" office:value-type="date" office:date-value="2025-01-29" calcext:value-type="date">
            <text:p>29/01/2025</text:p>
          </table:table-cell>
          <table:table-cell table:style-name="ce7" table:formula="of:=TEXT([.A24];&quot;MM&quot;)" office:value-type="string" office:string-value="01" calcext:value-type="string">
            <text:p>01</text:p>
          </table:table-cell>
          <table:table-cell table:style-name="ce12" table:formula="of:=TEXT([.A24];&quot;MM/YYYY&quot;)" office:value-type="string" office:string-value="01/2025" calcext:value-type="string">
            <text:p>01/2025</text:p>
          </table:table-cell>
          <table:table-cell table:style-name="ce7" table:formula="of:=TEXT([.A24];&quot;YYYY&quot;)" office:value-type="string" office:string-value="2025" calcext:value-type="string">
            <text:p>2025</text:p>
          </table:table-cell>
          <table:table-cell table:style-name="ce18" office:value-type="time" office:time-value="PT18H21M39S" calcext:value-type="time">
            <text:p>18:21:39</text:p>
          </table:table-cell>
          <table:table-cell table:style-name="ce16" table:formula="of:=[.A24]+[.E24]" office:value-type="date" office:date-value="2025-01-29T18:21:39" calcext:value-type="date">
            <text:p>29/01/2025 18:21:39</text:p>
          </table:table-cell>
          <table:table-cell table:style-name="ce29" office:value-type="string" calcext:value-type="string">
            <text:p>Κύριε Μητσοτάκη,\n \nΕπί δύο χρόνια δεν έχει εξιχνιαστεί τι συνέβη εκείνη την τρομερή νύχτα του Φλεβάρη, όπου κόπηκε το νήμα της ζωης 57 ανθρώπων και σταμάτησε ο χρόνος για τις οικογένειες τους.\n \nΒλέποντας τις κατ’ εξακολούθηση παραλείψεις, όπως τα χαμένα βίντεο και τα αλλοιωμένα ηχητικά, πολλές  φορές αναγκαστήκαμε να κάνουμε οι ίδιοι  οι συγγενείς των θυμάτων έρευνα μέσω πραγματογνωμόνων και να προσκομίζουμε στοιχεία στον ανακριτή, αναπληρώνοντας τον στα καθήκοντα του και κάνοντας πράγματα που  σε ένα ευνομούμενο κράτος έπρεπε να γίνονται από την ίδια τη δικαιοσύνη.\n \nΈτσι έχουμε γίνει αντικείμενο εμπαιγμού από μια άτολμη και απρόθυμη να βρει την αλήθεια ανακριτική διαδικασία, η οποία πεισματικά αρνείται ακόμη και να διατάξει έρευνα για την ύπαρξη του παράνομου φορτίου που κατέκαψε τα παιδιά μας. \n \nΕπιπλέον, εσείς έχετε προσωπικά τοποθετηθεί πολλές φορές στο θέμα των Τεμπών είτε με διαβεβαιώσεις, που αποδείχτηκαν   αναληθείς,  είτε μιλώντας με γενικότητες, όπως για παράδειγμα να έχουμε εμπιστοσύνη στην δικαιοσύνη, η οποία απέχει από την άσκηση των καθηκόντων της.  Αυτό μας έχει προβληματίσει πολύ.\n \nΕυκαιρίας λοιπόν δοθείσης εκ της συνέντευξης που θα δώσετε  για το έγκλημα  των Τεμπών, την οποία και αποφασίσατε την ίδια μέρα που ο Σέρβος ομόλογος σας παραιτήθηκε από το πρωθυπουργικό αξίωμα για συναφή και λιγότερης έκτασης τραγωδία, θέτουμε κάποιες ερωτήσεις που μας βασανίζουν και θα εκτιμούσαμε πολύ να βρείτε τη θέληση να τις  απαντήσετε.\nΕίναι ερωτήσεις που κατατείνουν στην ανάδειξη της αλήθειας, και άρα εύλογα αναμένω να τεθούν από τον κ. Σροιτερ, εφόσον και το δικό του δημοσιογραφικό καθήκον υπαγορεύει την αναζήτησή της, ώστε να ενημερώσει  το τηλεοπτικό  κοινό ως οφείλει.\n \n 1. Μετά από όλες τις ερευνώμενες (εγκληματικές  για εμάς) πράξεις και παραλείψεις που έλαβαν χώρα μετά το σιδηροδρομικό δυστύχημα από κρατικούς φορείς, στελέχη κρατικών υπηρεσιών και αξιωματούχους της Δικαιοσύνης (μπάζωμα, αλλοίωση ηχητικών ντοκουμέντων, πλημμελής εκτέλεση διαδικασιών νεκροψίας – νεκροτομής, παραπλανητικά πορίσματα από μη έγκριτους επιστήμονες που απέδιδαν την αιτία του δυστυχήματος σε έλαια σιλικόνης, καθυστερήσεις κ.α.) πιστεύετε ότι υπάρχει Κράτος Δικαίου στην Ελλάδα; \n \n2. Η Ευρωπαϊκή Επιτροπή - Commission έχει ξεκινήσει διαδικασία επί παραβάσει εις βάρος της χώρας μας εξαιτίας διαχρονικών ελλείψεων που αφορούν στην ασφάλεια των σιδηροδρόμων. (https://t.co/u5rIKuZgnJ). Πιστεύετε ότι θα προλάβετε ως κυβέρνηση να  συμμορφωθείτε με τις απαιτήσεις πριν την εκπνοή της προθεσμίας τις επόμενες ημέρες ή, μετά το σιδηροδρομικό δυστύχημα των Τεμπών, θα οδηγηθούμε σε νέο διασυρμό της χώρας μας και εν τέλει σε επιβολή προστίμου, μέσω του οποίου οι Έλληνες πολίτες θα πληρώσουν για πολλοστή φορά πλέον και με  χρήματα (πέρα από τη ζωή τους) τους απαξιωμένους σιδηροδρόμους; \n \n3. Όσοι παρακώλυσαν την έρευνα για την υπόθεση των Τεμπών, αντί να απομακρυνθούν από τις θέσεις τους, και ενώ εκκρεμούν ποινικές κατηγορίες εις βάρος τους, επιβραβεύονται με προαγωγές. Ειδικά αναφέρουμε:\n- Την περίπτωση του κ. Τασούλα, ο οποίος, υπό την ιδιότητά του ως Προέδρου της Βουλής, κράτησε στα συρτάρια του τις δικογραφίες για τα Τέμπη, αντί να τις εισάγει στη Βουλή αμελλητί, ως υποχρεούται, και ο οποίος προτάθηκε τελικά από εσάς για το αξίωμα του Προέδρου της Δημοκρατίας. \n- Περαιτέρω, ο κος Αγάπιος Χαρακόπουλος, αδελφός βουλευτή του κόμματός σας, κατά τις πρόσφατες τακτικές κρίσεις στο Σώμα της ΕΛ.ΑΣ., προήχθη ενώ εκκρεμεί σε βάρος του ποινική δίωξη για παράβαση καθήκοντος λόγω παραλείψεως που αφορά στη φύλαξη βαγονιών και ευρημάτων στο δυστύχημα των Τεμπών. (https://t.co/ypb4EaMT9G )\nΠώς απαντάτε κύριε Πρωθυπουργέ σε αυτές τις αιτιάσεις;</text:p>
          </table:table-cell>
          <table:table-cell table:style-name="ce29" office:value-type="string" calcext:value-type="string">
            <text:p>[]</text:p>
          </table:table-cell>
          <table:table-cell table:style-name="ce29" office:value-type="float" office:value="8748" calcext:value-type="float">
            <text:p>8748</text:p>
          </table:table-cell>
          <table:table-cell table:style-name="ce29" office:value-type="float" office:value="2632" calcext:value-type="float">
            <text:p>2632</text:p>
          </table:table-cell>
          <table:table-cell table:style-name="ce29" office:value-type="float" office:value="224" calcext:value-type="float">
            <text:p>224</text:p>
          </table:table-cell>
          <table:table-cell table:style-name="ce29" office:value-type="float" office:value="96" calcext:value-type="float">
            <text:p>96</text:p>
          </table:table-cell>
          <table:table-cell table:style-name="ce29" office:value-type="float" office:value="272" calcext:value-type="float">
            <text:p>272</text:p>
          </table:table-cell>
          <table:table-cell table:style-name="ce29" office:value-type="float" office:value="214185" calcext:value-type="float">
            <text:p>214185</text:p>
          </table:table-cell>
          <table:table-cell table:style-name="ce29" office:value-type="string" calcext:value-type="string">
            <text:p>https://twitter.com/mkaristianou/status/1884638046944887008</text:p>
          </table:table-cell>
          <table:table-cell office:value-type="string" calcext:value-type="string">
            <text:p>@mkaristianou </text:p>
          </table:table-cell>
          <table:table-cell table:style-name="ce23" table:formula="of:=([.I24])+([.J24]*2)+([.M24]*1.5)+([.K24]*0.5)+([.L24]*1.75)" office:value-type="float" office:value="14700" calcext:value-type="float">
            <text:p>14.700,00</text:p>
          </table:table-cell>
          <table:table-cell table:style-name="ce26" table:formula="of:=SUM([.I24:.M24])/[.N24]" office:value-type="percentage" office:value="0.055895604267339" calcext:value-type="percentage">
            <text:p>5,59%</text:p>
          </table:table-cell>
          <table:table-cell table:number-columns-repeated="1002"/>
        </table:table-row>
        <table:table-row table:style-name="ro1">
          <table:table-cell table:style-name="ce5" office:value-type="date" office:date-value="2025-01-29" calcext:value-type="date">
            <text:p>29/01/2025</text:p>
          </table:table-cell>
          <table:table-cell table:style-name="ce7" table:formula="of:=TEXT([.A25];&quot;MM&quot;)" office:value-type="string" office:string-value="01" calcext:value-type="string">
            <text:p>01</text:p>
          </table:table-cell>
          <table:table-cell table:style-name="ce12" table:formula="of:=TEXT([.A25];&quot;MM/YYYY&quot;)" office:value-type="string" office:string-value="01/2025" calcext:value-type="string">
            <text:p>01/2025</text:p>
          </table:table-cell>
          <table:table-cell table:style-name="ce7" table:formula="of:=TEXT([.A25];&quot;YYYY&quot;)" office:value-type="string" office:string-value="2025" calcext:value-type="string">
            <text:p>2025</text:p>
          </table:table-cell>
          <table:table-cell table:style-name="ce18" office:value-type="time" office:time-value="PT18H26M22S" calcext:value-type="time">
            <text:p>18:26:22</text:p>
          </table:table-cell>
          <table:table-cell table:style-name="ce16" table:formula="of:=[.A25]+[.E25]" office:value-type="date" office:date-value="2025-01-29T18:26:22" calcext:value-type="date">
            <text:p>29/01/2025 18:26:22</text:p>
          </table:table-cell>
          <table:table-cell table:style-name="ce29" office:value-type="string" calcext:value-type="string">
            <text:p>(Ερωτήσεις προς τον Πρωθυπουργό 29/1/2025)\n\n4. Γιατί διατηρείτε στη θέση του τον άνθρωπο κλειδί,  Παναγιώτη Τερεζάκη, Διευθύνοντα Σύμβουλο της ΟΣΕ, δηλαδή εταιρείας που ελέγχεται 100% από τον μοναδικό μέτοχό της - Ελληνικό Δημόσιο, ο οποίος έχει μηνυθεί για  ψευδή κατάθεση στη Βουλή, και για τη μηπαράδοση και την αλλοίωση των ψηφιακών αρχείων ήχου και εικόνας από τη φόρτωση και αναχώρηση της εμπορικής αμαξοστοιχίας; Γιατί  παραμένει στη θέση του ενώ είναι υπόλογος  για σειρά ερευνώμενων εγκληματικών ενεργειών; \n \n5. Ο Υπουργός της Κυβέρνησής σας, κ. Άδωνις Γεωργιάδης, μιλάει για «κάθαρση» η οποία θα επέλθει μέσω της κρίσης της υπόθεσης των Τεμπών από τα Δικαστήρια. Ωστόσο, στοιχεία που έρχονται στο φως αποκαλύπτουν νομικά  και ηθικά έκτροπα αφού:  \n- Ο Ανακριτής Λάρισας μέχρι και σήμερα δεν έχει καν διατάξει έρευνα για το παράνομο χημικό φορτίο της εμπορικής αμαξοστοιχίας. Κλείνει ερμητικά τα αυτιά του  για ό,τι σχετίζεται με αυτό. \n- Με το μπάζωμα καταστράφηκε κρίσιμο αποδεικτικό υλικό και πατάχθηκαν στα σκυλιά τα  οστά των παιδιών μας. \n- Η νεκροψία – νεκροτομή διενεργήθηκε κατά παράβαση του νόμου και των ν Πρωτοκόλλωντων Ιατροδικαστών. \n- Η επί 29 ημέρες καθυστερούμενη συλλογή δειγμάτων προς έρευνα από τον τόπο του δυστυχήματος είχε ως αποτέλεσμα την αλλοίωση και εξαφάνιση των στοιχείων\n- Οι εκθέσεις του Γενικού Χημείου του Κράτους, οι οποίες επίμονα αν και ατεκμηρίωτα απέδιδαν την αιτία του δυστυχήματος στα έλαια σιλικόνης και αποδείχθηκαν ψευδείςείχαν ως αποτέλεσμα τον αποπροσανατολισμό των ερευνών.\n- Τα πειστήρια ήχου που κατατέθηκαν στη δικογραφία είναι ακαι αυτά αλλοιωμένα. \nΜετά από τα  ηθικά και νομικά έκτροπα, πως εξακολουθείτε να ισχυρίζεστε ότι θα αποδοθεί Δικαιοσύνη όταν προκύπτει ότι συνεχώς το έργο αυτής παρακωλύεται; \n \n6. Σε χθεσινές δηλώσεις του, ο Υπουργός Δικαιοσύνης της Κυβέρνησής σας – και έχει σημασία το «Δικαιοσύνης» - δήλωσε, σχετικά με την παράνομη αλλοίωση του τόπου του δυστυχήματος και το παράνομο «μπάζωμα», για το οποίο έχουν κινηθεί ποινικές διαδικασίες, ότι «τα χώματα πήγαν λίγο παραπέρα». Συμμερίζεστε κι εσείς αυτή την άποψη; Πώς εκλαμβάνετε αυτή την τοποθέτηση του Υπουργού σας, η οποία μπαζώνει ακόμη και το μπάζωμα;\n \n7. Ποιος  έδωσε την εντολή στους Ιατροδικαστές  να φύγουν από την Αθήνα αξημέρωτα του δυστυχήματος και να μεταβούν οι εντεταλμένοι σας στην Λάρισα; \n\n8. Στο μπάζωμα του τόπου του δυστυχήματος των Τεμπών, που είναι και μπάζωμα  της αλήθειας, κρίσιμα αποδεικτικά στοιχεία καταστράφηκαν. \nΠοιος εισηγήθηκε και ποιος έδωσε την εντολή για αυτήν την  εγκληματική παρέμβαση; \nΠοιος την εκτέλεσε; \n\n9. Από που αντλείτε την απόλυτη βεβαιότητά σας, με  την οποία ευθαρσώς δηλώσατε στο ελληνικό λαό ήδη από τον Μάρτιο του 2023, δηλαδή λίγες μέρες μετά το δυστύχημα (έγκλημα) των Τεμπών, ότι κανένα παράνομο φορτίο δεν υπήρχε  στην εμπορική αμαξοστοιχία; \n \n10. Από τις  διαρροές  σε όλα  τα φιλοκυβερνητικά ΜΜΕ, η σημερινή μέλλουσα συνέντευξή της θα  στηριχθεί στο Πόρισμα του ΕΜΠ. Πως  εσείς ο Πρωθυπουργός  της χώρας γνωρίζετε από πριν το πόρισμα του ΕΜΠ, τη στιγμή που αυτό καν δεν έχει παραδοθεί στον Εφέτη  Ανακριτή και κατ’ επέκταση στους συγγενείς που  επίμονα το ζητούν; \n \nΑναμένουμε με αγωνία και ενδιαφέρον τις απαντήσεις σας.\n\nΜε τιμή \n\nΜαρία Καρυστιανού</text:p>
          </table:table-cell>
          <table:table-cell table:style-name="ce29" office:value-type="string" calcext:value-type="string">
            <text:p>[]</text:p>
          </table:table-cell>
          <table:table-cell table:style-name="ce29" office:value-type="float" office:value="5634" calcext:value-type="float">
            <text:p>5634</text:p>
          </table:table-cell>
          <table:table-cell table:style-name="ce29" office:value-type="float" office:value="1748" calcext:value-type="float">
            <text:p>1748</text:p>
          </table:table-cell>
          <table:table-cell table:style-name="ce29" office:value-type="float" office:value="131" calcext:value-type="float">
            <text:p>131</text:p>
          </table:table-cell>
          <table:table-cell table:style-name="ce29" office:value-type="float" office:value="64" calcext:value-type="float">
            <text:p>64</text:p>
          </table:table-cell>
          <table:table-cell table:style-name="ce29" office:value-type="float" office:value="125" calcext:value-type="float">
            <text:p>125</text:p>
          </table:table-cell>
          <table:table-cell table:style-name="ce29" office:value-type="float" office:value="150963" calcext:value-type="float">
            <text:p>150963</text:p>
          </table:table-cell>
          <table:table-cell table:style-name="ce29" office:value-type="string" calcext:value-type="string">
            <text:p>https://twitter.com/mkaristianou/status/1884639232276168941</text:p>
          </table:table-cell>
          <table:table-cell office:value-type="string" calcext:value-type="string">
            <text:p>@mkaristianou </text:p>
          </table:table-cell>
          <table:table-cell table:style-name="ce23" table:formula="of:=([.I25])+([.J25]*2)+([.M25]*1.5)+([.K25]*0.5)+([.L25]*1.75)" office:value-type="float" office:value="9495" calcext:value-type="float">
            <text:p>9.495,00</text:p>
          </table:table-cell>
          <table:table-cell table:style-name="ce26" table:formula="of:=SUM([.I25:.M25])/[.N25]" office:value-type="percentage" office:value="0.0510191238912846" calcext:value-type="percentage">
            <text:p>5,10%</text:p>
          </table:table-cell>
          <table:table-cell table:number-columns-repeated="1002"/>
        </table:table-row>
        <table:table-row table:style-name="ro1">
          <table:table-cell table:style-name="ce5" office:value-type="date" office:date-value="2025-01-30" calcext:value-type="date">
            <text:p>30/01/2025</text:p>
          </table:table-cell>
          <table:table-cell table:style-name="ce7" table:formula="of:=TEXT([.A26];&quot;MM&quot;)" office:value-type="string" office:string-value="01" calcext:value-type="string">
            <text:p>01</text:p>
          </table:table-cell>
          <table:table-cell table:style-name="ce12" table:formula="of:=TEXT([.A26];&quot;MM/YYYY&quot;)" office:value-type="string" office:string-value="01/2025" calcext:value-type="string">
            <text:p>01/2025</text:p>
          </table:table-cell>
          <table:table-cell table:style-name="ce7" table:formula="of:=TEXT([.A26];&quot;YYYY&quot;)" office:value-type="string" office:string-value="2025" calcext:value-type="string">
            <text:p>2025</text:p>
          </table:table-cell>
          <table:table-cell table:style-name="ce18" office:value-type="time" office:time-value="PT13H01M59S" calcext:value-type="time">
            <text:p>13:01:59</text:p>
          </table:table-cell>
          <table:table-cell table:style-name="ce16" table:formula="of:=[.A26]+[.E26]" office:value-type="date" office:date-value="2025-01-30T13:01:59" calcext:value-type="date">
            <text:p>30/01/2025 13:01:59</text:p>
          </table:table-cell>
          <table:table-cell table:style-name="ce29" office:value-type="string" calcext:value-type="string">
            <text:p>Χθες ήταν η συνέντευξη του Πρωθυπουργού για το έγκλημα στα Τέμπη…\n\nΔεν είχα καμία αγωνία.\nΤι να περιμένω να ακούσω από κάποιον που έχει ξεστομίσει τόσα ψέματα; και ηγείται ενός επιτελείου που για δυο χρόνια συγκαλύπτει την αλήθεια και επιτίθεται σε ανθρώπους που έθαψαν τα παιδιά τους.\n\nΌμως και πάλι, αυτό που είδα εχθές ξεπέρασε τη φαντασία μου.\nΑυτός ο άνθρωπος, αντί να σεβαστεί την κοινωνία και με θάρρος και υπευθυνότητα, που αρμόζει στον θεσμό που λέγεται Πρωθυπουργός, να μιλήσει ειλικρινά, παρουσίασε τον εαυτό του ως δήθεν παραπλανημένο…\nΑκολουθώντας δηλαδή τη γνωστή <text:s/>παρελκυστική τακτική του προσπάθησε να προστατεύσει την προσωπική του εικόνα, φυλάσσοντας <text:s/>τα νώτα του και μεταθέτοντας τις ευθύνες δεξιά και αριστερά.\nΠαρασύρθηκε δήθεν από την Πυροσβεστική και τη Hellenic Train ενώ ο ΙΔΙΟΣ, το πρώτο 24ωρο, αλλά και έπειτα πάλι από 3 εβδομάδες έδινε συνεντεύξεις, με σιγουριά και στόμφο, διαβεβαιώνοντας προσωπικά όλους τους Έλληνες ότι τίποτα παράνομο δεν υπήρξε και κατηγορούσε <text:s/>τους συγγενείς για θεωρίες συνωμοσίας περί δήθεν μπαζώματος και έκρηξης.\nΚαι πάλι, έπειτα από δύο μήνες και εν όψει της προεκλογικής περιόδου, μας κατηγόρησε ότι εργαλειοποιούσαμε <text:s/>τον πόνο μας φωνάζοντας για τα παιδιά μας.\nΧθες ακούσαμε ξανά ψέματα για ευθύνες που δήθεν δεν ανήκουν στον ίδιο αλλά σε άλλους. Όμως,«το ψέμα έχει κοντά πόδια». Και ήδη σήμερα, με την ανακοίνωσή της, η Hellenic Train κάνει λόγο για 13 βαγόνια, εκθέτοντας τον Υπουργό Δικαιοσύνης που δύο μέρες πριν διαβεβαίωνε ότι «13ο βαγόνι δεν υπήρξε ποτέ». (https://t.co/09nl6izyIq)\nΟ Πρωθυπουργός που χθες <text:s/>εμφανίστηκε να είναι δήθεν ο πρώτος που πονάει περισσότερο μετά από εμάς ήταν ακόμα πιο απογοητευτικός και πιο ένοχος.\nΗ επιτομή της αναξιοπιστίας.\n\nΌμως η κοινωνία, οι ίδιοι οι πολίτες, <text:s/>τον βλέπουν πλέον με ξεκάθαρη μάτια και θωρούν την ένοχη σκιά του…\n\nΌλοι μαζί! Μέχρι τέλους!</text:p>
          </table:table-cell>
          <table:table-cell table:style-name="ce29" office:value-type="string" calcext:value-type="string">
            <text:p>[{"type":"photo","url":"https://t.co/CJI1hIveuA","thumbnail":"https://pbs.twimg.com/media/GiiUvHwXwAEshiV?format=jpg&amp;name=thumb","original":"https://pbs.twimg.com/media/GiiUvHwXwAEshiV?format=jpg&amp;name=orig"}]</text:p>
          </table:table-cell>
          <table:table-cell table:style-name="ce29" office:value-type="float" office:value="10518" calcext:value-type="float">
            <text:p>10518</text:p>
          </table:table-cell>
          <table:table-cell table:style-name="ce29" office:value-type="float" office:value="2984" calcext:value-type="float">
            <text:p>2984</text:p>
          </table:table-cell>
          <table:table-cell table:style-name="ce29" office:value-type="float" office:value="149" calcext:value-type="float">
            <text:p>149</text:p>
          </table:table-cell>
          <table:table-cell table:style-name="ce29" office:value-type="float" office:value="136" calcext:value-type="float">
            <text:p>136</text:p>
          </table:table-cell>
          <table:table-cell table:style-name="ce29" office:value-type="float" office:value="507" calcext:value-type="float">
            <text:p>507</text:p>
          </table:table-cell>
          <table:table-cell table:style-name="ce29" office:value-type="float" office:value="276469" calcext:value-type="float">
            <text:p>276469</text:p>
          </table:table-cell>
          <table:table-cell table:style-name="ce29" office:value-type="string" calcext:value-type="string">
            <text:p>https://twitter.com/mkaristianou/status/1884919986918981987</text:p>
          </table:table-cell>
          <table:table-cell office:value-type="string" calcext:value-type="string">
            <text:p>@mkaristianou </text:p>
          </table:table-cell>
          <table:table-cell table:style-name="ce23" table:formula="of:=([.I26])+([.J26]*2)+([.M26]*1.5)+([.K26]*0.5)+([.L26]*1.75)" office:value-type="float" office:value="17559" calcext:value-type="float">
            <text:p>17.559,00</text:p>
          </table:table-cell>
          <table:table-cell table:style-name="ce26" table:formula="of:=SUM([.I26:.M26])/[.N26]" office:value-type="percentage" office:value="0.051701999139144" calcext:value-type="percentage">
            <text:p>5,17%</text:p>
          </table:table-cell>
          <table:table-cell table:number-columns-repeated="1002"/>
        </table:table-row>
        <table:table-row table:style-name="ro1">
          <table:table-cell table:style-name="ce5" office:value-type="date" office:date-value="2025-01-31" calcext:value-type="date">
            <text:p>31/01/2025</text:p>
          </table:table-cell>
          <table:table-cell table:style-name="ce7" table:formula="of:=TEXT([.A27];&quot;MM&quot;)" office:value-type="string" office:string-value="01" calcext:value-type="string">
            <text:p>01</text:p>
          </table:table-cell>
          <table:table-cell table:style-name="ce12" table:formula="of:=TEXT([.A27];&quot;MM/YYYY&quot;)" office:value-type="string" office:string-value="01/2025" calcext:value-type="string">
            <text:p>01/2025</text:p>
          </table:table-cell>
          <table:table-cell table:style-name="ce7" table:formula="of:=TEXT([.A27];&quot;YYYY&quot;)" office:value-type="string" office:string-value="2025" calcext:value-type="string">
            <text:p>2025</text:p>
          </table:table-cell>
          <table:table-cell table:style-name="ce18" office:value-type="time" office:time-value="PT10H00M54S" calcext:value-type="time">
            <text:p>10:00:54</text:p>
          </table:table-cell>
          <table:table-cell table:style-name="ce16" table:formula="of:=[.A27]+[.E27]" office:value-type="date" office:date-value="2025-01-31T10:00:54" calcext:value-type="date">
            <text:p>31/01/2025 10:00:54</text:p>
          </table:table-cell>
          <table:table-cell table:style-name="ce29" office:value-type="string" calcext:value-type="string">
            <text:p>«Αν εγγυόμουν <text:s/>την ασφάλεια των <text:s/>επιβατών στα τρένα θα ήμουνα ασυνείδητος»\n\nΜάλλον το αντίθετο ισχύει κ. Μαρινάκη!\nΕκτός από το ότι είναι απαράδεκτο να μην γνωρίζεις να απαντήσεις σε ένα θέμα που καίει την κοινωνία καθώς χρησιμοποιούν αναγκαστικά το τρένο πολλοί <text:s/>πολίτες, <text:s/>κυρίως νέοι, είναι εντελώς ψευδής η δήλωση σας. \n\nΑπό τον Δεκέμβριο του 2024 βρίσκεται στα χέρια του Υπουργείου Μεταφορών, επιστολή κόλαφος της DG move, της Ευρωπαϊκής Επιτροπής Μεταφορών, την οποία οφείλατε ως κυβερνητικός εκπρόσωπος να αναφέρετε, αν σας ενδιέφερε να λέτε την αλήθεια στους πολίτες. \n\nΣε αυτήν την <text:s/>επιστολή <text:s/>λοιπόν ΚΑΤΗΓΟΡΕΙΤΑΙ η χώρα μας για την επισφαλή <text:s/>λειτουργία των σιδηροδρόμων και θα οδηγηθεί σε καταδίκη και επιβολή προστίμου, αν δεν κάνει τις απαραίτητες διορθωτικές ενέργειες για την ύπαρξη στοιχειώδους ασφάλειας, μέχρι τα μέσα του Φλεβάρη του 2025.\n\nΚΥΡΙΟΙ, καθώς έχουν μείνει μόνο 15 ημέρες, μπορεί η ΚΥΒΕΡΝΗΣΗ να μας αναφέρει τις αλλαγές- μια προς μια παρακαλώ- στις οποίες προέβη για να γίνει πιο ασφαλής ο σιδηρόδρομος;;\n\nΑν δεν έχει γίνει τίποτα, μπορεί η ΚΥΒΕΡΝΗΣΗ να μας εξηγήσει για ποιον λόγο διασύρει την χώρα καθώς επιδεικνύει:\n- [ ] αδιαφορία προς ευρωπαικούς και ελληνικούς νόμους και πρωτόκολλα λειτουργίας\n- [ ] αδιαφορία προς την ασφαλή μετακίνηση των πολιτών, αφού εξακολουθείτε να παίζετε τη ζωή των πολιτών στα ζάρια <text:s/>\n- [ ] αδιαφορία για την εικόνα που εμφανίζει η χώρα, την οποία επιβαρύνετε με <text:s/>τεράστια πρόστιμα, τα οποία πληρώνουν οι Έλληνες Πολίτες! \n\nΑυτή η εικόνα μπορεί να είναι «εντάξει» με την ανήθικη στάση σας, αλλά είναι ΞΕΝΗ σε σχέση με τις δικές μας αληθινές αξίες. \n\nΣεβαστείτε επιτέλους την ΚΟΙΝΩΝΙΑ!</text:p>
          </table:table-cell>
          <table:table-cell table:style-name="ce29" office:value-type="string" calcext:value-type="string">
            <text:p>[{"type":"video","url":"https://t.co/IqhUKb9Lsp","thumbnail":"https://pbs.twimg.com/amplify_video_thumb/1885236743932203008/img/fTtuhD4iq73cIwfF.jpg?name=thumb","original":"https://video.twimg.com/amplify_video/1885236743932203008/vid/avc1/1280x720/xn6iS-M_YseVL0Ae.mp4?tag=14"}]</text:p>
          </table:table-cell>
          <table:table-cell table:style-name="ce29" office:value-type="float" office:value="5032" calcext:value-type="float">
            <text:p>5032</text:p>
          </table:table-cell>
          <table:table-cell table:style-name="ce29" office:value-type="float" office:value="1639" calcext:value-type="float">
            <text:p>1639</text:p>
          </table:table-cell>
          <table:table-cell table:style-name="ce29" office:value-type="float" office:value="85" calcext:value-type="float">
            <text:p>85</text:p>
          </table:table-cell>
          <table:table-cell table:style-name="ce29" office:value-type="float" office:value="61" calcext:value-type="float">
            <text:p>61</text:p>
          </table:table-cell>
          <table:table-cell table:style-name="ce29" office:value-type="float" office:value="190" calcext:value-type="float">
            <text:p>190</text:p>
          </table:table-cell>
          <table:table-cell table:style-name="ce29" office:value-type="float" office:value="102769" calcext:value-type="float">
            <text:p>102769</text:p>
          </table:table-cell>
          <table:table-cell table:style-name="ce29" office:value-type="string" calcext:value-type="string">
            <text:p>https://twitter.com/mkaristianou/status/1885236802077741199</text:p>
          </table:table-cell>
          <table:table-cell office:value-type="string" calcext:value-type="string">
            <text:p>@mkaristianou </text:p>
          </table:table-cell>
          <table:table-cell table:style-name="ce23" table:formula="of:=([.I27])+([.J27]*2)+([.M27]*1.5)+([.K27]*0.5)+([.L27]*1.75)" office:value-type="float" office:value="8744.25" calcext:value-type="float">
            <text:p>8.744,25</text:p>
          </table:table-cell>
          <table:table-cell table:style-name="ce26" table:formula="of:=SUM([.I27:.M27])/[.N27]" office:value-type="percentage" office:value="0.0681820393309267" calcext:value-type="percentage">
            <text:p>6,82%</text:p>
          </table:table-cell>
          <table:table-cell table:number-columns-repeated="1002"/>
        </table:table-row>
        <table:table-row table:style-name="ro1">
          <table:table-cell table:style-name="ce5" office:value-type="date" office:date-value="2025-02-03" calcext:value-type="date">
            <text:p>03/02/2025</text:p>
          </table:table-cell>
          <table:table-cell table:style-name="ce7" table:formula="of:=TEXT([.A28];&quot;MM&quot;)" office:value-type="string" office:string-value="02" calcext:value-type="string">
            <text:p>02</text:p>
          </table:table-cell>
          <table:table-cell table:style-name="ce12" table:formula="of:=TEXT([.A28];&quot;MM/YYYY&quot;)" office:value-type="string" office:string-value="02/2025" calcext:value-type="string">
            <text:p>02/2025</text:p>
          </table:table-cell>
          <table:table-cell table:style-name="ce7" table:formula="of:=TEXT([.A28];&quot;YYYY&quot;)" office:value-type="string" office:string-value="2025" calcext:value-type="string">
            <text:p>2025</text:p>
          </table:table-cell>
          <table:table-cell table:style-name="ce18" office:value-type="time" office:time-value="PT14H13M40S" calcext:value-type="time">
            <text:p>14:13:40</text:p>
          </table:table-cell>
          <table:table-cell table:style-name="ce16" table:formula="of:=[.A28]+[.E28]" office:value-type="date" office:date-value="2025-02-03T14:13:40" calcext:value-type="date">
            <text:p>03/02/2025 14:13:40</text:p>
          </table:table-cell>
          <table:table-cell table:style-name="ce29" office:value-type="string" calcext:value-type="string">
            <text:p>Η Δικογραφία της 3/8/24 που καίει τον Μέγα <text:s/>Εκτελεστή του Μπαζώματος <text:s/>- Χρήστο Τριαντόπουλο <text:s/>διαβιβάστηκε στη Βουλή αμελλητί. Έκτοτε <text:s/>και μέχρι τώρα βρίσκεται στο συρτάρι του κ. Τασούλα.\nΣυγκεκριμένα, στις 3/8/24 ο Εισαγγελέας <text:s/>Λάρισας μεταβιβάζει <text:s/>άμεσα <text:s/>τη δικογραφία αυτή σε Εισαγγελέα του ΑΠ, ο οποίος τη στέλνει στη Βουλή με βάση τον νόμο περί ευθύνης υπουργών.\nΚαι αυτό γιατί μέσα <text:s/>σε αυτήν, τη σήμερα <text:s/>εξαφανισμένη <text:s/>δικογραφία, <text:s/>αναφέρονται πολιτικά πρόσωπα, όπως ο Υφυπουργός Κλιματικής Κρίσης και Πολιτικής Προστασίας Χρήστος Τριαντόπουλος, ο οποίος μαζί με τον πρώην περιφερειάρχη Θεσσαλίας Κώστα Αγοραστό, και τον Γενικό Γραμματέα του Υπουργείου Μεταφορών Ξιφαρά Ιωάννη, συμμετείχαν στις συσκέψεις, για το εγκληματικό μπάζωμα και την εξαφάνιση των πειστηρίων του δυστυχήματος και εγκλήματος.\nΜέσα <text:s/>στην ίδια εξαφανισμένη δικογραφία είναι οι καταθέσεις - φωτιά <text:s/>για τις <text:s/>εντολές περί μπαζώματος με σημαντικότερη από αυτές <text:s/>την κατάθεση <text:s/>του Διοικητή της Τροχαίας Λάρισας, ο οποίος αποκαλύπτει ότι, σε σύσκεψη με τον Υφυπουργό Κλιματικής Κρίσης και Πολιτικής Προστασίας Χρήστο Τριαντόπουλο), ήταν ο ΜΟΝΟΣ που είπε ΟΧΙ ΣΤΟ ΜΠΑΖΩΜΑ και άρα ΟΧΙ <text:s/>ΣΤΗΝ ΕΞΑΦΑΝΙΣΗ ΤΩΝ ΠΕΙΣΤΗΡΙΩΝ <text:s/>που έπρεπε υποχρεωτικά να κρατηθούν για την ανεύρεση της αλήθειας!\nΓια ποιον λόγο λοιπόν <text:s/>αυτή <text:s/>η δικογραφία ΚΟΛΑΦΟΣ <text:s/>θάφτηκε <text:s/>από τον Πρόεδρο της Βουλής και ήδη υποψήφιο ΠτΔ, Τασούλα και σήμερα <text:s/>6 μήνες μετά, ακόμη <text:s text:c="2"/>δεν έχει συζητηθεί στην Βουλή παρά την μεγαλειώδη απαίτηση της κοινωνίας να βγει όλη η αλήθεια στο φως;\nΜήπως <text:s/>ακριβώς το μπάζωμα <text:s text:c="2"/>αυτής <text:s/>της δικογραφίας ήταν αυτό που εξαργύρωσε την <text:s/>επιλογή του <text:s/>κ. Κωνσταντίνου Τασούλα <text:s/>ως <text:s text:c="2"/>υποψήφιου ΠτΔ; <text:s/>\nΠως <text:s/>είναι δυνατόν να <text:s/>θάβετε δικογραφίες, <text:s/>για <text:s/>τις οποίες ο ίδιος ο νόμος απαιτεί αμελλητί εξέτασή τους; \nΤόσο πολύ φοβάστε λοιπόν; \nΤόσο μεγάλες <text:s/>είναι οι ευθύνες σας, <text:s/>ώστε να <text:s/>εκτίθεστε <text:s/>τόσο ξεδιάντροπα; <text:s/>\nΒγάλτε αμέσως τις θαμμένες <text:s/>δικογραφίες από τα συρτάρια της Βουλής <text:s/>και δείξτε τις <text:s/>στον κόσμο. Ο λαός απαιτεί να βγουν όλα στο φως ! \nΟι υψηλά ιστάμενοι ένοχοι ήδη κάθονται στο κάδρο….</text:p>
          </table:table-cell>
          <table:table-cell table:style-name="ce29" office:value-type="string" calcext:value-type="string">
            <text:p>[{"type":"photo","url":"https://t.co/lWQ8x6lXFH","thumbnail":"https://pbs.twimg.com/media/Gi3LgGXWgAAXHD5?format=jpg&amp;name=thumb","original":"https://pbs.twimg.com/media/Gi3LgGXWgAAXHD5?format=jpg&amp;name=orig"}]</text:p>
          </table:table-cell>
          <table:table-cell table:style-name="ce29" office:value-type="float" office:value="6527" calcext:value-type="float">
            <text:p>6527</text:p>
          </table:table-cell>
          <table:table-cell table:style-name="ce29" office:value-type="float" office:value="2556" calcext:value-type="float">
            <text:p>2556</text:p>
          </table:table-cell>
          <table:table-cell table:style-name="ce29" office:value-type="float" office:value="150" calcext:value-type="float">
            <text:p>150</text:p>
          </table:table-cell>
          <table:table-cell table:style-name="ce29" office:value-type="float" office:value="187" calcext:value-type="float">
            <text:p>187</text:p>
          </table:table-cell>
          <table:table-cell table:style-name="ce29" office:value-type="float" office:value="213" calcext:value-type="float">
            <text:p>213</text:p>
          </table:table-cell>
          <table:table-cell table:style-name="ce29" office:value-type="float" office:value="238853" calcext:value-type="float">
            <text:p>238853</text:p>
          </table:table-cell>
          <table:table-cell table:style-name="ce29" office:value-type="string" calcext:value-type="string">
            <text:p>https://twitter.com/mkaristianou/status/1886387578795946222</text:p>
          </table:table-cell>
          <table:table-cell office:value-type="string" calcext:value-type="string">
            <text:p>@mkaristianou </text:p>
          </table:table-cell>
          <table:table-cell table:style-name="ce23" table:formula="of:=([.I28])+([.J28]*2)+([.M28]*1.5)+([.K28]*0.5)+([.L28]*1.75)" office:value-type="float" office:value="12360.75" calcext:value-type="float">
            <text:p>12.360,75</text:p>
          </table:table-cell>
          <table:table-cell table:style-name="ce26" table:formula="of:=SUM([.I28:.M28])/[.N28]" office:value-type="percentage" office:value="0.0403302449623827" calcext:value-type="percentage">
            <text:p>4,03%</text:p>
          </table:table-cell>
          <table:table-cell table:number-columns-repeated="1002"/>
        </table:table-row>
        <table:table-row table:style-name="ro1">
          <table:table-cell table:style-name="ce5" office:value-type="date" office:date-value="2025-02-03" calcext:value-type="date">
            <text:p>03/02/2025</text:p>
          </table:table-cell>
          <table:table-cell table:style-name="ce7" table:formula="of:=TEXT([.A29];&quot;MM&quot;)" office:value-type="string" office:string-value="02" calcext:value-type="string">
            <text:p>02</text:p>
          </table:table-cell>
          <table:table-cell table:style-name="ce12" table:formula="of:=TEXT([.A29];&quot;MM/YYYY&quot;)" office:value-type="string" office:string-value="02/2025" calcext:value-type="string">
            <text:p>02/2025</text:p>
          </table:table-cell>
          <table:table-cell table:style-name="ce7" table:formula="of:=TEXT([.A29];&quot;YYYY&quot;)" office:value-type="string" office:string-value="2025" calcext:value-type="string">
            <text:p>2025</text:p>
          </table:table-cell>
          <table:table-cell table:style-name="ce18" office:value-type="time" office:time-value="PT23H12M51S" calcext:value-type="time">
            <text:p>23:12:51</text:p>
          </table:table-cell>
          <table:table-cell table:style-name="ce16" table:formula="of:=[.A29]+[.E29]" office:value-type="date" office:date-value="2025-02-03T23:12:51" calcext:value-type="date">
            <text:p>03/02/2025 23:12:51</text:p>
          </table:table-cell>
          <table:table-cell table:style-name="ce29" office:value-type="string" calcext:value-type="string">
            <text:p>Το ακριβώς αντίστροφο κ. Κακλαμάνη! Στους γονείς οφείλετε να απαντήσετε! \nΑυτούς που για δύο χρόνια όλοι σας προσπερνάτε!\n\nΑς μας εξηγήσει ο κ. Κακλαμάνης: \n(α) πώς οι Βουλευτές <text:s/>είχαν πρόσβαση σε έγγραφα που πρωτοκολλήθηκαν όπως λέει στις 6 Αυγούστου 2024, βάσει ανακοίνωσης δικογραφίας που έγινε 23 Μαΐου 2024; <text:s/>Απαιτεί από αυτούς να έχουν το χάρισμα <text:s/>της ένορασης; <text:s/>\n(β) Με ποιά κριτήρια <text:s/>και με ποια δεδομένα βάφτισε τη δικογραφία με καταθέσεις-φωτιά (!) <text:s/>που έστειλε <text:s/>η Εισαγγελία Λάρισας «συμπληρωματικά <text:s/>έγγραφα επί προγενέστερης δικογραφίας»; \nΜε αυτήν του τη δήλωση <text:s/>εκθέτει όλους τους Βουλευτές της Ελληνικής Βουλής ότι κανείς τους δεν ασχολήθηκε!\nΙσχύει αυτή η εκδοχή; Καλούνται να πάρουν θέση!\n(γ) Σε ποια βάση ισχυρίζεται ότι τα κατ´αυτόν «συμπληρωματικά έγγραφα» δεν ανακοινώνονται στη Βουλή; Το άρθρο 153 παρ.2 του Κανονισμού της Βουλής ορίζει ρητά ότι ΟΛΑ «τα στοιχεία που διαβιβάζονται στη Βουλή» για ευθύνες Κυβερνητικών προσώπων ανακοινώνονται υποχρεωτικά και ΔΕΝ διακρίνει τα στοιχεία σε «κύρια» και «συμπληρωματικά». Ποιος του εισηγήθηκε αυτήν τη βολική παραπλανητική ερμηνεία; \n\nΆλλη μια απόδειξη λοιπόν ότι σ' αυτήν την υπόθεση, η ΣΥΓΚΑΛΥΨΗ δεν σταματά! \nΕίναι η ώρα του κ. Κακλαμάνη λοιπόν να <text:s/>πάρει τη σκυτάλη και να συγκαλύψει <text:s/>τον κ. Τασούλα <text:s/>για το θάψιμο των δικογραφιών, ώστε να μην αναζητηθούν οι ποινικές ευθύνες εκείνων που έσπευσαν να τσιμεντώσουν τον χώρο όπου κάηκαν και δολοφονήθηκαν τα παιδιά μας για να καλύψουν τα ίχνη τους. \nΟύτε και εκείνος πτοήθηκε από το ότι απέναντι στο Έγκλημα και στη Συγκάλυψή του κι απέναντι σε όσους προσπαθούν να θάψουν την αλήθεια δεν είμαστε μόνο εμείς οι γονείς κι οι συγγενείς, είναι όλη η ΕΛΛΑΔΑ . \nΚαι δεν θα σταματήσουμε μέχρι να τιμωρηθούν όλοι οι ένοχοι και οι συνένοχοι, μέχρι να αποδοθεί Δικαιοσύνη.\nΑυτό έχω υποσχεθεί στην κόρη μου, αυτό έχουμε υποσχεθεί στους ανθρώπους μας.</text:p>
          </table:table-cell>
          <table:table-cell table:style-name="ce29" office:value-type="string" calcext:value-type="string">
            <text:p>[{"type":"photo","url":"https://t.co/ftO6vAafUk","thumbnail":"https://pbs.twimg.com/media/Gi5G6MNWAAAbmoI?format=jpg&amp;name=thumb","original":"https://pbs.twimg.com/media/Gi5G6MNWAAAbmoI?format=jpg&amp;name=orig"}]</text:p>
          </table:table-cell>
          <table:table-cell table:style-name="ce29" office:value-type="float" office:value="5063" calcext:value-type="float">
            <text:p>5063</text:p>
          </table:table-cell>
          <table:table-cell table:style-name="ce29" office:value-type="float" office:value="1654" calcext:value-type="float">
            <text:p>1654</text:p>
          </table:table-cell>
          <table:table-cell table:style-name="ce29" office:value-type="float" office:value="63" calcext:value-type="float">
            <text:p>63</text:p>
          </table:table-cell>
          <table:table-cell table:style-name="ce29" office:value-type="float" office:value="82" calcext:value-type="float">
            <text:p>82</text:p>
          </table:table-cell>
          <table:table-cell table:style-name="ce29" office:value-type="float" office:value="175" calcext:value-type="float">
            <text:p>175</text:p>
          </table:table-cell>
          <table:table-cell table:style-name="ce29" office:value-type="float" office:value="109573" calcext:value-type="float">
            <text:p>109573</text:p>
          </table:table-cell>
          <table:table-cell table:style-name="ce29" office:value-type="string" calcext:value-type="string">
            <text:p>https://twitter.com/mkaristianou/status/1886523265960554629</text:p>
          </table:table-cell>
          <table:table-cell office:value-type="string" calcext:value-type="string">
            <text:p>@mkaristianou </text:p>
          </table:table-cell>
          <table:table-cell table:style-name="ce23" table:formula="of:=([.I29])+([.J29]*2)+([.M29]*1.5)+([.K29]*0.5)+([.L29]*1.75)" office:value-type="float" office:value="8808.5" calcext:value-type="float">
            <text:p>8.808,50</text:p>
          </table:table-cell>
          <table:table-cell table:style-name="ce26" table:formula="of:=SUM([.I29:.M29])/[.N29]" office:value-type="percentage" office:value="0.0642220254989824" calcext:value-type="percentage">
            <text:p>6,42%</text:p>
          </table:table-cell>
          <table:table-cell table:number-columns-repeated="1002"/>
        </table:table-row>
        <table:table-row table:style-name="ro1">
          <table:table-cell table:style-name="ce5" office:value-type="date" office:date-value="2025-02-05" calcext:value-type="date">
            <text:p>05/02/2025</text:p>
          </table:table-cell>
          <table:table-cell table:style-name="ce7" table:formula="of:=TEXT([.A30];&quot;MM&quot;)" office:value-type="string" office:string-value="02" calcext:value-type="string">
            <text:p>02</text:p>
          </table:table-cell>
          <table:table-cell table:style-name="ce12" table:formula="of:=TEXT([.A30];&quot;MM/YYYY&quot;)" office:value-type="string" office:string-value="02/2025" calcext:value-type="string">
            <text:p>02/2025</text:p>
          </table:table-cell>
          <table:table-cell table:style-name="ce7" table:formula="of:=TEXT([.A30];&quot;YYYY&quot;)" office:value-type="string" office:string-value="2025" calcext:value-type="string">
            <text:p>2025</text:p>
          </table:table-cell>
          <table:table-cell table:style-name="ce18" office:value-type="time" office:time-value="PT20H46M20S" calcext:value-type="time">
            <text:p>20:46:20</text:p>
          </table:table-cell>
          <table:table-cell table:style-name="ce16" table:formula="of:=[.A30]+[.E30]" office:value-type="date" office:date-value="2025-02-05T20:46:20" calcext:value-type="date">
            <text:p>05/02/2025 20:46:20</text:p>
          </table:table-cell>
          <table:table-cell table:style-name="ce29" office:value-type="string" calcext:value-type="string">
            <text:p>Κα Γεροβασίλη, η <text:s/>παραπλανητική σημερινή σας δήλωση με σκοπό να στηρίξετε μια υπόλογη και έκθετη κυβέρνηση, θέτει <text:s/>σοβαρές αμφιβολίες για τα κίνητρα, που εν τέλει καθορίζουν τα λόγια σας.\nΘαρρείτε πως θα αποδεχθούν οι πολίτες <text:s/>την "απλοϊκή" σας σκέψη, <text:s/>ότι όταν υπάρχουν <text:s/>σοβαρές καταγγελίες για ποινικές <text:s/>ευθύνες υπουργών, αυτές δεν χρειάζεται να <text:s/>ανακοινώνονται επίσημα αλλά «κατά το δοκούν» όπου τύχει….στο διάδρομο της Βουλής, για παράδειγμα;;\nΠως τολμάτε να δίνετε στήριξη και να «ξεπλένετε» τον άνθρωπο που έτρεξε εκτελώντας εντολές (;) να μπαζώσει τον τόπο του εγκλήματος και τα πειστήριά του, για να μην μάθουμε ποτέ γιατί κάηκαν τα παιδιά μας;;;\nΠως τολμάτε όχι μόνο να στηρίζετε την παραβίαση <text:s/>του <text:s/>Κανονισμού <text:s/>Λειτουργίας της Βουλής( άρθρο 153, παρ.2) <text:s/>για την άμεση ανακοίνωση κάθε στοιχείου και δικογραφίας στην ολομέλεια,στην οποία υπέπεσε ο κ. Τασούλας, αλλά και χωρίς ντροπή <text:s/>να τον ερμηνεύετε με τρόπο αντίθετο σε αυτά που το γράμμα του ρητά ορίζει; \nΠως τολμάτε να μιλάτε για ένα μόνο πλημέλλημα υπουργού, μετά από όλα όσα έχουν δει το φως της δημοσιότητας και έχουν διαβιβαστεί στην Βουλή και για τα οποία ΕΜΕΙΣ <text:s/>κα Γεροβασίλη, με πόνο ψυχής αποκαλύπτουμε παρά τις αντίθετες προσπάθειές όσων έχουν πάρει διαζύγιο με την <text:s/>τιμιότητα και την ηθική. \nΛύπηση για την κατάντια της Βουλής …\nΕπί δύο χρόνια μας κοροϊδεύετε, μας στέλνετε στην δικαιοσύνη και όταν η δικαιοσύνη σκοντάψει σε όνομα «δικού σας» τρέχετε να συγκαλύψετε…\nΘα μιλούσα για ντροπή, αλλά είναι πολύ <text:s/>φτωχή για να περιγράψει αυτό που όλοι νοιώθουμε όταν με τόση άνεση <text:s text:c="2"/>υποτιμάτε <text:s/>τη νοημοσύνη μας. <text:s/>\nΠέσαν οι μάσκες λοιπόν. \nΗ απάντηση σε αυτόν τον εμπαιγμό, είναι ένα μεγάλο ΟΧΙ στη συντονισμένη προσπάθεια ξεπλύματος ευθυνών! Δεν χρειαζόμαστε τελικά κανένα σας για να μας καθοδηγήσει, ούτε και του επιτρέπουμε <text:s/>να μας παραπλανήσει ή να παίξει εις βάρος μας. <text:s text:c="66"/>Σε μια τόσο διεφθαρμένη χώρα μετρώνται στα δάκτυλα του ενός χεριού οι πραγματικά άξιοι πολιτικοί. <text:s text:c="9"/>\nΜόνοι μας …. \nΕίμαστε ενεργοί και νοήμονες πολίτες. Το αποδείξαμε και θα το αποδείξουμε ξανά. \nΑπό την άλλη τόσο οι αδρανείς, όσο και οι συνεργοί Βουλευτές έδειξαν περίτρανα ότι <text:s/>πέφτουν στα μάτια μας συνεχώς… <text:s/>αλλά και ότι στη συνεχή αυτή πτώση τους δεν υπάρχει πάτος....\n«Άρθρο 231- Υπόθαλψη - Παρεμπόδιση δικαιοσύνης…»\nΔιαβάστε το ….</text:p>
          </table:table-cell>
          <table:table-cell table:style-name="ce29" office:value-type="string" calcext:value-type="string">
            <text:p>[{"type":"photo","url":"https://t.co/lcBYLt6iZQ","thumbnail":"https://pbs.twimg.com/media/GjC4jenWQAABG4t?format=jpg&amp;name=thumb","original":"https://pbs.twimg.com/media/GjC4jenWQAABG4t?format=jpg&amp;name=orig"}]</text:p>
          </table:table-cell>
          <table:table-cell table:style-name="ce29" office:value-type="float" office:value="5275" calcext:value-type="float">
            <text:p>5275</text:p>
          </table:table-cell>
          <table:table-cell table:style-name="ce29" office:value-type="float" office:value="1917" calcext:value-type="float">
            <text:p>1917</text:p>
          </table:table-cell>
          <table:table-cell table:style-name="ce29" office:value-type="float" office:value="113" calcext:value-type="float">
            <text:p>113</text:p>
          </table:table-cell>
          <table:table-cell table:style-name="ce29" office:value-type="float" office:value="182" calcext:value-type="float">
            <text:p>182</text:p>
          </table:table-cell>
          <table:table-cell table:style-name="ce29" office:value-type="float" office:value="369" calcext:value-type="float">
            <text:p>369</text:p>
          </table:table-cell>
          <table:table-cell table:style-name="ce29" office:value-type="float" office:value="237852" calcext:value-type="float">
            <text:p>237852</text:p>
          </table:table-cell>
          <table:table-cell table:style-name="ce29" office:value-type="string" calcext:value-type="string">
            <text:p>https://twitter.com/mkaristianou/status/1887211169863057758</text:p>
          </table:table-cell>
          <table:table-cell office:value-type="string" calcext:value-type="string">
            <text:p>@mkaristianou </text:p>
          </table:table-cell>
          <table:table-cell table:style-name="ce23" table:formula="of:=([.I30])+([.J30]*2)+([.M30]*1.5)+([.K30]*0.5)+([.L30]*1.75)" office:value-type="float" office:value="10037.5" calcext:value-type="float">
            <text:p>10.037,50</text:p>
          </table:table-cell>
          <table:table-cell table:style-name="ce26" table:formula="of:=SUM([.I30:.M30])/[.N30]" office:value-type="percentage" office:value="0.0330289423675227" calcext:value-type="percentage">
            <text:p>3,30%</text:p>
          </table:table-cell>
          <table:table-cell table:number-columns-repeated="1002"/>
        </table:table-row>
        <table:table-row table:style-name="ro1">
          <table:table-cell table:style-name="ce5" office:value-type="date" office:date-value="2025-02-07" calcext:value-type="date">
            <text:p>07/02/2025</text:p>
          </table:table-cell>
          <table:table-cell table:style-name="ce7" table:formula="of:=TEXT([.A31];&quot;MM&quot;)" office:value-type="string" office:string-value="02" calcext:value-type="string">
            <text:p>02</text:p>
          </table:table-cell>
          <table:table-cell table:style-name="ce12" table:formula="of:=TEXT([.A31];&quot;MM/YYYY&quot;)" office:value-type="string" office:string-value="02/2025" calcext:value-type="string">
            <text:p>02/2025</text:p>
          </table:table-cell>
          <table:table-cell table:style-name="ce7" table:formula="of:=TEXT([.A31];&quot;YYYY&quot;)" office:value-type="string" office:string-value="2025" calcext:value-type="string">
            <text:p>2025</text:p>
          </table:table-cell>
          <table:table-cell table:style-name="ce18" office:value-type="time" office:time-value="PT17H43M11S" calcext:value-type="time">
            <text:p>17:43:11</text:p>
          </table:table-cell>
          <table:table-cell table:style-name="ce16" table:formula="of:=[.A31]+[.E31]" office:value-type="date" office:date-value="2025-02-07T17:43:11" calcext:value-type="date">
            <text:p>07/02/2025 17:43:11</text:p>
          </table:table-cell>
          <table:table-cell table:style-name="ce29" office:value-type="string" calcext:value-type="string">
            <text:p>Πολλά και απαράδεκτα αποκαλύπτει η προσεκτική <text:s/>δήλωση του κ Βορίδη, ότι «επιτρέπει « η ΝΔ την Προανακριτική με τον ΟΡΟ ότι θα διερευνηθεί ΜΟΝΟ η παράβαση καθήκοντος για τον κ. Τριαντοπούλο;;;\nΓια ποιον λόγο κ. Βορίδη βάλατε <text:s/>αυτόν τον όρο? \nΓιατί αποκλείετε την έρευνα για τα <text:s/>υπόλοιπα <text:s/>εγκλήματα, για τα οποία υπάρχουν αποδείξεις? <text:s/>\nΜήπως <text:s/>γιατί φοβάστε τις τεράστιες ευθύνες και θέλετε να βγει η Κυβέρνησή σας άβρεχτη με ένα πλημμέλημα? \nΔηλαδή, να ερευνηθεί ένας υπουργός για την παράβαση καθήκοντος, <text:s/>αλλά ΟΧΙ: \n1. ΓΙΑ τον σκοπό και τα κίνητρα που τον ώθησαν σε αυτά τα αποτρόπαια αδικήματα συγκάλυψης <text:s/>\n2. ΓΙΑ τις κακουργηματικού χαρακτήρα πράξεις, στις οποίες προέβη, παραβαίνοντας τα καθήκοντα του <text:s/>και οι οποίες οδήγησαν στοχευμένα στην καταστροφή των αποδείξεων, που θα αποκάλυπταν όλη την αλήθεια <text:s/>\n3. <text:s/>ΓΙΑ <text:s/>τις εντολές που έδωσε σε περιφέρεια, σε αρχηγούς αστυνομίας, πυροσβεστικής <text:s/>και σε ιατροδικαστές με σκοπό να χαθούν πολύτιμα στοιχεία \n4. ΓΙΑ <text:s/>την οικονομική απιστία καθώς εκταμιεύθηκαν από το Ταμείο Ανάπτυξης χρήματα που δόθηκαν με απευθείας ανάθεση για ΚΑΤΑΣΤΡΟΦΗ στοιχείων εγκλήματος <text:s/>\n5. ΓΙΑ την παρεμπόδιση της <text:s/>Δικαιοσύνης ώστε να μην μάθουμε ποτέ την αλήθεια, κάτι δυστυχώς σύνηθες για κάθε Κρατικό Έγκλημα. \nΕίναι δυνατόν να υποτιμάτε <text:s/>τόσο τη νοημοσύνη μας; \nΟ επιλεκτικός τρόπος – όρος, <text:s text:c="2"/>υπό τον οποίο επιθυμείτε <text:s/>να γίνει Προανακριτική ώστε:\n α. να κοκορεύεστε ότι πράξατε δήθεν τα δέοντα και \nβ. να ξεπλύνετε κάθε ευθύνη πολιτικών “προστατεύοντας” από τις <text:s/>ευθύνες του τον ΠΘ που είναι ο προϊστάμενος του κ. Τριαντοπούλου, \nΑΥΤΗ ΤΗΝ ΦΟΡΑ δεν θα περάσει κ . Βορίδη.\nΤο Σύνταγμα δυστυχώς ορίζει ότι ο μοναδικός τρόπος να οδηγηθεί στην Δικαιοσύνη ένας υπόλογος Υπουργός είναι μέσα από την Προανακριτική.\n\nΤο να χρησιμοποιείτε όμως το Σύνταγμα για να αθωώνετε δυνητικούς ένοχους, σας καθιστά υπόλογους προς στον Ελληνικό λαό και όχι μόνο. \n\nΕπομένως, ΝΑΙ σε μια δίκαιη και αληθινή Προανακριτική όπου θα ξεκινήσει έρευνα προς πάσα κατεύθυνση, για να αποδοθούν ευθύνες σε όλους όσους εκείνη την αποφράδα νύχτα, επέτρεψαν <text:s/>- στην πράξη εν γνώσει του ενδεχόμενου - <text:s/>δύο αντίθετα τρένα να κινούνται στην ίδια γραμμή, αλλά και αμέσως μετά οργανωμένα <text:s/>από την θέση ισχύος όπου βρίσκονταν να καταστρέψουν, να μπαζώσουν, να μοντάρουν και να αλλοιώσουν οτιδήποτε θα αποκάλυπτε τους εγκληματίες <text:s/>που φορτώνουν παράνομα φορτία <text:s/>εκρηκτικών <text:s text:c="2"/>χημικών στα Ελληνικά τρένα. \n\nΣυμφωνείτε κ. Μητσοτάκη ή τον όρο που έθεσε ο κ. Βορίδης να περιοριστείτε <text:s/>στην παράβαση καθήκοντος και μόνο του κ. Τριαντόπουλου, του <text:s/>τον υπαγορεύσατε <text:s/>εσείς;;;</text:p>
          </table:table-cell>
          <table:table-cell table:style-name="ce29" office:value-type="string" calcext:value-type="string">
            <text:p>[{"type":"photo","url":"https://t.co/20rjvES77w","thumbnail":"https://pbs.twimg.com/media/GjMh0I5X0AA6Pyn?format=jpg&amp;name=thumb","original":"https://pbs.twimg.com/media/GjMh0I5X0AA6Pyn?format=jpg&amp;name=orig"}]</text:p>
          </table:table-cell>
          <table:table-cell table:style-name="ce29" office:value-type="float" office:value="4890" calcext:value-type="float">
            <text:p>4890</text:p>
          </table:table-cell>
          <table:table-cell table:style-name="ce29" office:value-type="float" office:value="1736" calcext:value-type="float">
            <text:p>1736</text:p>
          </table:table-cell>
          <table:table-cell table:style-name="ce29" office:value-type="float" office:value="78" calcext:value-type="float">
            <text:p>78</text:p>
          </table:table-cell>
          <table:table-cell table:style-name="ce29" office:value-type="float" office:value="80" calcext:value-type="float">
            <text:p>80</text:p>
          </table:table-cell>
          <table:table-cell table:style-name="ce29" office:value-type="float" office:value="200" calcext:value-type="float">
            <text:p>200</text:p>
          </table:table-cell>
          <table:table-cell table:style-name="ce29" office:value-type="float" office:value="131280" calcext:value-type="float">
            <text:p>131280</text:p>
          </table:table-cell>
          <table:table-cell table:style-name="ce29" office:value-type="string" calcext:value-type="string">
            <text:p>https://twitter.com/mkaristianou/status/1887889855633605078</text:p>
          </table:table-cell>
          <table:table-cell office:value-type="string" calcext:value-type="string">
            <text:p>@mkaristianou </text:p>
          </table:table-cell>
          <table:table-cell table:style-name="ce23" table:formula="of:=([.I31])+([.J31]*2)+([.M31]*1.5)+([.K31]*0.5)+([.L31]*1.75)" office:value-type="float" office:value="8841" calcext:value-type="float">
            <text:p>8.841,00</text:p>
          </table:table-cell>
          <table:table-cell table:style-name="ce26" table:formula="of:=SUM([.I31:.M31])/[.N31]" office:value-type="percentage" office:value="0.053199268738574" calcext:value-type="percentage">
            <text:p>5,32%</text:p>
          </table:table-cell>
          <table:table-cell table:number-columns-repeated="1002"/>
        </table:table-row>
        <table:table-row table:style-name="ro1">
          <table:table-cell table:style-name="ce5" office:value-type="date" office:date-value="2025-02-10" calcext:value-type="date">
            <text:p>10/02/2025</text:p>
          </table:table-cell>
          <table:table-cell table:style-name="ce7" table:formula="of:=TEXT([.A32];&quot;MM&quot;)" office:value-type="string" office:string-value="02" calcext:value-type="string">
            <text:p>02</text:p>
          </table:table-cell>
          <table:table-cell table:style-name="ce12" table:formula="of:=TEXT([.A32];&quot;MM/YYYY&quot;)" office:value-type="string" office:string-value="02/2025" calcext:value-type="string">
            <text:p>02/2025</text:p>
          </table:table-cell>
          <table:table-cell table:style-name="ce7" table:formula="of:=TEXT([.A32];&quot;YYYY&quot;)" office:value-type="string" office:string-value="2025" calcext:value-type="string">
            <text:p>2025</text:p>
          </table:table-cell>
          <table:table-cell table:style-name="ce18" office:value-type="time" office:time-value="PT18H07M40S" calcext:value-type="time">
            <text:p>18:07:40</text:p>
          </table:table-cell>
          <table:table-cell table:style-name="ce16" table:formula="of:=[.A32]+[.E32]" office:value-type="date" office:date-value="2025-02-10T18:07:40" calcext:value-type="date">
            <text:p>10/02/2025 18:07:40</text:p>
          </table:table-cell>
          <table:table-cell table:style-name="ce29" office:value-type="string" calcext:value-type="string">
            <text:p>κ.  ΑΝΑΚΡΙΤΑ ΣΤΑΜΑΤΗΣΤΕ ΝΑ ΜΠΑΖΩΝΕΤΕ  ΤΗ ΔΙΚΟΓΡΑΦΙΑ ΤΩΝ ΤΕΜΠΩΝ \n \nΟ κ. Ειδικός  Εφέτης Ανακριτής κ. Μπακαιμης, ο “εξαίρετος” ανακριτής σύμφωνα με τον  ΠΘ, τον κ. Φλωρίδη αλλά και τον ΑΠ, είναι ο άνθρωπος που μετά από παρέμβαση του ίδιου του Πρωθυπουργού και άλλων συνεργών που θα  δείτε πιο κάτω αντικατέστησε τον φυσικό δικαστή, δηλαδή την Ανακρίτρια Λάρισας, κα. Ελένη Σούρλα, και  ανέλαβε από τις 14.3.2023 (δηλαδή 15 μέρες μετά) την επιχείρηση να (ξε)καθαρίσει το  έγκλημα των Τεμπών.  \nΠως  έγινε αυτό; \nΜε  έναν τρόπο θαυμαστό! \nΔιαβάστε   τον όλοι! \n \nΟ κ. Μητσοτάκης στις 06.03.2023 ζήτησε ο ίδιος από τον Εισαγγελέα του Αρείου Πάγου, κ. Ντογιάκο, γνωστό για  την στενότατη σχέση αγάπης προς  την Κυβέρνηση, να αναβαθμιστεί η  υπόθεση των Τεμπών στο υψηλότερο ανακριτικό επίπεδο! \nΑπό που και ως  που ο Πρωθυπουργός  της Χώρας καθοδηγεί τον Εισαγγελέα του Αρείου Πάγου, να αλλάξει ο Ανακριτής των Τεμπών; Ο φυσικός  δικαστής, που κατά την προβλεπόμενη ορθόδοξη διαδικασία είχε ήδη αναλάβει  την υπόθεση; \n \nO κ. Ντογιάκος παράλληλα ορίζει με έγγραφό του τον κ. Σταμάτη Δασκαλόπουλο  ως υπεύθυνο για την εποπτεία του συνόλου των ερευνών για το έγκλημα  των Τεμπών. \nΟ κ. Δασκαλόπουλος με  τη σειρά του με  πρόσχημα τη σοβαρότητα της υπόθεσης και κυρίως λόγω της άνω εντολής  του Πρωθυπουργού, ζητάει την ίδια μέρα να συγκληθεί άμεσα η Ολομέλεια του Εφετείου Λάρισας, προκειμένου να ανατεθεί σε εφέτη – ανακριτή η έρευνα για το έγκλημα των Τεμπών.\n \nΚαι ω του θαύματος, η  υπόθεση φεύγει από τα χέρια  της Ανακρίτριας Λάρισας, κας Σούρλα, και πάει στον  τόσο συντονισμένα επιλεγέντα Ανακριτή, Αξιότιμο κ. Μπακαίμη, στον οποίο επιλεγμένα ανατέθηκε να κάνει τη δουλειά. \n \nΠοιος  είναι λοιπόν ο κ. Μπακαίμης, που επελέγη κατόπιν της εντολής που έδωσε ο κ. Μητσοτάκης; \n\nΕίναι ο άνθρωπος που:\n1. Μέχρι σήμερα, δύο χρόνια μετά (!)  ΔΕΝ ΕΧΕΙ ΕΝΣΩΜΑΤΩΣΕΙ ΣΤΗ ΔΙΚΟΓΡΑΦΙΑ ΤΩΝ ΤΕΜΠΩΝ ΤΑ  ΗΧΗΤΙΚΑ ΑΡΧΕΙΑ ΚΑΙ ΟΛΑ ΤΑ  ΨΗΦΙΑΚΑ ΚΑΙ ΗΛΕΚΤΡΟΝΙΚΑ ΕΓΓΡΑΦΑ ΠΟΥ ΚΑΤΕΣΧΕΣΕ  Η ΔΙΕΥΘΥΝΣΗ ΕΓΚΛΗΜΑΤΟΛΟΓΙΚΩΝ ΕΡΕΥΝΩΝ ΑΜΕΣΑ  ΣΤΙΣ 14.03.2023 ΚΑΙ 15.03.2023 ΣΕ  ΕΚΤΕΛΕΣΗ ΤΗΣ ΔΙΑΤΑΞΗΣ  ΤΗΣ ΠΡΩΗΝ ΑΝΑΚΡΙΤΡΙΑΣ, ΚΑΣ. ΣΟΥΡΛΑ  ΜΕ ΑΡΙΘΜΟ: 94/2023 \n \n2. Ειδικότερα η κα. Σούρλα ζήτησε στις 13.03.2023 να  γίνει κατάσχεση: \nα. όλων των ηχητικών καταγραφών που αφορούν στον συντονισμό και στη διαχείριση κυκλοφορίας σύμφωνα με τους κανονισμούς κίνησης, ασφαλείας της κυκλοφορίας και τις τεχνικές οδηγίες σε πραγματικό χρόνο των ημερών 28.02.2023 και 01.03.2023 για την περιοχή εμβέλειας του τμήματος της σιδηροδρομικής γραμμής Αθήνα-Θεσσαλονίκη, β. όλων των εγγράφων σε ηλεκτρονική μορφή που τηρούνται στις ως άνω εταιρείες και αφορούν το σύνολο των κανόνων και προδιαγραφών ασφαλείας των σιδηροδρόμων κατά τις απαιτήσεις της Οδηγίας (ΕΕ) 2016/798 και για την εφαρμογή του συστήματος ERTMS στην Ελλάδα και ειδικότερα για το υποσύστημα «Υποδομή» και το υποσύστημα «Έλεγχος – χειρισμός και σηματοδότηση» του σιδηροδρομικού Συστήματος βάσει των Ευρωπαϊκών Κανονισμών που ισχύουν στην Ελλάδα.\n \n3. Όλα αυτά κατασχέθηκαν λοιπόν στις 14.03.2023 και 15.03.2023. Και παράλληλα υπήρξε  και Έκθεση Εργαστηριακής Πραγματογνωμοσύνης  της Διεύθυνσης Εγκληματολογικών Ερευνών από τις 28 Ιουνίου 2023!  Για όλα αυτά  ενημερωθήκαμε οι συγγενείς από εξώδικο που στείλαμε στη ΔΕΕ αναζητώντας τα  παραδοτέα από τη διάταξη της κας Σούρλα,  διότι ΔΕΝ ΥΠΗΡΧΑΝ ΠΟΥΘΕΝΑ  ΣΤΗΝ ΑΝΑΚΡΙΤΙΚΗ ΔΙΚΟΓΡΑΦΙΑ! \n \n4. Και μείναμε άναυδοι όταν μάθαμε ότι όλα αυτά  έχουν παραδοθεί από τον Μάρτιο του 2023 στον Αξιότιμο κ. Ανακριτή, δηλαδή άμεσα όταν ανέλαβε  εσπευσμένα ο κ. Μπακαιμης! \n \n5. Για  ποιον λόγο λοιπόν ο κ. Μπακαίμης ΔΥΟ ΧΡΟΝΙΑ ΜΕΤΑ ΔΕΝ ΕΧΕΙ ΕΝΣΩΜΑΤΩΣΕΙ όλα αυτά τα  κρίσιμα  ηχητικά και οπτικοακουστικά αρχεία στη δικογραφία; Γιατί δεν ήθελε να τα δουν οι διάδικοι και οι τεχνικοί τους  σύμβουλοι;\n\n1/2</text:p>
          </table:table-cell>
          <table:table-cell table:style-name="ce29" office:value-type="string" calcext:value-type="string">
            <text:p>[{"type":"photo","url":"https://t.co/LwIKUonUuY","thumbnail":"https://pbs.twimg.com/media/GjcEMI6XkAAmsd6?format=jpg&amp;name=thumb","original":"https://pbs.twimg.com/media/GjcEMI6XkAAmsd6?format=jpg&amp;name=orig"}]</text:p>
          </table:table-cell>
          <table:table-cell table:style-name="ce29" office:value-type="float" office:value="3810" calcext:value-type="float">
            <text:p>3810</text:p>
          </table:table-cell>
          <table:table-cell table:style-name="ce29" office:value-type="float" office:value="1462" calcext:value-type="float">
            <text:p>1462</text:p>
          </table:table-cell>
          <table:table-cell table:style-name="ce29" office:value-type="float" office:value="82" calcext:value-type="float">
            <text:p>82</text:p>
          </table:table-cell>
          <table:table-cell table:style-name="ce29" office:value-type="float" office:value="63" calcext:value-type="float">
            <text:p>63</text:p>
          </table:table-cell>
          <table:table-cell table:style-name="ce29" office:value-type="float" office:value="78" calcext:value-type="float">
            <text:p>78</text:p>
          </table:table-cell>
          <table:table-cell table:style-name="ce29" office:value-type="float" office:value="110883" calcext:value-type="float">
            <text:p>110883</text:p>
          </table:table-cell>
          <table:table-cell table:style-name="ce29" office:value-type="string" calcext:value-type="string">
            <text:p>https://twitter.com/mkaristianou/status/1888983181652562272</text:p>
          </table:table-cell>
          <table:table-cell office:value-type="string" calcext:value-type="string">
            <text:p>@mkaristianou </text:p>
          </table:table-cell>
          <table:table-cell table:style-name="ce23" table:formula="of:=([.I32])+([.J32]*2)+([.M32]*1.5)+([.K32]*0.5)+([.L32]*1.75)" office:value-type="float" office:value="7002.25" calcext:value-type="float">
            <text:p>7.002,25</text:p>
          </table:table-cell>
          <table:table-cell table:style-name="ce26" table:formula="of:=SUM([.I32:.M32])/[.N32]" office:value-type="percentage" office:value="0.0495567399871937" calcext:value-type="percentage">
            <text:p>4,96%</text:p>
          </table:table-cell>
          <table:table-cell table:number-columns-repeated="1002"/>
        </table:table-row>
        <table:table-row table:style-name="ro1">
          <table:table-cell table:style-name="ce5" office:value-type="date" office:date-value="2025-02-10" calcext:value-type="date">
            <text:p>10/02/2025</text:p>
          </table:table-cell>
          <table:table-cell table:style-name="ce7" table:formula="of:=TEXT([.A33];&quot;MM&quot;)" office:value-type="string" office:string-value="02" calcext:value-type="string">
            <text:p>02</text:p>
          </table:table-cell>
          <table:table-cell table:style-name="ce12" table:formula="of:=TEXT([.A33];&quot;MM/YYYY&quot;)" office:value-type="string" office:string-value="02/2025" calcext:value-type="string">
            <text:p>02/2025</text:p>
          </table:table-cell>
          <table:table-cell table:style-name="ce7" table:formula="of:=TEXT([.A33];&quot;YYYY&quot;)" office:value-type="string" office:string-value="2025" calcext:value-type="string">
            <text:p>2025</text:p>
          </table:table-cell>
          <table:table-cell table:style-name="ce18" office:value-type="time" office:time-value="PT18H10M30S" calcext:value-type="time">
            <text:p>18:10:30</text:p>
          </table:table-cell>
          <table:table-cell table:style-name="ce16" table:formula="of:=[.A33]+[.E33]" office:value-type="date" office:date-value="2025-02-10T18:10:30" calcext:value-type="date">
            <text:p>10/02/2025 18:10:30</text:p>
          </table:table-cell>
          <table:table-cell table:style-name="ce29" office:value-type="string" calcext:value-type="string">
            <text:p>κ.  ΑΝΑΚΡΙΤΑ ΣΤΑΜΑΤΗΣΤΕ ΝΑ ΜΠΑΖΩΝΕΤΕ  ΤΗ ΔΙΚΟΓΡΑΦΙΑ ΤΩΝ ΤΕΜΠΩΝ \n\n6. Για ποιον λόγο ενώ  έχουμε  αυτά τα πολύτιμα στοιχεία  της 14.03.2023 και της 15.03.2023  δηλαδή μέσα στις κρίσιμες 15 μέρες από το δυστύχημα, αυτά δεν μπήκαν στη δικογραφία, αλλά ασχολούμαστε με video αγνώστου προέλευσης από έναν άγνωστο χειριστή, που τα  είχε  δήθεν θαμμένα στο συρτάρι του και μετά από ΕΝΔΕΛΕΧΕΣΤΑΤΗ έρευνα όπως  τόνισε ο πληρεξούσιος δικηγόρος της INTERSTAR, κ. Καπερνάρος, ω του θαύματος βρέθηκαν στο συρταράκι του; \n \nΤι έχει να  απαντήσει ο Αξιότιμος κ. Ανακριτής στα παραπάνω; \n\n7. Αλλά και πέραν αυτών, τι έχει να απαντήσει: \n1ον]  Στο ότι δεν κατάσχεσε τους  σκληρούς δίσκους που όφειλε άμεσα να  εντάξει στη δικογραφία, αν ήθελε να βρει την αλήθεια;\n \n2ον] Στο ότι δέχτηκε μονταρισμένα ηχητικά των σταθμαρχών και video που αποδείχθηκαν άσχετα με την υπόθεση, χωρίς να διατάξει έρευνα για το ποιος και γιατί έκανε τα μοντάζ και την απόκρυψη των στοιχείων, δηλαδή ποιος κατά το κοινώς λεγόμενο  τον κορόιδεψε (;), όπως ΑΥΤΕΠΑΓΓΕΛΤΩΣ υποχρεούνταν; \n3ον] Στο ότι δεν ερεύνησε τους θανάτους σε ανεξήγητα ατυχήματα των δύο ανθρώπων κλειδιών για την υπόθεση,  Χρυσάγη Κωνσταντίνου και Πρασσά Κώστα, οι οποίοι σκοτώθηκαν δήθεν τυχαία με διαφορά 20 ωρών ο ένας από τον άλλον,αρνούμενος να κάνει την οποιαδήποτε σύνδεση και έρευνα για αυτό; \n \n4ον] Στο ότι αρνείται πεισματικά να κάνει έρευνα για όλα τα  αδικήματα  που οφείλει να  ερευνήσει για  την ύπαρξη   παράνομου φορτίου χημικών. Και όμως, ο νομικός κόσμος πρέπει να  επαναστατήσει! Μετά από τόσες  αποδείξεις  για ύπαρξη χημικών, ο αξιότιμος κ. Ανακριτής δεν έχει κάνει τις  ενέργειες που οφείλει για να ερευνηθεί  το έγκλημα της έκρηξης [ΠΚ 270], το έγκλημα  της κακουργηματικής έκθεσηςτης ζωής σε κίνδυνο  [ΠΚ 306], το έγκλημα της ανθρωποκτονίας από δόλο  [ΠΚ 299], το έγκλημα της λαθρεμπορίας  [α. 155 του ν. 2960/2001]; \nΤίποτα από αυτά  δεν έχει καν ακουμπήσει ο κ. Ανακριτής και απέχει  πεισματικά  από τις πράξεις που απαιτεί ο νομοθέτης για  την έρευνα του παράνομου  χημικού φορτίου!\n \n5ον] Στο ότι ακόμη και αυτά  τα περικεκομμέναvideo που κυκλοφόρησαν το Σαββατοκύριακο και τα μάθαμε από τα MEDIA, ΔΕΝ ΤΑ  ΣΤΕΛΝΕI O κ. ΑΝΑΚΡΙΤΗΣ ΣΤΗ ΔΙΕΥΘΥΝΣΗ ΕΓΚΛΗΜΑΤΟΛΟΓΙΚΩΝ ΕΡΕΥΝΩΝ, αλλά αντιθέτως με fast track διαδικασία τα  δίνει στους πραγματογνώμονες που όρισε οι οποίοι είναι άσχετοι  με  το αντικείμενο, ΑΠΑΓΟΡΕΥΟΝΤΑΣ ΣΤΟΥΣ  ΔΙΚΟΥΣ ΜΑΣ ΤΕΧΝΙΚΟΥ ΣΥΜΒΟΥΛΟΥΣ ΝΑ ΕΧΟΥΝ ΑΠΟΨΗ, διότι  βαφτίζει την ανάθεση ανακριτική ενέργεια και όχι πραγματογνωμοσύνη!\n \n6ον] Στο ότι δεν έκανε  το αυτονόητο να καλέσει βασικούς αυτόπτες μάρτυρες που  επέζησαν της σύγκρουσης,  αλλά αντιθέτως το έκανε με  το ζόρι 15 ολόκληρους μήνες μετά, ύστερα  από δικές μας πιέσεις. \n7ον] Στο ότι αρνήθηκε να γίνει εκταφή των νεκρών παιδιών μας, από την οποία θα  προκύψουν  τα  χημικά που έχουν απορροφήσει τα καμένα κορμάκια τους. \n \n8ον] Στο ότι αποδέχτηκε όλες τις παραβάσεις των παραδεδεγμένων πρωτοκόλλων,  την καθολική αλλοίωση του πεδίου και την οργανωμένη παράλειψη  των Ιατροδικαστών να  διενεργήσουν τις  υποχρεωτικά επιβεβλημένες εξετάσεις, από τις οποίες θα  προέκυπτε η ύπαρξη χημικών στα  σώματα των νεκρών παιδιών μας.  \n \n9ον] Στο ότι δεν έλεγξε ούτε τα εγκαύματα από χημικά που προκλήθηκαν στα σώματα των Πυροσβεστών που βρέθηκαν στο πεδίο. \n2/3</text:p>
          </table:table-cell>
          <table:table-cell table:style-name="ce29" office:value-type="string" calcext:value-type="string">
            <text:p>[{"type":"photo","url":"https://t.co/MK4vqtWazg","thumbnail":"https://pbs.twimg.com/media/GjcE1dLWIAM7M2D?format=jpg&amp;name=thumb","original":"https://pbs.twimg.com/media/GjcE1dLWIAM7M2D?format=jpg&amp;name=orig"}]</text:p>
          </table:table-cell>
          <table:table-cell table:style-name="ce29" office:value-type="float" office:value="3923" calcext:value-type="float">
            <text:p>3923</text:p>
          </table:table-cell>
          <table:table-cell table:style-name="ce29" office:value-type="float" office:value="1361" calcext:value-type="float">
            <text:p>1361</text:p>
          </table:table-cell>
          <table:table-cell table:style-name="ce29" office:value-type="float" office:value="69" calcext:value-type="float">
            <text:p>69</text:p>
          </table:table-cell>
          <table:table-cell table:style-name="ce29" office:value-type="float" office:value="48" calcext:value-type="float">
            <text:p>48</text:p>
          </table:table-cell>
          <table:table-cell table:style-name="ce29" office:value-type="float" office:value="103" calcext:value-type="float">
            <text:p>103</text:p>
          </table:table-cell>
          <table:table-cell table:style-name="ce29" office:value-type="float" office:value="96314" calcext:value-type="float">
            <text:p>96314</text:p>
          </table:table-cell>
          <table:table-cell table:style-name="ce29" office:value-type="string" calcext:value-type="string">
            <text:p>https://twitter.com/mkaristianou/status/1888983891911786964</text:p>
          </table:table-cell>
          <table:table-cell office:value-type="string" calcext:value-type="string">
            <text:p>@mkaristianou </text:p>
          </table:table-cell>
          <table:table-cell table:style-name="ce23" table:formula="of:=([.I33])+([.J33]*2)+([.M33]*1.5)+([.K33]*0.5)+([.L33]*1.75)" office:value-type="float" office:value="6918" calcext:value-type="float">
            <text:p>6.918,00</text:p>
          </table:table-cell>
          <table:table-cell table:style-name="ce26" table:formula="of:=SUM([.I33:.M33])/[.N33]" office:value-type="percentage" office:value="0.0571464169279648" calcext:value-type="percentage">
            <text:p>5,71%</text:p>
          </table:table-cell>
          <table:table-cell table:number-columns-repeated="1002"/>
        </table:table-row>
        <table:table-row table:style-name="ro1">
          <table:table-cell table:style-name="ce5" office:value-type="date" office:date-value="2025-02-10" calcext:value-type="date">
            <text:p>10/02/2025</text:p>
          </table:table-cell>
          <table:table-cell table:style-name="ce7" table:formula="of:=TEXT([.A34];&quot;MM&quot;)" office:value-type="string" office:string-value="02" calcext:value-type="string">
            <text:p>02</text:p>
          </table:table-cell>
          <table:table-cell table:style-name="ce12" table:formula="of:=TEXT([.A34];&quot;MM/YYYY&quot;)" office:value-type="string" office:string-value="02/2025" calcext:value-type="string">
            <text:p>02/2025</text:p>
          </table:table-cell>
          <table:table-cell table:style-name="ce7" table:formula="of:=TEXT([.A34];&quot;YYYY&quot;)" office:value-type="string" office:string-value="2025" calcext:value-type="string">
            <text:p>2025</text:p>
          </table:table-cell>
          <table:table-cell table:style-name="ce18" office:value-type="time" office:time-value="PT18H14M48S" calcext:value-type="time">
            <text:p>18:14:48</text:p>
          </table:table-cell>
          <table:table-cell table:style-name="ce16" table:formula="of:=[.A34]+[.E34]" office:value-type="date" office:date-value="2025-02-10T18:14:48" calcext:value-type="date">
            <text:p>10/02/2025 18:14:48</text:p>
          </table:table-cell>
          <table:table-cell table:style-name="ce29" office:value-type="string" calcext:value-type="string">
            <text:p>κ.  ΑΝΑΚΡΙΤΑ ΣΤΑΜΑΤΗΣΤΕ ΝΑ ΜΠΑΖΩΝΕΤΕ  ΤΗ ΔΙΚΟΓΡΑΦΙΑ ΤΩΝ ΤΕΜΠΩΝ \n \n9ον] Στο ότι δεν έλεγξε ούτε τα εγκαύματα από χημικά που προκλήθηκαν στα σώματα των Πυροσβεστών που βρέθηκαν στο πεδίο.  \n \n10ον] Στο ότι δεν κάλεσε για κατάθεση και απολογία όσους  εμπλέκονται στην συγκάλυψη, ώστε να προσπαθήσει έστω και  την ύστατη στιγμή να διασώσει ότι έχει κρυφτεί και   αλλοιωθεί από τους ένοχους. \n \n11ον] Στο ότι κοροϊδεύει επί δύο χρόνια  συγγενείς  και δικηγόρους για ενέργειες που δήθεν έχει  σκοπό να κάνει,  αλλά ποτέ δεν  πραγματοποίησε  κερδίζοντας τελικά χρόνο για τους κατηγορούμενους και υποβάλλοντας μας σε μια άνευ προηγούμενου ψυχική και οικονομική καταπόνηση. \n \nΜαθαίνουμε ότι πατώντας πάνω στο τελευταίο βολικό και αμφίβολης  γνησιότητας βίντεο που μάθαμε προχτές από τα MEDIA προχτές, ετοιμάζεται να κλείσει άρον άρον την δικογραφία, διότι ως γνωστό ο πνιγμένος από τα μαλλιά του πιάνεται.\nΝομίζει ότι θα του επιτρέπεται εσαεί να καταπατά τους νόμους και να εμποδίζει την αποκάλυψη της αλήθειας, γιατί αυτοί που τον στηρίζουν είναι «ΚΑΣΤΡΑ».\nΔεν γνωρίζει άραγε ότι  τα κάστρα πέφτουν με ΚΡΟΤΟ;;;\n \nΜΗΝ ΤΟΛΜΗΣΕΤΕ “ΑΞΙΟΤΙΜΕ” κ. ΑΝΑΚΡΙΤΑ ΝΑ ΜΠΑΖΩΣΕΤΕ ΚΑΙ ΤΗΝ ΔΙΚΟΓΡΑΦΙΑ. \nΗ ΘΕΪΚΉ ΜΗΝΗ ΘΑ  ΕΙΝΑΙ ΠΟΛΥ ΗΧΗΡΗ.  \n 3/3</text:p>
          </table:table-cell>
          <table:table-cell table:style-name="ce29" office:value-type="string" calcext:value-type="string">
            <text:p>[{"type":"photo","url":"https://t.co/MWR76EWxVB","thumbnail":"https://pbs.twimg.com/media/GjcF0s2WsAAuA1B?format=jpg&amp;name=thumb","original":"https://pbs.twimg.com/media/GjcF0s2WsAAuA1B?format=jpg&amp;name=orig"}]</text:p>
          </table:table-cell>
          <table:table-cell table:style-name="ce29" office:value-type="float" office:value="5015" calcext:value-type="float">
            <text:p>5015</text:p>
          </table:table-cell>
          <table:table-cell table:style-name="ce29" office:value-type="float" office:value="1568" calcext:value-type="float">
            <text:p>1568</text:p>
          </table:table-cell>
          <table:table-cell table:style-name="ce29" office:value-type="float" office:value="59" calcext:value-type="float">
            <text:p>59</text:p>
          </table:table-cell>
          <table:table-cell table:style-name="ce29" office:value-type="float" office:value="55" calcext:value-type="float">
            <text:p>55</text:p>
          </table:table-cell>
          <table:table-cell table:style-name="ce29" office:value-type="float" office:value="149" calcext:value-type="float">
            <text:p>149</text:p>
          </table:table-cell>
          <table:table-cell table:style-name="ce29" office:value-type="float" office:value="148970" calcext:value-type="float">
            <text:p>148970</text:p>
          </table:table-cell>
          <table:table-cell table:style-name="ce29" office:value-type="string" calcext:value-type="string">
            <text:p>https://twitter.com/mkaristianou/status/1888984977687073133</text:p>
          </table:table-cell>
          <table:table-cell office:value-type="string" calcext:value-type="string">
            <text:p>@mkaristianou </text:p>
          </table:table-cell>
          <table:table-cell table:style-name="ce23" table:formula="of:=([.I34])+([.J34]*2)+([.M34]*1.5)+([.K34]*0.5)+([.L34]*1.75)" office:value-type="float" office:value="8500.25" calcext:value-type="float">
            <text:p>8.500,25</text:p>
          </table:table-cell>
          <table:table-cell table:style-name="ce26" table:formula="of:=SUM([.I34:.M34])/[.N34]" office:value-type="percentage" office:value="0.0459555615224542" calcext:value-type="percentage">
            <text:p>4,60%</text:p>
          </table:table-cell>
          <table:table-cell table:number-columns-repeated="1002"/>
        </table:table-row>
        <table:table-row table:style-name="ro1">
          <table:table-cell table:style-name="ce5" office:value-type="date" office:date-value="2025-02-11" calcext:value-type="date">
            <text:p>11/02/2025</text:p>
          </table:table-cell>
          <table:table-cell table:style-name="ce7" table:formula="of:=TEXT([.A35];&quot;MM&quot;)" office:value-type="string" office:string-value="02" calcext:value-type="string">
            <text:p>02</text:p>
          </table:table-cell>
          <table:table-cell table:style-name="ce12" table:formula="of:=TEXT([.A35];&quot;MM/YYYY&quot;)" office:value-type="string" office:string-value="02/2025" calcext:value-type="string">
            <text:p>02/2025</text:p>
          </table:table-cell>
          <table:table-cell table:style-name="ce7" table:formula="of:=TEXT([.A35];&quot;YYYY&quot;)" office:value-type="string" office:string-value="2025" calcext:value-type="string">
            <text:p>2025</text:p>
          </table:table-cell>
          <table:table-cell table:style-name="ce18" office:value-type="time" office:time-value="PT10H19M36S" calcext:value-type="time">
            <text:p>10:19:36</text:p>
          </table:table-cell>
          <table:table-cell table:style-name="ce16" table:formula="of:=[.A35]+[.E35]" office:value-type="date" office:date-value="2025-02-11T10:19:36" calcext:value-type="date">
            <text:p>11/02/2025 10:19:36</text:p>
          </table:table-cell>
          <table:table-cell table:style-name="ce29" office:value-type="string" calcext:value-type="string">
            <text:p>Προς τον Πρόεδρο της Βουλής και τους Βουλευτές \n\nΑΝΑΠΑΝΤΗΤΟ (!!!) <text:s/>παραμένει ακόμη από τον Πρόεδρο της Βουλής κ. Κακλαμάνη, το αίτημα που κατατέθηκε από τον Σύλλογο Θυμάτων Τεμπών στις 5/2/25 σχετικά με με το ΘΑΨΙΜΟ των δικογραφιών των Τεμπών, τις ημερομηνίες πρωτοκόλλησης τους, και τις ερευνητέες ΠΑΡΑΒΑΣΕΙΣ <text:s/>καθήκοντος του προκατόχου του, πρωην Προέδρου <text:s/>της Βουλής <text:s/>κ. Τασούλα. \n\nΓιατί <text:s/>αυτή η κωλυσιεργία σε ένα θέμα, για το οποίο η κοινωνία απαιτεί άμεσες <text:s/>και καθαρές <text:s/>απαντήσεις; \n\nΤι προσδοκάτε με αυτήν την σιωπή και απαξίωση μας; \nΤι ελπίζετε ότι θα καταφέρετε; \nΝα <text:s/>ΞΕΧΑΣΤΟΥΜΕ ; \n\nΗ πρόταση του συγκεκριμένου, αμφισβητούμενου ως προς την τήρηση των θεσμικών καθηκόντων του πολιτικού για το ανώτατο αξίωμα της Χώρας, ΠτΔ, σας έχει εκθέσει ανεπανόρθωτα και έχει προβληματίσει ως προς την σκοπιμότητα της το πανελλήνιο \n\nΣυνεχίζετε παραταύτα <text:s/>να αγνοείτε την επιθυμία και ανάγκη της <text:s/>κοινωνίας για την ΑΛΗΘΕΙΑ . \n\nΌλοι μας <text:s/>αναμένουμε <text:s/>ξεκάθαρες απαντήσεις στα τρία <text:s/>ξεκάθαρα ερωτήματα που σας τέθηκαν, άμεσα, και με σαφήνεια. \n\nΔεν ξεχνάμε.</text:p>
          </table:table-cell>
          <table:table-cell table:style-name="ce29" office:value-type="string" calcext:value-type="string">
            <text:p>[{"type":"photo","url":"https://t.co/4racwSieOi","thumbnail":"https://pbs.twimg.com/media/GjfipZxWgAA3qrY?format=jpg&amp;name=thumb","original":"https://pbs.twimg.com/media/GjfipZxWgAA3qrY?format=jpg&amp;name=orig"}]</text:p>
          </table:table-cell>
          <table:table-cell table:style-name="ce29" office:value-type="float" office:value="4359" calcext:value-type="float">
            <text:p>4359</text:p>
          </table:table-cell>
          <table:table-cell table:style-name="ce29" office:value-type="float" office:value="1471" calcext:value-type="float">
            <text:p>1471</text:p>
          </table:table-cell>
          <table:table-cell table:style-name="ce29" office:value-type="float" office:value="45" calcext:value-type="float">
            <text:p>45</text:p>
          </table:table-cell>
          <table:table-cell table:style-name="ce29" office:value-type="float" office:value="53" calcext:value-type="float">
            <text:p>53</text:p>
          </table:table-cell>
          <table:table-cell table:style-name="ce29" office:value-type="float" office:value="163" calcext:value-type="float">
            <text:p>163</text:p>
          </table:table-cell>
          <table:table-cell table:style-name="ce29" office:value-type="float" office:value="96216" calcext:value-type="float">
            <text:p>96216</text:p>
          </table:table-cell>
          <table:table-cell table:style-name="ce29" office:value-type="string" calcext:value-type="string">
            <text:p>https://twitter.com/mkaristianou/status/1889227775388663882</text:p>
          </table:table-cell>
          <table:table-cell office:value-type="string" calcext:value-type="string">
            <text:p>@mkaristianou </text:p>
          </table:table-cell>
          <table:table-cell table:style-name="ce23" table:formula="of:=([.I35])+([.J35]*2)+([.M35]*1.5)+([.K35]*0.5)+([.L35]*1.75)" office:value-type="float" office:value="7660.75" calcext:value-type="float">
            <text:p>7.660,75</text:p>
          </table:table-cell>
          <table:table-cell table:style-name="ce26" table:formula="of:=SUM([.I35:.M35])/[.N35]" office:value-type="percentage" office:value="0.0633054793381558" calcext:value-type="percentage">
            <text:p>6,33%</text:p>
          </table:table-cell>
          <table:table-cell table:number-columns-repeated="1002"/>
        </table:table-row>
        <table:table-row table:style-name="ro1">
          <table:table-cell table:style-name="ce5" office:value-type="date" office:date-value="2025-02-11" calcext:value-type="date">
            <text:p>11/02/2025</text:p>
          </table:table-cell>
          <table:table-cell table:style-name="ce7" table:formula="of:=TEXT([.A36];&quot;MM&quot;)" office:value-type="string" office:string-value="02" calcext:value-type="string">
            <text:p>02</text:p>
          </table:table-cell>
          <table:table-cell table:style-name="ce12" table:formula="of:=TEXT([.A36];&quot;MM/YYYY&quot;)" office:value-type="string" office:string-value="02/2025" calcext:value-type="string">
            <text:p>02/2025</text:p>
          </table:table-cell>
          <table:table-cell table:style-name="ce7" table:formula="of:=TEXT([.A36];&quot;YYYY&quot;)" office:value-type="string" office:string-value="2025" calcext:value-type="string">
            <text:p>2025</text:p>
          </table:table-cell>
          <table:table-cell table:style-name="ce18" office:value-type="time" office:time-value="PT19H51M24S" calcext:value-type="time">
            <text:p>19:51:24</text:p>
          </table:table-cell>
          <table:table-cell table:style-name="ce16" table:formula="of:=[.A36]+[.E36]" office:value-type="date" office:date-value="2025-02-11T19:51:24" calcext:value-type="date">
            <text:p>11/02/2025 19:51:24</text:p>
          </table:table-cell>
          <table:table-cell table:style-name="ce29" office:value-type="string" calcext:value-type="string">
            <text:p>Με <text:s/>ενδιαφέρον διάβασα <text:s/>τη σημερινή ανακοίνωση <text:s/>της Προέδρου του Αρείου Πάγου, κας. Ιωάννας Κλάπα, η οποία αναφέρει: \nΗ Δημοκρατία απαιτεί σεβασμό στους θεσμούς. <text:s text:c="2"/>\n\nΈτσι λοιπόν ως <text:s/>ΕΝΕΡΓΟΣ και ΣΚΕΠΤΟΜΕΝΟΣ πολίτης διερωτώμαι:\nΣε ποια αληθινή Δημοκρατία επιτρέπεται να παρεμβαίνει ο <text:s text:c="2"/>επικεφαλής της Εκτελεστικής Εξουσίας στον επικεφαλής της <text:s/>Δικαστικής Εξουσίας και διορισμένο βέβαια από την Κυβέρνηση, όπως έκανε με την επιστολή του ο κ. Μητσοτάκης, προς τον Εισαγγελέα του Αρείου Πάγου κ. Ισίδωρο Ντογιάκο την 06/03/2023, ζητώντας του να ανατεθεί η υπόθεση των Τεμπών στο υψηλότερο ανακριτικό επίπεδο; Και άρα να <text:s/>αποβληθεί η μέχρι τότε επιληφθείσα κατά τον νόμο Ανακρίτρια; <text:s/>https://t.co/ks6GBHrV8N\n\nΔεν αποτελεί αυτό ευθεία παραβίαση της Αρχής της Διάκρισης των Εξουσιών, η οποία προβλέπεται στο άρθρο 26 του Συντάγματος και η οποία προεχόντως εγγυάται την ορθή λειτουργία της αληθινής Δημοκρατίας; \n\nΔεν αντιτίθεται στην ρητώς περιγραφόμενη από τον ποινικό νόμο διαδικασία για τον ορισμό Ειδικού Εφέτη Ανακριτή, όπου βέβαια δεν προβλέπεται η παρέμβαση του Πρωθυπουργού για την αλλαγή ανακριτή; \n\nΌσοι λοιπόν λειτουργούν κατά παράβαση των νόμων και αγνοούν τις συνταγματικές εγγυήσεις της λειτουργικής και προσωπικής ανεξαρτησίας, ΑΥΤΟΙ και μόνο καταπατούν τη Δημοκρατία. \n\nΟ σεβασμός κερδίζεται και αποδίδεται σε όσους - και μόνο – <text:s/>πραγματικά σέβονται τη Δημοκρατία και τους νόμους, <text:s/>ανεξάρτητα από τις γνώσεις, την εμπειρία και τη θέση <text:s/>που κατέχουν. <text:s/>\n\nΣτη υπόθεση των Τεμπών που έφερε στο φως κάθε πραγματική λοιδορία, προσβολή, καθύβριση και υποτίμηση των δημοκρατικών θεσμών, και ανέδειξε ότι <text:s/>επί δέκα και πλέον χρόνια οι πολίτες της στοιβάζονται σε βαγόνια θανάτου, διότι κάποιοι φρόντισαν τα ευρωπαϊκά κονδύλια εκατομμυρίων ευρώ που αφαίμαξαν να <text:s/>τα <text:s/>διοχετεύσουν αλλού και όχι στην ασφάλεια <text:s/>των επιβατών, <text:s text:c="2"/>εμείς δεν παραιτούμαστε! \n\nΠιστοί στη δικαίωση των ψυχών των παιδιών μας και αφοσιωμένοι στη συνταγματική μας υποχρέωση, θα προστατεύουμε τη Δημοκρατία εναντίον οποιουδήποτε λειτουργεί υποκριτικά και στην πράξη την καταλύει.</text:p>
          </table:table-cell>
          <table:table-cell table:style-name="ce29" office:value-type="string" calcext:value-type="string">
            <text:p>[{"type":"photo","url":"https://t.co/jhWdwyCA8w","thumbnail":"https://pbs.twimg.com/media/GjhlhXrXMAAvMjX?format=jpg&amp;name=thumb","original":"https://pbs.twimg.com/media/GjhlhXrXMAAvMjX?format=jpg&amp;name=orig"}]</text:p>
          </table:table-cell>
          <table:table-cell table:style-name="ce29" office:value-type="float" office:value="7490" calcext:value-type="float">
            <text:p>7490</text:p>
          </table:table-cell>
          <table:table-cell table:style-name="ce29" office:value-type="float" office:value="2279" calcext:value-type="float">
            <text:p>2279</text:p>
          </table:table-cell>
          <table:table-cell table:style-name="ce29" office:value-type="float" office:value="113" calcext:value-type="float">
            <text:p>113</text:p>
          </table:table-cell>
          <table:table-cell table:style-name="ce29" office:value-type="float" office:value="142" calcext:value-type="float">
            <text:p>142</text:p>
          </table:table-cell>
          <table:table-cell table:style-name="ce29" office:value-type="float" office:value="472" calcext:value-type="float">
            <text:p>472</text:p>
          </table:table-cell>
          <table:table-cell table:style-name="ce29" office:value-type="float" office:value="184743" calcext:value-type="float">
            <text:p>184743</text:p>
          </table:table-cell>
          <table:table-cell table:style-name="ce29" office:value-type="string" calcext:value-type="string">
            <text:p>https://twitter.com/mkaristianou/status/1889371674698510556</text:p>
          </table:table-cell>
          <table:table-cell office:value-type="string" calcext:value-type="string">
            <text:p>@mkaristianou </text:p>
          </table:table-cell>
          <table:table-cell table:style-name="ce23" table:formula="of:=([.I36])+([.J36]*2)+([.M36]*1.5)+([.K36]*0.5)+([.L36]*1.75)" office:value-type="float" office:value="13061" calcext:value-type="float">
            <text:p>13.061,00</text:p>
          </table:table-cell>
          <table:table-cell table:style-name="ce26" table:formula="of:=SUM([.I36:.M36])/[.N36]" office:value-type="percentage" office:value="0.056814060613934" calcext:value-type="percentage">
            <text:p>5,68%</text:p>
          </table:table-cell>
          <table:table-cell table:number-columns-repeated="1002"/>
        </table:table-row>
        <table:table-row table:style-name="ro1">
          <table:table-cell table:style-name="ce5" office:value-type="date" office:date-value="2025-02-16" calcext:value-type="date">
            <text:p>16/02/2025</text:p>
          </table:table-cell>
          <table:table-cell table:style-name="ce7" table:formula="of:=TEXT([.A37];&quot;MM&quot;)" office:value-type="string" office:string-value="02" calcext:value-type="string">
            <text:p>02</text:p>
          </table:table-cell>
          <table:table-cell table:style-name="ce12" table:formula="of:=TEXT([.A37];&quot;MM/YYYY&quot;)" office:value-type="string" office:string-value="02/2025" calcext:value-type="string">
            <text:p>02/2025</text:p>
          </table:table-cell>
          <table:table-cell table:style-name="ce7" table:formula="of:=TEXT([.A37];&quot;YYYY&quot;)" office:value-type="string" office:string-value="2025" calcext:value-type="string">
            <text:p>2025</text:p>
          </table:table-cell>
          <table:table-cell table:style-name="ce18" office:value-type="time" office:time-value="PT20H26M47S" calcext:value-type="time">
            <text:p>20:26:47</text:p>
          </table:table-cell>
          <table:table-cell table:style-name="ce16" table:formula="of:=[.A37]+[.E37]" office:value-type="date" office:date-value="2025-02-16T20:26:47" calcext:value-type="date">
            <text:p>16/02/2025 20:26:47</text:p>
          </table:table-cell>
          <table:table-cell table:style-name="ce29" office:value-type="string" calcext:value-type="string">
            <text:p>Πόση κατρακύλα πια; \nΝομίζει ο κ. Μητσοτάκης ότι τρώμε όλοι κουτόχορτο; \nΠόσο υποτιμάει τη νοημοσύνη μας; \nΜε πόση ευκολία μας απαξιώνει όλους μας;\n\nΗ απάντηση είναι ΝΑΙ όταν με χάρισμα Προφήτη, αλλά και με ύφος 40 καρδιναλίων, για άλλη μια φορά σήμερα λέει:\n\n«Εφόσον, όμως, επιβεβαιωθεί η γνησιότητά των βίντεο, τότε όλο το σενάριο περί «παράνομου φορτίου» -άρα και τα τελευταία επιχειρήματα περί «συγκάλυψης»- καταρρίπτεται με κρότο.»\n\nΈχει εκλείψει τόσο πολύ το φιλότιμο και το ήθος, που ο κ. Μητσοτάκης ούτε καν περιμένει τα αποτελέσματα για τα video που βρέθηκαν στον κάδο σκουπιδιών ενός αγνώστου pc. \nΝαι στον ΚΑΔΟ ΣΚΟΥΠΙΔΙΩΝ !, εκεί που πραγματικά ανήκουν. \n\nΜα γιατί να τα περιμένει; \nΑφού τα έχει προβλέψει! \nΚαι αυτά και την κατάρριψη της συγκάλυψης με κρότο! \n\nΕδώ με χάρισμα ενόρασης ο ταλαντούχος Πρωθυπουργός μας προείδε τα ίδια τα μελλοντικά video, στη συνέντευξη του στον κ. Σροιτερ! \nΣτα <text:s/>αποτελέσματα για τη γνησιότητα τους τώρα θα κολλήσουμε; \n\nΚαι γιατί κ. Μητσοτάκη, ολόκληρος Πρωθυπουργός, ασχολείστε με τα fake video που βρέθηκαν στον κάδο σκουπιδιών, και δεν κινείτε γη και ουρανό για να βρεθούν τα εξαφανισμένα αληθινά αρχεία ήχου και εικόνας που κατασχέθηκαν άμεσα τις πρώτες μέρες από τη Διεύθυνση Εγκληματολογικών Ερευνών και ΤΑ ΟΠΟΙΑ ΔΥΟ ΧΡΟΝΙΑ ΜΕΤΑ ΔΕΝ ΕΧΟΥΝ ΜΠΕΙ ΑΚΟΜΗ ΑΠΟ ΤΟΝ ΑΝΑΚΡΙΤΗ ΣΤΗ ΔΙΚΟΓΡΑΦΙΑ, <text:s/>ΩΣΤΕ ΚΑΝΕΙΣ ΝΑ ΜΗΝ ΔΕΙ ΚΑΙ ΑΚΟΥΣΕΙ ΤΙ ΕΓΙΝΕ ΣΤΙΣ 28.02 και στις 01.03; \n\nΓιατί δεν εξηγείτε στο ελληνικό λαό, αφού όλα τα γνωρίζετε, που έχουν θαφτεί αυτά τα video και τα ηχητικά των δυο κομβικών ημερών; της 28.02.2023 και της 01.03.3023; \n\nΓιατί σιωπάτε κ. Πρωθυπουργέ για αυτά τα κρίσιμα στοιχεία και ρίχνετε στάχτη στα μάτια των Ελλήνων με τα στημένα video του κάδου σκουπιδιών? \n\nΗ ανάκριση έχει στα χέρια της το χρυσάφι! Αλλά το κρατάει θαμμένο, εξαφανισμένο, για να μας πετάξετε εσείς στα μούτρα τα σκουπίδια του κάδου ανακύκλωσης; \n\nΕ λοιπόν δεν είμαστε τόσο χαζοί όσο νομίζετε κ. Μητσοτακη. Οι Έλληνες έχουν πνεύμα και αντίληψη και αυτό δεν θα τους το στερήσετε ποτέ. \n\nΓια πείτε μας λοιπόν, ΠΩΣ ΕΞΗΓΟΥΝ <text:s/>τα ετεροχρονισμένα video σας, <text:s/>που ΤΟ ΜΟΝΟ που <text:s/>δείχνουν ειναι μια αμαξοστοιχία με κλειστά άγνωστα φορτία να περνάει, το ΜΑΝΙΤΑΡΙ ΤΗΣ ΤΕΡΑΣΤΙΑΣ ΠΥΡΟΣΦΑΙΡΑΣ ΚΑΙ ΤΙΣ ΕΚΡΗΞΕΙΣ ΤΩΝ ΧΗΜΙΚΩΝ <text:s text:c="2"/>που έκαψαν ζωντανά τα παιδιά μας; \n\nΝαι! την τεράστια Πυρόσφαιρα και τις Εκρήξεις που είδε όλη η Ελλάδα με τα μάτια της, τις οποίες οι διορισμένοι «βοηθοί» του Ανακριτή δεν μπορούν δήθεν να τις εξηγήσουν -ώστε να υπάρχουν οι νομικά χρήσιμες αμφιβολίες- και οι οποίες θα ακολουθούν ΟΛΟΥΣ ΣΑΣ ΓΙΑ <text:s/>ΠΑΝΤΑ! \n\nΚαι θα γυρίζουν <text:s/>πάνω σας όλα τα ΣΚΟΥΠΙΔΙΑ <text:s/>που ΕΣΕΙΣ ΚΑΙ ΟΙ ΥΨΗΛΟΒΑΘΜΟΙ ΣΥΝΕΡΓΟΙ ΣΑΣ πετάτε στα μούτρα μας, δείχνοντας μας ΠΟΣΟ ΠΟΛΥ ΔΕΝ ΜΑΣ ΥΠΟΛΟΓΙΖΕΤΕ! \n\nΘα καταλάβετε όμως σύντομα κ. Μητσοτάκη <text:s/>ότι τον ελληνικό λαό και θα τον σέβεστε και θα τον υπολογίζετε! \n\nΓιατί αυτό του αξίζει!</text:p>
          </table:table-cell>
          <table:table-cell table:style-name="ce29" office:value-type="string" calcext:value-type="string">
            <text:p>[{"type":"photo","url":"https://t.co/gcttsmDFdx","thumbnail":"https://pbs.twimg.com/media/Gj7dkV5XIAAXotq?format=jpg&amp;name=thumb","original":"https://pbs.twimg.com/media/Gj7dkV5XIAAXotq?format=jpg&amp;name=orig"}]</text:p>
          </table:table-cell>
          <table:table-cell table:style-name="ce29" office:value-type="float" office:value="8269" calcext:value-type="float">
            <text:p>8269</text:p>
          </table:table-cell>
          <table:table-cell table:style-name="ce29" office:value-type="float" office:value="2469" calcext:value-type="float">
            <text:p>2469</text:p>
          </table:table-cell>
          <table:table-cell table:style-name="ce29" office:value-type="float" office:value="112" calcext:value-type="float">
            <text:p>112</text:p>
          </table:table-cell>
          <table:table-cell table:style-name="ce29" office:value-type="float" office:value="141" calcext:value-type="float">
            <text:p>141</text:p>
          </table:table-cell>
          <table:table-cell table:style-name="ce29" office:value-type="float" office:value="558" calcext:value-type="float">
            <text:p>558</text:p>
          </table:table-cell>
          <table:table-cell table:style-name="ce29" office:value-type="float" office:value="205148" calcext:value-type="float">
            <text:p>205148</text:p>
          </table:table-cell>
          <table:table-cell table:style-name="ce29" office:value-type="string" calcext:value-type="string">
            <text:p>https://twitter.com/mkaristianou/status/1891192516109890033</text:p>
          </table:table-cell>
          <table:table-cell office:value-type="string" calcext:value-type="string">
            <text:p>@mkaristianou </text:p>
          </table:table-cell>
          <table:table-cell table:style-name="ce23" table:formula="of:=([.I37])+([.J37]*2)+([.M37]*1.5)+([.K37]*0.5)+([.L37]*1.75)" office:value-type="float" office:value="14346.75" calcext:value-type="float">
            <text:p>14.346,75</text:p>
          </table:table-cell>
          <table:table-cell table:style-name="ce26" table:formula="of:=SUM([.I37:.M37])/[.N37]" office:value-type="percentage" office:value="0.0562959424415544" calcext:value-type="percentage">
            <text:p>5,63%</text:p>
          </table:table-cell>
          <table:table-cell table:number-columns-repeated="1002"/>
        </table:table-row>
        <table:table-row table:style-name="ro1">
          <table:table-cell table:style-name="ce5" office:value-type="date" office:date-value="2025-02-18" calcext:value-type="date">
            <text:p>18/02/2025</text:p>
          </table:table-cell>
          <table:table-cell table:style-name="ce7" table:formula="of:=TEXT([.A38];&quot;MM&quot;)" office:value-type="string" office:string-value="02" calcext:value-type="string">
            <text:p>02</text:p>
          </table:table-cell>
          <table:table-cell table:style-name="ce12" table:formula="of:=TEXT([.A38];&quot;MM/YYYY&quot;)" office:value-type="string" office:string-value="02/2025" calcext:value-type="string">
            <text:p>02/2025</text:p>
          </table:table-cell>
          <table:table-cell table:style-name="ce7" table:formula="of:=TEXT([.A38];&quot;YYYY&quot;)" office:value-type="string" office:string-value="2025" calcext:value-type="string">
            <text:p>2025</text:p>
          </table:table-cell>
          <table:table-cell table:style-name="ce18" office:value-type="time" office:time-value="PT14H00M12S" calcext:value-type="time">
            <text:p>14:00:12</text:p>
          </table:table-cell>
          <table:table-cell table:style-name="ce16" table:formula="of:=[.A38]+[.E38]" office:value-type="date" office:date-value="2025-02-18T14:00:12" calcext:value-type="date">
            <text:p>18/02/2025 14:00:12</text:p>
          </table:table-cell>
          <table:table-cell table:style-name="ce29" office:value-type="string" calcext:value-type="string">
            <text:p>Έκπληκτη διαβάζω <text:s/>ότι και για <text:s/>τον αδικοχαμένο Βασίλη Καλογήρου, τον γιο της Εισαγγελέως <text:s/>των Τεμπών, έσπευσε και επιλήφθηκε η ίδια Ιατροδικαστής <text:s/>των Τεμπών, η κα. Ρουμπίνη Λεοντάρη! \n\nΗ ίδια Ιατροδικαστής, που <text:s/>τη στιγμή του μεγάλου πόνου μου, μου <text:s/>είπε ότι δήθεν το παιδί μου πέθανε ακαριαία και συναίνεσε να μπει <text:s/>ότι είχε απομείνει από το καμμένο κορμάκι του με τα υπόλοιπα καμένα παιδιά σε σακκούλες ΧΩΡΙΣ ΝΑ ΓΙΝΟΥΝ ΟΙ ΠΡΟΒΛΕΠΟΜΕΝΕΣ <text:s/>ΤΟΞΙΚΟΛΟΓΙΚΕΣ ΕΞΕΤΑΣΕΙΣ, ΟΠΩΣ ΥΠΟΧΡΕΟΥΝΤΑΝ. <text:s/>Ναι ,ναι καλά καταλάβατε. Οι μόνες υποχρεωτικές εξετάσεις, από τις οποίες ΑΜΕΣΑ θα προέκυπτε <text:s/>η ύπαρξη χημικών! \nΤυχαίο; \nΤίποτα δεν είναι τυχαίο στη στοιχειωμένη <text:s/>υπόθεση των Τεμπών. Νομίζουν ότι είναι όλα καλά οργανωμένα. Τι <text:s/>δεν έχουν υπολογίσει όμως; To Μάτι του Θεού! Αυτό που τα <text:s/>πάντα <text:s/>ορά!\nΆτη &amp; Ύβρις <text:s/>έχουν λάβει <text:s/>χώρα! \n\nΑκολουθούν η Νέμεσις και η Τίσις!</text:p>
          </table:table-cell>
          <table:table-cell table:style-name="ce29" office:value-type="string" calcext:value-type="string">
            <text:p>[{"type":"photo","url":"https://t.co/3xO8zsxp3x","thumbnail":"https://pbs.twimg.com/media/GkEYRFQXoAEwx9q?format=jpg&amp;name=thumb","original":"https://pbs.twimg.com/media/GkEYRFQXoAEwx9q?format=jpg&amp;name=orig"}]</text:p>
          </table:table-cell>
          <table:table-cell table:style-name="ce29" office:value-type="float" office:value="11406" calcext:value-type="float">
            <text:p>11406</text:p>
          </table:table-cell>
          <table:table-cell table:style-name="ce29" office:value-type="float" office:value="3380" calcext:value-type="float">
            <text:p>3380</text:p>
          </table:table-cell>
          <table:table-cell table:style-name="ce29" office:value-type="float" office:value="233" calcext:value-type="float">
            <text:p>233</text:p>
          </table:table-cell>
          <table:table-cell table:style-name="ce29" office:value-type="float" office:value="160" calcext:value-type="float">
            <text:p>160</text:p>
          </table:table-cell>
          <table:table-cell table:style-name="ce29" office:value-type="float" office:value="568" calcext:value-type="float">
            <text:p>568</text:p>
          </table:table-cell>
          <table:table-cell table:style-name="ce29" office:value-type="float" office:value="368281" calcext:value-type="float">
            <text:p>368281</text:p>
          </table:table-cell>
          <table:table-cell table:style-name="ce29" office:value-type="string" calcext:value-type="string">
            <text:p>https://twitter.com/mkaristianou/status/1891820007870324892</text:p>
          </table:table-cell>
          <table:table-cell office:value-type="string" calcext:value-type="string">
            <text:p>@mkaristianou </text:p>
          </table:table-cell>
          <table:table-cell table:style-name="ce23" table:formula="of:=([.I38])+([.J38]*2)+([.M38]*1.5)+([.K38]*0.5)+([.L38]*1.75)" office:value-type="float" office:value="19414.5" calcext:value-type="float">
            <text:p>19.414,50</text:p>
          </table:table-cell>
          <table:table-cell table:style-name="ce26" table:formula="of:=SUM([.I38:.M38])/[.N38]" office:value-type="percentage" office:value="0.0427581113334655" calcext:value-type="percentage">
            <text:p>4,28%</text:p>
          </table:table-cell>
          <table:table-cell table:number-columns-repeated="1002"/>
        </table:table-row>
        <table:table-row table:style-name="ro1">
          <table:table-cell table:style-name="ce5" office:value-type="date" office:date-value="2025-02-20" calcext:value-type="date">
            <text:p>20/02/2025</text:p>
          </table:table-cell>
          <table:table-cell table:style-name="ce7" table:formula="of:=TEXT([.A39];&quot;MM&quot;)" office:value-type="string" office:string-value="02" calcext:value-type="string">
            <text:p>02</text:p>
          </table:table-cell>
          <table:table-cell table:style-name="ce12" table:formula="of:=TEXT([.A39];&quot;MM/YYYY&quot;)" office:value-type="string" office:string-value="02/2025" calcext:value-type="string">
            <text:p>02/2025</text:p>
          </table:table-cell>
          <table:table-cell table:style-name="ce7" table:formula="of:=TEXT([.A39];&quot;YYYY&quot;)" office:value-type="string" office:string-value="2025" calcext:value-type="string">
            <text:p>2025</text:p>
          </table:table-cell>
          <table:table-cell table:style-name="ce18" office:value-type="time" office:time-value="PT11H36M47S" calcext:value-type="time">
            <text:p>11:36:47</text:p>
          </table:table-cell>
          <table:table-cell table:style-name="ce16" table:formula="of:=[.A39]+[.E39]" office:value-type="date" office:date-value="2025-02-20T11:36:47" calcext:value-type="date">
            <text:p>20/02/2025 11:36:47</text:p>
          </table:table-cell>
          <table:table-cell table:style-name="ce29" office:value-type="string" calcext:value-type="string">
            <text:p>Πλησιάζει η πιο μαύρη επέτειος της ζωής μας. \nΗ νύχτα που η διαφθορά σκότωσε τα παιδιά μας. \nΚαι για να μην αποκαλυφθεί, συνεχίζει αδίστακτη να τα ΣΚΟΤΩΝΕΙ , «μπαζώνοντας» στο διάβα της <text:s/>ό,τι θα δικαιώσει τις ψυχές τους. \n\n28/02/2025 είναι μια μέρα ΜΝΗΜΗΣ . \nΕίναι η μέρα που μας ωθεί ειρηνικά <text:s/>στους δρόμους για τη ΔΙΚΑΙΩΣΗ <text:s/>ΟΛΩΝ των ψυχών που θυσιάστηκαν <text:s/>και για την ΚΑΘΑΡΣΗ <text:s/>που θα δώσει οξυγόνο στην Ελλάδα. \n\nΣας είμαστε ευγνώμονες για τη συμπαράσταση στον πόνο και τον αγώνα μας για δικαιοσύνη και σας καλούμε για άλλη μια φορά να είστε πλάι μας, γιατί εσείς και μόνο εσείς είστε η ΔΥΝΑΜΗ και η ΕΛΠΙΔΑ όλων μας. <text:s/>\n\nΣεβόμενοι και το δικό τους αγώνα για όλα τα δίκαια αιτήματα τους, παρακαλούμε θερμά όλα τα σωματεία, τα συνδικάτα και τις οργανώσεις εργαζόμενων και πολιτών, αυτήν την αποφράδα ημέρα να δωρίσουν τις ομιλίες τους στις ψυχές των Τεμπών, ώστε να λάβουν την προτεραιότητα που τους αξίζει. \n\nΑλλά και για να στερήσουμε το δόλιο επιχείρημα που οι κακόψυχοι \nθα σκαρφιστούν, ότι η ιερή αυτή συγκέντρωση των πολιτών εξυπηρετεί δήθεν <text:s/>κόμματα, χρώματα και συμφέροντα. \n\nΓια να είναι ΜΙΑ η φωνή όλων μας, χωρίς ταμπέλες και διακρίσεις, <text:s/>για το έγκλημα των Τεμπών, αλλά και για όσα εγκλήματα το ακολούθησαν. \n\nΓια τη δικαίωση ΟΛΩΝ των νεκρών\nΓια να μη θρηνήσουμε άλλους νεκρούς \nΓια τα παιδιά μας\nΓια τη Δημοκρατία \nΓια το Κράτος Δικαίου που αξίζουμε \nΓια να έχουμε επιτέλους ΟΞΥΓΟΝΟ…..</text:p>
          </table:table-cell>
          <table:table-cell table:style-name="ce29" office:value-type="string" calcext:value-type="string">
            <text:p>[{"type":"photo","url":"https://t.co/Nm5GrWHi0Z","thumbnail":"https://pbs.twimg.com/media/GkOKns6X0AAyYAm?format=jpg&amp;name=thumb","original":"https://pbs.twimg.com/media/GkOKns6X0AAyYAm?format=jpg&amp;name=orig"}]</text:p>
          </table:table-cell>
          <table:table-cell table:style-name="ce29" office:value-type="float" office:value="10439" calcext:value-type="float">
            <text:p>10439</text:p>
          </table:table-cell>
          <table:table-cell table:style-name="ce29" office:value-type="float" office:value="3157" calcext:value-type="float">
            <text:p>3157</text:p>
          </table:table-cell>
          <table:table-cell table:style-name="ce29" office:value-type="float" office:value="93" calcext:value-type="float">
            <text:p>93</text:p>
          </table:table-cell>
          <table:table-cell table:style-name="ce29" office:value-type="float" office:value="127" calcext:value-type="float">
            <text:p>127</text:p>
          </table:table-cell>
          <table:table-cell table:style-name="ce29" office:value-type="float" office:value="463" calcext:value-type="float">
            <text:p>463</text:p>
          </table:table-cell>
          <table:table-cell table:style-name="ce29" office:value-type="float" office:value="218668" calcext:value-type="float">
            <text:p>218668</text:p>
          </table:table-cell>
          <table:table-cell table:style-name="ce29" office:value-type="string" calcext:value-type="string">
            <text:p>https://twitter.com/mkaristianou/status/1892508690546077878</text:p>
          </table:table-cell>
          <table:table-cell office:value-type="string" calcext:value-type="string">
            <text:p>@mkaristianou </text:p>
          </table:table-cell>
          <table:table-cell table:style-name="ce23" table:formula="of:=([.I39])+([.J39]*2)+([.M39]*1.5)+([.K39]*0.5)+([.L39]*1.75)" office:value-type="float" office:value="17716.25" calcext:value-type="float">
            <text:p>17.716,25</text:p>
          </table:table-cell>
          <table:table-cell table:style-name="ce26" table:formula="of:=SUM([.I39:.M39])/[.N39]" office:value-type="percentage" office:value="0.0652999067078859" calcext:value-type="percentage">
            <text:p>6,53%</text:p>
          </table:table-cell>
          <table:table-cell table:number-columns-repeated="1002"/>
        </table:table-row>
        <table:table-row table:style-name="ro1">
          <table:table-cell table:style-name="ce5" office:value-type="date" office:date-value="2025-02-21" calcext:value-type="date">
            <text:p>21/02/2025</text:p>
          </table:table-cell>
          <table:table-cell table:style-name="ce7" table:formula="of:=TEXT([.A40];&quot;MM&quot;)" office:value-type="string" office:string-value="02" calcext:value-type="string">
            <text:p>02</text:p>
          </table:table-cell>
          <table:table-cell table:style-name="ce12" table:formula="of:=TEXT([.A40];&quot;MM/YYYY&quot;)" office:value-type="string" office:string-value="02/2025" calcext:value-type="string">
            <text:p>02/2025</text:p>
          </table:table-cell>
          <table:table-cell table:style-name="ce7" table:formula="of:=TEXT([.A40];&quot;YYYY&quot;)" office:value-type="string" office:string-value="2025" calcext:value-type="string">
            <text:p>2025</text:p>
          </table:table-cell>
          <table:table-cell table:style-name="ce18" office:value-type="time" office:time-value="PT09H04M47S" calcext:value-type="time">
            <text:p>09:04:47</text:p>
          </table:table-cell>
          <table:table-cell table:style-name="ce16" table:formula="of:=[.A40]+[.E40]" office:value-type="date" office:date-value="2025-02-21T09:04:47" calcext:value-type="date">
            <text:p>21/02/2025 09:04:47</text:p>
          </table:table-cell>
          <table:table-cell table:style-name="ce29" office:value-type="string" calcext:value-type="string">
            <text:p>Τόσο αδίστακτος που βάζει σε ανήθικη και μικροπρεπή σύγκριση τις ΜΑΝΕΣ! \n\nΤόσο μικρόψυχος, κακός <text:s/>και λίγος <text:s/>που δεν μπορεί να καταλάβει ότι ο πόνος της μάνας είναι ίδιος για όλες, όταν χάνουν το παιδί τους και τη γη κάτω από τα πόδια τους. \n\nΤολμάει να σπιλώνει τον αγώνα μας για τη δικαίωση των παιδιών μας με φτηνό πολιτικό λόγο που δεν μας αφορά! \n\nΠοσό δύσκολο κ. Βορίδη είναι να καταλάβετε ότι το αίτημα μας είναι αξιακό και όχι κομματικό!\n\nΑξιακό! Είναι τόσο άγνωστη η λέξη αυτή για εσάς; \n\nΒάλτε το καλά στο μυαλό σας. \nΟποιος και να κυβερνούσε τα ίδια θα ζητούσαμε! \nΔικαιοσύνη και φως! \nΌλα αυτά δηλαδή που οι υψηλά ιστάμενοι της χώρας, που και εσείς στηρίζετε, έχουν <text:s/>κάνει τα ΠΑΝΤΑ για να τα ΠΝΙΞΟΥΝ.</text:p>
          </table:table-cell>
          <table:table-cell table:style-name="ce29" office:value-type="string" calcext:value-type="string">
            <text:p>[{"type":"photo","url":"https://t.co/lW3LmW6e1Q","thumbnail":"https://pbs.twimg.com/media/GkSxa2qWkAA-B9w?format=jpg&amp;name=thumb","original":"https://pbs.twimg.com/media/GkSxa2qWkAA-B9w?format=jpg&amp;name=orig"}]</text:p>
          </table:table-cell>
          <table:table-cell table:style-name="ce29" office:value-type="float" office:value="8729" calcext:value-type="float">
            <text:p>8729</text:p>
          </table:table-cell>
          <table:table-cell table:style-name="ce29" office:value-type="float" office:value="2428" calcext:value-type="float">
            <text:p>2428</text:p>
          </table:table-cell>
          <table:table-cell table:style-name="ce29" office:value-type="float" office:value="97" calcext:value-type="float">
            <text:p>97</text:p>
          </table:table-cell>
          <table:table-cell table:style-name="ce29" office:value-type="float" office:value="119" calcext:value-type="float">
            <text:p>119</text:p>
          </table:table-cell>
          <table:table-cell table:style-name="ce29" office:value-type="float" office:value="673" calcext:value-type="float">
            <text:p>673</text:p>
          </table:table-cell>
          <table:table-cell table:style-name="ce29" office:value-type="float" office:value="237077" calcext:value-type="float">
            <text:p>237077</text:p>
          </table:table-cell>
          <table:table-cell table:style-name="ce29" office:value-type="string" calcext:value-type="string">
            <text:p>https://twitter.com/mkaristianou/status/1892832824073302208</text:p>
          </table:table-cell>
          <table:table-cell office:value-type="string" calcext:value-type="string">
            <text:p>@mkaristianou </text:p>
          </table:table-cell>
          <table:table-cell table:style-name="ce23" table:formula="of:=([.I40])+([.J40]*2)+([.M40]*1.5)+([.K40]*0.5)+([.L40]*1.75)" office:value-type="float" office:value="14851.25" calcext:value-type="float">
            <text:p>14.851,25</text:p>
          </table:table-cell>
          <table:table-cell table:style-name="ce26" table:formula="of:=SUM([.I40:.M40])/[.N40]" office:value-type="percentage" office:value="0.0508104961679117" calcext:value-type="percentage">
            <text:p>5,08%</text:p>
          </table:table-cell>
          <table:table-cell table:number-columns-repeated="1002"/>
        </table:table-row>
        <table:table-row table:style-name="ro1">
          <table:table-cell table:style-name="ce5" office:value-type="date" office:date-value="2025-02-24" calcext:value-type="date">
            <text:p>24/02/2025</text:p>
          </table:table-cell>
          <table:table-cell table:style-name="ce7" table:formula="of:=TEXT([.A41];&quot;MM&quot;)" office:value-type="string" office:string-value="02" calcext:value-type="string">
            <text:p>02</text:p>
          </table:table-cell>
          <table:table-cell table:style-name="ce12" table:formula="of:=TEXT([.A41];&quot;MM/YYYY&quot;)" office:value-type="string" office:string-value="02/2025" calcext:value-type="string">
            <text:p>02/2025</text:p>
          </table:table-cell>
          <table:table-cell table:style-name="ce7" table:formula="of:=TEXT([.A41];&quot;YYYY&quot;)" office:value-type="string" office:string-value="2025" calcext:value-type="string">
            <text:p>2025</text:p>
          </table:table-cell>
          <table:table-cell table:style-name="ce18" office:value-type="time" office:time-value="PT11H08M17S" calcext:value-type="time">
            <text:p>11:08:17</text:p>
          </table:table-cell>
          <table:table-cell table:style-name="ce16" table:formula="of:=[.A41]+[.E41]" office:value-type="date" office:date-value="2025-02-24T11:08:17" calcext:value-type="date">
            <text:p>24/02/2025 11:08:17</text:p>
          </table:table-cell>
          <table:table-cell table:style-name="ce29" office:value-type="string" calcext:value-type="string">
            <text:p>Όλοι μαζί ΕΝΑ στον αγώνα για Δικαιοσύνη . Το οφείλουμε στα παιδιά μας … \nΓια να μην θρηνήσουμε άλλους νεκρούς και για <text:s/>να δικαιωθούν οι ψυχές που πέταξαν στον ουρανό…\n\n«Δικαστές και Εισαγγελείς τιμούν τα Τέμπη. θα κατέβουν από τις έδρες την Παρασκευή 28 Φεβρουαρίου, την ώρα των συλληλυτηρίων!\nΜε ενός λεπτού σιγή και ωρίαια διακοπή των συνεδριάσεων θα τιμήσουν τη μνήμη των 57 νεκρών των Τεμπών, οι δικαστές και οι εισαγγελείς, την ερχόμενη Παρασκευή 28 Φεβρουαρίου, ημέρα των μεγάλων συγκεντρώσεων σε Ελλάδα και εξωτερικό.\nΟπως αναφέρεται σε ανακοίνωση της Ενωσης Δικαστών και Εισαγγελέων:\n\n" Η Ένωση Δικαστών και Εισαγγελέων τιμώντας τη μνήμη των 57 νεκρών του\nσιδηροδρομικού δυστυχήματος των Τεμπών και με αφορμή τη συμπλήρωση 2 ετών από την εθνική τραγωδία, καλεί τα μέλη της να τηρήσουν ενός λεπτού σιγή κατά την έναρξη των συνεδριάσεων όλων των Δικαστηρίων, την Παρασκευή 28 Φεβρουαρίου καθώς και ωριαία διακοπή από 11.00 έως 12.00".»\n\nhttps://t.co/xzdGwHSrIA at 9:50 π.μ.</text:p>
          </table:table-cell>
          <table:table-cell table:style-name="ce29" office:value-type="string" calcext:value-type="string">
            <text:p>[{"type":"photo","url":"https://t.co/dEjgAubgvz","thumbnail":"https://pbs.twimg.com/media/GkiqdW7XcAAgQuB?format=jpg&amp;name=thumb","original":"https://pbs.twimg.com/media/GkiqdW7XcAAgQuB?format=jpg&amp;name=orig"}]</text:p>
          </table:table-cell>
          <table:table-cell table:style-name="ce29" office:value-type="float" office:value="6288" calcext:value-type="float">
            <text:p>6288</text:p>
          </table:table-cell>
          <table:table-cell table:style-name="ce29" office:value-type="float" office:value="1634" calcext:value-type="float">
            <text:p>1634</text:p>
          </table:table-cell>
          <table:table-cell table:style-name="ce29" office:value-type="float" office:value="39" calcext:value-type="float">
            <text:p>39</text:p>
          </table:table-cell>
          <table:table-cell table:style-name="ce29" office:value-type="float" office:value="59" calcext:value-type="float">
            <text:p>59</text:p>
          </table:table-cell>
          <table:table-cell table:style-name="ce29" office:value-type="float" office:value="248" calcext:value-type="float">
            <text:p>248</text:p>
          </table:table-cell>
          <table:table-cell table:style-name="ce29" office:value-type="float" office:value="133509" calcext:value-type="float">
            <text:p>133509</text:p>
          </table:table-cell>
          <table:table-cell table:style-name="ce29" office:value-type="string" calcext:value-type="string">
            <text:p>https://twitter.com/mkaristianou/status/1893951070059040793</text:p>
          </table:table-cell>
          <table:table-cell office:value-type="string" calcext:value-type="string">
            <text:p>@mkaristianou </text:p>
          </table:table-cell>
          <table:table-cell table:style-name="ce23" table:formula="of:=([.I41])+([.J41]*2)+([.M41]*1.5)+([.K41]*0.5)+([.L41]*1.75)" office:value-type="float" office:value="10050.75" calcext:value-type="float">
            <text:p>10.050,75</text:p>
          </table:table-cell>
          <table:table-cell table:style-name="ce26" table:formula="of:=SUM([.I41:.M41])/[.N41]" office:value-type="percentage" office:value="0.06192840932072" calcext:value-type="percentage">
            <text:p>6,19%</text:p>
          </table:table-cell>
          <table:table-cell table:number-columns-repeated="1002"/>
        </table:table-row>
        <table:table-row table:style-name="ro1">
          <table:table-cell table:style-name="ce5" office:value-type="date" office:date-value="2025-02-26" calcext:value-type="date">
            <text:p>26/02/2025</text:p>
          </table:table-cell>
          <table:table-cell table:style-name="ce7" table:formula="of:=TEXT([.A42];&quot;MM&quot;)" office:value-type="string" office:string-value="02" calcext:value-type="string">
            <text:p>02</text:p>
          </table:table-cell>
          <table:table-cell table:style-name="ce12" table:formula="of:=TEXT([.A42];&quot;MM/YYYY&quot;)" office:value-type="string" office:string-value="02/2025" calcext:value-type="string">
            <text:p>02/2025</text:p>
          </table:table-cell>
          <table:table-cell table:style-name="ce7" table:formula="of:=TEXT([.A42];&quot;YYYY&quot;)" office:value-type="string" office:string-value="2025" calcext:value-type="string">
            <text:p>2025</text:p>
          </table:table-cell>
          <table:table-cell table:style-name="ce18" office:value-type="time" office:time-value="PT22H36M01S" calcext:value-type="time">
            <text:p>22:36:01</text:p>
          </table:table-cell>
          <table:table-cell table:style-name="ce16" table:formula="of:=[.A42]+[.E42]" office:value-type="date" office:date-value="2025-02-26T22:36:01" calcext:value-type="date">
            <text:p>26/02/2025 22:36:01</text:p>
          </table:table-cell>
          <table:table-cell table:style-name="ce29" office:value-type="string" calcext:value-type="string">
            <text:p>κ. Πρόεδρε  της Βουλής  των Ελλήνων\n\nευχαριστώ για την εν τέλει απάντησή σας επί του αιτήματος, για το οποίο επικοινώνησε νωρίς  το πρωί η πληρεξουσία δικηγόρος μου, κα. Γρατσία Μαρία, με  τη διαβεβαίωση της Γραμματέως Σας ότι θα έχει απάντηση επ’ αυτού, απάντηση που δεν έλαβε, παρά μόνο μετά από εκ νέου όχληση μας, οπότε και αργά το μεσημέρι η Νομική Σύμβουλός Σας για πρώτη φορά ζήτησε το ίδιο αίτημα να  υποβληθεί και εγγράφως.\n \nΌπως  είναι αντιληπτό, η αιτηθείσα από μέρους μου συνάντηση μετά της πληρεξουσίας δικηγόρου μου έχει μόνο αντικείμενο την εν τοις πράγμασι άρνησή Σας να απαντήσετε  στα ερωτήματα που με τρόπο ρητό, σαφή και εύληπτο τόσο εγώ, όσο και λοιποί συγγενείς, αλλά και ο Σύλλογος «Τέμπη 2023», σας υποβάλαμε εγγράφως ήδη από τις  03.02.2025, χωρίς να έχουμε λάβει καμία  απάντηση επ’ αυτών μέχρι σήμερα, παρά τις ενδιαμέσως οχλήσεις μας προς  τούτο. \n \nΣυγκεκριμένα εδώ και σχεδόν ένα μήνα Σας έχουμε υποβάλλει εγγράφως ΚΑΤΕΠΕΙΓΟΥΣΑ ΑΙΤΗΣΗ ΜΕ ΤΑ ΚΑΤΩΘΙ ΕΡΩΤΗΜΑΤΑ:\nΌπως μας ενημερώσετε άμεσα (το αργότερο μέχρι την 05.02.) και εγγράφως για τα κάτωθι, ήτοι:\n1ον] Ποιά ακριβώς ημερομηνία διαβιβάστηκε και πρωτοκολλήθηκε στην Ελληνική Βουλή ως εισερχόμενη εκάστη από τις σχετιζόμενες με το Έγκλημα των Τεμπών Μηνύσεις/Εγκλήσεις/Μηνυτήριες Αναφορές/Δικογραφίες, οι οποίες διαβιβάστηκαν από τις Εισαγγελικές/Ανακριτικές Αρχές και τον Υπουργό Δικαιοσύνης ή κάθε άλλη Αρχή κατά το άρθρο 86 Σ∙\n2ον] Ποιά Εισαγγελική ή Δικαστική Αρχή διαβίβασε πρωτογενώς εκάστη εκ των ανωτέρω υπό τον αριθμό 1. Μηνύσεων/Εγκλήσεων/Μηνυτήριων Αναφορών/ Δικογραφιών; Πότε εκάστη εξ αυτών διαβιβάστηκε στον Άρειο Πάγο, πότε εν συνεχεία ο Άρειος Πάγος διαβίβασε εκάστη εξ αυτών στον Υπουργό Δικαιοσύνης και πότε ακριβώς ο Υπουργός Δικαιοσύνης διαβίβασε εκάστη εξ αυτών στην Ελληνική Βουλή∙\n3ον] Ποιά η ακριβής πορεία εκάστης εκ των ανωτέρω υπό τον αριθμό 1.] Μηνύσεων/Εγκλήσεων/Μηνυτήριων Αναφορών/Δικογραφιών από τη διαβίβασή της στη Βουλή και μέχρι σήμερα, ποιά τα επιμέρους στάδια της καθ’ οιονδήποτε τρόπο γνωστοποίησης ή επεξεργασίας της, και σε ποιο στάδιο εκάστη εξ αυτών σήμερα εκκρεμεί.\n \nΕπειδή λοιπόν τα φλέγοντα αυτά ερωτήματα είναι νομικής  φύσεως και απασχολούν τους  συγγενείς  των θυμάτων των Τεμπών, την επικαιρότητα και όλους τους Έλληνες Πολίτες, καθώς από την απάντηση σε αυτά θα  αποκαλυφθεί αν  τηρήθηκαν οι προβλέψεις του Συντάγματος και της  κείμενης νομοθεσίας  για τις  μηνύσεις κατά των πολιτικών προσώπων που έπρεπε αμελλητί να διαβιβαστούν και ανακοινωθούν στη Βουλή, για αυτό και αιτήθηκα την παρουσία και της πληρεξουσίας  δικηγόρου μου. Διότι η συνάντηση αυτή  ούτε προσωπικό χαρακτήρα έχει, ούτε και  εθιμοτυπικό ή άλλο, καθώς ζητήθηκε αποκλειστικά και μόνο για ζήτημα νομικό και δη ποινικού χαρακτήρα και υψίστου κοινωνικού ενδιαφέροντος.  Η δε παράσταση πολίτη μετά του  δικηγόρου του ουδόλως συνεπάγεται αυτομάτως αντιδικία, καθώς μια τέτοια θεώρηση θα συνιστούσε μειωτική παραδοχή για τον νομικό κόσμο. Αντιθέτως,  ο νομικός παραστάτης συνδράμει σε ζητήματα νομικού ενδιαφέροντος τον πολίτη,  ο οποίος  εκ των πραγμάτων δεν μπορεί να γνωρίζει τις επιμέρους πτυχές τους.\n \nΕφόσον λοιπόν δημοσιοποιήσατε την άρνησή σας να ικανοποιήσετε αυτό το εύλογο αίτημά μου, θερμή παράκληση να δημοσιοποιήσετε  τις απαντήσεις σας στα παραπάνω  εκκρεμή επί μακρόν αναπάντητα ερωτήματα μας, ώστε να χυθεί φως και να ενημερωθούμε όλοι για  το αν οι μηνύσεις κατά των πολιτικών προσώπων εν τέλει διαβιβάστηκαν και ανακοινώθηκαν ή αντιθέτως “καταχωνιάστηκαν” αμελλητί.\n \nΜε εκτίμηση,\n\nΜαρία Καρυστιανού</text:p>
          </table:table-cell>
          <table:table-cell table:style-name="ce29" office:value-type="string" calcext:value-type="string">
            <text:p>[]</text:p>
          </table:table-cell>
          <table:table-cell table:style-name="ce29" office:value-type="float" office:value="7937" calcext:value-type="float">
            <text:p>7937</text:p>
          </table:table-cell>
          <table:table-cell table:style-name="ce29" office:value-type="float" office:value="2210" calcext:value-type="float">
            <text:p>2210</text:p>
          </table:table-cell>
          <table:table-cell table:style-name="ce29" office:value-type="float" office:value="150" calcext:value-type="float">
            <text:p>150</text:p>
          </table:table-cell>
          <table:table-cell table:style-name="ce29" office:value-type="float" office:value="107" calcext:value-type="float">
            <text:p>107</text:p>
          </table:table-cell>
          <table:table-cell table:style-name="ce29" office:value-type="float" office:value="364" calcext:value-type="float">
            <text:p>364</text:p>
          </table:table-cell>
          <table:table-cell table:style-name="ce29" office:value-type="float" office:value="243438" calcext:value-type="float">
            <text:p>243438</text:p>
          </table:table-cell>
          <table:table-cell table:style-name="ce29" office:value-type="string" calcext:value-type="string">
            <text:p>https://twitter.com/mkaristianou/status/1894848919001235708</text:p>
          </table:table-cell>
          <table:table-cell office:value-type="string" calcext:value-type="string">
            <text:p>@mkaristianou </text:p>
          </table:table-cell>
          <table:table-cell table:style-name="ce23" table:formula="of:=([.I42])+([.J42]*2)+([.M42]*1.5)+([.K42]*0.5)+([.L42]*1.75)" office:value-type="float" office:value="13165.25" calcext:value-type="float">
            <text:p>13.165,25</text:p>
          </table:table-cell>
          <table:table-cell table:style-name="ce26" table:formula="of:=SUM([.I42:.M42])/[.N42]" office:value-type="percentage" office:value="0.0442330285329324" calcext:value-type="percentage">
            <text:p>4,42%</text:p>
          </table:table-cell>
          <table:table-cell table:number-columns-repeated="1002"/>
        </table:table-row>
        <table:table-row table:style-name="ro1">
          <table:table-cell table:style-name="ce5" office:value-type="date" office:date-value="2025-03-04" calcext:value-type="date">
            <text:p>04/03/2025</text:p>
          </table:table-cell>
          <table:table-cell table:style-name="ce7" table:formula="of:=TEXT([.A43];&quot;MM&quot;)" office:value-type="string" office:string-value="03" calcext:value-type="string">
            <text:p>03</text:p>
          </table:table-cell>
          <table:table-cell table:style-name="ce12" table:formula="of:=TEXT([.A43];&quot;MM/YYYY&quot;)" office:value-type="string" office:string-value="03/2025" calcext:value-type="string">
            <text:p>03/2025</text:p>
          </table:table-cell>
          <table:table-cell table:style-name="ce7" table:formula="of:=TEXT([.A43];&quot;YYYY&quot;)" office:value-type="string" office:string-value="2025" calcext:value-type="string">
            <text:p>2025</text:p>
          </table:table-cell>
          <table:table-cell table:style-name="ce18" office:value-type="time" office:time-value="PT21H23M37S" calcext:value-type="time">
            <text:p>21:23:37</text:p>
          </table:table-cell>
          <table:table-cell table:style-name="ce16" table:formula="of:=[.A43]+[.E43]" office:value-type="date" office:date-value="2025-03-04T21:23:37" calcext:value-type="date">
            <text:p>04/03/2025 21:23:37</text:p>
          </table:table-cell>
          <table:table-cell table:style-name="ce29" office:value-type="string" calcext:value-type="string">
            <text:p>Εξώδικο προς τον Πρόεδρο της Βουλής.\n\nΕπειδή έχουμε δει ότι στο βαρέλι της απαξίωσής μας δεν υπάρχει πάτος, αναγκαστήκαμε να <text:s/>επιδώσουμε σήμερα εξώδικο <text:s/>προς <text:s/>τον Πρόεδρο της Βουλής με αίτημα να κοινοποιηθεί σε όλους <text:s/>τους <text:s/>Βουλευτές. <text:s/>\nΔιότι σήμερα μείναμε <text:s/>άναυδοι, όταν από τις πλείστες όσες υποβληθείσες μηνύσεις κατά Υπουργών και του Πρωθυπουργού, συζητείται στη Βουλή πρόταση του ΠΑΣΟΚ για σύσταση Προανακριτικής μόνο για ΜΕΜΟΝΩΜΕΝΕΣ πράξεις του κ. Τριαντόπουλου, και μάλιστα μόνο για <text:s/>το ΠΛΗΜΜΕΛΗΜΑ της <text:s/>παράβαση καθήκοντος! <text:s/>\nΚαι ερωτώνται ΟΛΟΙ οι Βουλευτές του Ελληνικού Κοινοβουλίου, ιδίως οι Βουλευτές του ΠΑΣΟΚ που έκαναν μία τέτοια περικεκομμένη και αποδυναμωμένη πρόταση για σύσταση Προανακριτικής:\n <text:s text:c="6"/>(α) Γιατί η <text:s/>πρόταση του ΠΑΣΟΚ για την Προανακριτική είναι μόνο για <text:s/>τον κ. Τριαντόπουλο και όχι για όλους τους μηνυθέντες πολιτικούς; \n <text:s text:c="6"/>(β) Γιατί η πρόταση για την Προανακριτική αφορά μόνο πλημμέλημα παράβασης καθήκοντος και όχι τα λοιπά κακουργήματα και πλημμελήματα, για τα οποία όλοι οι πολιτικοί, Πρωθυπουργός, Υπουργοί και Υφυπουργοί έχουν μηνυθεί; \n <text:s text:c="3"/>(γ) Ποιος ο λόγος μιας τέτοιας περικεκομμένης και περίτεχνα <text:s/>διατυπωμένης Πρότασης Σύστασης Προανακριτικής <text:s/>του ΠΑΣΟΚ; \n <text:s text:c="2"/>(δ) Γιατί οι λοιποί βουλευτές δεν το επισημαίνουν και έτσι δια <text:s/>της αδράνειας και σιγής τους αφήνουν την άνω επιμελημένα “περικεκομμένη” διαδικασία να εξελίσσεται για τα μάτια του κόσμου, χωρίς αληθινή διερεύνηση ΟΛΩΝ των μηνυθέντων Πολιτικών Προσώπων και για ΟΛΑ τα <text:s/>ερευνητέα εγκλήματα (κακουργήματα και πλημμελήματα) που καταγγέλλεται ότι διέπραξαν; \n <text:s/>(ε) Για ποιον λόγο λοιπόν παρακάμπτονται όλες οι μηνύσεις που έχουν φτάσει στη Βουλή; <text:s/>ή μήπως μετά από τόσους μήνες δεν έχουν φτάσει ακόμη και άρα πράγματι θάφτηκαν αμελλητί; \n <text:s/>(στ) Μήπως αυτή <text:s/>είναι εν τέλει η αιτία για την οποία δεν μας απαντάει ο κ. Πρόεδρος <text:s/>της Βουλής στα ξεκάθαρα ερωτήματά μας που του θέσαμε από τις 03.02.25 για την πορεία των ποινικών δικογραφιών των Πολιτικών και στα οποία επίμονα δεν απαντά; \n <text:s/>(ζ) Που είναι ο σεβασμός προς τις ιερές θεσμικές ιδιότητες που όλοι οι ερωτώμενοι (Βουλευτές και Πρόεδρος) φέρουν; <text:s text:c="2"/>\n <text:s/>(η) Αν ήταν όλα διάφανα και καθαρά, όπως πρέπει να είναι, ο Πρόεδρος της Βουλής τιμώντας τις αρχές <text:s/>ενός αληθούς Κράτους Δικαίου, όφειλε να έχει απαντήσει δημοσίως στα απλά και ξεκάθαρα ερωτήματα <text:s/>μας. <text:s/>\nΑυτό θα έκανε ο Πρόεδρος της Βουλής που δεν ΦΟΒΑΤΑΙ να απαντήσει και <text:s/>δεν θέλει κάτι ή και πολλά να <text:s/>κρύψει.</text:p>
          </table:table-cell>
          <table:table-cell table:style-name="ce29" office:value-type="string" calcext:value-type="string">
            <text:p>[{"type":"photo","url":"https://t.co/X2Mtv8Yz2F","thumbnail":"https://pbs.twimg.com/media/GlOEA0fXEAA5qsf?format=jpg&amp;name=thumb","original":"https://pbs.twimg.com/media/GlOEA0fXEAA5qsf?format=jpg&amp;name=orig"},{"type":"photo","url":"https://t.co/X2Mtv8Yz2F","thumbnail":"https://pbs.twimg.com/media/GlOEA0ZW0AAsE6D?format=jpg&amp;name=thumb","original":"https://pbs.twimg.com/media/GlOEA0ZW0AAsE6D?format=jpg&amp;name=orig"},{"type":"photo","url":"https://t.co/X2Mtv8Yz2F","thumbnail":"https://pbs.twimg.com/media/GlOEA0eWkAA8WrW?format=jpg&amp;name=thumb","original":"https://pbs.twimg.com/media/GlOEA0eWkAA8WrW?format=jpg&amp;name=orig"},{"type":"photo","url":"https://t.co/X2Mtv8Yz2F","thumbnail":"https://pbs.twimg.com/media/GlOEA0hWoAAr1LV?format=jpg&amp;name=thumb","original":"https://pbs.twimg.com/media/GlOEA0hWoAAr1LV?format=jpg&amp;name=orig"}]</text:p>
          </table:table-cell>
          <table:table-cell table:style-name="ce29" office:value-type="float" office:value="8891" calcext:value-type="float">
            <text:p>8891</text:p>
          </table:table-cell>
          <table:table-cell table:style-name="ce29" office:value-type="float" office:value="2769" calcext:value-type="float">
            <text:p>2769</text:p>
          </table:table-cell>
          <table:table-cell table:style-name="ce29" office:value-type="float" office:value="197" calcext:value-type="float">
            <text:p>197</text:p>
          </table:table-cell>
          <table:table-cell table:style-name="ce29" office:value-type="float" office:value="180" calcext:value-type="float">
            <text:p>180</text:p>
          </table:table-cell>
          <table:table-cell table:style-name="ce29" office:value-type="float" office:value="369" calcext:value-type="float">
            <text:p>369</text:p>
          </table:table-cell>
          <table:table-cell table:style-name="ce29" office:value-type="float" office:value="254071" calcext:value-type="float">
            <text:p>254071</text:p>
          </table:table-cell>
          <table:table-cell table:style-name="ce29" office:value-type="string" calcext:value-type="string">
            <text:p>https://twitter.com/mkaristianou/status/1897005026167390618</text:p>
          </table:table-cell>
          <table:table-cell office:value-type="string" calcext:value-type="string">
            <text:p>@mkaristianou </text:p>
          </table:table-cell>
          <table:table-cell table:style-name="ce23" table:formula="of:=([.I43])+([.J43]*2)+([.M43]*1.5)+([.K43]*0.5)+([.L43]*1.75)" office:value-type="float" office:value="15396" calcext:value-type="float">
            <text:p>15.396,00</text:p>
          </table:table-cell>
          <table:table-cell table:style-name="ce26" table:formula="of:=SUM([.I43:.M43])/[.N43]" office:value-type="percentage" office:value="0.0488288706700096" calcext:value-type="percentage">
            <text:p>4,88%</text:p>
          </table:table-cell>
          <table:table-cell table:number-columns-repeated="1002"/>
        </table:table-row>
        <table:table-row table:style-name="ro1">
          <table:table-cell table:style-name="ce5" office:value-type="date" office:date-value="2025-03-06" calcext:value-type="date">
            <text:p>06/03/2025</text:p>
          </table:table-cell>
          <table:table-cell table:style-name="ce7" table:formula="of:=TEXT([.A44];&quot;MM&quot;)" office:value-type="string" office:string-value="03" calcext:value-type="string">
            <text:p>03</text:p>
          </table:table-cell>
          <table:table-cell table:style-name="ce12" table:formula="of:=TEXT([.A44];&quot;MM/YYYY&quot;)" office:value-type="string" office:string-value="03/2025" calcext:value-type="string">
            <text:p>03/2025</text:p>
          </table:table-cell>
          <table:table-cell table:style-name="ce7" table:formula="of:=TEXT([.A44];&quot;YYYY&quot;)" office:value-type="string" office:string-value="2025" calcext:value-type="string">
            <text:p>2025</text:p>
          </table:table-cell>
          <table:table-cell table:style-name="ce18" office:value-type="time" office:time-value="PT10H08M30S" calcext:value-type="time">
            <text:p>10:08:30</text:p>
          </table:table-cell>
          <table:table-cell table:style-name="ce16" table:formula="of:=[.A44]+[.E44]" office:value-type="date" office:date-value="2025-03-06T10:08:30" calcext:value-type="date">
            <text:p>06/03/2025 10:08:30</text:p>
          </table:table-cell>
          <table:table-cell table:style-name="ce29" office:value-type="string" calcext:value-type="string">
            <text:p>Πράγματι <text:s/>κ. Φλωρίδη η πρόταση σύστασης Προανακριτικής <text:s/>είναι υποκριτική, γιατί δεν αφορά ΟΛΟΥΣ τους <text:s/>πολιτικούς, οι ποινικές δικογραφίες των οποίων έχουν σταλεί εδώ και μήνες από τον Εισαγγελέα στη Βουλή και ΟΛΑ <text:s/>τα ερευνητέα εγκλήματα. \n\nΑντιθέτως, κατα παράβαση του νόμου και του Συντάγματος, <text:s text:c="2"/>έγινε «κουτσουρεμένη» για τα μάτια του κόσμου, και κυρίως για να σωθείτε από <text:s/>τις αληθινές ποινικές ευθύνες. \n\nΚαι εσείς λοιπόν για αυτό την υπερψηφίσατε ακριβώς διότι ειναι υποκριτική! \n\nΚαι άρα εξυπηρετεί την κυβερνητική ΣΥΓΚΑΛΥΨΗ και ΑΝΑΛΓΗΣΙΑ και κυρίως τη ΜΗ μεταμέλεια σας. \nΗ δε αναφορά σας στο χρυσοπληρωμένο πόρισμα του ΕΟΔΑΣΑΑΜ που ενώ είναι παντελώς αναρμόδιο, σπεύδει εναγωνίως να πει αορίστως ότι δεν υπήρχαν πολιτικές εντολές, ακόμη και αυτό θα γυρίσει σύντομα <text:s/>μπούμερανγκ κατευθείαν πάνω σας όταν αποκαλυφθουν και οι εντολές που δόθηκαν και ο ΕΝΤΟΛΕΑΣ. \nΠεριμένουμε επιτέλους από τους Βουλευτές να κάνουν μια ΣΟΒΑΡΗ ΠΛΗΡΗ και όχι κουτσουρεμένη πρόταση για Προανακριτική, που θα περιλαμβάνει ΟΛΟΥΣ τους ήδη μηνυθέντες πολιτικούς, Πρωθυπουργό και Υπουργούς, πρώην και νυν, με αξιοποίηση όλων των δικογραφιών που είναι θαμμένες στη Βουλή, και ΟΛΑ τα εγκλήματα, για τα οποία έχουν επίσημα εδώ και μήνες μηνυθεί. \n\nΑν όμως ΟΛΟΙ οι Βουλευτές <text:s/>βολευτούν και συνεχίσουν να μην την κάνουν, σημαίνει ότι κανείς δεν έχει το ανάστημα να αναδείξει την αλήθεια και το φως της!</text:p>
          </table:table-cell>
          <table:table-cell table:style-name="ce29" office:value-type="string" calcext:value-type="string">
            <text:p>[{"type":"photo","url":"https://t.co/a2WxKwdGbk","thumbnail":"https://pbs.twimg.com/media/GlV8rDMWMAACD5p?format=jpg&amp;name=thumb","original":"https://pbs.twimg.com/media/GlV8rDMWMAACD5p?format=jpg&amp;name=orig"}]</text:p>
          </table:table-cell>
          <table:table-cell table:style-name="ce29" office:value-type="float" office:value="5085" calcext:value-type="float">
            <text:p>5085</text:p>
          </table:table-cell>
          <table:table-cell table:style-name="ce29" office:value-type="float" office:value="1695" calcext:value-type="float">
            <text:p>1695</text:p>
          </table:table-cell>
          <table:table-cell table:style-name="ce29" office:value-type="float" office:value="54" calcext:value-type="float">
            <text:p>54</text:p>
          </table:table-cell>
          <table:table-cell table:style-name="ce29" office:value-type="float" office:value="50" calcext:value-type="float">
            <text:p>50</text:p>
          </table:table-cell>
          <table:table-cell table:style-name="ce29" office:value-type="float" office:value="188" calcext:value-type="float">
            <text:p>188</text:p>
          </table:table-cell>
          <table:table-cell table:style-name="ce29" office:value-type="float" office:value="108596" calcext:value-type="float">
            <text:p>108596</text:p>
          </table:table-cell>
          <table:table-cell table:style-name="ce29" office:value-type="string" calcext:value-type="string">
            <text:p>https://twitter.com/mkaristianou/status/1897559903213908044</text:p>
          </table:table-cell>
          <table:table-cell office:value-type="string" calcext:value-type="string">
            <text:p>@mkaristianou </text:p>
          </table:table-cell>
          <table:table-cell table:style-name="ce23" table:formula="of:=([.I44])+([.J44]*2)+([.M44]*1.5)+([.K44]*0.5)+([.L44]*1.75)" office:value-type="float" office:value="8871.5" calcext:value-type="float">
            <text:p>8.871,50</text:p>
          </table:table-cell>
          <table:table-cell table:style-name="ce26" table:formula="of:=SUM([.I44:.M44])/[.N44]" office:value-type="percentage" office:value="0.0651221039448967" calcext:value-type="percentage">
            <text:p>6,51%</text:p>
          </table:table-cell>
          <table:table-cell table:number-columns-repeated="1002"/>
        </table:table-row>
        <table:table-row table:style-name="ro1">
          <table:table-cell table:style-name="ce5" office:value-type="date" office:date-value="2025-03-08" calcext:value-type="date">
            <text:p>08/03/2025</text:p>
          </table:table-cell>
          <table:table-cell table:style-name="ce7" table:formula="of:=TEXT([.A45];&quot;MM&quot;)" office:value-type="string" office:string-value="03" calcext:value-type="string">
            <text:p>03</text:p>
          </table:table-cell>
          <table:table-cell table:style-name="ce12" table:formula="of:=TEXT([.A45];&quot;MM/YYYY&quot;)" office:value-type="string" office:string-value="03/2025" calcext:value-type="string">
            <text:p>03/2025</text:p>
          </table:table-cell>
          <table:table-cell table:style-name="ce7" table:formula="of:=TEXT([.A45];&quot;YYYY&quot;)" office:value-type="string" office:string-value="2025" calcext:value-type="string">
            <text:p>2025</text:p>
          </table:table-cell>
          <table:table-cell table:style-name="ce18" office:value-type="time" office:time-value="PT10H51M21S" calcext:value-type="time">
            <text:p>10:51:21</text:p>
          </table:table-cell>
          <table:table-cell table:style-name="ce16" table:formula="of:=[.A45]+[.E45]" office:value-type="date" office:date-value="2025-03-08T10:51:21" calcext:value-type="date">
            <text:p>08/03/2025 10:51:21</text:p>
          </table:table-cell>
          <table:table-cell table:style-name="ce29" office:value-type="string" calcext:value-type="string">
            <text:p>Το χειροκρότημα των βολεμένων στην καρέκλα τους Βουλευτών της Νέας Δημοκρατίας για την απόρριψη της πρότασης δυσπιστίας, επισφράγισε τη συμμετοχή τους στα όσα σκανδαλώδη απο τη πρώτη στιγμή οργανώνει, μεθοδεύει και διαπράττει ο Πρωθυπουργός και οι Υπουργοί τους. \n\nΚανένας από αυτούς δεν είχε την ευθιξία, το φιλότιμο, τις αρχές να διαχωρίσει τη θέση του από την Κυβέρνηση που εν γνώσει του Υπουργού της, Κωνσταντίνου <text:s/>Καραμανλή, <text:s/>έστειλε <text:s/>τα παιδιά μας στον θάνατο <text:s/>και από τα ατελείωτα εγκλήματα που στη συνέχεια όλοι μαζί οργανωμένα έχουν διαπράξει για να μην βγει η αλήθεια στο φως, έχοντας βέβαια συνεργούς επίορκους λειτουργούς.\n\nΑποδείξατε πλέον ΟΛΟΙ ότι αγαπάτε ΜΟΝΟ <text:s/>τις καρέκλες σας και όχι τους Έλληνες και τη ψυχή τους, που ανίερα την προδώσατε. \n\nΕίστε όλοι ΥΠΟΛΟΓΟΙ. \n\nΘα δώσετε λόγο στον Θεό και στον Ελληνικό Λαό.</text:p>
          </table:table-cell>
          <table:table-cell table:style-name="ce29" office:value-type="string" calcext:value-type="string">
            <text:p>[{"type":"photo","url":"https://t.co/ueB0rm1ze4","thumbnail":"https://pbs.twimg.com/media/GlgYQGgXYAAHuPF?format=jpg&amp;name=thumb","original":"https://pbs.twimg.com/media/GlgYQGgXYAAHuPF?format=jpg&amp;name=orig"}]</text:p>
          </table:table-cell>
          <table:table-cell table:style-name="ce29" office:value-type="float" office:value="8357" calcext:value-type="float">
            <text:p>8357</text:p>
          </table:table-cell>
          <table:table-cell table:style-name="ce29" office:value-type="float" office:value="2325" calcext:value-type="float">
            <text:p>2325</text:p>
          </table:table-cell>
          <table:table-cell table:style-name="ce29" office:value-type="float" office:value="90" calcext:value-type="float">
            <text:p>90</text:p>
          </table:table-cell>
          <table:table-cell table:style-name="ce29" office:value-type="float" office:value="104" calcext:value-type="float">
            <text:p>104</text:p>
          </table:table-cell>
          <table:table-cell table:style-name="ce29" office:value-type="float" office:value="592" calcext:value-type="float">
            <text:p>592</text:p>
          </table:table-cell>
          <table:table-cell table:style-name="ce29" office:value-type="float" office:value="228346" calcext:value-type="float">
            <text:p>228346</text:p>
          </table:table-cell>
          <table:table-cell table:style-name="ce29" office:value-type="string" calcext:value-type="string">
            <text:p>https://twitter.com/mkaristianou/status/1898295460734878168</text:p>
          </table:table-cell>
          <table:table-cell office:value-type="string" calcext:value-type="string">
            <text:p>@mkaristianou </text:p>
          </table:table-cell>
          <table:table-cell table:style-name="ce23" table:formula="of:=([.I45])+([.J45]*2)+([.M45]*1.5)+([.K45]*0.5)+([.L45]*1.75)" office:value-type="float" office:value="14122" calcext:value-type="float">
            <text:p>14.122,00</text:p>
          </table:table-cell>
          <table:table-cell table:style-name="ce26" table:formula="of:=SUM([.I45:.M45])/[.N45]" office:value-type="percentage" office:value="0.0502220314785457" calcext:value-type="percentage">
            <text:p>5,02%</text:p>
          </table:table-cell>
          <table:table-cell table:number-columns-repeated="1002"/>
        </table:table-row>
        <table:table-row table:style-name="ro1">
          <table:table-cell table:style-name="ce5" office:value-type="date" office:date-value="2025-03-19" calcext:value-type="date">
            <text:p>19/03/2025</text:p>
          </table:table-cell>
          <table:table-cell table:style-name="ce7" table:formula="of:=TEXT([.A46];&quot;MM&quot;)" office:value-type="string" office:string-value="03" calcext:value-type="string">
            <text:p>03</text:p>
          </table:table-cell>
          <table:table-cell table:style-name="ce12" table:formula="of:=TEXT([.A46];&quot;MM/YYYY&quot;)" office:value-type="string" office:string-value="03/2025" calcext:value-type="string">
            <text:p>03/2025</text:p>
          </table:table-cell>
          <table:table-cell table:style-name="ce7" table:formula="of:=TEXT([.A46];&quot;YYYY&quot;)" office:value-type="string" office:string-value="2025" calcext:value-type="string">
            <text:p>2025</text:p>
          </table:table-cell>
          <table:table-cell table:style-name="ce18" office:value-type="time" office:time-value="PT00H27M19S" calcext:value-type="time">
            <text:p>00:27:19</text:p>
          </table:table-cell>
          <table:table-cell table:style-name="ce16" table:formula="of:=[.A46]+[.E46]" office:value-type="date" office:date-value="2025-03-19T00:27:19" calcext:value-type="date">
            <text:p>19/03/2025 00:27:19</text:p>
          </table:table-cell>
          <table:table-cell table:style-name="ce29" office:value-type="string" calcext:value-type="string">
            <text:p>Τελικά όχι μόνο δεν σέβονται στο ελάχιστο τα εκατομμύρια πολιτών που κατέβηκαν στους δρόμους για να <text:s/>διαμαρτυρηθούν, αλλά δείχνουν σε όλους μας πόσο χαζούς μας θεωρούν. \nΠόση αλαζονεία πια για να νομίζουν ότι δεν έχουμε τον στοιχειώδη νου; \n\nΠοιά άραγε σατανικά πονηρά μυαλά <text:s/>συνέλαβαν <text:s/>την προσχηματική και παραπλανητική δήλωση του <text:s/>κ. Τριαντόπουλου ότι δεν θέλει να γίνει προανακριτική, αλλά θέλει να δικαστεί από το Δικαστικό Συμβούλιο <text:s/>του Αρείου Πάγου; \nΝαι! Να δικαστεί από το Δικαστικό Συμβούλιο του Αρείου Πάγου, την ηγεσία του οποίου διόρισε η Κυβέρνηση Μητσοτάκη!\n\nΑφού λοιπόν ο κ. Τριαντόπουλος δηλώνει ο ίδιος αθώος, αλλά θέλει να παρακάμψει την προανακριτική, και να εξεταστεί ειδικά μόνο από αυτό το Ανώτατο Δικαστικό Συμβούλιο, προφανώς και είναι παραπάνω από σίγουρος <text:s/>ότι η τύχη θα του χαμογελάσει και εκεί. \n\nΤι <text:s/>δείχνει η κίνηση αυτή δειλίας και όχι βέβαια μεγαλοψυχίας; <text:s text:c="2"/>\nΕίναι τόσο ο τρόμος και ο φόβος του αν αποκαλυφθεί η αλήθεια, που θέλουν να παρακάμψουν ακόμη και αυτήν την αποδυναμωμένη Προανακριτική, ώστε να μην γίνει η διαδικασία συλλογής αποδείξεων και κλήτευσης μαρτύρων, που θα βγάλει στο φως έστω και μέρος <text:s/>της αλήθειας. \n\nΟπότε έντρομοι σκέφτηκαν δόλια με ιθύνοντα νου τον Πρωθυπουργό, να πει ο κ. Τριαντόπουλος στην Προανακριτή, δηλαδή στον οιονεί <text:s/>Εισαγγελέα: <text:s/>Άσκησε μου <text:s/>δίωξη χωρίς να <text:s/>με ψάξεις καν και στείλε με στην αγκαλιά <text:s/>του Ανώτατου Δικαστικού Συμβουλίου. \n\nΚαι βέβαια <text:s/>ακόμη και αυτή η κίνηση υπέρτατης δειλίας, <text:s/>συνοδεύεται από τη ρητή διευκρίνηση ότι μιλάμε πάντα για «την αποδιδόμενη σε εμένα κατηγορία, όπως αυτή οριοθετήθηκε από την πρόταση του ΠΑΣΟΚ».\n Ναι ναι, από την αγωνία του <text:s/>το διευκρινίζει ρητά!!!\nΔεν μιλάμε <text:s/>για ΟΛΑ <text:s/>τα κακουργήματα που διέπραξα, αλλά για τις αποδυναμωμένες κατηγορίες που πρότεινε το ΠΑΣΟΚ, <text:s/>απομονώνοντας κάποιες πράξεις μου…\n\nΔεν έχει ψήγμα γενναιότητας ψυχής - <text:s/>οι λέξεις άλλωστε <text:s/>άγνωστες για τον κ. Τριαντόπουλο και για όλη την Κυβέρνηση- αλλά ούτε το στοιχειώδες φιλότιμο <text:s/>να βγάλει από τα συρτάρια της Βουλής <text:s/>όλες τις σε <text:s/>βάρος <text:s/>του μηνύσεις, που έθαψε ο πρώην Πρόεδρος <text:s/>της Βουλής κ. Τασούλας, αλλά και αρνείται να μας αποκαλύψει και ο νυν, κ. Καλαμάνης, και να θέσει εαυτόν στη διάθεση της τακτικής δικαιοσύνης, ώστε να ερευνηθεί ΠΡΑΓΜΑΤΙΚΑ και όχι προσχηματικά για ΟΛΑ τα εγκλήματα που του αποδίδονται <text:s/>από τον αληθινό φυσικό δικαστή. Αυτόν που δικάζει κάθε Έλληνα Πολίτη. \n\nΚαι όσον αφορά <text:s/>τα Μέλη της Προανακριτικής. \nΑκόμη και τα ανήκοντα στη ΝΔ. \nΆραγε θα <text:s/>διαπράξουν κατάχρηση εξουσίας, συμμορφούμενα στην υπόδειξη του κ. Τριαντόπουλου <text:s/>να του ασκήσουν δίωξη ΧΩΡΙΣ <text:s/>να εκτελέσουν το καθήκον τους για διενέργεια προκαταρκτικής (όπερ σημαίνει μάρτυρες, συλλογή εγγράφων κλπ.)\nΉ <text:s/>θα <text:s/>τα παρακάμψουν όλα αυτά για να <text:s/>πέσει ο κατά τα άλλα «γενναίος» κ. Τραιντόπουλος στα μαλακά; <text:s/>\nΚαι το Ανώτατο Δικαστικό Συμβούλιο θα <text:s/>επιληφθεί για κατηγορούμενο, σε <text:s/>βάρος <text:s/>του <text:s/>οποίου δεν διενεργήθηκε καν προκαταρκτική;;;\n\nΓια να γίνεται σε συνεννόηση τέτοια ΚΑΤΑΛΥΣΗ <text:s/>του Συντάγματος, του Νόμου και του Κράτους Δικαίου, σημαίνει ότι δεν φοβούνται απλά, αλλά φοβούνται πολύ. \nΚαι φοβάται πολύ αυτός που έχει διαπράξει πολλά και βαριά. \n\nΘα τους το επιτρέψουμε; \nΟΧΙ ! Φτάνει πιά <text:s/>η ασυδοσία, φτάνει ο εμπαιγμός!</text:p>
          </table:table-cell>
          <table:table-cell table:style-name="ce29" office:value-type="string" calcext:value-type="string">
            <text:p>[{"type":"photo","url":"https://t.co/tsBylq6jOi","thumbnail":"https://pbs.twimg.com/media/GmW0UQbXMAAcEID?format=jpg&amp;name=thumb","original":"https://pbs.twimg.com/media/GmW0UQbXMAAcEID?format=jpg&amp;name=orig"}]</text:p>
          </table:table-cell>
          <table:table-cell table:style-name="ce29" office:value-type="float" office:value="7447" calcext:value-type="float">
            <text:p>7447</text:p>
          </table:table-cell>
          <table:table-cell table:style-name="ce29" office:value-type="float" office:value="2163" calcext:value-type="float">
            <text:p>2163</text:p>
          </table:table-cell>
          <table:table-cell table:style-name="ce29" office:value-type="float" office:value="122" calcext:value-type="float">
            <text:p>122</text:p>
          </table:table-cell>
          <table:table-cell table:style-name="ce29" office:value-type="float" office:value="113" calcext:value-type="float">
            <text:p>113</text:p>
          </table:table-cell>
          <table:table-cell table:style-name="ce29" office:value-type="float" office:value="602" calcext:value-type="float">
            <text:p>602</text:p>
          </table:table-cell>
          <table:table-cell table:style-name="ce29" office:value-type="float" office:value="193859" calcext:value-type="float">
            <text:p>193859</text:p>
          </table:table-cell>
          <table:table-cell table:style-name="ce29" office:value-type="string" calcext:value-type="string">
            <text:p>https://twitter.com/mkaristianou/status/1902124685044613376</text:p>
          </table:table-cell>
          <table:table-cell office:value-type="string" calcext:value-type="string">
            <text:p>@mkaristianou </text:p>
          </table:table-cell>
          <table:table-cell table:style-name="ce23" table:formula="of:=([.I46])+([.J46]*2)+([.M46]*1.5)+([.K46]*0.5)+([.L46]*1.75)" office:value-type="float" office:value="12934.75" calcext:value-type="float">
            <text:p>12.934,75</text:p>
          </table:table-cell>
          <table:table-cell table:style-name="ce26" table:formula="of:=SUM([.I46:.M46])/[.N46]" office:value-type="percentage" office:value="0.0538896827075349" calcext:value-type="percentage">
            <text:p>5,39%</text:p>
          </table:table-cell>
          <table:table-cell table:number-columns-repeated="1002"/>
        </table:table-row>
        <table:table-row table:style-name="ro1">
          <table:table-cell table:style-name="ce5" office:value-type="date" office:date-value="2025-03-19" calcext:value-type="date">
            <text:p>19/03/2025</text:p>
          </table:table-cell>
          <table:table-cell table:style-name="ce7" table:formula="of:=TEXT([.A47];&quot;MM&quot;)" office:value-type="string" office:string-value="03" calcext:value-type="string">
            <text:p>03</text:p>
          </table:table-cell>
          <table:table-cell table:style-name="ce12" table:formula="of:=TEXT([.A47];&quot;MM/YYYY&quot;)" office:value-type="string" office:string-value="03/2025" calcext:value-type="string">
            <text:p>03/2025</text:p>
          </table:table-cell>
          <table:table-cell table:style-name="ce7" table:formula="of:=TEXT([.A47];&quot;YYYY&quot;)" office:value-type="string" office:string-value="2025" calcext:value-type="string">
            <text:p>2025</text:p>
          </table:table-cell>
          <table:table-cell table:style-name="ce18" office:value-type="time" office:time-value="PT12H38M38S" calcext:value-type="time">
            <text:p>12:38:38</text:p>
          </table:table-cell>
          <table:table-cell table:style-name="ce16" table:formula="of:=[.A47]+[.E47]" office:value-type="date" office:date-value="2025-03-19T12:38:38" calcext:value-type="date">
            <text:p>19/03/2025 12:38:38</text:p>
          </table:table-cell>
          <table:table-cell table:style-name="ce29" office:value-type="string" calcext:value-type="string">
            <text:p>Τι Κράτος είναι αυτό που αναγκάζει τους πολίτες να υπενθυμίζουν στους Βουλευτές όσα <text:s/>το Σύνταγμα και ο Νομός ορίζουν ! https://t.co/ML4tLTRurE</text:p>
          </table:table-cell>
          <table:table-cell table:style-name="ce29" office:value-type="string" calcext:value-type="string">
            <text:p>[{"type":"photo","url":"https://t.co/ML4tLTRurE","thumbnail":"https://pbs.twimg.com/media/GmZbsqbWsAAC7s6?format=jpg&amp;name=thumb","original":"https://pbs.twimg.com/media/GmZbsqbWsAAC7s6?format=jpg&amp;name=orig"},{"type":"photo","url":"https://t.co/ML4tLTRurE","thumbnail":"https://pbs.twimg.com/media/GmZbsqaXwAArAAt?format=jpg&amp;name=thumb","original":"https://pbs.twimg.com/media/GmZbsqaXwAArAAt?format=jpg&amp;name=orig"},{"type":"photo","url":"https://t.co/ML4tLTRurE","thumbnail":"https://pbs.twimg.com/media/GmZbsqbWQAAc601?format=jpg&amp;name=thumb","original":"https://pbs.twimg.com/media/GmZbsqbWQAAc601?format=jpg&amp;name=orig"},{"type":"photo","url":"https://t.co/ML4tLTRurE","thumbnail":"https://pbs.twimg.com/media/GmZbsqgXUAAS1OD?format=jpg&amp;name=thumb","original":"https://pbs.twimg.com/media/GmZbsqgXUAAS1OD?format=jpg&amp;name=orig"}]</text:p>
          </table:table-cell>
          <table:table-cell table:style-name="ce29" office:value-type="float" office:value="4909" calcext:value-type="float">
            <text:p>4909</text:p>
          </table:table-cell>
          <table:table-cell table:style-name="ce29" office:value-type="float" office:value="1518" calcext:value-type="float">
            <text:p>1518</text:p>
          </table:table-cell>
          <table:table-cell table:style-name="ce29" office:value-type="float" office:value="90" calcext:value-type="float">
            <text:p>90</text:p>
          </table:table-cell>
          <table:table-cell table:style-name="ce29" office:value-type="float" office:value="69" calcext:value-type="float">
            <text:p>69</text:p>
          </table:table-cell>
          <table:table-cell table:style-name="ce29" office:value-type="float" office:value="310" calcext:value-type="float">
            <text:p>310</text:p>
          </table:table-cell>
          <table:table-cell table:style-name="ce29" office:value-type="float" office:value="131518" calcext:value-type="float">
            <text:p>131518</text:p>
          </table:table-cell>
          <table:table-cell table:style-name="ce29" office:value-type="string" calcext:value-type="string">
            <text:p>https://twitter.com/mkaristianou/status/1902308726385582429</text:p>
          </table:table-cell>
          <table:table-cell office:value-type="string" calcext:value-type="string">
            <text:p>@mkaristianou </text:p>
          </table:table-cell>
          <table:table-cell table:style-name="ce23" table:formula="of:=([.I47])+([.J47]*2)+([.M47]*1.5)+([.K47]*0.5)+([.L47]*1.75)" office:value-type="float" office:value="8575.75" calcext:value-type="float">
            <text:p>8.575,75</text:p>
          </table:table-cell>
          <table:table-cell table:style-name="ce26" table:formula="of:=SUM([.I47:.M47])/[.N47]" office:value-type="percentage" office:value="0.0524338873766329" calcext:value-type="percentage">
            <text:p>5,24%</text:p>
          </table:table-cell>
          <table:table-cell table:number-columns-repeated="1002"/>
        </table:table-row>
        <table:table-row table:style-name="ro1">
          <table:table-cell table:style-name="ce5" office:value-type="date" office:date-value="2025-03-20" calcext:value-type="date">
            <text:p>20/03/2025</text:p>
          </table:table-cell>
          <table:table-cell table:style-name="ce7" table:formula="of:=TEXT([.A48];&quot;MM&quot;)" office:value-type="string" office:string-value="03" calcext:value-type="string">
            <text:p>03</text:p>
          </table:table-cell>
          <table:table-cell table:style-name="ce12" table:formula="of:=TEXT([.A48];&quot;MM/YYYY&quot;)" office:value-type="string" office:string-value="03/2025" calcext:value-type="string">
            <text:p>03/2025</text:p>
          </table:table-cell>
          <table:table-cell table:style-name="ce7" table:formula="of:=TEXT([.A48];&quot;YYYY&quot;)" office:value-type="string" office:string-value="2025" calcext:value-type="string">
            <text:p>2025</text:p>
          </table:table-cell>
          <table:table-cell table:style-name="ce18" office:value-type="time" office:time-value="PT11H13M04S" calcext:value-type="time">
            <text:p>11:13:04</text:p>
          </table:table-cell>
          <table:table-cell table:style-name="ce16" table:formula="of:=[.A48]+[.E48]" office:value-type="date" office:date-value="2025-03-20T11:13:04" calcext:value-type="date">
            <text:p>20/03/2025 11:13:04</text:p>
          </table:table-cell>
          <table:table-cell table:style-name="ce29" office:value-type="string" calcext:value-type="string">
            <text:p>Η σημερινή απόφαση της Προανακριτικής Επιτροπής θα καταγραφεί στην ιστορία ως πλήρης ΚΑΤΑΛΥΣΗ του Συντάγματος για ΟΛΑ τα μέλη της που θα παραβιάσουν δολίως και εν πλήρη γνώσει τους τα καθήκοντα τους, συνεργώντας σε κακούργημα κατάχρησης εξουσίας. \n\nΗθικός αυτουργός αυτής της ενσυνείδητης πράξης τους ο ίδιος ο ύποπτος και ελεγχόμενος, Χρήστος Τριαντόπουλος αλλά και όποιος ανώτερος εντολέας του, του και τους <text:s/>υπέδειξε τη στάση δειλίας, ντροπής και υπεκφυγής, για να μην βγουν τα άπλυτα τους στη φόρα και για να αποφύγουν τους μάρτυρες και τις ατράνταχτες σε <text:s/>βάρος τους αποδείξεις. \n\nΚάθε πράξη και παράλειψη των υπευθύνων που θα υποπέσουν σε <text:s/>κατάχρηση της εξουσίας τους, προδίδοντας το ίδιο το Σύνταγμα και τον Λαό, θα καταγγελθεί για παραβίαση του Συνταγματικού &amp; Ποινικού Δικαίου, ως και των Ευρωπαϊκών Επιταγών για τήρηση των αρχών του Κράτους Δικαίου.</text:p>
          </table:table-cell>
          <table:table-cell table:style-name="ce29" office:value-type="string" calcext:value-type="string">
            <text:p>[{"type":"photo","url":"https://t.co/BDXChiNlnl","thumbnail":"https://pbs.twimg.com/media/GmeRtdjXgAAQJfy?format=jpg&amp;name=thumb","original":"https://pbs.twimg.com/media/GmeRtdjXgAAQJfy?format=jpg&amp;name=orig"}]</text:p>
          </table:table-cell>
          <table:table-cell table:style-name="ce29" office:value-type="float" office:value="5442" calcext:value-type="float">
            <text:p>5442</text:p>
          </table:table-cell>
          <table:table-cell table:style-name="ce29" office:value-type="float" office:value="1643" calcext:value-type="float">
            <text:p>1643</text:p>
          </table:table-cell>
          <table:table-cell table:style-name="ce29" office:value-type="float" office:value="60" calcext:value-type="float">
            <text:p>60</text:p>
          </table:table-cell>
          <table:table-cell table:style-name="ce29" office:value-type="float" office:value="79" calcext:value-type="float">
            <text:p>79</text:p>
          </table:table-cell>
          <table:table-cell table:style-name="ce29" office:value-type="float" office:value="411" calcext:value-type="float">
            <text:p>411</text:p>
          </table:table-cell>
          <table:table-cell table:style-name="ce29" office:value-type="float" office:value="137193" calcext:value-type="float">
            <text:p>137193</text:p>
          </table:table-cell>
          <table:table-cell table:style-name="ce29" office:value-type="string" calcext:value-type="string">
            <text:p>https://twitter.com/mkaristianou/status/1902649583454355949</text:p>
          </table:table-cell>
          <table:table-cell office:value-type="string" calcext:value-type="string">
            <text:p>@mkaristianou </text:p>
          </table:table-cell>
          <table:table-cell table:style-name="ce23" table:formula="of:=([.I48])+([.J48]*2)+([.M48]*1.5)+([.K48]*0.5)+([.L48]*1.75)" office:value-type="float" office:value="9512.75" calcext:value-type="float">
            <text:p>9.512,75</text:p>
          </table:table-cell>
          <table:table-cell table:style-name="ce26" table:formula="of:=SUM([.I48:.M48])/[.N48]" office:value-type="percentage" office:value="0.0556515274102906" calcext:value-type="percentage">
            <text:p>5,57%</text:p>
          </table:table-cell>
          <table:table-cell table:number-columns-repeated="1002"/>
        </table:table-row>
        <table:table-row table:style-name="ro1">
          <table:table-cell table:style-name="ce5" office:value-type="date" office:date-value="2025-03-21" calcext:value-type="date">
            <text:p>21/03/2025</text:p>
          </table:table-cell>
          <table:table-cell table:style-name="ce7" table:formula="of:=TEXT([.A49];&quot;MM&quot;)" office:value-type="string" office:string-value="03" calcext:value-type="string">
            <text:p>03</text:p>
          </table:table-cell>
          <table:table-cell table:style-name="ce12" table:formula="of:=TEXT([.A49];&quot;MM/YYYY&quot;)" office:value-type="string" office:string-value="03/2025" calcext:value-type="string">
            <text:p>03/2025</text:p>
          </table:table-cell>
          <table:table-cell table:style-name="ce7" table:formula="of:=TEXT([.A49];&quot;YYYY&quot;)" office:value-type="string" office:string-value="2025" calcext:value-type="string">
            <text:p>2025</text:p>
          </table:table-cell>
          <table:table-cell table:style-name="ce18" office:value-type="time" office:time-value="PT15H39M03S" calcext:value-type="time">
            <text:p>15:39:03</text:p>
          </table:table-cell>
          <table:table-cell table:style-name="ce16" table:formula="of:=[.A49]+[.E49]" office:value-type="date" office:date-value="2025-03-21T15:39:03" calcext:value-type="date">
            <text:p>21/03/2025 15:39:03</text:p>
          </table:table-cell>
          <table:table-cell table:style-name="ce29" office:value-type="string" calcext:value-type="string">
            <text:p>Τα <text:s text:c="2"/>δημοσιεύματα που μιλούν για <text:s/>τη δημιουργία κόμματος από τους συγγενείς των θυμάτων ή με τη στήριξη των συγγενών των θυμάτων είναι παραπλανητικά, καθώς αξιοποιούν <text:s/>μεμονωμένες λέξεις - ατομικές απόψεις προσώπων που καν δεν εκπροσωπούν τον Σύλλογο των Συγγενών των Θυμάτων των Τεμπών. Συνεπώς καλούνται όλα τα ΜΜΕ να κάνουν τους αναγκαίους διαχωρισμούς, όπως δεοντολογικά οφείλουν, <text:s/>ώστε να μην παραπλανούν το αναγνωστικό κοινό και τους ακροατές τους. <text:s text:c="105"/>Μόνος Στόχος <text:s/>του Συλλόγου των Θυμάτων των Τεμπών είναι η δικαίωση των αδικοχαμένων ψυχών και η αποκάλυψη της αλήθειας, που όλοι οι ιθύνοντες -σε κάθε επίπεδο- θέλουν να θάψουν. <text:s text:c="154"/>\nΔεν θα το επιτρέψουμε. Η αλήθεια για τους αγαπημένους μας θα <text:s/>βγει στο φως.</text:p>
          </table:table-cell>
          <table:table-cell table:style-name="ce29" office:value-type="string" calcext:value-type="string">
            <text:p>[]</text:p>
          </table:table-cell>
          <table:table-cell table:style-name="ce29" office:value-type="float" office:value="5088" calcext:value-type="float">
            <text:p>5088</text:p>
          </table:table-cell>
          <table:table-cell table:style-name="ce29" office:value-type="float" office:value="1211" calcext:value-type="float">
            <text:p>1211</text:p>
          </table:table-cell>
          <table:table-cell table:style-name="ce29" office:value-type="float" office:value="46" calcext:value-type="float">
            <text:p>46</text:p>
          </table:table-cell>
          <table:table-cell table:style-name="ce29" office:value-type="float" office:value="36" calcext:value-type="float">
            <text:p>36</text:p>
          </table:table-cell>
          <table:table-cell table:style-name="ce29" office:value-type="float" office:value="262" calcext:value-type="float">
            <text:p>262</text:p>
          </table:table-cell>
          <table:table-cell table:style-name="ce29" office:value-type="float" office:value="122845" calcext:value-type="float">
            <text:p>122845</text:p>
          </table:table-cell>
          <table:table-cell table:style-name="ce29" office:value-type="string" calcext:value-type="string">
            <text:p>https://twitter.com/mkaristianou/status/1903078908104204545</text:p>
          </table:table-cell>
          <table:table-cell office:value-type="string" calcext:value-type="string">
            <text:p>@mkaristianou </text:p>
          </table:table-cell>
          <table:table-cell table:style-name="ce23" table:formula="of:=([.I49])+([.J49]*2)+([.M49]*1.5)+([.K49]*0.5)+([.L49]*1.75)" office:value-type="float" office:value="7989" calcext:value-type="float">
            <text:p>7.989,00</text:p>
          </table:table-cell>
          <table:table-cell table:style-name="ce26" table:formula="of:=SUM([.I49:.M49])/[.N49]" office:value-type="percentage" office:value="0.0540762749806667" calcext:value-type="percentage">
            <text:p>5,41%</text:p>
          </table:table-cell>
          <table:table-cell table:number-columns-repeated="1002"/>
        </table:table-row>
        <table:table-row table:style-name="ro1">
          <table:table-cell table:style-name="ce5" office:value-type="date" office:date-value="2025-03-26" calcext:value-type="date">
            <text:p>26/03/2025</text:p>
          </table:table-cell>
          <table:table-cell table:style-name="ce7" table:formula="of:=TEXT([.A50];&quot;MM&quot;)" office:value-type="string" office:string-value="03" calcext:value-type="string">
            <text:p>03</text:p>
          </table:table-cell>
          <table:table-cell table:style-name="ce12" table:formula="of:=TEXT([.A50];&quot;MM/YYYY&quot;)" office:value-type="string" office:string-value="03/2025" calcext:value-type="string">
            <text:p>03/2025</text:p>
          </table:table-cell>
          <table:table-cell table:style-name="ce7" table:formula="of:=TEXT([.A50];&quot;YYYY&quot;)" office:value-type="string" office:string-value="2025" calcext:value-type="string">
            <text:p>2025</text:p>
          </table:table-cell>
          <table:table-cell table:style-name="ce18" office:value-type="time" office:time-value="PT12H13M52S" calcext:value-type="time">
            <text:p>12:13:52</text:p>
          </table:table-cell>
          <table:table-cell table:style-name="ce16" table:formula="of:=[.A50]+[.E50]" office:value-type="date" office:date-value="2025-03-26T12:13:52" calcext:value-type="date">
            <text:p>26/03/2025 12:13:52</text:p>
          </table:table-cell>
          <table:table-cell table:style-name="ce29" office:value-type="string" calcext:value-type="string">
            <text:p>1/2\nΝτροπή !\nΑπό τη μια η πλήρης ΑΠΑΘΕΙΑ του Αρείου Πάγου, που καθόλου δεν αντιδρά <text:s/>στα όσα εγκληματικά έχουν καταγγελθεί για τον Ανακριτή των Τεμπών <text:s/>και από την άλλη η <text:s/>πρόσφατη επιλεκτική <text:s/>ΠΑΡΕΜΒΑΣΗ του Αρείου Πάγου <text:s/>με την αντικατάσταση της Εισαγγελέως που εποπτεύει τον Ανακριτή των Τεμπών, μας προκαλεί και μας ανησυχεί.\n\nΜια μόλις ημέρα μετά το δίκαιο αίτημα μας προς την <text:s/>Εισαγγελέα Εφετών Λάρισας, κυρία Αποστολακη για ενίσχυση της υπόθεσης μας με επιπλέον ανακριτές καθώς ο <text:s text:c="2"/>\nμοναδικός ανακριτής, <text:s/>κύριος Μπακαιμης ερευνάται από την Εισαγγελία για σοβαρά ποινικά αδικήματα και εσκεμμένες παραλείψεις, <text:s/>γεγονός που καθυστερεί την <text:s/>αποκάλυψη της αλήθειας και την <text:s/>έναρξη δίκαιης δίκης για την οποία παλεύουμε δύο χρόνια τώρα, η Εισαγγελέας Εφετών που τον εποπτεύει, την αμέσως επόμενη ημέρα!, απομακρύνεται με αμφιβόλου νομιμότητας διαδικασίες από την κυρία Αδειλινη.\n\nΙδιαίτερα στοχευμένη αντίδραση αν επιπλέον αναλογιστεί κανείς οτι ο μηνυθείς και ποινικά ερευνώμενος <text:s/>Εφέτης Ανακριτής παραμένει στη θέση του, <text:s/>χωρίς καν να ενεργοποιείται <text:s/>η αναπληρώτρια του, <text:s/>παρά το γεγονός ότι ΑΠΟΔΕΔΕΙΓΜΕΝΑ για δύο χρόνια μέχρι και σήμερα δεν ενσωμάτωσε στη δικογραφία εκατοντάδες χιλιάδες αρχεία που είχε κατάσχει το Μάρτη του 2023 και τα οποία θα φανέρωναν περίτρανα το παράνομα φορτωμένο εύφλεκτο καύσιμο, πάνω σε παλέτα δεμένο με ειδικά σκοινιά, <text:s/>ακριβώς δίπλα στο κοντέινερ OCCL... \n\nΗ έρευνα για το φορτίο <text:s/>χημικών - καυσίμων αποτελεί κόκκινη γραμμή <text:s/>για τον κύριο Μπακαΐμη ο οποίος ακόμη δεν έχει ζητήσει την έρευνα για τα κακουργήματα της έκρηξης, της έκθεσης και της ανθρωποκτονίας από ενδεχόμενο δόλο: \n- <text:s/>παρά τα ευρήματα της Anubis που αποδεικνύουν την ύπαρξη μεταφερόμενου φορτίου ( παλέτες και σκοινιά cargo μεταφοράς) <text:s text:c="2"/>σε ένα <text:s/>εμπορικό <text:s/>που αναφέρει μόνο 3 πλατφόρμες με πλάκες αλουμινίου και ΚΛΕΙΣΤΑ κοντέινερ… ΚΑΙ \n- παρά <text:s/>την τεράστια πυρόσφαιρα, το πύρινο μανιτάρι που οφείλεται σε εύφλεκτους χημικούς υδρογονανθρακες σύμφωνα με εμπεριστατωμένες <text:s text:c="2"/>τεχνικές μελέτες Εμπειρογνωμόνων. \n\nΟύτε βέβαια τον έχει προβληματίσει η παρουσία ανώτατων αξιωματούχων της αεροπορίας, οι οποίοι ήρθαν νύχτα, έδωσαν ειδικές οδηγίες διαχείρισης του πεδίου και έφυγαν νύχτα…\n\nΕνώ όταν ερωτήθη αν θα ξεκινήσει έρευνα για τους ενστόλους που απομακρύνουν αντικείμενα από πεδίο, απλά ανασήκωσε τους ώμους …..\nΕνώ ΜΑΖΙ <text:s/>με το Συμβούλιο Εφετών ΚΑΤΑΠΑΤΟΥΝ <text:s/>το δικαίωμά του κάθε <text:s/>χαροκαμένου γονέα <text:s/>για εκταφή του παιδιού του για επιπλέον εξετάσεις, αφού στη δική <text:s/>μας περίπτωση τα διεθνή πρωτόκολλα καταπατήθηκαν και έτσι <text:s/>ΚΑΜΙΑ τοξικολογική εξέταση δεν έγινε από το φόβο της αποκάλυψης των <text:s/>χημικών, που όλες οι Αρχές την αποφεύγουν όπως ο διάολος το λιβάνι. \n \nΗ παρουσία του κ. Ανακριτή μια <text:s/>φορά την εβδομάδα στο γραφείο του ή και καθόλου για πολλές ημέρες, δείχνει την αδιαφορία και την άνεση με την οποία ΔΕΝ κάνει την δουλειά του.\n\nΕντυπωσιακό είναι λοιπόν πως η κυρία Αδειλινη, σιωπά και αδιαφορεί <text:s text:c="2"/>για αυτήν την αδιανόητη και άκρως παραβατικη συμπεριφορά του κυρίου Μπακαιμη, αλλά έσπευσε να απομακρύνει την κυρία Αποστολάκη επιλεκτικά ΜΟΝΟ από την υπόθεση μας, ΜΟΝΟ από την υπόθεση των Τεμπών! Και μάλιστα την επόμενη μέρα αφότου ζητήσαμε από την κα. Αποστολάκη την άσκηση εποπτείας επί του Εφέτη Ανακριτή, ως οφείλει. <text:s/>\n\nΗ κα. Αδειλίνη είναι ή δεν είναι ενήμερη για τις ξεδιάντροπες και άκρως επιθετικές <text:s/>απειλές που εκτόξευσε ορυώμενος κατά της Εισαγγελέως που η ίδια τώρα απομάκρυνε, κας. Αποστολάκη, εξέχων <text:s/>κατηγορούμενος των Τεμπών, <text:s/>κσι ισχυρό στέλεχος της ΝΔ, εναντίον της το καλοκαίρι του 2023; \nΔηλαδή λίγους μήνες πριν την εξαφάνιση του γιου της, τον Δεκέμβριο του 2023; \n\nΠαρόλα αυτά δεν δόθηκε προστασία στην κυρία <text:s/>Εισαγγελέα, κα. Αποστολάκη, <text:s/>όπως έγινε στον κύριο Μπακαιμη αμέσως μετά την μήνυση μας….. \nΚαι ο γιος της Εισαγγελέως χάθηκε…. και εντός 24 ωρών ο ΑΠ έσπευσε και απεφάνθη, χωρίς καμία έρευνα <text:s/>(όπως έκανε ο ΠΘ πριν από δύο <text:s/>χρόνια <text:s/>όταν δήλωσε βαρύγδουπα <text:s/>ως ΜΟΝΗ αιτία του κακού το ανθρώπινο λάθος) ότι οι υποθέσεις δεν συνδέονται….</text:p>
          </table:table-cell>
          <table:table-cell table:style-name="ce29" office:value-type="string" calcext:value-type="string">
            <text:p>[{"type":"photo","url":"https://t.co/Y4p9SbdA38","thumbnail":"https://pbs.twimg.com/media/Gm9ZKSgWsAAmHyh?format=jpg&amp;name=thumb","original":"https://pbs.twimg.com/media/Gm9ZKSgWsAAmHyh?format=jpg&amp;name=orig"},{"type":"photo","url":"https://t.co/Y4p9SbdA38","thumbnail":"https://pbs.twimg.com/media/Gm9ZKSSWoAA50RT?format=jpg&amp;name=thumb","original":"https://pbs.twimg.com/media/Gm9ZKSSWoAA50RT?format=jpg&amp;name=orig"}]</text:p>
          </table:table-cell>
          <table:table-cell table:style-name="ce29" office:value-type="float" office:value="4437" calcext:value-type="float">
            <text:p>4437</text:p>
          </table:table-cell>
          <table:table-cell table:style-name="ce29" office:value-type="float" office:value="1407" calcext:value-type="float">
            <text:p>1407</text:p>
          </table:table-cell>
          <table:table-cell table:style-name="ce29" office:value-type="float" office:value="66" calcext:value-type="float">
            <text:p>66</text:p>
          </table:table-cell>
          <table:table-cell table:style-name="ce29" office:value-type="float" office:value="65" calcext:value-type="float">
            <text:p>65</text:p>
          </table:table-cell>
          <table:table-cell table:style-name="ce29" office:value-type="float" office:value="303" calcext:value-type="float">
            <text:p>303</text:p>
          </table:table-cell>
          <table:table-cell table:style-name="ce29" office:value-type="float" office:value="131015" calcext:value-type="float">
            <text:p>131015</text:p>
          </table:table-cell>
          <table:table-cell table:style-name="ce29" office:value-type="string" calcext:value-type="string">
            <text:p>https://twitter.com/mkaristianou/status/1904839208792891505</text:p>
          </table:table-cell>
          <table:table-cell office:value-type="string" calcext:value-type="string">
            <text:p>@mkaristianou </text:p>
          </table:table-cell>
          <table:table-cell table:style-name="ce23" table:formula="of:=([.I50])+([.J50]*2)+([.M50]*1.5)+([.K50]*0.5)+([.L50]*1.75)" office:value-type="float" office:value="7852.25" calcext:value-type="float">
            <text:p>7.852,25</text:p>
          </table:table-cell>
          <table:table-cell table:style-name="ce26" table:formula="of:=SUM([.I50:.M50])/[.N50]" office:value-type="percentage" office:value="0.0479181773079418" calcext:value-type="percentage">
            <text:p>4,79%</text:p>
          </table:table-cell>
          <table:table-cell table:number-columns-repeated="1002"/>
        </table:table-row>
        <table:table-row table:style-name="ro1">
          <table:table-cell table:style-name="ce5" office:value-type="date" office:date-value="2025-03-26" calcext:value-type="date">
            <text:p>26/03/2025</text:p>
          </table:table-cell>
          <table:table-cell table:style-name="ce7" table:formula="of:=TEXT([.A51];&quot;MM&quot;)" office:value-type="string" office:string-value="03" calcext:value-type="string">
            <text:p>03</text:p>
          </table:table-cell>
          <table:table-cell table:style-name="ce12" table:formula="of:=TEXT([.A51];&quot;MM/YYYY&quot;)" office:value-type="string" office:string-value="03/2025" calcext:value-type="string">
            <text:p>03/2025</text:p>
          </table:table-cell>
          <table:table-cell table:style-name="ce7" table:formula="of:=TEXT([.A51];&quot;YYYY&quot;)" office:value-type="string" office:string-value="2025" calcext:value-type="string">
            <text:p>2025</text:p>
          </table:table-cell>
          <table:table-cell table:style-name="ce18" office:value-type="time" office:time-value="PT12H14M31S" calcext:value-type="time">
            <text:p>12:14:31</text:p>
          </table:table-cell>
          <table:table-cell table:style-name="ce16" table:formula="of:=[.A51]+[.E51]" office:value-type="date" office:date-value="2025-03-26T12:14:31" calcext:value-type="date">
            <text:p>26/03/2025 12:14:31</text:p>
          </table:table-cell>
          <table:table-cell table:style-name="ce29" office:value-type="string" calcext:value-type="string">
            <text:p>2/2\nΗ λέξη Κράτος Δικαίου πνίγεται στην Ελλάδα ….εχει χάσει και αυτή το οξυγόνο της, όπως και εμείς όλοι. Ασφυκτιούμε ….\n\nΕίναι πλέον φανερό σε όλους <text:s/>ότι με τέτοιο πέπλο προστασίας, η υπόθεση των Τεμπων δεν θα αφαιρεθεί από τον κ. Μπακαΐμη διότι όλοι όσοι του <text:s/>δίνουν εντολές είναι εκείνοι που <text:s/>θέλουν να παραμείνει στα ασφαλή χέρια του….\nΜόνη ελπίδα η μήνυση μας να τύχει τελικά της προσοχής και της σοβαρότητας που της αρμόζει, σε τήρηση των όσων ο νόμος ορίζει. \n\nΣΤΑΜΑΤΗΣΤΕ ΝΑ <text:s/>ΠΡΟΚΑΛΕΙΤΕ ΤΗΝ ΚΟΙΝΩΝΙΑ!\nΟφείλετε σεβασμό στους θεσμούς και στους <text:s/>πολίτες.\nΗ αλήθεια στο έγκλημα των Τεμπών θα ΛΑΜΨΕΙ, όσο και αν προσπαθείτε για το αντίθετο !!\n\nΚαλή Λευτεριά!</text:p>
          </table:table-cell>
          <table:table-cell table:style-name="ce29" office:value-type="string" calcext:value-type="string">
            <text:p>[]</text:p>
          </table:table-cell>
          <table:table-cell table:style-name="ce29" office:value-type="float" office:value="1902" calcext:value-type="float">
            <text:p>1902</text:p>
          </table:table-cell>
          <table:table-cell table:style-name="ce29" office:value-type="float" office:value="507" calcext:value-type="float">
            <text:p>507</text:p>
          </table:table-cell>
          <table:table-cell table:style-name="ce29" office:value-type="float" office:value="13" calcext:value-type="float">
            <text:p>13</text:p>
          </table:table-cell>
          <table:table-cell table:style-name="ce29" office:value-type="float" office:value="9" calcext:value-type="float">
            <text:p>9</text:p>
          </table:table-cell>
          <table:table-cell table:style-name="ce29" office:value-type="float" office:value="95" calcext:value-type="float">
            <text:p>95</text:p>
          </table:table-cell>
          <table:table-cell table:style-name="ce29" office:value-type="float" office:value="33861" calcext:value-type="float">
            <text:p>33861</text:p>
          </table:table-cell>
          <table:table-cell table:style-name="ce29" office:value-type="string" calcext:value-type="string">
            <text:p>https://twitter.com/mkaristianou/status/1904839373092237468</text:p>
          </table:table-cell>
          <table:table-cell office:value-type="string" calcext:value-type="string">
            <text:p>@mkaristianou </text:p>
          </table:table-cell>
          <table:table-cell table:style-name="ce23" table:formula="of:=([.I51])+([.J51]*2)+([.M51]*1.5)+([.K51]*0.5)+([.L51]*1.75)" office:value-type="float" office:value="3080.75" calcext:value-type="float">
            <text:p>3.080,75</text:p>
          </table:table-cell>
          <table:table-cell table:style-name="ce26" table:formula="of:=SUM([.I51:.M51])/[.N51]" office:value-type="percentage" office:value="0.0745990963054842" calcext:value-type="percentage">
            <text:p>7,46%</text:p>
          </table:table-cell>
          <table:table-cell table:number-columns-repeated="1002"/>
        </table:table-row>
        <table:table-row table:style-name="ro1">
          <table:table-cell table:style-name="ce5" office:value-type="date" office:date-value="2025-04-05" calcext:value-type="date">
            <text:p>05/04/2025</text:p>
          </table:table-cell>
          <table:table-cell table:style-name="ce7" table:formula="of:=TEXT([.A52];&quot;MM&quot;)" office:value-type="string" office:string-value="04" calcext:value-type="string">
            <text:p>04</text:p>
          </table:table-cell>
          <table:table-cell table:style-name="ce12" table:formula="of:=TEXT([.A52];&quot;MM/YYYY&quot;)" office:value-type="string" office:string-value="04/2025" calcext:value-type="string">
            <text:p>04/2025</text:p>
          </table:table-cell>
          <table:table-cell table:style-name="ce7" table:formula="of:=TEXT([.A52];&quot;YYYY&quot;)" office:value-type="string" office:string-value="2025" calcext:value-type="string">
            <text:p>2025</text:p>
          </table:table-cell>
          <table:table-cell table:style-name="ce18" office:value-type="time" office:time-value="PT10H53M36S" calcext:value-type="time">
            <text:p>10:53:36</text:p>
          </table:table-cell>
          <table:table-cell table:style-name="ce16" table:formula="of:=[.A52]+[.E52]" office:value-type="date" office:date-value="2025-04-05T10:53:36" calcext:value-type="date">
            <text:p>05/04/2025 10:53:36</text:p>
          </table:table-cell>
          <table:table-cell table:style-name="ce29" office:value-type="string" calcext:value-type="string">
            <text:p>Κύριε Δέδε,\n\nΜε  αφορμή την επίμονη τοποθέτηση σας σε ότι αφορά την πυρόσφαιρα, αναρωτιέμαι ποιά είναι τα αληθινά σας κίνητρα.\nΠροφασίζεστε ότι η πυρόσφαιρα, δηλαδή το τεράστιο μανιτάρι που  είδαμε όλοι στις  οθόνες μας και κατέκαψε τα παιδιά μας, προκλήθηκε  δήθεν από έλαια σιλικόνης. Επιμένετε μάλιστα <text:s/>ότι δεν υπήρχαν  χημικά – αρωματικοί υδρογονάνθρακες πάνω στην μοιραία αμαξοστοιχία των Τεμπών. \n\nΣΑΣ ΚΑΛΩ <text:s/>ΛΟΙΠΟΝ ΝΑ ΑΠΑΝΤΗΣΕΤΕ στα εύλογα ερωτήματά μας <text:s/>και να σταματήσετε τη διασπορά ελλιπών και άρα <text:s/>ανακριβών ειδήσεων, οι οποίες οδηγούν <text:s/>στον αποπροσανατολισμό της κοινής γνώμης και τη διαστρέβλωση της αλήθειας. \n \nΕμείς αγαπάμε την αλήθεια και με ακρίβεια προσεγγίζουμε την έρευνα που μας οδηγεί σε αυτήν. Συγκεκριμένα λοιπόν, σας  θέτουμε  \nτα  παρακάτω, από τα οποία βέβαια αποδεικνύεται ανάγλυφα το έωλο των τοποθετήσεων σας: \n \n1. Υπό ποιά ακριβώς ιδιότητα τοποθετήστε  επί ζητημάτων, τα  οποία  υπάγονται στο γνωστικό αντικείμενο του  Χημικού Μηχανικού και όχι Μηχανολόγου Μηχανικού,  όπως  είστε  εσείς; \n \n2. Πώς υιοθετείτε τις  παρωχημένες και αναληθείς <text:s/>όπως αποδείχθηκε <text:s/>εμπεριστατωμένα, στα τέλη  του 2024 - απόψεις των ορισθέντων από τον καταγγελθέντα Ανακριτή των Τεμπών, Σ. Μπακαίμη, Δικαστικών Πραγματογνωμόνων περί πρόκλησης της τεράστιας πυρόσφαιρας από έλαια σιλικόνης! Την ίδια στιγμή που πολύ καλά γνωρίζετε, διότι έτυχε μεγάλης  δημοσιότητας το «Πείραμα Καρώνη». Το πείραμα αυτό διεξήγαγε στα τέλη του 2024, με την ομάδα του, ο Καθηγητής της Σχολής Χημικών Μηχανικών του ΕΜΠ, κ. Δημήτριος Καρώνης, σε συνεργασία με πανεπιστημιακά ιδρύματα του εξωτερικού, και από αυτό έχουν συναχθεί σημαντικά συμπεράσματα, που ΑΠΟΚΛΕΙΟΥΝ <text:s/>το ενδεχόμενο η μοιραία φωτιά  που κόστισε τη ζωή των αγαπημένων μας να προκλήθηκε από έλαια σιλικόνης! <text:s/>\n\n3. Για ποιον λόγο αποσιωπάτε  εν γνώσει σας αυτά τα  ξεκάθαρα συμπεράσματα του <text:s/>πειράματος , τα οποία έδωσαν τέλος στο αφήγημα περί ελαίων σιλικόνης, το οποίο εσείς παρά ταύτα  επαναφέρετε; \n \n4. Για ποιον λόγο αποσιωπάτε τα όσα (έστω και ελλιπή) αναφέρει ο ΕΟΔΑΣΑΑΜ  στο πρόσφατο <text:s/>πόρισμά του, δηλαδή \n \n459…. Το σχήμα της αρχικής ανάφλεξης και της επακόλουθης πύρινης σφαίρας συνάδει με υγρό πτητικό καύσιμο και όχι με υγροποιημένο αέριο, το οποίο θα δημιουργούσε πυρκαγιά πίδακα και όχι πύρινο σύννεφο. Η πυρκαγιά πίδακα είναι «μια φλόγα υψηλής θερμοκρασίας από καύσιμο που καίγεται και απελευθερώνεται υπό πίεση σε συγκεκριμένο προσανατολισμό», πράγμα που σημαίνει ότι μια πυρκαγιά πίδακα θα είχε διαφορετικό σχήμα και τυχαίο προσανατολισμό (όχι μόνο προς τα πάνω). Περαιτέρω ένδειξη αυτού, είναι η ύπαρξη των δευτερευουσών πυρκαγιών σε λίμνη που συνέχισαν να καίγονται και οι οποίες δεν θα μπορούσαν να δημιουργηθούν από αέριο. Η πολύ γρήγορη αρχική ανάφλεξη και το σχήμα και η ανύψωση της μορφής "μανιταριού" δείχνουν επίσης προς ένα πτητικό, υγρό καύσιμο (μια φωτιά πετρελαίου θα έπεφτε γρήγορα στο έδαφος).\n\n474.. Το γεγονός ότι ο πύρινος πίδακας #1 άφησε δύο διαφορετικά κατάλοιπα αποτελεί άμεση ένδειξη ότι στο συμβάν φαίνεται να εμπλέκονται δύο διαφορετικά καύσιμα: 1) λευκό υπόλειμμα, που είναι διοξείδιο του πυριτίου (SiO2), χαρακτηριστικό για την καύση λαδιού σιλικόνης, και 2) μαύρο υπόλειμμα με ίχνη ξυλενίου, που συνάδει με καύσιμα υδρογονανθράκων. Η μικρή ποσότητα διοξείδιο του πυριτίου (SiO2), που παρατηρήθηκε στο σημείο της σύγκρουσης συνάδει με την τοπική πυρκαγιά μετά την αρχική εκτόνωση, αλλά όχι με την ποσότητα που μπορεί να αναμένεται αν είχε καεί μεγάλη ποσότητα καυσίμου.\n ⬇️</text:p>
          </table:table-cell>
          <table:table-cell table:style-name="ce29" office:value-type="string" calcext:value-type="string">
            <text:p>[{"type":"photo","url":"https://t.co/sRVJVjHv4C","thumbnail":"https://pbs.twimg.com/media/GnwY9R5WwAA1rCf?format=jpg&amp;name=thumb","original":"https://pbs.twimg.com/media/GnwY9R5WwAA1rCf?format=jpg&amp;name=orig"}]</text:p>
          </table:table-cell>
          <table:table-cell table:style-name="ce29" office:value-type="float" office:value="3901" calcext:value-type="float">
            <text:p>3901</text:p>
          </table:table-cell>
          <table:table-cell table:style-name="ce29" office:value-type="float" office:value="1179" calcext:value-type="float">
            <text:p>1179</text:p>
          </table:table-cell>
          <table:table-cell table:style-name="ce29" office:value-type="float" office:value="77" calcext:value-type="float">
            <text:p>77</text:p>
          </table:table-cell>
          <table:table-cell table:style-name="ce29" office:value-type="float" office:value="100" calcext:value-type="float">
            <text:p>100</text:p>
          </table:table-cell>
          <table:table-cell table:style-name="ce29" office:value-type="float" office:value="415" calcext:value-type="float">
            <text:p>415</text:p>
          </table:table-cell>
          <table:table-cell table:style-name="ce29" office:value-type="float" office:value="173889" calcext:value-type="float">
            <text:p>173889</text:p>
          </table:table-cell>
          <table:table-cell table:style-name="ce29" office:value-type="string" calcext:value-type="string">
            <text:p>https://twitter.com/mkaristianou/status/1908427789625139549</text:p>
          </table:table-cell>
          <table:table-cell office:value-type="string" calcext:value-type="string">
            <text:p>@mkaristianou </text:p>
          </table:table-cell>
          <table:table-cell table:style-name="ce23" table:formula="of:=([.I52])+([.J52]*2)+([.M52]*1.5)+([.K52]*0.5)+([.L52]*1.75)" office:value-type="float" office:value="7095" calcext:value-type="float">
            <text:p>7.095,00</text:p>
          </table:table-cell>
          <table:table-cell table:style-name="ce26" table:formula="of:=SUM([.I52:.M52])/[.N52]" office:value-type="percentage" office:value="0.0326185095089396" calcext:value-type="percentage">
            <text:p>3,26%</text:p>
          </table:table-cell>
          <table:table-cell table:number-columns-repeated="1002"/>
        </table:table-row>
        <table:table-row table:style-name="ro1">
          <table:table-cell table:style-name="ce5" office:value-type="date" office:date-value="2025-04-05" calcext:value-type="date">
            <text:p>05/04/2025</text:p>
          </table:table-cell>
          <table:table-cell table:style-name="ce7" table:formula="of:=TEXT([.A53];&quot;MM&quot;)" office:value-type="string" office:string-value="04" calcext:value-type="string">
            <text:p>04</text:p>
          </table:table-cell>
          <table:table-cell table:style-name="ce12" table:formula="of:=TEXT([.A53];&quot;MM/YYYY&quot;)" office:value-type="string" office:string-value="04/2025" calcext:value-type="string">
            <text:p>04/2025</text:p>
          </table:table-cell>
          <table:table-cell table:style-name="ce7" table:formula="of:=TEXT([.A53];&quot;YYYY&quot;)" office:value-type="string" office:string-value="2025" calcext:value-type="string">
            <text:p>2025</text:p>
          </table:table-cell>
          <table:table-cell table:style-name="ce18" office:value-type="time" office:time-value="PT10H56M11S" calcext:value-type="time">
            <text:p>10:56:11</text:p>
          </table:table-cell>
          <table:table-cell table:style-name="ce16" table:formula="of:=[.A53]+[.E53]" office:value-type="date" office:date-value="2025-04-05T10:56:11" calcext:value-type="date">
            <text:p>05/04/2025 10:56:11</text:p>
          </table:table-cell>
          <table:table-cell table:style-name="ce29" office:value-type="string" calcext:value-type="string">
            <text:p>2. ▶️ 477... Ακόμα και έτσι, μια παρατήρηση που μπορεί να σημειωθεί είναι το γεγονός ότι βρέθηκαν ίχνη διαφόρων υδρογονανθράκων, μεταξύ των οποίων κυρίως ίχνη ξυλενίου που βρέθηκαν στο δείγμα με αριθμό EMP12-21 σε δείγμα εδάφους στην πλευρά των γραμμών. Όταν πραγματοποιήθηκε δεύτερη δειγματοληψία και ανάλυση τον Οκτώβριο του 2023, δύο δείγματα εδάφους που ελήφθησαν από την ίδια ακριβώς περιοχή (δείγματα με αριθμούς EMP51-5 και EMP51-6) δεν περιείχαν ξυλόλιο, γεγονός που υποδηλώνει ότι το ξυλόλιο ΔΕΝ υπάρχει συνήθως ως αποτέλεσμα ρύπανσης ή άλλων φυσικών αιτιών. Αυτό ενισχύει την ασυνήθιστη παρουσία ξυλολιου στο πρώτο δείγμα.\n478 … Εάν γινόταν μια σωστή δειγματοληψία και ανάλυση στον τόπο του ατυχήματος την 1η Μαρτίου 2023 (10-12 ώρες μετά το ατύχημα), θα υπήρχαν αρκετές πληροφορίες για να προσδιοριστεί ο τύπος και η θέση της πηγής για το άγνωστο καύσιμο δηλαδή…. επιτόπια αυτοψία.\n\n489…. Χρησιμοποιώντας τις παραδοχές της https://t.co/HFezq5NKDV εκτελέστηκε μια επιπλέον προσομοίωση υπολογιστικής ρευστοδυναμικής με τη χρήση της μικρότερης διαμέτρου σταγονιδίων που αναφέρθηκε (0,5 mm) και πλήρη ψεκασμό ολόκληρης της μάζας του καυσίμου, η οποία κατέληξε στα ακόλουθα ευρήματα: - Το έλαιο σιλικόνης του τύπου που χρησιμοποιείται στους μετασχηματιστές ισχύος των μηχανών ΔΕΝ <text:s/>μπορούσε να εκραγεί και να δημιουργήσει μεγάλη πύρινη σφαίρα με οποιονδήποτε τρόπο. Ακόμα και αν προστέθηκαν μεγάλες πηγές θερμότητας και ανοικτές φλόγες ως πιθανή πηγή ανάφλεξης και ακόμα και αν το λάδι σιλικόνης ψεκάζονταν με διάφορους τρόπους σε έναν τοίχο για να δημιουργηθεί διασπορά και μικρότερα σταγονίδια, το μόνο δυνατό αποτέλεσμα ήταν μια πολύ σύντομη ανάφλεξη 0,3-0,4 δευτερολέπτων που δεν μεταδόθηκε στην υπόλοιπη ποσότητα του λαδιού.\n \n         4.4.3.3. Συμπέρασμα\n... Η παρουσία εύφλεκτης ουσίας με τα χαρακτηριστικά που προσδιορίστηκαν στις προηγούμενες αναλύσεις ΔΕΝ αναφέρεται στα έγγραφα μεταφοράς της εμπορευματικής αμαξοστοιχίας 63503. Επίσης, τα πρόσφατα δημοσιευμένα βίντεο της αμαξοστοιχίας 63503, αν και δεν έχουν τεθεί ακόμη στη διάθεση της ΕΟΔΑΣΑΑΜ από τη δικαστική έρευνα, δεν καθιστούν ορατή καμία μεταφορά αντιπροσωπευτικής ποσότητας εύφλεκτης ύλης σε θέση που να συνάδει με τα ανωτέρω ευρήματα. Η ΕΟΔΑΣΑΑΜ αναγνωρίζει το γεγονός αυτό, αλλά αυτό δεν αναιρεί τις παραπάνω παρατηρήσεις (4.4.3.1) που είναι σαφώς τεκμηριωμένες.\n\n5. Για ποιον λόγο επίσης, αποσιωπάτε  τις  κρίσιμες  διαπιστώσεις των Τεχνικών Συμβούλων, κ. Μάρκου Χρυσού και κ. Βασίλειου Κοκοτσάκη ,αλλά και την Τεχνική Έκθεση <text:s/>του εγνωσμένου κύρους Kαθηγητή Πανεπιστημίου στην έδρα Mike O’Connor II του ArtieMcFerrin Department of Chemical Engineering (Τμήμα Χημικής Μηχανικής Artie McFerrin) του Πανεπιστημίου Texas A&amp;M University, Αμερικής, και Διευθυντή του Mary Kay O’Connor Process Safety Center [Κέντρου Ασφάλειας Διαδικασιών Mary Kay O’Connor] (MKOPSC), κ. Faisal Khan, ο οποίος στην Έκθεσή του αναφέρει: \n \n«23. Από τη χημική ανάλυση δειγμάτων που ελήφθησαν από την περιοχή του ατυχήματος, υπολειμμάτων που βρέθηκαν στα θύματα καθώς και κατεστραμμένων υποδομών προκύπτει η παρουσία βενζολίου, τολουολίου και ξυλολίου.\n24. Το βενζόλιο, το τολουόλιο και το ξυλόλιο είναι πτητικοί αρωματικοί υδρογονάνθρακες και χρησιμοποιούνται σε ένα ευρύ φάσμα εφαρμογών,συμπεριλαμβανομένων βαφών, καλλυντικών και άλλων.\n25. Είναι πολύ πιθανό ότι η εμπορική αμαξοστοιχία μετέφερε βενζόλιο, τολουόλιο και ξυλόλιο. Λόγω της σύγκρουσης, οι ουσίες αυτές εκλύθηκαν από τα κοντέινερ που τις περιείχαν και έτσι σχηματίστηκε το νέφος ατμών.\n26. Το νέφος ατμών αναμείχθηκε επαρκώς με τον ατμοσφαιρικό αέρα και προκλήθηκε η πύρινη σφαίρα.»\n \n6. Κατ’ εξακολούθηση στις δημόσιες εμφανίσεις σας διαδίδετε μόνο παρωχημένα συμπεράσματα, τα οποία έχουν ήδη από καιρό διαψευστεί, ΓΙΑΤΙ, λοιπόν, αποφεύγετε να ενημερώσετε <text:s/>στις δημόσιες εμφανίσεις σας τους ακροατές και τους αναγνώστες  για όλες  τις παραπάνω εξελίξεις;</text:p>
          </table:table-cell>
          <table:table-cell table:style-name="ce29" office:value-type="string" calcext:value-type="string">
            <text:p>[]</text:p>
          </table:table-cell>
          <table:table-cell table:style-name="ce29" office:value-type="float" office:value="930" calcext:value-type="float">
            <text:p>930</text:p>
          </table:table-cell>
          <table:table-cell table:style-name="ce29" office:value-type="float" office:value="185" calcext:value-type="float">
            <text:p>185</text:p>
          </table:table-cell>
          <table:table-cell table:style-name="ce29" office:value-type="float" office:value="11" calcext:value-type="float">
            <text:p>11</text:p>
          </table:table-cell>
          <table:table-cell table:style-name="ce29" office:value-type="float" office:value="5" calcext:value-type="float">
            <text:p>5</text:p>
          </table:table-cell>
          <table:table-cell table:style-name="ce29" office:value-type="float" office:value="30" calcext:value-type="float">
            <text:p>30</text:p>
          </table:table-cell>
          <table:table-cell table:style-name="ce29" office:value-type="float" office:value="26884" calcext:value-type="float">
            <text:p>26884</text:p>
          </table:table-cell>
          <table:table-cell table:style-name="ce29" office:value-type="string" calcext:value-type="string">
            <text:p>https://twitter.com/mkaristianou/status/1908428437578019069</text:p>
          </table:table-cell>
          <table:table-cell office:value-type="string" calcext:value-type="string">
            <text:p>@mkaristianou </text:p>
          </table:table-cell>
          <table:table-cell table:style-name="ce23" table:formula="of:=([.I53])+([.J53]*2)+([.M53]*1.5)+([.K53]*0.5)+([.L53]*1.75)" office:value-type="float" office:value="1359.25" calcext:value-type="float">
            <text:p>1.359,25</text:p>
          </table:table-cell>
          <table:table-cell table:style-name="ce26" table:formula="of:=SUM([.I53:.M53])/[.N53]" office:value-type="percentage" office:value="0.0431855378663889" calcext:value-type="percentage">
            <text:p>4,32%</text:p>
          </table:table-cell>
          <table:table-cell table:number-columns-repeated="1002"/>
        </table:table-row>
        <table:table-row table:style-name="ro1">
          <table:table-cell table:style-name="ce5" office:value-type="date" office:date-value="2025-04-05" calcext:value-type="date">
            <text:p>05/04/2025</text:p>
          </table:table-cell>
          <table:table-cell table:style-name="ce7" table:formula="of:=TEXT([.A54];&quot;MM&quot;)" office:value-type="string" office:string-value="04" calcext:value-type="string">
            <text:p>04</text:p>
          </table:table-cell>
          <table:table-cell table:style-name="ce12" table:formula="of:=TEXT([.A54];&quot;MM/YYYY&quot;)" office:value-type="string" office:string-value="04/2025" calcext:value-type="string">
            <text:p>04/2025</text:p>
          </table:table-cell>
          <table:table-cell table:style-name="ce7" table:formula="of:=TEXT([.A54];&quot;YYYY&quot;)" office:value-type="string" office:string-value="2025" calcext:value-type="string">
            <text:p>2025</text:p>
          </table:table-cell>
          <table:table-cell table:style-name="ce18" office:value-type="time" office:time-value="PT10H57M10S" calcext:value-type="time">
            <text:p>10:57:10</text:p>
          </table:table-cell>
          <table:table-cell table:style-name="ce16" table:formula="of:=[.A54]+[.E54]" office:value-type="date" office:date-value="2025-04-05T10:57:10" calcext:value-type="date">
            <text:p>05/04/2025 10:57:10</text:p>
          </table:table-cell>
          <table:table-cell table:style-name="ce29" office:value-type="string" calcext:value-type="string">
            <text:p>3.▶️ 7. Αναρωτιέμαι λοιπόν, βάσει των παραπάνω στοιχείων που <text:s/>σίγουρα γνωρίζετε πολύ καλά, καίτοι αναρμόδιος  για ζητήματα ειδικότητας Χημικού Μηχανικού, ΓΙΑΤΙ δεν έχετε αναθεωρήσει τις απόψεις σας; Έστω διατηρώντας όποιες επιφυλάξεις κρίνετε, μέχρι την άντληση απόλυτης βεβαιότητας, ποιος είναι ο λόγος που επιμένετε; Πως <text:s/>επιλέγετε να εμμένετε <text:s/>σε παρωχημένα αποτελέσματα του Φεβρουαρίου του 2024, ενώ αποδεδειγμένα αυτά έχουν αποδομηθεί <text:s/>από επίσημο πείραμα της ανακριτικής διαδικασίας και <text:s/>από τους ειδικούς επί του θέματος; \n \nΤι συμβαίνει λοιπόν κ. Δέδε; \n\nΕξηγήστε στην κοινωνία που βγήκε στους δρόμους για τη δικαίωση <text:s/>και που σας ακούει να μιλάτε ως απόλυτος παντογνώστης  για ζητήματα Χημείας, τα  οποία εκ των πραγμάτων δεν κατέχετε, ΓΙΑ ΠΟΙΟΥΣ ΛΟΓΟΥΣ  ΑΠΟΚΡΥΠΤΕΤΕ ΟΛΑ ΤΑ ΠΑΡΑΠΑΝΩ;; \n\nΓια ποιον λόγο <text:s/>δεν σέβεστε <text:s/>τον πόνο των χαροκαμένων <text:s/>συγγενών, <text:s/>αλλά και όλων των Ελλήνων πολιτών, που <text:s/>τολμούν πλέον να διεκδικούν <text:s/>την αλήθεια;</text:p>
          </table:table-cell>
          <table:table-cell table:style-name="ce29" office:value-type="string" calcext:value-type="string">
            <text:p>[]</text:p>
          </table:table-cell>
          <table:table-cell table:style-name="ce29" office:value-type="float" office:value="1071" calcext:value-type="float">
            <text:p>1071</text:p>
          </table:table-cell>
          <table:table-cell table:style-name="ce29" office:value-type="float" office:value="227" calcext:value-type="float">
            <text:p>227</text:p>
          </table:table-cell>
          <table:table-cell table:style-name="ce29" office:value-type="float" office:value="7" calcext:value-type="float">
            <text:p>7</text:p>
          </table:table-cell>
          <table:table-cell table:style-name="ce29" office:value-type="float" office:value="5" calcext:value-type="float">
            <text:p>5</text:p>
          </table:table-cell>
          <table:table-cell table:style-name="ce29" office:value-type="float" office:value="69" calcext:value-type="float">
            <text:p>69</text:p>
          </table:table-cell>
          <table:table-cell table:style-name="ce29" office:value-type="float" office:value="27110" calcext:value-type="float">
            <text:p>27110</text:p>
          </table:table-cell>
          <table:table-cell table:style-name="ce29" office:value-type="string" calcext:value-type="string">
            <text:p>https://twitter.com/mkaristianou/status/1908428686757421116</text:p>
          </table:table-cell>
          <table:table-cell office:value-type="string" calcext:value-type="string">
            <text:p>@mkaristianou </text:p>
          </table:table-cell>
          <table:table-cell table:style-name="ce23" table:formula="of:=([.I54])+([.J54]*2)+([.M54]*1.5)+([.K54]*0.5)+([.L54]*1.75)" office:value-type="float" office:value="1640.75" calcext:value-type="float">
            <text:p>1.640,75</text:p>
          </table:table-cell>
          <table:table-cell table:style-name="ce26" table:formula="of:=SUM([.I54:.M54])/[.N54]" office:value-type="percentage" office:value="0.050866838804869" calcext:value-type="percentage">
            <text:p>5,09%</text:p>
          </table:table-cell>
          <table:table-cell table:number-columns-repeated="1002"/>
        </table:table-row>
        <table:table-row table:style-name="ro1">
          <table:table-cell table:style-name="ce5" office:value-type="date" office:date-value="2025-04-07" calcext:value-type="date">
            <text:p>07/04/2025</text:p>
          </table:table-cell>
          <table:table-cell table:style-name="ce7" table:formula="of:=TEXT([.A55];&quot;MM&quot;)" office:value-type="string" office:string-value="04" calcext:value-type="string">
            <text:p>04</text:p>
          </table:table-cell>
          <table:table-cell table:style-name="ce12" table:formula="of:=TEXT([.A55];&quot;MM/YYYY&quot;)" office:value-type="string" office:string-value="04/2025" calcext:value-type="string">
            <text:p>04/2025</text:p>
          </table:table-cell>
          <table:table-cell table:style-name="ce7" table:formula="of:=TEXT([.A55];&quot;YYYY&quot;)" office:value-type="string" office:string-value="2025" calcext:value-type="string">
            <text:p>2025</text:p>
          </table:table-cell>
          <table:table-cell table:style-name="ce18" office:value-type="time" office:time-value="PT21H03M00S" calcext:value-type="time">
            <text:p>21:03:00</text:p>
          </table:table-cell>
          <table:table-cell table:style-name="ce16" table:formula="of:=[.A55]+[.E55]" office:value-type="date" office:date-value="2025-04-07T21:03:00" calcext:value-type="date">
            <text:p>07/04/2025 21:03:00</text:p>
          </table:table-cell>
          <table:table-cell table:style-name="ce29" office:value-type="string" calcext:value-type="string">
            <text:p>Ό,τι ξεφεύγει από το κυβερνητικό αφήγημα ανακαλείται!\n\n Ακόμη και το Πόρισμα του ΕΟΔΑΣΑΑΜ, για το οποίο ακούσαμε ότι κόστισε το εξωφρενικό ποσό των 4.500.000 € ! \nΜάλιστα πέρα από αυτό υπάρχουν φήμες ότι δόθηκε <text:s/>και 1.500.000 € για <text:s/>την <text:s/>κυβερνητική επικοινωνιακή πολιτική ανατροπής της <text:s/>δυσαρέσκειας για την υπόθεση <text:s/>των Τεμπών. <text:s/>\nΙσχύει άραγε; Καλούνται να μας απαντήσουν οι αρμόδιοι για <text:s/>τη διαχείριση <text:s/>των <text:s/>εκατομμυρίων που ανήκουν στον ελληνικό λαό. <text:s text:c="3"/>\n\nΣήμερα η διορισμένη από τη νυν Κυβέρνηση της <text:s/>χώρας, Εισαγγελέας του Αρείου Πάγου, κα. Αδειλίνη, <text:s/>η οποία:\n\n(α) <text:s/>μετά <text:s/>το τραγικό έγκλημα των Τεμπών είπε <text:s/>στους απαρηγόρητους συγγενείς, <text:s/>ότι αυτά γίνονται και μας παρέπεμψε <text:s/>για παρηγοριά <text:s/>στην εκκλησία∙ \n(β) η οποία σίγησε εκκωφαντικά σε όλες <text:s/>τις καταγγελίες <text:s/>που <text:s/>έχουν γίνει <text:s text:c="2"/>δημοσίως για τον <text:s/>έναν και μόνο Ανακριτή, που διέθεσε η δικαιοσύνη για τη δικογραφία <text:s/>των Τεμπών, και μάλιστα <text:s/>μετά από αφαίρεσή της καυτής αυτής δικογραφίας <text:s/>από την Ανακρίτρια κα. Σούρλα. \nΑφαίρεση, η οποία έγινε μάλιστα <text:s/>μετά από παρέμβαση του Πρωθυπουργού, Κυριάκου Μητσοτάκη, <text:s text:c="2"/>προς <text:s/>τον επίσης <text:s/>διορισμένο από τη Κυβέρνηση του Εισαγγελέα <text:s/>του Αρείου Πάγου, κ. Ντογιάκο και η οποία <text:s/>προκάλεσε την εύλογη αντίδραση της Ένωσης Δικαστών και Εισαγγελέων∙ \n(γ) η οποία πρόσφατα <text:s/>στις 18 Μάρτη αφαίρεσε από την Προϊσταμένη της Εισαγγελίας Εφετών Λάρισας, κα. Αποστολάκη την Εποπτεία <text:s/>ειδικά και μόνο της ανάκρισης της <text:s/>δικογραφίας <text:s/>των Τεμπών, <text:s/>και μάλιστα όχι σε τυχαίο χρόνο, αλλά την αμέσως επόμενη ημέρα αφότου καταθέσαμε αίτημα για <text:s/>την άσκηση <text:s/>εποπτείας στον Ανακριτή των Τεμπών, <text:s/>κ. Μπακαίμη, \n\nπροέβη σήμερα σε νέα κίνηση – παρέμβαση <text:s/>επί της φλέγουσας δικογραφίας <text:s/>των Τεμπών, και διέταξε <text:s text:c="2"/>προκαταρκτική εξέταση για αθέμιτη επιρροή σε δικαστικούς λειτουργούς με αφορμή τις μη βολικές παραγράφους <text:s/>του Πορίσματος της Εθνικού Οργανισμού – ΕΟΔΑΣΑΑΜ που συνδέουν την τεράστια πυρόσφαιρα που είδαμε <text:s/>στην οθόνη μας και αποκλείουν την πρόκλησή της από έλαια σιλικόνης, όπως άλλωστε επιβεβαίωσε τρανά και το πείραμα Καρώνη που έγινε στο πλαίσιο της ανάκρισης στα τέλη του 2024. \n <text:s/>Τι <text:s/>λέει όμως <text:s/>η διάταξη του άρθρου 167Α του Ποινικού Κώδικα που χρησιμοποίησε σήμερα η <text:s/>κα. Αδειλίνη: \n Όποιος <text:s/>επιχειρεί με αθέμιτη επιρροή ή πίεση ή με απειλή να επιβάλει σε δικαστικό λειτουργό, διαιτητή ή ένορκο την ενέργεια πράξης που ανάγεται στα καθήκοντά του ή την παράλειψη νόμιμης πράξης ή την ευνοϊκή ή δυσμενή μεταχείριση ορισμένου διαδίκου τιμωρείται με φυλάκιση τουλάχιστον ενός έτους και χρηματική ποινή.\n\nΑπό πότε ένα πόρισμα Εθνικού Οργανισμού, που όρισε μάλιστα το ίδιο το Κράτος, αποτελεί «αθέμιτη επιρροή» ή «πίεση» ή «απειλή» σε δικαστικό λειτουργό; <text:s/>\n\nΑκόμη και μη νομικός αντιλαμβάνεται ότι ένα Πόρισμα, είναι ότι λέει η λέξη, και δεν μπορεί να <text:s/>είναι ούτε αθέμιτη επιρροή ή πίεση ή απειλή <text:s/>σε δικαστικό λειτουργό. \nΕδώ ακόμη και για <text:s/>τις Πραγματογνωμοσύνες, ο νόμος λέει ότι εκτιμώνται ελεύθερα <text:s/>από τους δικαστές, άρα πως ένα Πόρισμα που κατά ένα λόγο παραπάνω εκτιμάται ελεύθερα, μπορεί να αποτελέσει <text:s text:c="2"/>αθέμιτη επιρροή ή πίεση ή απειλή <text:s/>σε δικαστικό λειτουργό? \n\nΜήπως η μόνη επιρροή που τελικά υφίσταται είναι αυτή καθαυτή η παραγγελία της Εισαγγελίας του Αρείου Πάγου, <text:s/>η οποία εμπνέει φόβο για όποιον <text:s/>τολμήσει να εκφράσει επιστημονική άποψη <text:s/>αντίθετη στο κυβερνητικό αφήγημα; \nΠως άραγε η Εισαγγελέας του ΑΠ <text:s/>λαμβάνει εμμέσως πλην σαφώς θέση <text:s/>σε ζήτημα που είναι ακόμη υπό διερεύνηση από την Κύρια Ανάκριση, και άρα προκαταλαμβάνει αυτό που όχι μόνο δεν είναι δεδομένο, αλλά αντιθέτως <text:s/>είναι το αναζητούμενο; \n\n Πως λοιπόν να αντέξει το ήδη ισοπεδωμένο στη χώρα μας Κράτος Δικαίου αυτήν την παραγγελία για προκαταρκτική εξέταση – “μήνυμα”; <text:s/>\n\nΠως να <text:s/>αντέξουν <text:s/>η Δικαιοσύνη, <text:s/>η Νομική Επιστήμη και όσοι έντιμα <text:s/>τις <text:s/>υπηρετούν; <text:s/>\n\nΚαι κυρίως πώς να αντέξουμε όλοι εμείς οι ανυπεράσπιστοι πολίτες που ερχόμαστε αντιμέτωποι με τη κυβερνητική ασυδοσία και τα πρόθυμα στηρίγματα της;\n\nΜόνο αν παραμείνουμε ενωμένοι , μια γροθιά! <text:s text:c="2"/>Δεν λυγίζουμε! \nΔεν φοβόμαστε! Δεν υποκύπτουμε!</text:p>
          </table:table-cell>
          <table:table-cell table:style-name="ce29" office:value-type="string" calcext:value-type="string">
            <text:p>[{"type":"photo","url":"https://t.co/CbqeinAPAA","thumbnail":"https://pbs.twimg.com/media/Gn83nm4WUAA1i7l?format=jpg&amp;name=thumb","original":"https://pbs.twimg.com/media/Gn83nm4WUAA1i7l?format=jpg&amp;name=orig"}]</text:p>
          </table:table-cell>
          <table:table-cell table:style-name="ce29" office:value-type="float" office:value="5897" calcext:value-type="float">
            <text:p>5897</text:p>
          </table:table-cell>
          <table:table-cell table:style-name="ce29" office:value-type="float" office:value="1862" calcext:value-type="float">
            <text:p>1862</text:p>
          </table:table-cell>
          <table:table-cell table:style-name="ce29" office:value-type="float" office:value="117" calcext:value-type="float">
            <text:p>117</text:p>
          </table:table-cell>
          <table:table-cell table:style-name="ce29" office:value-type="float" office:value="114" calcext:value-type="float">
            <text:p>114</text:p>
          </table:table-cell>
          <table:table-cell table:style-name="ce29" office:value-type="float" office:value="556" calcext:value-type="float">
            <text:p>556</text:p>
          </table:table-cell>
          <table:table-cell table:style-name="ce29" office:value-type="float" office:value="196272" calcext:value-type="float">
            <text:p>196272</text:p>
          </table:table-cell>
          <table:table-cell table:style-name="ce29" office:value-type="string" calcext:value-type="string">
            <text:p>https://twitter.com/mkaristianou/status/1909305927552893316</text:p>
          </table:table-cell>
          <table:table-cell office:value-type="string" calcext:value-type="string">
            <text:p>@mkaristianou </text:p>
          </table:table-cell>
          <table:table-cell table:style-name="ce23" table:formula="of:=([.I55])+([.J55]*2)+([.M55]*1.5)+([.K55]*0.5)+([.L55]*1.75)" office:value-type="float" office:value="10713" calcext:value-type="float">
            <text:p>10.713,00</text:p>
          </table:table-cell>
          <table:table-cell table:style-name="ce26" table:formula="of:=SUM([.I55:.M55])/[.N55]" office:value-type="percentage" office:value="0.0435416157169642" calcext:value-type="percentage">
            <text:p>4,35%</text:p>
          </table:table-cell>
          <table:table-cell table:number-columns-repeated="1002"/>
        </table:table-row>
        <table:table-row table:style-name="ro1">
          <table:table-cell table:style-name="ce5" office:value-type="date" office:date-value="2025-04-13" calcext:value-type="date">
            <text:p>13/04/2025</text:p>
          </table:table-cell>
          <table:table-cell table:style-name="ce7" table:formula="of:=TEXT([.A56];&quot;MM&quot;)" office:value-type="string" office:string-value="04" calcext:value-type="string">
            <text:p>04</text:p>
          </table:table-cell>
          <table:table-cell table:style-name="ce12" table:formula="of:=TEXT([.A56];&quot;MM/YYYY&quot;)" office:value-type="string" office:string-value="04/2025" calcext:value-type="string">
            <text:p>04/2025</text:p>
          </table:table-cell>
          <table:table-cell table:style-name="ce7" table:formula="of:=TEXT([.A56];&quot;YYYY&quot;)" office:value-type="string" office:string-value="2025" calcext:value-type="string">
            <text:p>2025</text:p>
          </table:table-cell>
          <table:table-cell table:style-name="ce18" office:value-type="time" office:time-value="PT22H18M33S" calcext:value-type="time">
            <text:p>22:18:33</text:p>
          </table:table-cell>
          <table:table-cell table:style-name="ce16" table:formula="of:=[.A56]+[.E56]" office:value-type="date" office:date-value="2025-04-13T22:18:33" calcext:value-type="date">
            <text:p>13/04/2025 22:18:33</text:p>
          </table:table-cell>
          <table:table-cell table:style-name="ce29" office:value-type="string" calcext:value-type="string">
            <text:p>Ο μέλλων να απασχολήσει τα Ευρωπαϊκά Όργανα <text:s text:c="2"/>Υπουργός «Δικαιοσύνης», Γιώργος Φλωρίδης, ο οποίος αδίστακτα <text:s/>χαρακτήριζε όσους μιλούσαν για το «μπάζωμα» (για το οποίο μάλιστα υπήρχε ήδη στην Βουλή εκκρεμής ποινική <text:s/>δικογραφία) ότι είναι «για τα μπάζα», σε απόδειξη πλήρους απανθρωπιάς και αναισθησίας δήλωσε: \n\n«Τα Τεμπη και οι κλάψες για τα Τεμπη πάνε…». \n\nΠόση αναλγησία ….\nΤόσο στρατευμένος ο κ. Φλωριδης στον κυβερνητικό εναγκαλισμό ώστε να μην αντέχει ούτε τα δάκρυα για τα Τεμπη; \nΉ είναι τόσο μεγάλος ο <text:s/>φόβος που επιλέγει <text:s/>να τα μπαζώσει και αυτά; \n \nΩστόσο για να του απαντήσουμε στη γλώσσα που κατανοεί, τα δάκρυα <text:s/>για τους αγαπημένους μας θα ρέουν παράλληλα με τα κλάμματα των ενόχων <text:s/>για τις αποκαλύψεις που έρχονται…. Να είναι όλοι τους σίγουροι για αυτό. \n\nΠέρα από αυτήν την τρανή απόδειξη κυβερνητικής αναλγησίας, με το κλείσιμο της Προανακριτικής - Παρωδίας για τον Χρήστο Τριαντοπουλο, γεννώνται <text:s/>βαρύτατες ποινικές <text:s/>και ηθικές <text:s text:c="2"/>ευθύνες <text:s/>για τους βουλευτές της ΝΔ <text:s/>και του ΠΑΣΟΚ που υπερψήφισαν <text:s/>το Πόρισμα της ΝΔ (οι του ΠΑΣΟΚ μάλιστα και με <text:s/>υποκριτικές επιφυλάξεις).\n\nΤα μέλη της Βουλης, τα οποία ορκίστηκαν ενώπιον Θεού <text:s/>και Λαού σεβασμό στους θεσμούς, στο Σύνταγμα <text:s/>και στους νόμους και δεσμεύτηκαν να φροντίζουν τους πολίτες , μέσα σε δύο χρόνια, συγκάλυψαν το έγκλημα , στήριξαν και χειροκρότησαν <text:s/>το ψέμα <text:s/>και καταπάτησαν ακόμη και το ΣΥΝΤΑΓΜΑ. \n\nΜέσα σε αυτά τα δύο χρόνια ένοχα σιωπούσαν <text:s/>όταν άκουγαν <text:s/>για εκχέρσωση πεδίου εγκλήματος και μπάζωμα. \nΣιωπούσαν <text:s/>ακόμη και όταν <text:s/>ανακαλύφθηκαν 200 οστάρια επιβατών 9 μήνες μετά <text:s/>σε παρακείμενη περιοχή, στο Κουλούρι . \nΣτήριξαν μια εξεταστική παρωδία που προσωρινά αθώωσε τον Υπουργό Μεταφορών, ειδικά δε οι Βουλευτές της ΝΔ και του ΠΑΣΟΚ <text:s text:c="2"/>και μια ακόμα χειρότερη προανακριτική ,που όμοια της δεν έχει υπάρξει ,η οποία καταπάτησε κάθε ιερό και όσιο στο βωμό της συγκάλυψης του ιθύνοντα νου του μπαζώματος. \n\nΚαι όλα αυτά ενώ ορίζει το Συνταγμα στο άρθρο 86, αλλά και ο Νόμος περί ποινικής ευθύνης Υπουργών ότι υποχρεωτικά <text:s/>θα έπρεπε να γίνει προκαταρκτική <text:s/>έρευνα, δηλαδή εξέταση μαρτύρων, συλλογή εγγράφων και αποδείξεων, αφού αυτή άλλωστε ΔΕΝ <text:s/>μπορεί να γίνει από τακτικό <text:s/>εισαγγελέα. \n\nΜε εντολή λοιπόν ποιου παρακάμφθηκε για άλλη μια φορά το Σύνταγμα; \nΑναμένουμε βέβαια να προβάλλουν τη φτηνή πρόφαση <text:s/>ότι το άρθρο 61 του Συντάγματος θα τους γλιτώσει. \n\nΤο άρθρο 61 Σ όμως προσφέρει (ελεγχόμενη από την ΕΣΔΑ) ασυλία στους βουλευτές για την ψήφο ή τη γνώμη τους κατά την άσκηση <text:s/>των ΒΟΥΛΕΥΤΙΚΩΝ τους καθηκόντων , και όχι βέβαια κατά την ενάσκηση των καθηκόντων τους ως Εισαγγελέων, τα οποία και έχουν λόγω της συμμετοχής τους σε Προανακριτική Επιτροπή για αναζήτησή ποινικών ευθυνών Υπουργού. \n\nΈτσι, <text:s/>κατά την διεξαγωγή της Προανακριτικής διαδικασίας <text:s/>οι συμμετέχοντες ΔΕΝ λειτουργούν ως <text:s text:c="2"/>βουλευτές αλλά ως εισαγγελείς και επομένως <text:s/>το (σε κάθε περίπτωση ελεγχόμενο από τα επιτασσομενα από την <text:s text:c="2"/>ΕΣΔΑ) άρθρο 61 Σ δεν τους καλύπτει. \n\nΠως λοιπόν ενώ απουσιάζει η προκαταρκτική έρευνα <text:s/>το Δικαστικό <text:s/>Συμβούλιο <text:s/>θα προχωρήσει σαν να είναι όλα καλώς καμωμένα, ενώ εξόφθαλμα έχει παραλειφθεί η προκαταρκτική <text:s/>έρευνα, την οποία επιτάσσει και το Σύνταγμα, και ο νόμος περί Ποινικής Ευθύνης Υπουργών και από την οποία και μόνο μπορούν <text:s/>να προκύψουν όλη η σειρά των αδικημάτων για τα οποία θα έπρεπε να υπάρξει παραπομπή, αλλά <text:s/>και όλα τα συμμετέχοντα πρόσωπα; <text:s/>\n\nΠώς λοιπόν θα καταδεχτεί να αποφασίσει το Δικαστικό Συμβούλιο <text:s/>μόνο για το αδίκημα της παράβασης καθήκοντος <text:s/>που του «σέρβιραν» περίτεχνα οι Βουλευτές της ΝΔ και του ΠΑΣΟΚ <text:s/>και όχι για όλα τα αδικήματα που τα μέλη του ως Δικαστές διαπιστώνουν ότι διέπραξε αυτός και συμμέτοχοι του;\n\nΠαραβίασαν λοιπόν ΟΛΟΙ ΟΙ ΒΟΥΛΕΥΤΕΣ ΤΗΣ ΝΔ ΚΑΙ ΤΟΥ ΠΑΣΟΚ ΚΑΙ ΕΝ ΓΝΩΣΕΙ <text:s/>ΤΟΥΣ <text:s/>κατάφωρα το Σύνταγμα μπροστά στα μάτια μας χωρίς να νοιάζονται καθόλου ΟΥΤΕ για την εγκληματική πράξη τους, ΟΥΤΕ <text:s/>για το ότι ότι <text:s/>εκτίθενται ανεπανόρθωτα στα μάτια <text:s/>του ελληνικού λαού, από τον οποίο εξελέγησαν και τον οποίο υποτίθεται ότι υπηρετούν. \n⬇️1/2</text:p>
          </table:table-cell>
          <table:table-cell table:style-name="ce29" office:value-type="string" calcext:value-type="string">
            <text:p>[{"type":"photo","url":"https://t.co/mLqSesWTML","thumbnail":"https://pbs.twimg.com/media/GocCcchXYAAy_UJ?format=jpg&amp;name=thumb","original":"https://pbs.twimg.com/media/GocCcchXYAAy_UJ?format=jpg&amp;name=orig"}]</text:p>
          </table:table-cell>
          <table:table-cell table:style-name="ce29" office:value-type="float" office:value="4243" calcext:value-type="float">
            <text:p>4243</text:p>
          </table:table-cell>
          <table:table-cell table:style-name="ce29" office:value-type="float" office:value="1251" calcext:value-type="float">
            <text:p>1251</text:p>
          </table:table-cell>
          <table:table-cell table:style-name="ce29" office:value-type="float" office:value="55" calcext:value-type="float">
            <text:p>55</text:p>
          </table:table-cell>
          <table:table-cell table:style-name="ce29" office:value-type="float" office:value="49" calcext:value-type="float">
            <text:p>49</text:p>
          </table:table-cell>
          <table:table-cell table:style-name="ce29" office:value-type="float" office:value="224" calcext:value-type="float">
            <text:p>224</text:p>
          </table:table-cell>
          <table:table-cell table:style-name="ce29" office:value-type="float" office:value="83256" calcext:value-type="float">
            <text:p>83256</text:p>
          </table:table-cell>
          <table:table-cell table:style-name="ce29" office:value-type="string" calcext:value-type="string">
            <text:p>https://twitter.com/mkaristianou/status/1911499263860764904</text:p>
          </table:table-cell>
          <table:table-cell office:value-type="string" calcext:value-type="string">
            <text:p>@mkaristianou </text:p>
          </table:table-cell>
          <table:table-cell table:style-name="ce23" table:formula="of:=([.I56])+([.J56]*2)+([.M56]*1.5)+([.K56]*0.5)+([.L56]*1.75)" office:value-type="float" office:value="7194.25" calcext:value-type="float">
            <text:p>7.194,25</text:p>
          </table:table-cell>
          <table:table-cell table:style-name="ce26" table:formula="of:=SUM([.I56:.M56])/[.N56]" office:value-type="percentage" office:value="0.0699288940136447" calcext:value-type="percentage">
            <text:p>6,99%</text:p>
          </table:table-cell>
          <table:table-cell table:number-columns-repeated="1002"/>
        </table:table-row>
        <table:table-row table:style-name="ro1">
          <table:table-cell table:style-name="ce5" office:value-type="date" office:date-value="2025-04-13" calcext:value-type="date">
            <text:p>13/04/2025</text:p>
          </table:table-cell>
          <table:table-cell table:style-name="ce7" table:formula="of:=TEXT([.A57];&quot;MM&quot;)" office:value-type="string" office:string-value="04" calcext:value-type="string">
            <text:p>04</text:p>
          </table:table-cell>
          <table:table-cell table:style-name="ce12" table:formula="of:=TEXT([.A57];&quot;MM/YYYY&quot;)" office:value-type="string" office:string-value="04/2025" calcext:value-type="string">
            <text:p>04/2025</text:p>
          </table:table-cell>
          <table:table-cell table:style-name="ce7" table:formula="of:=TEXT([.A57];&quot;YYYY&quot;)" office:value-type="string" office:string-value="2025" calcext:value-type="string">
            <text:p>2025</text:p>
          </table:table-cell>
          <table:table-cell table:style-name="ce18" office:value-type="time" office:time-value="PT22H18M48S" calcext:value-type="time">
            <text:p>22:18:48</text:p>
          </table:table-cell>
          <table:table-cell table:style-name="ce16" table:formula="of:=[.A57]+[.E57]" office:value-type="date" office:date-value="2025-04-13T22:18:48" calcext:value-type="date">
            <text:p>13/04/2025 22:18:48</text:p>
          </table:table-cell>
          <table:table-cell table:style-name="ce29" office:value-type="string" calcext:value-type="string">
            <text:p>2/2\nΠέρα από το Σύνταγμα και τον κοσμικό νόμο, παραβίασαν <text:s/>και κάθε ηθικό νόμο απέναντι σε εμάς τους χαροκαμένους γονείς και απέναντι στην κοινωνία, ευτελίζοντας την εμπιστοσύνη μας <text:s/>και τη βασική αρχή της δημοκρατίας, ότι <text:s text:c="2"/>η δικαιοσύνη πρέπει να αποδίδεται για ΚΑΘΕ <text:s/>ΕΓΚΛΗΜΑ <text:s/>και σε βάρος ΟΛΩΝ ΤΩΝ ΕΝΟΧΩΝ. \n\nΠριν δύο <text:s/>ημέρες δόθηκε <text:s/>Συνέντευξη Τύπου στην ΕΣΗΕΑ γεμάτη φως και καθαρότητα, όπου η αλήθεια αποκαλύφθηκε ξεκάθαρα <text:s/>και άρτια επιστημονικά. \nΧωρίς <text:s/>θεωρίες συνωμοσίας, επιθέσεις, χλευασμούς και έωλες κατηγορίες που αποτελούν κομμάτι της δικής τους <text:s/>μικροψυχίας και επιθετικής <text:s/>τακτικής <text:s/>εναντίον μας. \n\nΠλέον είναι <text:s/>διπλά εκτεθειμένοι. \nΆραγε <text:s text:c="2"/>θα <text:s/>μπορέσουν <text:s/>να <text:s/>μας αντικρούσουν <text:s/>με σοβαρότητα και επιστημονικά επιχειρήματα <text:s/>ή εκτός από τη συστράτευση συκοφαντών καλοθελητών <text:s/>θα προστρέξουν <text:s/>σε <text:s/>νέες «θεωρίες», <text:s/>όπως έκρηξη από φρέον ή εμποτισμένο <text:s/>ουράνιο…\n\nΣε κάθε περίπτωση η πλήρης αποκάλυψη της αλήθειας είναι πολύ κοντά και η κοινωνία είναι από καιρό αγανακτισμένη. \n\nΤο φως και η αλήθεια είναι η μόνη μας λύτρωση! Και όλοι μαζί θα τη βρούμε! Και τότε όλοι μας, μαζί με τις ουράνιες <text:s/>ψυχές, θα αναγεννηθούμε.</text:p>
          </table:table-cell>
          <table:table-cell table:style-name="ce29" office:value-type="string" calcext:value-type="string">
            <text:p>[]</text:p>
          </table:table-cell>
          <table:table-cell table:style-name="ce29" office:value-type="float" office:value="1545" calcext:value-type="float">
            <text:p>1545</text:p>
          </table:table-cell>
          <table:table-cell table:style-name="ce29" office:value-type="float" office:value="348" calcext:value-type="float">
            <text:p>348</text:p>
          </table:table-cell>
          <table:table-cell table:style-name="ce29" office:value-type="float" office:value="23" calcext:value-type="float">
            <text:p>23</text:p>
          </table:table-cell>
          <table:table-cell table:style-name="ce29" office:value-type="float" office:value="6" calcext:value-type="float">
            <text:p>6</text:p>
          </table:table-cell>
          <table:table-cell table:style-name="ce29" office:value-type="float" office:value="48" calcext:value-type="float">
            <text:p>48</text:p>
          </table:table-cell>
          <table:table-cell table:style-name="ce29" office:value-type="float" office:value="24060" calcext:value-type="float">
            <text:p>24060</text:p>
          </table:table-cell>
          <table:table-cell table:style-name="ce29" office:value-type="string" calcext:value-type="string">
            <text:p>https://twitter.com/mkaristianou/status/1911499329447088435</text:p>
          </table:table-cell>
          <table:table-cell office:value-type="string" calcext:value-type="string">
            <text:p>@mkaristianou </text:p>
          </table:table-cell>
          <table:table-cell table:style-name="ce23" table:formula="of:=([.I57])+([.J57]*2)+([.M57]*1.5)+([.K57]*0.5)+([.L57]*1.75)" office:value-type="float" office:value="2335" calcext:value-type="float">
            <text:p>2.335,00</text:p>
          </table:table-cell>
          <table:table-cell table:style-name="ce26" table:formula="of:=SUM([.I57:.M57])/[.N57]" office:value-type="percentage" office:value="0.0818786367414796" calcext:value-type="percentage">
            <text:p>8,19%</text:p>
          </table:table-cell>
          <table:table-cell table:number-columns-repeated="1002"/>
        </table:table-row>
        <table:table-row table:style-name="ro1">
          <table:table-cell table:style-name="ce5" office:value-type="date" office:date-value="2025-05-01" calcext:value-type="date">
            <text:p>01/05/2025</text:p>
          </table:table-cell>
          <table:table-cell table:style-name="ce7" table:formula="of:=TEXT([.A58];&quot;MM&quot;)" office:value-type="string" office:string-value="05" calcext:value-type="string">
            <text:p>05</text:p>
          </table:table-cell>
          <table:table-cell table:style-name="ce12" table:formula="of:=TEXT([.A58];&quot;MM/YYYY&quot;)" office:value-type="string" office:string-value="05/2025" calcext:value-type="string">
            <text:p>05/2025</text:p>
          </table:table-cell>
          <table:table-cell table:style-name="ce7" table:formula="of:=TEXT([.A58];&quot;YYYY&quot;)" office:value-type="string" office:string-value="2025" calcext:value-type="string">
            <text:p>2025</text:p>
          </table:table-cell>
          <table:table-cell table:style-name="ce18" office:value-type="time" office:time-value="PT14H00M36S" calcext:value-type="time">
            <text:p>14:00:36</text:p>
          </table:table-cell>
          <table:table-cell table:style-name="ce16" table:formula="of:=[.A58]+[.E58]" office:value-type="date" office:date-value="2025-05-01T14:00:36" calcext:value-type="date">
            <text:p>01/05/2025 14:00:36</text:p>
          </table:table-cell>
          <table:table-cell table:style-name="ce29" office:value-type="string" calcext:value-type="string">
            <text:p>Προς όλους όσοι θέλουν να χρησιμοποιήσουν <text:s/>τα «Τέμπη» όχι για την αλήθεια και την τιμή στη μνήμη των παιδιών μας, αλλά για το <text:s/>πολιτικό τους συμφέρον. \n\nΗ κυβέρνηση στο καυτό θέμα της πυρόσφαιρας, προσπαθώντας μετά μανίας να αποφύγει την πρόκληση της από χημικά καύσιμα και άρα από παράνομο φορτίο, <text:s/>συνεργάζεται <text:s/>με οποιονδήποτε <text:s text:c="2"/>στηρίζει <text:s text:c="2"/>την ανυπόστατη θεωρία <text:s/>των ελαιών σιλικόνης και που άρα θα τη βοηθήσει στο μπάζωμα της αλήθειας.\n\nΜε ποια λοιπόν <text:s/>(ανύπαρκτη) <text:s/>επιστημονική βάση και κυρίως για ποιον λόγο κύριε <text:s/>Κασελάκη, μιλάτε για ενδεχόμενο συσχετισμό των ελαιών σιλικόνης μετασχηματιστών της Siemens με <text:s/>την Πυρόσφαιρα που στέρησε <text:s/>το οξυγόνο <text:s/>και κατέκαψε τα παιδιά μας; <text:s/>\n\nΈχετε ενημερωθεί για τις Μελέτες των Χημικών Μηχανικών και για το Πείραμα Καρώνη που απέκλεισαν αυτήν την εκδοχή? \n\nΓιατί <text:s/>δεν αντιδράσατε στο ότι μόλις αποκαλύφθηκε σε όλους μας ότι στο πόρισμα ΕΟΔΑΣΑΑΜ (Ευαγγέλιο αρχικά) αναφέρονται χημικές ουσίες ως υπεύθυνες για την πυρόσφαιρα, έπεσε σύσσωμη η κυβέρνηση και η δικαστική ηγεσία <text:s/>να το κλονίσουν και να το αποσύρουν ως άχρηστο, φοβούμενοι μήπως ενσωματωθεί στην δικογραφία;;;\n\nΠρος τι αυτή η σπουδή να <text:s/>δημιουργήσετε αμφιβολίες για κάτι ξεκάθαρο; \nΠοιόν εξυπηρετείτε; \nΠώς μπορούμε να <text:s/>αποδώσουμε πίστη σε ό,τι κάνετε, με καθυστέρηση δύο ετών; Πληροφορηθήκαμε από τα μέσα ενημέρωσης ότι προσφάτως συντάξατε κατηγορητήριο. \nΑκόμη δεν το έχω δει! \nΩστόσο σε ό,τι καταφέραμε να ακούσουμε από τα ΜΜΕ, απουσίαζαν <text:s/>το ποινικά <text:s/>κακουργήματα <text:s/>της έκθεσης και της ανθρωποκτονίας από ενδεχόμενο δόλο <text:s/>εις βάρος των πολιτικών που έπαιξαν <text:s/>στα ζάρια τις <text:s/>ζωές των επιβατών. \n\nΠόσο στέρεο λοιπόν είναι αυτό το «κατηγορητήριο»που ξεχάσατε τα βασικότερα; \n\nΛυπάμαι πολύ για <text:s/>την απουσία ενσυναίσθησης, σεβασμού, ανθρωπιάς και γνήσιας <text:s/>ενασχόλησης με το θέμα <text:s/>των Τεμπών.\n\nΘα αναμένουμε να μας αποδείξετε τη μεταστροφή της στάσης σας και την ουσιαστική στήριξη τη δική σας και <text:s text:c="2"/>όλης της αντιπολίτευσης στον Δίκαιο και Ιερό αγώνα μας. \n\nΑγώνα που μας αφορά όλους, για την τιμή και τη δικαίωση στη μνήμη των νεκρών. \n\nΑγώνα που μας αφορά όλους, για να χαιρόμαστε το δώρο της ζωής με το αίσθημα της ασφάλειας και όταν ταξιδεύουμε <text:s/>με το τρένο!</text:p>
          </table:table-cell>
          <table:table-cell table:style-name="ce29" office:value-type="string" calcext:value-type="string">
            <text:p>[{"type":"photo","url":"https://t.co/EKSTmEQlMf","thumbnail":"https://pbs.twimg.com/media/Gp29F8wWsAAwA2S?format=jpg&amp;name=thumb","original":"https://pbs.twimg.com/media/Gp29F8wWsAAwA2S?format=jpg&amp;name=orig"}]</text:p>
          </table:table-cell>
          <table:table-cell table:style-name="ce29" office:value-type="float" office:value="2191" calcext:value-type="float">
            <text:p>2191</text:p>
          </table:table-cell>
          <table:table-cell table:style-name="ce29" office:value-type="float" office:value="520" calcext:value-type="float">
            <text:p>520</text:p>
          </table:table-cell>
          <table:table-cell table:style-name="ce29" office:value-type="float" office:value="77" calcext:value-type="float">
            <text:p>77</text:p>
          </table:table-cell>
          <table:table-cell table:style-name="ce29" office:value-type="float" office:value="74" calcext:value-type="float">
            <text:p>74</text:p>
          </table:table-cell>
          <table:table-cell table:style-name="ce29" office:value-type="float" office:value="370" calcext:value-type="float">
            <text:p>370</text:p>
          </table:table-cell>
          <table:table-cell table:style-name="ce29" office:value-type="float" office:value="169693" calcext:value-type="float">
            <text:p>169693</text:p>
          </table:table-cell>
          <table:table-cell table:style-name="ce29" office:value-type="string" calcext:value-type="string">
            <text:p>https://twitter.com/mkaristianou/status/1917896933689139425</text:p>
          </table:table-cell>
          <table:table-cell office:value-type="string" calcext:value-type="string">
            <text:p>@mkaristianou </text:p>
          </table:table-cell>
          <table:table-cell table:style-name="ce23" table:formula="of:=([.I58])+([.J58]*2)+([.M58]*1.5)+([.K58]*0.5)+([.L58]*1.75)" office:value-type="float" office:value="3954" calcext:value-type="float">
            <text:p>3.954,00</text:p>
          </table:table-cell>
          <table:table-cell table:style-name="ce26" table:formula="of:=SUM([.I58:.M58])/[.N58]" office:value-type="percentage" office:value="0.0190461598298103" calcext:value-type="percentage">
            <text:p>1,90%</text:p>
          </table:table-cell>
          <table:table-cell table:number-columns-repeated="1002"/>
        </table:table-row>
        <table:table-row table:style-name="ro1">
          <table:table-cell table:style-name="ce5" office:value-type="date" office:date-value="2025-05-01" calcext:value-type="date">
            <text:p>01/05/2025</text:p>
          </table:table-cell>
          <table:table-cell table:style-name="ce7" table:formula="of:=TEXT([.A59];&quot;MM&quot;)" office:value-type="string" office:string-value="05" calcext:value-type="string">
            <text:p>05</text:p>
          </table:table-cell>
          <table:table-cell table:style-name="ce12" table:formula="of:=TEXT([.A59];&quot;MM/YYYY&quot;)" office:value-type="string" office:string-value="05/2025" calcext:value-type="string">
            <text:p>05/2025</text:p>
          </table:table-cell>
          <table:table-cell table:style-name="ce7" table:formula="of:=TEXT([.A59];&quot;YYYY&quot;)" office:value-type="string" office:string-value="2025" calcext:value-type="string">
            <text:p>2025</text:p>
          </table:table-cell>
          <table:table-cell table:style-name="ce18" office:value-type="time" office:time-value="PT20H58M29S" calcext:value-type="time">
            <text:p>20:58:29</text:p>
          </table:table-cell>
          <table:table-cell table:style-name="ce16" table:formula="of:=[.A59]+[.E59]" office:value-type="date" office:date-value="2025-05-01T20:58:29" calcext:value-type="date">
            <text:p>01/05/2025 20:58:29</text:p>
          </table:table-cell>
          <table:table-cell table:style-name="ce29" office:value-type="string" calcext:value-type="string">
            <text:p>Πάντα <text:s/>ευχαριστώ και θα συνεχίσω να ευχαριστώ όλους όσους στέκονται δίπλα μας στον αγώνα που δίνουμε για <text:s/>την αποκάλυψη της αλήθειας στο έγκλημα των Τεμπών. \n\nΗ θέση για <text:s/>τον αποκλεισμό των ελαίων σιλικόνης ως αιτία πρόκλησης της πυρόσφαιρας στηρίζεται σε επιστημονικά δεδομένα και τις <text:s/>σχετικές Μελέτες <text:s/>Χημικών Μηχανικών. Συνεπώς το θέμα έχει ήδη αντιμετωπιστεί από τους αρμόδιους. Άρα παραμένει η θέση μου σταθερή ότι παρέλκει <text:s/>η ενασχόληση της <text:s/>Ευρώπης με θέματα ήδη λυμένα. <text:s/>\n\nΣε ό,τι αφορά την Πρόταση του κ. Κασσελάκη και του Κινήματος <text:s/>Δημοκρατίας, το κείμενο της <text:s/>οποίας περιήλθε <text:s/>σε γνώση μου μετά την ανάρτησή μου στο Χ, <text:s/>έλαβα μόλις ενημέρωση από τη νομική ομάδα μου ότι αποτελεί ικανή βάση ώστε με τον δέοντα εμπλουτισμό της από το προανακριτικό υλικό, να <text:s/>αποτελέσει την αφετηρία <text:s/>για <text:s/>τη σύσταση Προανακριτικής Επιτροπής κατά των αναφερόμενων πολιτικών προσώπων. <text:s/>\n\nΧαίρομαι για <text:s/>τις <text:s/>διευκρινίσεις που <text:s/>δόθηκαν, ώστε να <text:s/>αποκατασταθεί το τοπίο. \nΚινητήρια δύναμη της δράσης και του αγώνα μας είναι η αλήθεια και μόνο. <text:s/>Μόνο αυτή μας οδηγεί στο ορθό και αποκαθιστά το άδικο.</text:p>
          </table:table-cell>
          <table:table-cell table:style-name="ce29" office:value-type="string" calcext:value-type="string">
            <text:p>[]</text:p>
          </table:table-cell>
          <table:table-cell table:style-name="ce29" office:value-type="float" office:value="3946" calcext:value-type="float">
            <text:p>3946</text:p>
          </table:table-cell>
          <table:table-cell table:style-name="ce29" office:value-type="float" office:value="768" calcext:value-type="float">
            <text:p>768</text:p>
          </table:table-cell>
          <table:table-cell table:style-name="ce29" office:value-type="float" office:value="43" calcext:value-type="float">
            <text:p>43</text:p>
          </table:table-cell>
          <table:table-cell table:style-name="ce29" office:value-type="float" office:value="54" calcext:value-type="float">
            <text:p>54</text:p>
          </table:table-cell>
          <table:table-cell table:style-name="ce29" office:value-type="float" office:value="230" calcext:value-type="float">
            <text:p>230</text:p>
          </table:table-cell>
          <table:table-cell table:style-name="ce29" office:value-type="float" office:value="149878" calcext:value-type="float">
            <text:p>149878</text:p>
          </table:table-cell>
          <table:table-cell table:style-name="ce29" office:value-type="string" calcext:value-type="string">
            <text:p>https://twitter.com/mkaristianou/status/1918002096051249403</text:p>
          </table:table-cell>
          <table:table-cell office:value-type="string" calcext:value-type="string">
            <text:p>@mkaristianou </text:p>
          </table:table-cell>
          <table:table-cell table:style-name="ce23" table:formula="of:=([.I59])+([.J59]*2)+([.M59]*1.5)+([.K59]*0.5)+([.L59]*1.75)" office:value-type="float" office:value="5943" calcext:value-type="float">
            <text:p>5.943,00</text:p>
          </table:table-cell>
          <table:table-cell table:style-name="ce26" table:formula="of:=SUM([.I59:.M59])/[.N59]" office:value-type="percentage" office:value="0.0336340223381684" calcext:value-type="percentage">
            <text:p>3,36%</text:p>
          </table:table-cell>
          <table:table-cell table:number-columns-repeated="1002"/>
        </table:table-row>
        <table:table-row table:style-name="ro1">
          <table:table-cell table:style-name="ce5" office:value-type="date" office:date-value="2025-05-03" calcext:value-type="date">
            <text:p>03/05/2025</text:p>
          </table:table-cell>
          <table:table-cell table:style-name="ce7" table:formula="of:=TEXT([.A60];&quot;MM&quot;)" office:value-type="string" office:string-value="05" calcext:value-type="string">
            <text:p>05</text:p>
          </table:table-cell>
          <table:table-cell table:style-name="ce12" table:formula="of:=TEXT([.A60];&quot;MM/YYYY&quot;)" office:value-type="string" office:string-value="05/2025" calcext:value-type="string">
            <text:p>05/2025</text:p>
          </table:table-cell>
          <table:table-cell table:style-name="ce7" table:formula="of:=TEXT([.A60];&quot;YYYY&quot;)" office:value-type="string" office:string-value="2025" calcext:value-type="string">
            <text:p>2025</text:p>
          </table:table-cell>
          <table:table-cell table:style-name="ce18" office:value-type="time" office:time-value="PT11H40M46S" calcext:value-type="time">
            <text:p>11:40:46</text:p>
          </table:table-cell>
          <table:table-cell table:style-name="ce16" table:formula="of:=[.A60]+[.E60]" office:value-type="date" office:date-value="2025-05-03T11:40:46" calcext:value-type="date">
            <text:p>03/05/2025 11:40:46</text:p>
          </table:table-cell>
          <table:table-cell table:style-name="ce29" office:value-type="string" calcext:value-type="string">
            <text:p>Σε ένα στοιχειωδώς ευνομούμενο Κράτος μετά τη χθεσινή εκπομπή ΑΝΤΙΘΕΣΕΙΣ του Γιώργου Σαχίνη και τις αποκαλύψεις των Βασίλη Κοκοτσάκη και Federico Carrasco, η ηγεσία της δικαιοσύνης και οι έχοντες δώσει όρκο να τηρούν το καθήκον τους Εισαγγελικοί Λειτουργοί, <text:s/>θα έπρεπε να έχουν άμεσα διατάξει προκαταρκτική έρευνα για τις σοβαρότατες ενδείξεις - αποδείξεις:\n(Α) <text:s/>για το fake των video <text:s/>που προσκομίστηκαν από την Interstar τον Φεβρουάριο του 2025, δηλαδή δύο χρόνια μετά!, ως video δήθεν <text:s/>της τραγικής νύχτας της 28.02.2023·\n\n(Β) για τις διαγραφές των αληθινών video με το τίτλο ΔΥΣΤΥΧΗΜΑ που φέρονται να έγιναν στις 02.03.2023, δηλαδή δύο μέρες μετά το έγκλημα των Τεμπών!\n\n (Γ) για τις διαγραφές <text:s/>που προκύπτει να έγιναν στις 10.02.2025!, δηλαδή λίγο πριν τη διαταχθείσα κατάσχεση στον server της Interstar από τη Διεύθυνση Εγκληματολογικών Ερευνών <text:s/>(ΔΕΕ)· \n\n(Δ) για την παράλειψη των στελεχών της ΔΕΕ να καταγράψουν <text:s/>και γνωστοποιήσουν <text:s/>όλα τα παραπάνω στον αρμόδιο Εισαγγελέα και βέβαια στον γνωστό Ανακριτή των Τεμπών.\n\nΓια ποιον λόγο η Εισαγγελία του Αρείου Πάγου και η Εισαγγελία Εφετών Λάρισας, τηρούν τόσο εκκωφαντική σιωπή; \n\nΠοια η θέση των υποστηρικτών των video Interstar/Καπερνάρου, και ιδίως του Ανακριτή των Τεμπών;</text:p>
          </table:table-cell>
          <table:table-cell table:style-name="ce29" office:value-type="string" calcext:value-type="string">
            <text:p>[{"type":"photo","url":"https://t.co/DA2IJlOg75","thumbnail":"https://pbs.twimg.com/media/GqAvaPsX0AEVc6A?format=jpg&amp;name=thumb","original":"https://pbs.twimg.com/media/GqAvaPsX0AEVc6A?format=jpg&amp;name=orig"}]</text:p>
          </table:table-cell>
          <table:table-cell table:style-name="ce29" office:value-type="float" office:value="4335" calcext:value-type="float">
            <text:p>4335</text:p>
          </table:table-cell>
          <table:table-cell table:style-name="ce29" office:value-type="float" office:value="1479" calcext:value-type="float">
            <text:p>1479</text:p>
          </table:table-cell>
          <table:table-cell table:style-name="ce29" office:value-type="float" office:value="94" calcext:value-type="float">
            <text:p>94</text:p>
          </table:table-cell>
          <table:table-cell table:style-name="ce29" office:value-type="float" office:value="100" calcext:value-type="float">
            <text:p>100</text:p>
          </table:table-cell>
          <table:table-cell table:style-name="ce29" office:value-type="float" office:value="420" calcext:value-type="float">
            <text:p>420</text:p>
          </table:table-cell>
          <table:table-cell table:style-name="ce29" office:value-type="float" office:value="189210" calcext:value-type="float">
            <text:p>189210</text:p>
          </table:table-cell>
          <table:table-cell table:style-name="ce29" office:value-type="string" calcext:value-type="string">
            <text:p>https://twitter.com/mkaristianou/status/1918586517343076708</text:p>
          </table:table-cell>
          <table:table-cell office:value-type="string" calcext:value-type="string">
            <text:p>@mkaristianou </text:p>
          </table:table-cell>
          <table:table-cell table:style-name="ce23" table:formula="of:=([.I60])+([.J60]*2)+([.M60]*1.5)+([.K60]*0.5)+([.L60]*1.75)" office:value-type="float" office:value="8145" calcext:value-type="float">
            <text:p>8.145,00</text:p>
          </table:table-cell>
          <table:table-cell table:style-name="ce26" table:formula="of:=SUM([.I60:.M60])/[.N60]" office:value-type="percentage" office:value="0.0339728344167856" calcext:value-type="percentage">
            <text:p>3,40%</text:p>
          </table:table-cell>
          <table:table-cell table:number-columns-repeated="1002"/>
        </table:table-row>
        <table:table-row table:style-name="ro1">
          <table:table-cell table:style-name="ce5" office:value-type="date" office:date-value="2025-05-09" calcext:value-type="date">
            <text:p>09/05/2025</text:p>
          </table:table-cell>
          <table:table-cell table:style-name="ce7" table:formula="of:=TEXT([.A61];&quot;MM&quot;)" office:value-type="string" office:string-value="05" calcext:value-type="string">
            <text:p>05</text:p>
          </table:table-cell>
          <table:table-cell table:style-name="ce12" table:formula="of:=TEXT([.A61];&quot;MM/YYYY&quot;)" office:value-type="string" office:string-value="05/2025" calcext:value-type="string">
            <text:p>05/2025</text:p>
          </table:table-cell>
          <table:table-cell table:style-name="ce7" table:formula="of:=TEXT([.A61];&quot;YYYY&quot;)" office:value-type="string" office:string-value="2025" calcext:value-type="string">
            <text:p>2025</text:p>
          </table:table-cell>
          <table:table-cell table:style-name="ce18" office:value-type="time" office:time-value="PT19H10M12S" calcext:value-type="time">
            <text:p>19:10:12</text:p>
          </table:table-cell>
          <table:table-cell table:style-name="ce16" table:formula="of:=[.A61]+[.E61]" office:value-type="date" office:date-value="2025-05-09T19:10:12" calcext:value-type="date">
            <text:p>09/05/2025 19:10:12</text:p>
          </table:table-cell>
          <table:table-cell table:style-name="ce29" office:value-type="string" calcext:value-type="string">
            <text:p>Γιορτές και πανηγύρια….!!\n\nΓια να φύγουν τα <text:s/>φώτα από τη <text:s/>διαβίβαση της δικογραφίας σε <text:s/>βάρος Υπουργών στη Βουλή για το έγκλημα των Τεμπών, <text:s/>η Κυβέρνηση έχει βάλει όλη τη μαεστρία της σε επικοινωνιακά τρικ για να ρίξει λάσπη με θεωρίες ότι τα βίντεο που βρέθηκαν στον κάδο σκουπιδιών 2 χρόνια μετά, <text:s/>είναι δήθεν από τη μοιραία νύχτα που μας σκότωσαν τα παιδιά μας, με θεωρίες ανάφλεξης ελαιών σιλικόνης παρά τις τοποθετήσεις επιστημόνων και του ίδιου του ΕΟΔΑΣΑΑΜ περί του αντιθέτου!, με <text:s/>δημοσιογράφους που «ακολουθούν», με λειτουργούς που συμπράττουν, και κυρίως με έναν πολύτιμο -για εκείνους- ανακριτή που σιωπά ένοχα παρόλο που έχει βουίξει το σύμπαν τόσο για τα video που δεν μπήκαν ποτέ στη δικογραφία ευθύνης και χειρισμού ΤΟΥ, παρά το ότι διέταξε την κατάσχεσή τους άμεσα, όσο και για <text:s/>τις απανωτές διαγραφές των αληθινών <text:s/>Video <text:s/>που έγιναν σε χρόνο Td, <text:s/>48 ώρες μετά την τραγωδία, στις 02.03.2023! \n\nΑναρωτηθείτε σε <text:s/>τι Κράτος ζούμε που γίνονται όλα αυτά τα απάνθρωπα, τα τερατώδη και τα σκανδαλώδη <text:s/>και οι εκπρόσωποι της Δικαιοσύνης, αυτοί που έχουν ορκιστεί να <text:s/>υπερασπίζονται το δίκαιο, <text:s/>τον πολίτη και τη χώρα ΣΙΩΠΟΥΝ και άρα ΣΤΗΡΙΖΟΥΝ, ΣΥΜΠΡΑΤΤΟΥΝ, ΑΠΟΔΕΧΟΝΤΑΙ! \nΟύτε καν <text:s/>οι φωνές των νεκρών παιδιών <text:s/>μας <text:s/>την ώρα που μαρτυρικά ξεψυχούσαν δεν τους ακουμπούν. Πόση αναλγησία…\nH διαβίβαση της δικογραφίας από τον εφέτη-ανακριτή στην Βουλή για τη διερεύνηση <text:s/>ποινικών ευθυνών Πρώην Υπουργών, και άρα και του Κωνσταντίνου Καραμανλή, έπρεπε να είχε ήδη γίνει από το <text:s/>2023. Αποχρώσες τουλάχιστον ενδείξεις ποινικών ευθυνών υπήρχαν από τις καταθέσεις των εργαζομένων και των στελεχών των εταιρειών , οι οποίοι κατέθεσαν τις εξώδικες γνωστοποιήσεις τους για τον εγκαταλελειμμένο σιδηρόδρομο, για την ανυπαρξία μέτρων ασφαλείας και για το δυστύχημα που “έρχεται”.\nΗ επιλογή του κυρίου <text:s/>Μπακαίμη να περιμένει και την απολογία των δύο διευθυντικών <text:s/>στελεχών <text:s/>του Υπουργείου Μεταφορών, οι οποίοι κατέθεσαν ότι είχαν συντάξει και ενημερώσει με εκθέσεις <text:s/>τους τον πρώην Υπουργό, Κωνσταντίνο Καραμανλή, <text:s/>για τα προβλήματά υποδομής του σιδηροδρόμου δεν προσέδωσε κανένα επιπλέον στοιχείο <text:s/>από αυτά που ήδη είχε στα <text:s/>χέρια του, και άρα από αυτήν την αδράνεια του χάθηκαν σχεδόν δυόμιση χρόνια και έτσι οι υπόλογοι ήδη βγήκαν κερδισμένοι από την ολιγωρία. <text:s text:c="96"/>\nΕπί της ουσίας , ο εφέτης ανακριτής για κάποιον άγνωστο λόγο “ενεργοποιήθηκε” μόνο μετά <text:s/>από αυτές τις απολογίες, οι οποίες μάλιστα προέρχονται από πρόσωπα που είναι ήδη κατηγορούμενα <text:s/>στην δικογραφία, <text:s/>ενώ δεν έδωσε καμία αξία στις <text:s/>καταθέσεις κομβικών μαρτύρων - <text:s/>εργαζομένων, που είχαν <text:s/>χτυπήσει το καμπανάκι του κινδύνου πολύ καιρό πριν ανέβουν τα παιδιά μας στο τρένο του θανάτου. \nΚαι βέβαια δεν είναι τυχαίο ότι και η <text:s/>εξεταστική παρωδία υπό την προεδρία του κ. Μαρκόπουλου κατά το ίδιο χρονικό διάστημα αγνόησε ομοίως τους ανωτέρω εργαζόμενους της ως μάρτυρες και δεν κάλεσε κανέναν από αυτούς να καταθέσει ενώπιον της. Πόσο βολικό και πόσο επαίσχυντο! Απάνθρωπο…\n\nΤο ίδιο ευνοϊκό κλίμα <text:s/>συνεχίζεται για τον κ. Καραμανλή <text:s/>ακόμη και τώρα που μετά από καθυστέρηση δύο ετών η δικογραφία επιτέλους εστάλη στην Βουλή. <text:s/>\n\nΑυτή τη φορά μάλιστα η βοήθεια <text:s/>έχει ευρωπαϊκό αέρα καθώς η δικαιολογία της <text:s/>“ασθένειας” του κυρίου Τζιτζικώστα, Ευρωπαίου Επίτροπου για τις <text:s/>Βιώσιμες (πόσο ειρωνικό) Μεταφορές, είχε ως αποτέλεσμα να μην μάθουμε ουσιώδεις λεπτομέρειες για τη Σύμβαση <text:s/>717 και για την υπολειτουργία των συρμών, αμφότερα βοηθητικά για να στοιχειοθετηθούν με πληρότητα τα επίκαιρα κατηγορητήρια για τους πρώην υπουργούς και υφυπουργούς. \nΛες και είναι πιο σημαντικό από το να μάθουμε <text:s/>τα πορίσματα της Επιτροπής Μεταφορών, το άτομο που θα τα μας τα πει, ακόμη και αν αυτό “ασθενούσε”. <text:s/>\n\nΕίναι καθήκον μας να <text:s/>αντιδράσουμε. \nΤα σκάνδαλα είναι απανωτά. \nΔεν υπάρχει πάτος <text:s/>στο βαρέλι της αλαζονείας και της διαφθοράς ….</text:p>
          </table:table-cell>
          <table:table-cell table:style-name="ce29" office:value-type="string" calcext:value-type="string">
            <text:p>[{"type":"photo","url":"https://t.co/lL9PN7D24S","thumbnail":"https://pbs.twimg.com/media/GqhMd_LX0AALDnD?format=jpg&amp;name=thumb","original":"https://pbs.twimg.com/media/GqhMd_LX0AALDnD?format=jpg&amp;name=orig"}]</text:p>
          </table:table-cell>
          <table:table-cell table:style-name="ce29" office:value-type="float" office:value="4318" calcext:value-type="float">
            <text:p>4318</text:p>
          </table:table-cell>
          <table:table-cell table:style-name="ce29" office:value-type="float" office:value="1380" calcext:value-type="float">
            <text:p>1380</text:p>
          </table:table-cell>
          <table:table-cell table:style-name="ce29" office:value-type="float" office:value="66" calcext:value-type="float">
            <text:p>66</text:p>
          </table:table-cell>
          <table:table-cell table:style-name="ce29" office:value-type="float" office:value="63" calcext:value-type="float">
            <text:p>63</text:p>
          </table:table-cell>
          <table:table-cell table:style-name="ce29" office:value-type="float" office:value="257" calcext:value-type="float">
            <text:p>257</text:p>
          </table:table-cell>
          <table:table-cell table:style-name="ce29" office:value-type="float" office:value="116930" calcext:value-type="float">
            <text:p>116930</text:p>
          </table:table-cell>
          <table:table-cell table:style-name="ce29" office:value-type="string" calcext:value-type="string">
            <text:p>https://twitter.com/mkaristianou/status/1920873951992881467</text:p>
          </table:table-cell>
          <table:table-cell office:value-type="string" calcext:value-type="string">
            <text:p>@mkaristianou </text:p>
          </table:table-cell>
          <table:table-cell table:style-name="ce23" table:formula="of:=([.I61])+([.J61]*2)+([.M61]*1.5)+([.K61]*0.5)+([.L61]*1.75)" office:value-type="float" office:value="7606.75" calcext:value-type="float">
            <text:p>7.606,75</text:p>
          </table:table-cell>
          <table:table-cell table:style-name="ce26" table:formula="of:=SUM([.I61:.M61])/[.N61]" office:value-type="percentage" office:value="0.0520311297357393" calcext:value-type="percentage">
            <text:p>5,20%</text:p>
          </table:table-cell>
          <table:table-cell table:number-columns-repeated="1002"/>
        </table:table-row>
        <table:table-row table:style-name="ro1">
          <table:table-cell table:style-name="ce5" office:value-type="date" office:date-value="2025-05-13" calcext:value-type="date">
            <text:p>13/05/2025</text:p>
          </table:table-cell>
          <table:table-cell table:style-name="ce7" table:formula="of:=TEXT([.A62];&quot;MM&quot;)" office:value-type="string" office:string-value="05" calcext:value-type="string">
            <text:p>05</text:p>
          </table:table-cell>
          <table:table-cell table:style-name="ce12" table:formula="of:=TEXT([.A62];&quot;MM/YYYY&quot;)" office:value-type="string" office:string-value="05/2025" calcext:value-type="string">
            <text:p>05/2025</text:p>
          </table:table-cell>
          <table:table-cell table:style-name="ce7" table:formula="of:=TEXT([.A62];&quot;YYYY&quot;)" office:value-type="string" office:string-value="2025" calcext:value-type="string">
            <text:p>2025</text:p>
          </table:table-cell>
          <table:table-cell table:style-name="ce18" office:value-type="time" office:time-value="PT15H21M39S" calcext:value-type="time">
            <text:p>15:21:39</text:p>
          </table:table-cell>
          <table:table-cell table:style-name="ce16" table:formula="of:=[.A62]+[.E62]" office:value-type="date" office:date-value="2025-05-13T15:21:39" calcext:value-type="date">
            <text:p>13/05/2025 15:21:39</text:p>
          </table:table-cell>
          <table:table-cell table:style-name="ce29" office:value-type="string" calcext:value-type="string">
            <text:p>Για ακόμα μια φορά ντροπή, <text:s/>θυμός <text:s/>και αποστροφή από τη σήψη <text:s/>μετά τη δημοσίευση του περίφημου «πορίσματος <text:s/>Καρώνη» ! \nΈτσι θα μείνει στην ιστορία <text:s/>το φιάσκο ενός πορίσματος που περίμενε ΟΛΗ η κοινωνία για περισσότερο από ένα χρόνο. \nΣε πραγματικές συνθήκες σύγκρουσης δύο ηλεκτρικών τρένων, ένας Καθηγητής Χημικός Μηχανικος θεώρησε ότι υπήρχε ο χρόνος και <text:s/>οι προϋποθέσεις <text:s/>ώστε υποθετικά τα έλαια σιλικόνης <text:s/>να προκαλέσουν την τεράστια πυρόσφαιρα που κατέκαψε ζωντανά τα παιδιά μας! \nΚαι για όσα <text:s/>υποθετικά και αόριστα <text:s/>δηλώνει, παραπέμπει <text:s/>στα αμφιβόλου γνησιότητας τουλάχιστον ως <text:s/>προς <text:s/>την ημερομηνία της 28.02.2023 <text:s/>βίντεο Καπερνάρου, για να μας <text:s/>εξηγήσει ότι δεν είδε παράνομο φορτίο στα video ….αυτά που βρέθηκαν <text:s/>δύο χρόνια μετά στον κάδο σκουπιδιών υπολογιστή! <text:s/>…. απλά τραγικό!!!\nΘα <text:s/>επιδιώξουμε να σταλεί αυτό το πόρισμα του κ. Καρώνη σε όλη τη διεθνή επιστημονική κοινότητα, καθώς τολμά αδίστακτα <text:s/>με <text:s/>υποθετικές αναφορές, να διαψεύδει πολλούς συναδέλφους του. \nΘα το τολμούσε <text:s/>άραγε να <text:s/>το κάνει ο ίδιος ή ξέρει καλά <text:s/>ότι θα γελοιοποιηθεί;\n\nΠόρισμα Καρώνη: <text:s/>Η ζοφερή πραγματικότητα του ότι υπάρχουν άνθρωποι αδίστακτοι, σκοτεινοί και πρόθυμοι, με κίνητρα που θα ερευνηθούν, να τοποθετούν εμπόδια στο καλό.\nΟ κύριος Καρώνης, έπειτα από αυτό το πόρισμα θα πάει να διδάξει στους φοιτητές. \nΘα τους μάθει την «επιστήμη» όπως την αντιλαμβάνεται, όμως <text:s/>δεν θα διδάξει ούτε <text:s/>ήθος ούτε αξιοπρέπεια ως οφείλει. \nΓιατί <text:s/>αυτά <text:s/>είναι που πάνω από όλα διδάσκουν οι πραγματικοί διδάσκαλοι. Αλλά δεν ανήκει σε αυτούς τους διδασκάλους <text:s/>ο κύριος Καρώνης. Δεν έχει τέτοιες ευαισθησίες. \nΘα συνεχίσει να κυκλοφορεί περήφανα <text:s/>όπως και ο κύριος Καραμανλής, ο κύριος Τριαντόπουλος, ο κύριος Τασούλας, η κυρία Αδειλίνη, ο κύριος Μπακαίμης, τα <text:s/>στελέχη της ΔΕΕ και άλλοι πόσοι…..\nΚαι ας έχει τιμή η γραφή <text:s/>και η υπογραφή του. Οχι <text:s text:c="2"/>την καλή ΤΙΜΗ , αυτή <text:s/>της αξιοσύνης , που εμπνέει το μέσα σου … την άλλη , την φτηνή …\nΕίναι δε τόσο αδίστακτος ο κ. Καρώνης, που διαπράττει τη ΜΕΓΙΣΤΗΝ ΥΒΡΙΝ! <text:s/>ΤΟΛΜΑ να αφιερώνει ΑΥΤΟ το «έκτρωμα» στους νεκρούς μας. \nΜΗΝ πιάνετε στο στόμα σας την κόρη μου κ. Καρώνη, ούτε και όσους πέθαναν μαρτυρικά, γιατί τη μνήμη τους <text:s/>τη βεβηλώσατε με <text:s/>τον χειρότερο τρόπο! <text:s/>\nΚρατήστε την αφιέρωση για τον εαυτό σας…\nΜαζί με τις προσευχές για τη ψυχή σας, μήπως και καταφέρετε να <text:s/>σωθεί. <text:s text:c="2"/>\nΕσείς <text:s/>και όλοι όσοι στάθηκαν δίπλα στο ΜΑΥΡΟ που μας χτυπά αλύπητα και νομίζει ότι θα μας γονατίσει. \nΠλανάστε όλοι πλάνην οικτράν! <text:s/>\nΠρος το παρόν έχετε τον έλεγχο, αλλά όχι για πολύ …</text:p>
          </table:table-cell>
          <table:table-cell table:style-name="ce29" office:value-type="string" calcext:value-type="string">
            <text:p>[{"type":"photo","url":"https://t.co/hLsNFdSpLX","thumbnail":"https://pbs.twimg.com/media/Gq1CuNUXgAAgN-U?format=jpg&amp;name=thumb","original":"https://pbs.twimg.com/media/Gq1CuNUXgAAgN-U?format=jpg&amp;name=orig"}]</text:p>
          </table:table-cell>
          <table:table-cell table:style-name="ce29" office:value-type="float" office:value="5752" calcext:value-type="float">
            <text:p>5752</text:p>
          </table:table-cell>
          <table:table-cell table:style-name="ce29" office:value-type="float" office:value="1718" calcext:value-type="float">
            <text:p>1718</text:p>
          </table:table-cell>
          <table:table-cell table:style-name="ce29" office:value-type="float" office:value="83" calcext:value-type="float">
            <text:p>83</text:p>
          </table:table-cell>
          <table:table-cell table:style-name="ce29" office:value-type="float" office:value="155" calcext:value-type="float">
            <text:p>155</text:p>
          </table:table-cell>
          <table:table-cell table:style-name="ce29" office:value-type="float" office:value="749" calcext:value-type="float">
            <text:p>749</text:p>
          </table:table-cell>
          <table:table-cell table:style-name="ce29" office:value-type="float" office:value="271513" calcext:value-type="float">
            <text:p>271513</text:p>
          </table:table-cell>
          <table:table-cell table:style-name="ce29" office:value-type="string" calcext:value-type="string">
            <text:p>https://twitter.com/mkaristianou/status/1922265984506777934</text:p>
          </table:table-cell>
          <table:table-cell office:value-type="string" calcext:value-type="string">
            <text:p>@mkaristianou </text:p>
          </table:table-cell>
          <table:table-cell table:style-name="ce23" table:formula="of:=([.I62])+([.J62]*2)+([.M62]*1.5)+([.K62]*0.5)+([.L62]*1.75)" office:value-type="float" office:value="10624.25" calcext:value-type="float">
            <text:p>10.624,25</text:p>
          </table:table-cell>
          <table:table-cell table:style-name="ce26" table:formula="of:=SUM([.I62:.M62])/[.N62]" office:value-type="percentage" office:value="0.0311476798532667" calcext:value-type="percentage">
            <text:p>3,11%</text:p>
          </table:table-cell>
          <table:table-cell table:number-columns-repeated="1002"/>
        </table:table-row>
        <table:table-row table:style-name="ro1">
          <table:table-cell table:style-name="ce5" office:value-type="date" office:date-value="2025-05-24" calcext:value-type="date">
            <text:p>24/05/2025</text:p>
          </table:table-cell>
          <table:table-cell table:style-name="ce7" table:formula="of:=TEXT([.A63];&quot;MM&quot;)" office:value-type="string" office:string-value="05" calcext:value-type="string">
            <text:p>05</text:p>
          </table:table-cell>
          <table:table-cell table:style-name="ce12" table:formula="of:=TEXT([.A63];&quot;MM/YYYY&quot;)" office:value-type="string" office:string-value="05/2025" calcext:value-type="string">
            <text:p>05/2025</text:p>
          </table:table-cell>
          <table:table-cell table:style-name="ce7" table:formula="of:=TEXT([.A63];&quot;YYYY&quot;)" office:value-type="string" office:string-value="2025" calcext:value-type="string">
            <text:p>2025</text:p>
          </table:table-cell>
          <table:table-cell table:style-name="ce18" office:value-type="time" office:time-value="PT10H21M28S" calcext:value-type="time">
            <text:p>10:21:28</text:p>
          </table:table-cell>
          <table:table-cell table:style-name="ce16" table:formula="of:=[.A63]+[.E63]" office:value-type="date" office:date-value="2025-05-24T10:21:28" calcext:value-type="date">
            <text:p>24/05/2025 10:21:28</text:p>
          </table:table-cell>
          <table:table-cell table:style-name="ce29" office:value-type="string" calcext:value-type="string">
            <text:p>Αβάσταχτος ο πόνος , η αδικία , η απελπισία…\nΠόση θλίψη Θεέ μου…\n\nΠοιοί είναι αυτοί που αποφασίζουν ποιός θα έχει να φάει και ποιός να γιατρευτεί;; Με ποιο δικαίωμα κάποιος αποφασίζει για άλλον αν θα ζήσει ή θα πεθάνει;\n\nΗ ανθρωπότητα υποφέρει. Στέγνωσε από ανθρωπιά και σεβασμό. \n\nΗ μυρωδιά του θανάτου μας καίει ολόγυρα! \nΣε ένα βαθύ επίπεδο όλοι το αισθανόμαστε αυτό… αν όχι δεν ανήκουμε πλέον στους ανθρώπους…\nΟφείλουμε να σταθούμε στην σωστή πλευρά της ιστορίας. \nΝα διαμαρτυρηθούμε, να στηρίξουμε , να βοηθήσουμε. \n\nΤην ξέρουμε καλά αυτήν την μυρωδιά. Τον έχουμε νιώσει αυτό τον κεραυνό στα μύχια της ψυχής μας! \nΚουβαλάμε στα κύτταρά μας χρόνια ξεριζωμού, πολέμου, θανάτου, σκλαβιάς. \nΠώς γίνεται να μην κατανοούμε, να μην συμπονούμε, να μην κοιτάμε προς τα εκεί;\nΣταματήσαμε να λογιζόμαστε για άνθρωποι; \nΟχι. Αρνούμαι να πιστέψω πώς ήταν αυτή η φωνή της Ελλάδας… Δεν είναι δική μας αυτή η ντροπιαστική επιλογή. Η δική μας φωνή δεν συντάσσεται με το σκοτάδι. Η δική μας φωνή είναι άλλη από τη φωνή τους κέρδους και του μίσους. \n\nΤον γνωρίζουμε αυτόν τον πόνο, χάσαμε και εμείς τους πιο αγαπημένους… Αρνούμαστε \nνα μείνουμε θεατές της πιο φρικτής τους φαντασίωσης.. και τώρα μας καταδικάζουν και ως συνεργούς σε δολοφονίες άμαχου πληθυσμού, σε δολοφονίες παιδιών! <text:s/>Ήμαρτον! \nΩς άνθρωπος και ως μητέρα στέκομαι με σκυμμένο κεφάλι μπροστά στις μαχόμενες μάνες… \nΣιωπούμε όταν τα μωρά κοιμούνται, όχι όταν πεθαίνουν…\nΌταν πεθαίνουν , χρέος μας είναι να γινόμαστε θεριά ανήμερα ….\nΧρέος μας!\n\n«Οὒτοι συνέχθειν,ἀλλά συμφιλεῖν ἔφυν»…</text:p>
          </table:table-cell>
          <table:table-cell table:style-name="ce29" office:value-type="string" calcext:value-type="string">
            <text:p>[{"type":"photo","url":"https://t.co/eXZFjIeySs","thumbnail":"https://pbs.twimg.com/media/GrsngGmWMAA5Yb1?format=jpg&amp;name=thumb","original":"https://pbs.twimg.com/media/GrsngGmWMAA5Yb1?format=jpg&amp;name=orig"}]</text:p>
          </table:table-cell>
          <table:table-cell table:style-name="ce29" office:value-type="float" office:value="2890" calcext:value-type="float">
            <text:p>2890</text:p>
          </table:table-cell>
          <table:table-cell table:style-name="ce29" office:value-type="float" office:value="859" calcext:value-type="float">
            <text:p>859</text:p>
          </table:table-cell>
          <table:table-cell table:style-name="ce29" office:value-type="float" office:value="34" calcext:value-type="float">
            <text:p>34</text:p>
          </table:table-cell>
          <table:table-cell table:style-name="ce29" office:value-type="float" office:value="61" calcext:value-type="float">
            <text:p>61</text:p>
          </table:table-cell>
          <table:table-cell table:style-name="ce29" office:value-type="float" office:value="349" calcext:value-type="float">
            <text:p>349</text:p>
          </table:table-cell>
          <table:table-cell table:style-name="ce29" office:value-type="float" office:value="82030" calcext:value-type="float">
            <text:p>82030</text:p>
          </table:table-cell>
          <table:table-cell table:style-name="ce29" office:value-type="string" calcext:value-type="string">
            <text:p>https://twitter.com/mkaristianou/status/1926176706928222615</text:p>
          </table:table-cell>
          <table:table-cell office:value-type="string" calcext:value-type="string">
            <text:p>@mkaristianou </text:p>
          </table:table-cell>
          <table:table-cell table:style-name="ce23" table:formula="of:=([.I63])+([.J63]*2)+([.M63]*1.5)+([.K63]*0.5)+([.L63]*1.75)" office:value-type="float" office:value="5255.25" calcext:value-type="float">
            <text:p>5.255,25</text:p>
          </table:table-cell>
          <table:table-cell table:style-name="ce26" table:formula="of:=SUM([.I63:.M63])/[.N63]" office:value-type="percentage" office:value="0.0511154455686944" calcext:value-type="percentage">
            <text:p>5,11%</text:p>
          </table:table-cell>
          <table:table-cell table:number-columns-repeated="1002"/>
        </table:table-row>
        <table:table-row table:style-name="ro1">
          <table:table-cell table:style-name="ce5" office:value-type="date" office:date-value="2025-05-27" calcext:value-type="date">
            <text:p>27/05/2025</text:p>
          </table:table-cell>
          <table:table-cell table:style-name="ce7" table:formula="of:=TEXT([.A64];&quot;MM&quot;)" office:value-type="string" office:string-value="05" calcext:value-type="string">
            <text:p>05</text:p>
          </table:table-cell>
          <table:table-cell table:style-name="ce12" table:formula="of:=TEXT([.A64];&quot;MM/YYYY&quot;)" office:value-type="string" office:string-value="05/2025" calcext:value-type="string">
            <text:p>05/2025</text:p>
          </table:table-cell>
          <table:table-cell table:style-name="ce7" table:formula="of:=TEXT([.A64];&quot;YYYY&quot;)" office:value-type="string" office:string-value="2025" calcext:value-type="string">
            <text:p>2025</text:p>
          </table:table-cell>
          <table:table-cell table:style-name="ce18" office:value-type="time" office:time-value="PT16H39M02S" calcext:value-type="time">
            <text:p>16:39:02</text:p>
          </table:table-cell>
          <table:table-cell table:style-name="ce16" table:formula="of:=[.A64]+[.E64]" office:value-type="date" office:date-value="2025-05-27T16:39:02" calcext:value-type="date">
            <text:p>27/05/2025 16:39:02</text:p>
          </table:table-cell>
          <table:table-cell table:style-name="ce29" office:value-type="string" calcext:value-type="string">
            <text:p>Πολύ "ωραία" μας προετοιμάζουν πάλι τα ΜΜΕ για <text:s/>την επόμενη απόδειξη ότι η Κυβέρνηση δεν υπολογίζει ούτε τους νεκρούς των Τεμπών, ούτε εμάς <text:s/>τους συγγενείς, ούτε τους πολίτες, ούτε τη δικαιοσύνη. Δεν υπολογίζει τίποτε!\nΗ ΝΔ αναφέρεται θα <text:s/>εισηγηθεί την παραπομπή του Κωνσταντίνου Καραμανλή για απλό πλημμέλημα παράβασης καθήκοντος!!!!\nΤι πιο τρανή απόδειξη της παντοδυναμίας που αισθάνονται απέναντι στους πολίτες και στους νόμους.\n\n Ο Κωνσταντίνος Καραμανλής, ο πρώην Υπουργός Μεταφορών, ο οποίος <text:s text:c="2"/>γνώριζε πολύ καλά <text:s/>ότι ΔΕΝ υπήρχε σύστημα τηλεδιοίκησης <text:s/>παρά τα εκατομμύρια ευρώ που είχε δώσει η Ευρωπαϊκή <text:s/>Ένωση για <text:s/>την υλοποίηση της Σύμβασης 717, ο οποίος <text:s/>λίγες μέρες πριν την τραγωδία διατυμπάνιζε μέσα στη Βουλή ότι δεν υπάρχει κανένα θέμα ασφάλειας για τα τρένα, ο οποίος ήταν ενήμερος από τα διευθυντικά στελέχη , αλλά και από τους <text:s/>εργαζόμενους για όλες <text:s/>τις παθογένειες του εγκαταλελειμμένου σιδηροδρόμου <text:s/>και για την επαπειλή δυστυχήματος, και πάρα ταύτα <text:s/>έπαιξε τις ζωές <text:s/>των παιδιών μας στα ζάρια. \nΕκείνος έπαιξε, εμείς χάσαμε για πάντα την αγκαλιά των παιδιών μας! <text:s/>\nΟι συνάδελφοί του - Βουλευτές <text:s/>εν γνώσει τους συμπράττουν στην παράλειψη άσκησης ποινικής δίωξης για τα <text:s/>κακουργήματα που αληθινά τον βαρύνουν, άρα σε κατάχρηση εξουσίας! Ξεπλένοντάς τον από τα κακουργήματα της διατάραξης ασφάλειας συγκοινωνιών, κακουργηματικής <text:s/>έκθεσης <text:s/>και κακουργηματικής ανθρωποκτονίας από ενδεχόμενο δόλο. <text:s/>\nΠόση απαξίωση, πόση ύβρις, πόση αλαζονεία! <text:s/>Σταματήσετε να παίζετε με την νοημοσύνη μας !\n\nΤο κουκούλωμα αυτή τη τη φορά δεν θα σας <text:s/>σώσει, γιατί <text:s/>απέναντι σας έχετε όλη την κοινωνία!\nΕύχομαι έστω και την <text:s/>τελευταία στιγμή η κυβέρνηση να μετανοήσει, κυβέρνηση <text:s/>και αντιπολίτευση να συστρατευτούν με την ηθική και να μας συμπεριφερθούν με την εντιμότητα <text:s/>και τον σεβασμό που μας ΑΞΙΖΟΥΝ.\n\nhttps://t.co/0A07oBDL8w</text:p>
          </table:table-cell>
          <table:table-cell table:style-name="ce29" office:value-type="string" calcext:value-type="string">
            <text:p>[]</text:p>
          </table:table-cell>
          <table:table-cell table:style-name="ce29" office:value-type="float" office:value="3987" calcext:value-type="float">
            <text:p>3987</text:p>
          </table:table-cell>
          <table:table-cell table:style-name="ce29" office:value-type="float" office:value="1280" calcext:value-type="float">
            <text:p>1280</text:p>
          </table:table-cell>
          <table:table-cell table:style-name="ce29" office:value-type="float" office:value="53" calcext:value-type="float">
            <text:p>53</text:p>
          </table:table-cell>
          <table:table-cell table:style-name="ce29" office:value-type="float" office:value="49" calcext:value-type="float">
            <text:p>49</text:p>
          </table:table-cell>
          <table:table-cell table:style-name="ce29" office:value-type="float" office:value="249" calcext:value-type="float">
            <text:p>249</text:p>
          </table:table-cell>
          <table:table-cell table:style-name="ce29" office:value-type="float" office:value="111963" calcext:value-type="float">
            <text:p>111963</text:p>
          </table:table-cell>
          <table:table-cell table:style-name="ce29" office:value-type="string" calcext:value-type="string">
            <text:p>https://twitter.com/mkaristianou/status/1927358889311215782</text:p>
          </table:table-cell>
          <table:table-cell office:value-type="string" calcext:value-type="string">
            <text:p>@mkaristianou </text:p>
          </table:table-cell>
          <table:table-cell table:style-name="ce23" table:formula="of:=([.I64])+([.J64]*2)+([.M64]*1.5)+([.K64]*0.5)+([.L64]*1.75)" office:value-type="float" office:value="7032.75" calcext:value-type="float">
            <text:p>7.032,75</text:p>
          </table:table-cell>
          <table:table-cell table:style-name="ce26" table:formula="of:=SUM([.I64:.M64])/[.N64]" office:value-type="percentage" office:value="0.0501772907121103" calcext:value-type="percentage">
            <text:p>5,02%</text:p>
          </table:table-cell>
          <table:table-cell table:number-columns-repeated="1002"/>
        </table:table-row>
        <table:table-row table:style-name="ro1">
          <table:table-cell table:style-name="ce5" office:value-type="date" office:date-value="2025-05-30" calcext:value-type="date">
            <text:p>30/05/2025</text:p>
          </table:table-cell>
          <table:table-cell table:style-name="ce7" table:formula="of:=TEXT([.A65];&quot;MM&quot;)" office:value-type="string" office:string-value="05" calcext:value-type="string">
            <text:p>05</text:p>
          </table:table-cell>
          <table:table-cell table:style-name="ce12" table:formula="of:=TEXT([.A65];&quot;MM/YYYY&quot;)" office:value-type="string" office:string-value="05/2025" calcext:value-type="string">
            <text:p>05/2025</text:p>
          </table:table-cell>
          <table:table-cell table:style-name="ce7" table:formula="of:=TEXT([.A65];&quot;YYYY&quot;)" office:value-type="string" office:string-value="2025" calcext:value-type="string">
            <text:p>2025</text:p>
          </table:table-cell>
          <table:table-cell table:style-name="ce18" office:value-type="time" office:time-value="PT12H20M57S" calcext:value-type="time">
            <text:p>12:20:57</text:p>
          </table:table-cell>
          <table:table-cell table:style-name="ce16" table:formula="of:=[.A65]+[.E65]" office:value-type="date" office:date-value="2025-05-30T12:20:57" calcext:value-type="date">
            <text:p>30/05/2025 12:20:57</text:p>
          </table:table-cell>
          <table:table-cell table:style-name="ce29" office:value-type="string" calcext:value-type="string">
            <text:p>Το μπάζωμα συνεχίζεται και από μέρος της αντιπολίτευσης! <text:s/>Πόσο προσχηματικές δικαιολογίες για να μην συμπεριληφθεί στην ποινική έρευνα ο Πρωθυπουργός, αυτός ο οποίος <text:s/>πρώτος τον Μάρτιο του 2023 μίλησε με σιγουριά <text:s/>ενώπιον του ελληνικού λαού για το τι (δήθεν) έγινε στην Τραγωδία <text:s text:c="2"/>των Τεμπών! \nΌποιος <text:s/>δεν βάλει την υπογραφή του στην ποινική έρευνα και του κ. Μητσοτάκη να έχει το ανάστημα, να <text:s/>βγει <text:s/>ευθέως και να εξηγήσει στις μάνες και τους <text:s/>συγγενείς που έχασαν τα παιδιά <text:s/>και τους αγαπημένους τους, αλλά και σε όλη την ελληνική κοινωνία για <text:s/>ποιον λόγο και με ποια κίνητρα το έκανε! Η έρευνα για ποινικές <text:s/>ευθύνες κάθε εμπλεκόμενου πολίτη είναι ΥΠΟΧΡΕΩΤΙΚΗ για χώρες που τιμούν την <text:s/>Δημοκρατία. Η εκ προοιμίου αθώωση με ανυπόστατες <text:s/>δικαιολογίες αποτελεί <text:s/>δόλια <text:s/>πράξη συγκάλυψης και άρα οποίος την επιλέγει είναι συνεργός. \nΑρκετά ! Απαιτούμε εντιμότητα!!\nΤο ζητούμενο είναι η αλήθεια και η δικαιοσύνη, και όχι <text:s/>η συνέχιση του μπαζώματος. Πως τα <text:s/>βγάζετε πέρα με <text:s/>τη συνείδησή σας; <text:s/>Σεβαστείτε μας επιτέλους <text:s/>και μην υποτιμάτε <text:s/>τη νοημοσύνη μας.\n\nhttps://t.co/UVGItPkJGi</text:p>
          </table:table-cell>
          <table:table-cell table:style-name="ce29" office:value-type="string" calcext:value-type="string">
            <text:p>[]</text:p>
          </table:table-cell>
          <table:table-cell table:style-name="ce29" office:value-type="float" office:value="3990" calcext:value-type="float">
            <text:p>3990</text:p>
          </table:table-cell>
          <table:table-cell table:style-name="ce29" office:value-type="float" office:value="1204" calcext:value-type="float">
            <text:p>1204</text:p>
          </table:table-cell>
          <table:table-cell table:style-name="ce29" office:value-type="float" office:value="50" calcext:value-type="float">
            <text:p>50</text:p>
          </table:table-cell>
          <table:table-cell table:style-name="ce29" office:value-type="float" office:value="52" calcext:value-type="float">
            <text:p>52</text:p>
          </table:table-cell>
          <table:table-cell table:style-name="ce29" office:value-type="float" office:value="273" calcext:value-type="float">
            <text:p>273</text:p>
          </table:table-cell>
          <table:table-cell table:style-name="ce29" office:value-type="float" office:value="138908" calcext:value-type="float">
            <text:p>138908</text:p>
          </table:table-cell>
          <table:table-cell table:style-name="ce29" office:value-type="string" calcext:value-type="string">
            <text:p>https://twitter.com/mkaristianou/status/1928381106275201352</text:p>
          </table:table-cell>
          <table:table-cell office:value-type="string" calcext:value-type="string">
            <text:p>@mkaristianou </text:p>
          </table:table-cell>
          <table:table-cell table:style-name="ce23" table:formula="of:=([.I65])+([.J65]*2)+([.M65]*1.5)+([.K65]*0.5)+([.L65]*1.75)" office:value-type="float" office:value="6923.5" calcext:value-type="float">
            <text:p>6.923,50</text:p>
          </table:table-cell>
          <table:table-cell table:style-name="ce26" table:formula="of:=SUM([.I65:.M65])/[.N65]" office:value-type="percentage" office:value="0.0400912834393987" calcext:value-type="percentage">
            <text:p>4,01%</text:p>
          </table:table-cell>
          <table:table-cell table:number-columns-repeated="1002"/>
        </table:table-row>
        <table:table-row table:style-name="ro1">
          <table:table-cell table:style-name="ce5" office:value-type="date" office:date-value="2025-06-04" calcext:value-type="date">
            <text:p>04/06/2025</text:p>
          </table:table-cell>
          <table:table-cell table:style-name="ce7" table:formula="of:=TEXT([.A66];&quot;MM&quot;)" office:value-type="string" office:string-value="06" calcext:value-type="string">
            <text:p>06</text:p>
          </table:table-cell>
          <table:table-cell table:style-name="ce12" table:formula="of:=TEXT([.A66];&quot;MM/YYYY&quot;)" office:value-type="string" office:string-value="06/2025" calcext:value-type="string">
            <text:p>06/2025</text:p>
          </table:table-cell>
          <table:table-cell table:style-name="ce7" table:formula="of:=TEXT([.A66];&quot;YYYY&quot;)" office:value-type="string" office:string-value="2025" calcext:value-type="string">
            <text:p>2025</text:p>
          </table:table-cell>
          <table:table-cell table:style-name="ce18" office:value-type="time" office:time-value="PT18H00M53S" calcext:value-type="time">
            <text:p>18:00:53</text:p>
          </table:table-cell>
          <table:table-cell table:style-name="ce16" table:formula="of:=[.A66]+[.E66]" office:value-type="date" office:date-value="2025-06-04T18:00:53" calcext:value-type="date">
            <text:p>04/06/2025 18:00:53</text:p>
          </table:table-cell>
          <table:table-cell table:style-name="ce29" office:value-type="string" calcext:value-type="string">
            <text:p>Ο Σύλλογος Θυμάτων Των Τεμπών μαζί με τη νομική του ομάδα, τηρώντας τη δέσμευσή του αναρτά δημόσια την απευθυνόμενη σε ΟΛΟΥΣ <text:s/>τους Βουλευτές Πρόταση για τη Σύσταση Προανακριτικής Επιτροπής (κατ’ άρθρο 86 παρ. 3 του Συντάγματος, άρθρο 153 επ. του Κανονισμού της Βουλής και άρθρο 5 του Ν. 3126/2003 περί Ποινικής Ευθύνης των Υπουργών), για τα διερευνητέα αδικήματα που αφορούν το τραγικό έγκλημα των Τεμπών και επισύρουν ερευνητέες ποινικές ευθύνες νυν και πρώην μελών της Κυβέρνησης.\nΕνόψει αυτού καλούμε τους Βουλευτές, ανεξαρτήτως κόμματος και πολιτικής τοποθέτησης, να στηρίξουν την παραπάνω Πρόταση μας υπερψηφίζοντας την, ως οφείλουν, ώστε να επιτευχθεί η προάσπιση του Κράτους Δίκαιου και της Δημοκρατίας, η αποκατάσταση της Δικαιοσύνης και η Κοινωνική Ειρήνη, οι οποίες έχουν διασαλευτεί μέσω του πλήθους των ποινικά ερευνητέων πράξεων και παραλείψεων που οδήγησαν στο έγκλημα των Τεμπών και στη μετέπειτα συγκάλυψή του.\n\nΜαρία <text:s/>Καρυστιανού \n\nΠρόεδρος <text:s/>Συλλόγου <text:s text:c="15"/>\n\n <text:s text:c="2"/>«Τέμπη 28/2/2023»\n\nhttps://t.co/uTAyOTUw73</text:p>
          </table:table-cell>
          <table:table-cell table:style-name="ce29" office:value-type="string" calcext:value-type="string">
            <text:p>[]</text:p>
          </table:table-cell>
          <table:table-cell table:style-name="ce29" office:value-type="float" office:value="3747" calcext:value-type="float">
            <text:p>3747</text:p>
          </table:table-cell>
          <table:table-cell table:style-name="ce29" office:value-type="float" office:value="1188" calcext:value-type="float">
            <text:p>1188</text:p>
          </table:table-cell>
          <table:table-cell table:style-name="ce29" office:value-type="float" office:value="52" calcext:value-type="float">
            <text:p>52</text:p>
          </table:table-cell>
          <table:table-cell table:style-name="ce29" office:value-type="float" office:value="66" calcext:value-type="float">
            <text:p>66</text:p>
          </table:table-cell>
          <table:table-cell table:style-name="ce29" office:value-type="float" office:value="264" calcext:value-type="float">
            <text:p>264</text:p>
          </table:table-cell>
          <table:table-cell table:style-name="ce29" office:value-type="float" office:value="125181" calcext:value-type="float">
            <text:p>125181</text:p>
          </table:table-cell>
          <table:table-cell table:style-name="ce29" office:value-type="string" calcext:value-type="string">
            <text:p>https://twitter.com/mkaristianou/status/1930278591285039139</text:p>
          </table:table-cell>
          <table:table-cell office:value-type="string" calcext:value-type="string">
            <text:p>@mkaristianou </text:p>
          </table:table-cell>
          <table:table-cell table:style-name="ce23" table:formula="of:=([.I66])+([.J66]*2)+([.M66]*1.5)+([.K66]*0.5)+([.L66]*1.75)" office:value-type="float" office:value="6660.5" calcext:value-type="float">
            <text:p>6.660,50</text:p>
          </table:table-cell>
          <table:table-cell table:style-name="ce26" table:formula="of:=SUM([.I66:.M66])/[.N66]" office:value-type="percentage" office:value="0.0424744969284476" calcext:value-type="percentage">
            <text:p>4,25%</text:p>
          </table:table-cell>
          <table:table-cell table:number-columns-repeated="1002"/>
        </table:table-row>
        <table:table-row table:style-name="ro1">
          <table:table-cell table:style-name="ce5" office:value-type="date" office:date-value="2025-06-10" calcext:value-type="date">
            <text:p>10/06/2025</text:p>
          </table:table-cell>
          <table:table-cell table:style-name="ce7" table:formula="of:=TEXT([.A67];&quot;MM&quot;)" office:value-type="string" office:string-value="06" calcext:value-type="string">
            <text:p>06</text:p>
          </table:table-cell>
          <table:table-cell table:style-name="ce12" table:formula="of:=TEXT([.A67];&quot;MM/YYYY&quot;)" office:value-type="string" office:string-value="06/2025" calcext:value-type="string">
            <text:p>06/2025</text:p>
          </table:table-cell>
          <table:table-cell table:style-name="ce7" table:formula="of:=TEXT([.A67];&quot;YYYY&quot;)" office:value-type="string" office:string-value="2025" calcext:value-type="string">
            <text:p>2025</text:p>
          </table:table-cell>
          <table:table-cell table:style-name="ce18" office:value-type="time" office:time-value="PT09H06M20S" calcext:value-type="time">
            <text:p>09:06:20</text:p>
          </table:table-cell>
          <table:table-cell table:style-name="ce16" table:formula="of:=[.A67]+[.E67]" office:value-type="date" office:date-value="2025-06-10T09:06:20" calcext:value-type="date">
            <text:p>10/06/2025 09:06:20</text:p>
          </table:table-cell>
          <table:table-cell table:style-name="ce29" office:value-type="string" calcext:value-type="string">
            <text:p>Ζητείται ήθος ….. \n\nΔιαβάζοντας αυτό το δημοσίευμα, αισθάνθηκα αποστροφή και αδιαθεσία. \nΗ πανέμορφη χώρα μας <text:s/>βορά στα ..άγρια θηρία…\nΚαι εμείς .. <text:s/>να διαβάζουμε αυτά και παρόμοια δημοσιεύματα αλλά <text:s/>δίπλα μας σιγή…\nΒρώμικη σιγή, ένοχη.\nΠώς θα διώξουμε την σήψη;\nΠώς θα αναπνεύσουμε ελεύθερα;\nΉδη στο πρόσφατο παρελθόν για τους ίδιους ακριβώς λόγους, επειδή κάποιοι θεωρούν το μέγαρο της Δικαιοσύνης, γωνιακό μαγαζάκι τους και τον Θεσμό της Δικαιοσύνης τίτλο ιδιοκτησίας τους …. είχαμε κριθεί αρνητικά και <text:s/>σε προηγούμενη αξιολόγηση της Libe για το Κράτος Δικαίου …., ακριβώς διότι η ΑΝΕΞΑΡΤΗΣΙΑ της δικαιοσύνης ΘΙΓΕΤΑΙ όταν την ηγεσία της την επιλέγει η Κυβέρνηση! \nΚανένα πρόβλημα…. καμία αλλαγή .. καμία συμμόρφωση…\n\nΚανένας σεβασμός στον πολίτη και στις ανάγκες του. \nΚανένας σεβασμός στις ευρωπαϊκές επιταγές και συστάσεις! \nΤο Κράτος <text:s/>Δίκαιου άγνωστη έννοια…\nβαριά πολύ να τη <text:s/>σηκώσουν <text:s/>μπροστά <text:s/>στην ελαφρότητα της ασυδοσίας …\nΤώρα όμως που όλα έχουν <text:s/>βγει <text:s/>στο φως και θα συνεχίσουν να βγαίνουν, ΕΠΙΤΕΛΟΥΣ θα ξεχωρίσει η ήρα από το στάρι !\n\nhttps://t.co/0hZvjdFP11</text:p>
          </table:table-cell>
          <table:table-cell table:style-name="ce29" office:value-type="string" calcext:value-type="string">
            <text:p>[]</text:p>
          </table:table-cell>
          <table:table-cell table:style-name="ce29" office:value-type="float" office:value="3207" calcext:value-type="float">
            <text:p>3207</text:p>
          </table:table-cell>
          <table:table-cell table:style-name="ce29" office:value-type="float" office:value="914" calcext:value-type="float">
            <text:p>914</text:p>
          </table:table-cell>
          <table:table-cell table:style-name="ce29" office:value-type="float" office:value="59" calcext:value-type="float">
            <text:p>59</text:p>
          </table:table-cell>
          <table:table-cell table:style-name="ce29" office:value-type="float" office:value="35" calcext:value-type="float">
            <text:p>35</text:p>
          </table:table-cell>
          <table:table-cell table:style-name="ce29" office:value-type="float" office:value="250" calcext:value-type="float">
            <text:p>250</text:p>
          </table:table-cell>
          <table:table-cell table:style-name="ce29" office:value-type="float" office:value="91984" calcext:value-type="float">
            <text:p>91984</text:p>
          </table:table-cell>
          <table:table-cell table:style-name="ce29" office:value-type="string" calcext:value-type="string">
            <text:p>https://twitter.com/mkaristianou/status/1932318392049881262</text:p>
          </table:table-cell>
          <table:table-cell office:value-type="string" calcext:value-type="string">
            <text:p>@mkaristianou </text:p>
          </table:table-cell>
          <table:table-cell table:style-name="ce23" table:formula="of:=([.I67])+([.J67]*2)+([.M67]*1.5)+([.K67]*0.5)+([.L67]*1.75)" office:value-type="float" office:value="5500.75" calcext:value-type="float">
            <text:p>5.500,75</text:p>
          </table:table-cell>
          <table:table-cell table:style-name="ce26" table:formula="of:=SUM([.I67:.M67])/[.N67]" office:value-type="percentage" office:value="0.0485410506174987" calcext:value-type="percentage">
            <text:p>4,85%</text:p>
          </table:table-cell>
          <table:table-cell table:number-columns-repeated="1002"/>
        </table:table-row>
        <table:table-row table:style-name="ro1">
          <table:table-cell table:style-name="ce5" office:value-type="date" office:date-value="2025-06-17" calcext:value-type="date">
            <text:p>17/06/2025</text:p>
          </table:table-cell>
          <table:table-cell table:style-name="ce7" table:formula="of:=TEXT([.A68];&quot;MM&quot;)" office:value-type="string" office:string-value="06" calcext:value-type="string">
            <text:p>06</text:p>
          </table:table-cell>
          <table:table-cell table:style-name="ce12" table:formula="of:=TEXT([.A68];&quot;MM/YYYY&quot;)" office:value-type="string" office:string-value="06/2025" calcext:value-type="string">
            <text:p>06/2025</text:p>
          </table:table-cell>
          <table:table-cell table:style-name="ce7" table:formula="of:=TEXT([.A68];&quot;YYYY&quot;)" office:value-type="string" office:string-value="2025" calcext:value-type="string">
            <text:p>2025</text:p>
          </table:table-cell>
          <table:table-cell table:style-name="ce18" office:value-type="time" office:time-value="PT13H33M32S" calcext:value-type="time">
            <text:p>13:33:32</text:p>
          </table:table-cell>
          <table:table-cell table:style-name="ce16" table:formula="of:=[.A68]+[.E68]" office:value-type="date" office:date-value="2025-06-17T13:33:32" calcext:value-type="date">
            <text:p>17/06/2025 13:33:32</text:p>
          </table:table-cell>
          <table:table-cell table:style-name="ce29" office:value-type="string" calcext:value-type="string">
            <text:p>Αύριο είναι μεγάλη μέρα για την Δικαιοσύνη . Για την Δημοκρατία .\nΤα λόγια <text:s/>και υποσχέσεις θα δώσουν την θέση τους στις πράξεις! \n\nΑύριο οι Βουλευτές της χώρας θα πρέπει να ανατρέξουν στην ηθική και τις αξίες τους, και να διαλέξουν σε ποια πλευρά της Ιστορίας θέλουν να είναι. \n\nΣτο φως, στην έρευνα, στην αναζήτησή της αλήθειας;\nή στο σκοτάδι, <text:s/>στη συγκάλυψη, στο πνίξιμο της υπόθεσης ώστε οι πολίτες να μη μάθουν ποτέ αφενός τι συνέβη στα Τεμπη και αφετέρου ποιο το ένοχο μυστικό που κρύβεται πίσω από τον τεράστιο κυβερνητικό μηχανισμό συγκάλυψης. \n\nΠόσοι θα καταφέρουν να ξεφύγουν <text:s/>από τα σφιχτά κουτάκια της μικροπολιτικής και θα ΣΥΝΕΡΓΑΣΤΟΥΝ <text:s/>(ακόμα και αν είναι ιδεολογικά εντελώς αντίθετοι) για το <text:s/>δίκαιο, το ηθικό, το σωστό; \nΓια το φως <text:s/>που ΖΗΤΑ όλη η κοινωνία;\nΜην σταθείτε εμπόδιο στην καθολική και ενδελεχή έρευνα και τιμωρία. \nΉρθε η ώρα να τηρήσετε τον όρκο σας για ιερό σκοπό.</text:p>
          </table:table-cell>
          <table:table-cell table:style-name="ce29" office:value-type="string" calcext:value-type="string">
            <text:p>[{"type":"photo","url":"https://t.co/OmTlILweKB","thumbnail":"https://pbs.twimg.com/media/Gto5nkXWMAAcKS_?format=jpg&amp;name=thumb","original":"https://pbs.twimg.com/media/Gto5nkXWMAAcKS_?format=jpg&amp;name=orig"}]</text:p>
          </table:table-cell>
          <table:table-cell table:style-name="ce29" office:value-type="float" office:value="4687" calcext:value-type="float">
            <text:p>4687</text:p>
          </table:table-cell>
          <table:table-cell table:style-name="ce29" office:value-type="float" office:value="1428" calcext:value-type="float">
            <text:p>1428</text:p>
          </table:table-cell>
          <table:table-cell table:style-name="ce29" office:value-type="float" office:value="35" calcext:value-type="float">
            <text:p>35</text:p>
          </table:table-cell>
          <table:table-cell table:style-name="ce29" office:value-type="float" office:value="46" calcext:value-type="float">
            <text:p>46</text:p>
          </table:table-cell>
          <table:table-cell table:style-name="ce29" office:value-type="float" office:value="270" calcext:value-type="float">
            <text:p>270</text:p>
          </table:table-cell>
          <table:table-cell table:style-name="ce29" office:value-type="float" office:value="84825" calcext:value-type="float">
            <text:p>84825</text:p>
          </table:table-cell>
          <table:table-cell table:style-name="ce29" office:value-type="string" calcext:value-type="string">
            <text:p>https://twitter.com/mkaristianou/status/1934922353290445123</text:p>
          </table:table-cell>
          <table:table-cell office:value-type="string" calcext:value-type="string">
            <text:p>@mkaristianou </text:p>
          </table:table-cell>
          <table:table-cell table:style-name="ce23" table:formula="of:=([.I68])+([.J68]*2)+([.M68]*1.5)+([.K68]*0.5)+([.L68]*1.75)" office:value-type="float" office:value="8046" calcext:value-type="float">
            <text:p>8.046,00</text:p>
          </table:table-cell>
          <table:table-cell table:style-name="ce26" table:formula="of:=SUM([.I68:.M68])/[.N68]" office:value-type="percentage" office:value="0.07622752726201" calcext:value-type="percentage">
            <text:p>7,62%</text:p>
          </table:table-cell>
          <table:table-cell table:number-columns-repeated="1002"/>
        </table:table-row>
        <table:table-row table:style-name="ro1">
          <table:table-cell table:style-name="ce5" office:value-type="date" office:date-value="2025-06-18" calcext:value-type="date">
            <text:p>18/06/2025</text:p>
          </table:table-cell>
          <table:table-cell table:style-name="ce7" table:formula="of:=TEXT([.A69];&quot;MM&quot;)" office:value-type="string" office:string-value="06" calcext:value-type="string">
            <text:p>06</text:p>
          </table:table-cell>
          <table:table-cell table:style-name="ce12" table:formula="of:=TEXT([.A69];&quot;MM/YYYY&quot;)" office:value-type="string" office:string-value="06/2025" calcext:value-type="string">
            <text:p>06/2025</text:p>
          </table:table-cell>
          <table:table-cell table:style-name="ce7" table:formula="of:=TEXT([.A69];&quot;YYYY&quot;)" office:value-type="string" office:string-value="2025" calcext:value-type="string">
            <text:p>2025</text:p>
          </table:table-cell>
          <table:table-cell table:style-name="ce18" office:value-type="time" office:time-value="PT10H50M04S" calcext:value-type="time">
            <text:p>10:50:04</text:p>
          </table:table-cell>
          <table:table-cell table:style-name="ce16" table:formula="of:=[.A69]+[.E69]" office:value-type="date" office:date-value="2025-06-18T10:50:04" calcext:value-type="date">
            <text:p>18/06/2025 10:50:04</text:p>
          </table:table-cell>
          <table:table-cell table:style-name="ce29" office:value-type="string" calcext:value-type="string">
            <text:p>Παρά το ότι ΟΛΟΙ <text:s/>οι Ευρωβουλευτές- με την εξαίρεση μόνο δύο, της κας. Βοζεμπεργκ <text:s/>και της κας. Λατινοπουλου που με τρόπο ανεπίτρεπτο υποβάθμισαν το θέμα- έθεσαν προ των ευθυνών του τον Επίτροπο Μεταφορών για την κατ’ εξακολούθηση παραβίαση της ενωσιακής νομοθεσίας για την ασφάλεια των μεταφορών, ως επίσης <text:s/>και για την <text:s/>καταπάτηση του Κράτους Δικαίου στο έγκλημα των Τεμπών, και μάλιστα με συγκεκριμένα στοιχεία και πορίσματα Ευρωπαϊκών και Εθνικών Οργανισμών, ο κ. ΤΖΙΤΖΙΚΩΣΤΑΣ ΔΕΝ ΑΠΑΝΤΗΣΕ ΣΕ ΚΑΜΙΑ ΕΡΩΤΗΣΗ ΚΑΙ ΑΠΑΞΙΩΣΕ ΜΕ ΤΗ ΣΤΑΣΗ ΤΟΥ ΟΛΗ ΤΗΝ ΕΝΩΠΙΟΝ ΤΗΣ ΟΛΟΜΕΛΕΙΑΣ ΤΟΥ ΕΥΡΩΚΟΙΝΟΒΟΥΛΙΟΥ ΔΙΑΔΙΚΑΣΙΑ. <text:s text:c="2"/>\nΑρκέστηκε σε αόριστες υποσχέσεις <text:s/>για το μέλλον, μη ανταποκρινόμενος στις ευθύνες και το βάρος της ιδιότητας του, ως Επιτρόπου Μεταφορών.\n\nΚαθώς λοιπόν ο ίδιος απέδειξε ότι δεν μπορεί να ανταποκριθεί, αναμένω <text:s/>την κινητοποίηση <text:s text:c="2"/>των Ευρωπαϊκών <text:s/>Οργάνων και Επιτροπών σε όλα όσα σκανδαλώδη αποκαλύπτονται για το έγκλημα των Τεμπών και τη δικαστική διερεύνηση του, ώστε η Ευρώπη να αποδείξει ότι ανταποκρίνεται στο ρόλο και το καθήκον της και διαφυλάσσει την ασφάλεια των Μεταφορών και τις αρχές του Κράτους Δικαίου. \nΚαθότι <text:s/>ΔΕΝ υπάρχει δικαιολογία: διότι πλέον και η Ευρώπη ξέρει πολύ καλά ΚΑΙ <text:s/>ότι <text:s/>ο κίνδυνος παραμένει ΚΑΙ ότι δεν υπάρχει ασφάλεια στο ελληνικό σιδηροδρομικό δίκτυο ΚΑΙ ότι το Κράτος Δικαίου στην Ελλάδα είναι ανύπαρκτο.\n\nΕυχαριστούμε θερμά τους Ευρωβουλευτές κ. Αρβανίτη, κ. Sandro Gozo (Renew), κ. Μανιάτη, κ. Φράγκο και <text:s/>κ. Siegbert Frank Droese (ESN), για τις εύστοχες τοποθετήσεις τους και τα καίρια ερωτήματα τους.</text:p>
          </table:table-cell>
          <table:table-cell table:style-name="ce29" office:value-type="string" calcext:value-type="string">
            <text:p>[{"type":"photo","url":"https://t.co/JBSKej1lm4","thumbnail":"https://pbs.twimg.com/media/Gttdy2_WsAA5iAP?format=jpg&amp;name=thumb","original":"https://pbs.twimg.com/media/Gttdy2_WsAA5iAP?format=jpg&amp;name=orig"}]</text:p>
          </table:table-cell>
          <table:table-cell table:style-name="ce29" office:value-type="float" office:value="3620" calcext:value-type="float">
            <text:p>3620</text:p>
          </table:table-cell>
          <table:table-cell table:style-name="ce29" office:value-type="float" office:value="1118" calcext:value-type="float">
            <text:p>1118</text:p>
          </table:table-cell>
          <table:table-cell table:style-name="ce29" office:value-type="float" office:value="49" calcext:value-type="float">
            <text:p>49</text:p>
          </table:table-cell>
          <table:table-cell table:style-name="ce29" office:value-type="float" office:value="35" calcext:value-type="float">
            <text:p>35</text:p>
          </table:table-cell>
          <table:table-cell table:style-name="ce29" office:value-type="float" office:value="186" calcext:value-type="float">
            <text:p>186</text:p>
          </table:table-cell>
          <table:table-cell table:style-name="ce29" office:value-type="float" office:value="88672" calcext:value-type="float">
            <text:p>88672</text:p>
          </table:table-cell>
          <table:table-cell table:style-name="ce29" office:value-type="string" calcext:value-type="string">
            <text:p>https://twitter.com/mkaristianou/status/1935243601576919114</text:p>
          </table:table-cell>
          <table:table-cell office:value-type="string" calcext:value-type="string">
            <text:p>@mkaristianou </text:p>
          </table:table-cell>
          <table:table-cell table:style-name="ce23" table:formula="of:=([.I69])+([.J69]*2)+([.M69]*1.5)+([.K69]*0.5)+([.L69]*1.75)" office:value-type="float" office:value="6220.75" calcext:value-type="float">
            <text:p>6.220,75</text:p>
          </table:table-cell>
          <table:table-cell table:style-name="ce26" table:formula="of:=SUM([.I69:.M69])/[.N69]" office:value-type="percentage" office:value="0.0564778058462649" calcext:value-type="percentage">
            <text:p>5,65%</text:p>
          </table:table-cell>
          <table:table-cell table:number-columns-repeated="1002"/>
        </table:table-row>
        <table:table-row table:style-name="ro1">
          <table:table-cell table:style-name="ce5" office:value-type="date" office:date-value="2025-06-19" calcext:value-type="date">
            <text:p>19/06/2025</text:p>
          </table:table-cell>
          <table:table-cell table:style-name="ce7" table:formula="of:=TEXT([.A70];&quot;MM&quot;)" office:value-type="string" office:string-value="06" calcext:value-type="string">
            <text:p>06</text:p>
          </table:table-cell>
          <table:table-cell table:style-name="ce12" table:formula="of:=TEXT([.A70];&quot;MM/YYYY&quot;)" office:value-type="string" office:string-value="06/2025" calcext:value-type="string">
            <text:p>06/2025</text:p>
          </table:table-cell>
          <table:table-cell table:style-name="ce7" table:formula="of:=TEXT([.A70];&quot;YYYY&quot;)" office:value-type="string" office:string-value="2025" calcext:value-type="string">
            <text:p>2025</text:p>
          </table:table-cell>
          <table:table-cell table:style-name="ce18" office:value-type="time" office:time-value="PT12H17M56S" calcext:value-type="time">
            <text:p>12:17:56</text:p>
          </table:table-cell>
          <table:table-cell table:style-name="ce16" table:formula="of:=[.A70]+[.E70]" office:value-type="date" office:date-value="2025-06-19T12:17:56" calcext:value-type="date">
            <text:p>19/06/2025 12:17:56</text:p>
          </table:table-cell>
          <table:table-cell table:style-name="ce29" office:value-type="string" calcext:value-type="string">
            <text:p>Η ντροπή …ντροπή δεν έχει…..\n154 ψήφοι υπέρ. \nΓια πλημμέλημα ο Καραμανλής. \nΈκλαψε χθες ο ουρανός…. \nΜιλήστε μας πάλι για το άρθρο 86Σ…..για την πίστη που πρέπει να έχουμε στην Δικαιοσύνη σας….\n38 ψήφοι υπέρ για τη διεξοδική πρόταση των συγγενών για <text:s/>την έρευνα των εγκλημάτων, μια πρόταση που όλοι οι Έλληνες και Ευρωπαίοι <text:s/>πρέπει να διαβάσουν. \n2,5 χρόνια ακούγαμε την αντιπολίτευση σύσσωμη ότι θα μας στηρίξει.\nΤόσα Ψέμματα! \nΤελείωσε <text:s/>η <text:s/>παράσταση <text:s/>ή θα σας δούμε στα κανάλια να μιλάτε ξανά για δικαίωση των νεκρών ; \nΝαι αυτή τη δικαίωση! που χθες ΔΕΝ στηρίξατε!\nΚατάντια. \nΠάλι δίπλα στην «καρέκλα» σταθήκατε. \nΑυτή η επιλογή έμεινε στην ιστορία και αποκάλυψε πολλά. <text:s/>\n\nΌσο για τους <text:s/>ενόχους <text:s/>ας μην χαίρονται πολύ.\nΔιότι ο αγώνας συνεχίζεται. \nΘα δώσετε τελικά λόγο στην Δικαιοσύνη. \nΘα βρούμε τρόπους για να δικαιώσουμε τους ανθρώπους μας.\nΘα κάνουμε ό,τι χρειαστεί! \nΤα πάντα!\nΟι πράξεις σας οδηγούν τα δικά μας βήματα. \nΘα είμαστε συνεχώς μπροστά σας. \nΓιατί αλλιώς, με <text:s/>τέτοια βαθιά <text:s/>διαπλεκόμενη κυβέρνηση και τα πολύτιμα δεκανίκια της δήθεν αντιπολίτευσης, <text:s/>φωτεινή μέρα δεν θα ξημερώσει για όλους εμάς, για την Δημοκρατία.\n\nΟυρανέ μην κλαις .. δεν τελείωσε ακόμη…</text:p>
          </table:table-cell>
          <table:table-cell table:style-name="ce29" office:value-type="string" calcext:value-type="string">
            <text:p>[{"type":"photo","url":"https://t.co/2aqzcj7CU8","thumbnail":"https://pbs.twimg.com/media/Gty7fkjXMAA1WKI?format=jpg&amp;name=thumb","original":"https://pbs.twimg.com/media/Gty7fkjXMAA1WKI?format=jpg&amp;name=orig"}]</text:p>
          </table:table-cell>
          <table:table-cell table:style-name="ce29" office:value-type="float" office:value="6442" calcext:value-type="float">
            <text:p>6442</text:p>
          </table:table-cell>
          <table:table-cell table:style-name="ce29" office:value-type="float" office:value="1853" calcext:value-type="float">
            <text:p>1853</text:p>
          </table:table-cell>
          <table:table-cell table:style-name="ce29" office:value-type="float" office:value="75" calcext:value-type="float">
            <text:p>75</text:p>
          </table:table-cell>
          <table:table-cell table:style-name="ce29" office:value-type="float" office:value="87" calcext:value-type="float">
            <text:p>87</text:p>
          </table:table-cell>
          <table:table-cell table:style-name="ce29" office:value-type="float" office:value="528" calcext:value-type="float">
            <text:p>528</text:p>
          </table:table-cell>
          <table:table-cell table:style-name="ce29" office:value-type="float" office:value="154318" calcext:value-type="float">
            <text:p>154318</text:p>
          </table:table-cell>
          <table:table-cell table:style-name="ce29" office:value-type="string" calcext:value-type="string">
            <text:p>https://twitter.com/mkaristianou/status/1935628100596895987</text:p>
          </table:table-cell>
          <table:table-cell office:value-type="string" calcext:value-type="string">
            <text:p>@mkaristianou </text:p>
          </table:table-cell>
          <table:table-cell table:style-name="ce23" table:formula="of:=([.I70])+([.J70]*2)+([.M70]*1.5)+([.K70]*0.5)+([.L70]*1.75)" office:value-type="float" office:value="11129.75" calcext:value-type="float">
            <text:p>11.129,75</text:p>
          </table:table-cell>
          <table:table-cell table:style-name="ce26" table:formula="of:=SUM([.I70:.M70])/[.N70]" office:value-type="percentage" office:value="0.0582239272152309" calcext:value-type="percentage">
            <text:p>5,82%</text:p>
          </table:table-cell>
          <table:table-cell table:number-columns-repeated="1002"/>
        </table:table-row>
        <table:table-row table:style-name="ro1">
          <table:table-cell table:style-name="ce5" office:value-type="date" office:date-value="2025-06-24" calcext:value-type="date">
            <text:p>24/06/2025</text:p>
          </table:table-cell>
          <table:table-cell table:style-name="ce7" table:formula="of:=TEXT([.A71];&quot;MM&quot;)" office:value-type="string" office:string-value="06" calcext:value-type="string">
            <text:p>06</text:p>
          </table:table-cell>
          <table:table-cell table:style-name="ce12" table:formula="of:=TEXT([.A71];&quot;MM/YYYY&quot;)" office:value-type="string" office:string-value="06/2025" calcext:value-type="string">
            <text:p>06/2025</text:p>
          </table:table-cell>
          <table:table-cell table:style-name="ce7" table:formula="of:=TEXT([.A71];&quot;YYYY&quot;)" office:value-type="string" office:string-value="2025" calcext:value-type="string">
            <text:p>2025</text:p>
          </table:table-cell>
          <table:table-cell table:style-name="ce18" office:value-type="time" office:time-value="PT19H51M13S" calcext:value-type="time">
            <text:p>19:51:13</text:p>
          </table:table-cell>
          <table:table-cell table:style-name="ce16" table:formula="of:=[.A71]+[.E71]" office:value-type="date" office:date-value="2025-06-24T19:51:13" calcext:value-type="date">
            <text:p>24/06/2025 19:51:13</text:p>
          </table:table-cell>
          <table:table-cell table:style-name="ce29" office:value-type="string" calcext:value-type="string">
            <text:p>Η μήνυση κατά των 14 βουλευτών της Νέας Δημοκρατίας που παρέλειψαν δολίως <text:s/>να τελέσουν τα καθήκοντά τους ως ΕΙΣΑΓΓΕΛΕΙΣ (και όχι σαν βουλευτές) <text:s/>και <text:s/>να διενεργήσουν προανακριτική εξέταση για <text:s/>τον Χ. Τριαντόπουλο για το ΕΓΚΛΗΜΑΤΙΚΟ ΜΠΑΖΩΜΑ, είναι για Εσχάτη Προδοσία, διότι δολίως καταπάτησαν το άρθρο 86 του Συντάγματος και τον Ν. 3126/2003 περί Ευθύνης Υπουργών (άρθρο 5), προδίδοντας την εμπιστοσύνη του λαού και συμπράττοντας με <text:s/>τους κυρίως δράστες, με σκοπό την υπόθαλψή τους και το θάψιμο της αλήθειας.\nΔιότι η επί τούτου ΑΡΝΗΣΗ <text:s/>τέλεσης των εισαγγελικών καθηκόντων τους, είχε ως αποτέλεσμα να μη γίνει έρευνα, να μην κληθούν μάρτυρες, να μην ζητηθούν έγγραφα, να μην διαπιστώσουμε ΠΟΙΟΙ και ΠΟΣΟΙ συμμετείχαν στην παράνομη πράξη του μπαζώματος και βέβαια να μη μάθουμε για ποιόν ακριβώς λόγο ξεμπαζώθηκε και τσιμεντώθηκε ο χώρος σε χρόνο μηδέν <text:s/>και <text:s/>θάφτηκαν τα <text:s/>αποδεικτικά στοιχεία, μαζί με τα οστά των παιδιών μας, κάτω από τα συμπαγή και ένοχα μπάζα τους. \nΗ Προανακριτική Τριαντόπουλου ήταν ακόμα ένα Κυβερνητικό πλυντήριο ακριβώς <text:s/>ΓΙΑ ΝΑ ΜΗΝ ΒΓΟΥΝ ΤΑ ΑΠΛΥΤΑ ΤΟΥΣ <text:s/>ΣΤΗΝ ΦΟΡΑ. \nΣυνεπώς αυτό που ξεκίνησαν πυρετωδώς να διαλαλούν τα παπαγαλάκια σας ότι με το άρθρο 61 Σ κατά το οποίο ο βουλευτής ΔΕΝ <text:s/>διώκεται για γνώμη ή ψήφο που έδωσε κατά την άσκηση των βουλευτικών καθηκόντων, <text:s/>ΔΕΝ ΙΣΧΥΕΙ ΚΑΙ ΔΕΝ ΘΑ ΣΑΣ ΞΕΠΛΥΝΕΙ !\n\nΔΙΟΤΙ ΕΚΕΙΝΕΣ ΤΙΣ ΗΜΕΡΕΣ ΛΕΙΤΟΥΡΓΟΥΣΑΤΕ ΩΣ ΕΙΣΑΓΓΕΛΕΙΣ ΠΟΥ ΠΑΡΑΛΕΙΨΑΤΕ ΔΟΛΙΩΣ ΝΑ ΚΑΝΕΤΕ ΠΡΟΚΑΤΑΡΚΤΙΚΗ ΕΞΕΤΑΣΗ ΓΙΑ ΤΗΝ ΑΝΑΔΕΙΞΗ ΤΗΣ ΑΛΗΘΕΙΑΣ, ΠΑΡΑ ΤΟ ΟΤΙ ΡΗΤΑ ΤΟ ΟΦΕΙΛΑΤΕ! ΜΕ ΜΟΝΟ ΣΤΟΧΟ ΝΑ ΣΥΓΚΑΛΥΨΕΤΕ ΤΗΝ ΑΛΗΘΕΙΑ!!\n\nΗ παραβίαση του άρθρου 86Σ ΔΕΝ θεωρείται γνώμη ή ψήφος!!\n\nΓι’ αυτό το φλέγον θέμα, όλοι οι <text:s/>συνταγματολόγοι της χώρας, αλλά και η Ένωση Δικαστών και Εισαγγελέων και οι Δικηγορικοί Σύλλογοι, ΚΑΛΟΥΝΤΑΙ να πάρουν υπεύθυνη θέση έναντι των Θεσμών που καταπατούνται και των πολιτών που εξαπατώνται! \nΝα μας απαντήσουν αν τα μέλη της Προανακριτικής, οιονεί Εισαγγελείς, είναι ή δεν είναι ποινικά υπόλογοι, για <text:s/>το ότι σκοπίμως παρέλειψαν να κάνουν προκαταρκτική εξέταση, παρά τις αντίθετες επιταγές του άρθρου 86 Σ και του άρθρου 5 §§ 4, 5 &amp; 6 <text:s/>του Ν. 3126/2003 περί Ευθύνης <text:s/>Υπουργών. <text:s text:c="2"/>\n\nΚατανοήστε το. \nΞυπνήσαμε!! \nΌσο παρανομείτε, τόσο θα μας βρίσκετε μπροστά σας!\nΜέχρι τέλους!</text:p>
          </table:table-cell>
          <table:table-cell table:style-name="ce29" office:value-type="string" calcext:value-type="string">
            <text:p>[{"type":"photo","url":"https://t.co/8ftomLATJg","thumbnail":"https://pbs.twimg.com/media/GuOM6jvWQAcc4ak?format=jpg&amp;name=thumb","original":"https://pbs.twimg.com/media/GuOM6jvWQAcc4ak?format=jpg&amp;name=orig"}]</text:p>
          </table:table-cell>
          <table:table-cell table:style-name="ce29" office:value-type="float" office:value="3918" calcext:value-type="float">
            <text:p>3918</text:p>
          </table:table-cell>
          <table:table-cell table:style-name="ce29" office:value-type="float" office:value="1211" calcext:value-type="float">
            <text:p>1211</text:p>
          </table:table-cell>
          <table:table-cell table:style-name="ce29" office:value-type="float" office:value="53" calcext:value-type="float">
            <text:p>53</text:p>
          </table:table-cell>
          <table:table-cell table:style-name="ce29" office:value-type="float" office:value="55" calcext:value-type="float">
            <text:p>55</text:p>
          </table:table-cell>
          <table:table-cell table:style-name="ce29" office:value-type="float" office:value="229" calcext:value-type="float">
            <text:p>229</text:p>
          </table:table-cell>
          <table:table-cell table:style-name="ce29" office:value-type="float" office:value="108707" calcext:value-type="float">
            <text:p>108707</text:p>
          </table:table-cell>
          <table:table-cell table:style-name="ce29" office:value-type="string" calcext:value-type="string">
            <text:p>https://twitter.com/mkaristianou/status/1937554115053138405</text:p>
          </table:table-cell>
          <table:table-cell office:value-type="string" calcext:value-type="string">
            <text:p>@mkaristianou </text:p>
          </table:table-cell>
          <table:table-cell table:style-name="ce23" table:formula="of:=([.I71])+([.J71]*2)+([.M71]*1.5)+([.K71]*0.5)+([.L71]*1.75)" office:value-type="float" office:value="6806.25" calcext:value-type="float">
            <text:p>6.806,25</text:p>
          </table:table-cell>
          <table:table-cell table:style-name="ce26" table:formula="of:=SUM([.I71:.M71])/[.N71]" office:value-type="percentage" office:value="0.0502819505643611" calcext:value-type="percentage">
            <text:p>5,03%</text:p>
          </table:table-cell>
          <table:table-cell table:number-columns-repeated="1002"/>
        </table:table-row>
        <table:table-row table:style-name="ro1">
          <table:table-cell table:style-name="ce5" office:value-type="date" office:date-value="2025-06-26" calcext:value-type="date">
            <text:p>26/06/2025</text:p>
          </table:table-cell>
          <table:table-cell table:style-name="ce7" table:formula="of:=TEXT([.A72];&quot;MM&quot;)" office:value-type="string" office:string-value="06" calcext:value-type="string">
            <text:p>06</text:p>
          </table:table-cell>
          <table:table-cell table:style-name="ce12" table:formula="of:=TEXT([.A72];&quot;MM/YYYY&quot;)" office:value-type="string" office:string-value="06/2025" calcext:value-type="string">
            <text:p>06/2025</text:p>
          </table:table-cell>
          <table:table-cell table:style-name="ce7" table:formula="of:=TEXT([.A72];&quot;YYYY&quot;)" office:value-type="string" office:string-value="2025" calcext:value-type="string">
            <text:p>2025</text:p>
          </table:table-cell>
          <table:table-cell table:style-name="ce18" office:value-type="time" office:time-value="PT09H38M47S" calcext:value-type="time">
            <text:p>09:38:47</text:p>
          </table:table-cell>
          <table:table-cell table:style-name="ce16" table:formula="of:=[.A72]+[.E72]" office:value-type="date" office:date-value="2025-06-26T09:38:47" calcext:value-type="date">
            <text:p>26/06/2025 09:38:47</text:p>
          </table:table-cell>
          <table:table-cell table:style-name="ce29" office:value-type="string" calcext:value-type="string">
            <text:p>26/06/2025\n\n2.5 χρόνια <text:s/>ΞΑΝΑ ΘΕΑΤΕΣ <text:s/>στην παράσταση <text:s/>προκαταβολικής «αθώωσης» των υπολόγων Υπουργών…\nΑυτών που τους επιτρέψαμε να βασιλεύουν ΧΩΡΙΣ <text:s/>ευθύνες!!!\nΝα γλεντούν την αλαζονεία <text:s/>τους εις βάρος μας, εις βάρος των παιδιών μας…. εσαεί…. \nΗ δημοκρατία μας δεν κινδυνεύει απλά. \nΈχει καταργηθεί. Έχει καταλυθεί.\nΣτο σήμερα, στην <text:s/>ιστορία που γράφουμε, το <text:s/>ΧΡΩΣΤΑΜΕ στα παιδιά μας να τολμήσουμε <text:s/>το πρέπον. \nΝα δώσουμε το ενάρετο παράδειγμα.\nΝα τιμήσουμε τα όνειρα μας και να αφήσουμε το γενναίο <text:s text:c="2"/>στίγμα μας, στην ιστορία της χώρας. \nΓια κάθε φορά που είδαμε το παράνομο <text:s/>και δεν το σταματήσαμε….\nΓια κάθε φορά που καιγόταν το μέσα μας από το αίσθημα της αδικίας αλλά δεν μιλήσαμε ….\nΘέλει αρετή και τόλμη , η ελευθερία.!!!\nΞανά !!! Θα το πετύχουμε <text:s/>ξανά!!!\nΚΑΛΟΥΜΕ όλον το νομικό κόσμο να πάρει θέση στη μήνυση έναντι των 14 βουλευτών που ενήργησαν με κομματική σκοπιμότητα, <text:s/>καταπατώντας τις επιταγές του Συντάγματος για διενέργεια προκαταρτικής εξέτασης. \nΗ μήνυση μας δεν αρχειοθετήθηκε από την Εισαγγελία όπως βολεύονταν να λένε, αλλά διαβιβάστηκε <text:s/>στην <text:s/>Βουλή.\nΑυτό ορίζει ο νόμος. \nΑυτό έγινε!\nΔιαβάστε τα νομικά επιχειρήματά της και παρακαλώ τοποθετηθείτε! \nΟι 14 υπόλογοι <text:s/>Βουλευτές με <text:s/>την <text:s/>πράξη τους αυτή ΟΧΙ μόνο έπνιξαν την έρευνα και <text:s/>την αλήθεια για το <text:s/>αδιανόητο ξεμπάζωμα <text:s/>και τσιμέντωμα, παραβιάζοντας τόσο εύκολα το άρθρο 86 του Συντάγματος ΑΛΛΑ ενεργούν με <text:s/>τη βεβαιότητα <text:s/>ότι για ΑΚΟΜΑ μια φορά η δύναμη της εξουσίας θα σβήσει τις ευθύνες τους…..\nΜην επιτρέψουμε να τους δυναμώσει κι άλλο <text:s/>η ατιμωρησία….\nΜαζεύτηκαν τόσο πολλά….\nΓια την τιμή των νεκρών! \nΓια το Κράτος <text:s/>Δικαίου!\nΓια την Ελλάδα !\n\nhttps://t.co/6VRnsrFQ12</text:p>
          </table:table-cell>
          <table:table-cell table:style-name="ce29" office:value-type="string" calcext:value-type="string">
            <text:p>[]</text:p>
          </table:table-cell>
          <table:table-cell table:style-name="ce29" office:value-type="float" office:value="3777" calcext:value-type="float">
            <text:p>3777</text:p>
          </table:table-cell>
          <table:table-cell table:style-name="ce29" office:value-type="float" office:value="1144" calcext:value-type="float">
            <text:p>1144</text:p>
          </table:table-cell>
          <table:table-cell table:style-name="ce29" office:value-type="float" office:value="45" calcext:value-type="float">
            <text:p>45</text:p>
          </table:table-cell>
          <table:table-cell table:style-name="ce29" office:value-type="float" office:value="34" calcext:value-type="float">
            <text:p>34</text:p>
          </table:table-cell>
          <table:table-cell table:style-name="ce29" office:value-type="float" office:value="220" calcext:value-type="float">
            <text:p>220</text:p>
          </table:table-cell>
          <table:table-cell table:style-name="ce29" office:value-type="float" office:value="63157" calcext:value-type="float">
            <text:p>63157</text:p>
          </table:table-cell>
          <table:table-cell table:style-name="ce29" office:value-type="string" calcext:value-type="string">
            <text:p>https://twitter.com/mkaristianou/status/1938124764326838486</text:p>
          </table:table-cell>
          <table:table-cell office:value-type="string" calcext:value-type="string">
            <text:p>@mkaristianou </text:p>
          </table:table-cell>
          <table:table-cell table:style-name="ce23" table:formula="of:=([.I72])+([.J72]*2)+([.M72]*1.5)+([.K72]*0.5)+([.L72]*1.75)" office:value-type="float" office:value="6477" calcext:value-type="float">
            <text:p>6.477,00</text:p>
          </table:table-cell>
          <table:table-cell table:style-name="ce26" table:formula="of:=SUM([.I72:.M72])/[.N72]" office:value-type="percentage" office:value="0.0826511708915876" calcext:value-type="percentage">
            <text:p>8,27%</text:p>
          </table:table-cell>
          <table:table-cell table:number-columns-repeated="1002"/>
        </table:table-row>
        <table:table-row table:style-name="ro1">
          <table:table-cell table:style-name="ce5" office:value-type="date" office:date-value="2025-06-28" calcext:value-type="date">
            <text:p>28/06/2025</text:p>
          </table:table-cell>
          <table:table-cell table:style-name="ce7" table:formula="of:=TEXT([.A73];&quot;MM&quot;)" office:value-type="string" office:string-value="06" calcext:value-type="string">
            <text:p>06</text:p>
          </table:table-cell>
          <table:table-cell table:style-name="ce12" table:formula="of:=TEXT([.A73];&quot;MM/YYYY&quot;)" office:value-type="string" office:string-value="06/2025" calcext:value-type="string">
            <text:p>06/2025</text:p>
          </table:table-cell>
          <table:table-cell table:style-name="ce7" table:formula="of:=TEXT([.A73];&quot;YYYY&quot;)" office:value-type="string" office:string-value="2025" calcext:value-type="string">
            <text:p>2025</text:p>
          </table:table-cell>
          <table:table-cell table:style-name="ce18" office:value-type="time" office:time-value="PT15H06M21S" calcext:value-type="time">
            <text:p>15:06:21</text:p>
          </table:table-cell>
          <table:table-cell table:style-name="ce16" table:formula="of:=[.A73]+[.E73]" office:value-type="date" office:date-value="2025-06-28T15:06:21" calcext:value-type="date">
            <text:p>28/06/2025 15:06:21</text:p>
          </table:table-cell>
          <table:table-cell table:style-name="ce29" office:value-type="string" calcext:value-type="string">
            <text:p>Για τον Αθ. Πλεύρη πήγε <text:s/>δικογραφία στη Βουλή <text:s/>από την Εισαγγελία Λάρισας, ήδη από το 2024! Ο Πλευρης <text:s/>ήταν ποινικά ερευνητέο πρόσωπο <text:s/>με βάση την πρόταση των 36 Βουλευτών και τη διάταξη του Εισαγγελέα Λάρισας για το μπάζωμα του τόπου του εγκλήματος των Τεμπών! Μαζί με το δεξί χέρι του Πρωθυπουργού, τον Χρήστο Τριαντόπουλο! \nΚαι όχι μόνο γλίτωσε την προανακριτική, αλλά κατά την πάγια πρακτική της Κυβέρνησης, αναβαθμίστηκε: υπουργοποιήθηκε…..\nΔεν υπάρχει πάτος…</text:p>
          </table:table-cell>
          <table:table-cell table:style-name="ce29" office:value-type="string" calcext:value-type="string">
            <text:p>[{"type":"photo","url":"https://t.co/qV0CBI1WsJ","thumbnail":"https://pbs.twimg.com/media/Guh4WZYWEAAPPt3?format=jpg&amp;name=thumb","original":"https://pbs.twimg.com/media/Guh4WZYWEAAPPt3?format=jpg&amp;name=orig"}]</text:p>
          </table:table-cell>
          <table:table-cell table:style-name="ce29" office:value-type="float" office:value="4127" calcext:value-type="float">
            <text:p>4127</text:p>
          </table:table-cell>
          <table:table-cell table:style-name="ce29" office:value-type="float" office:value="1319" calcext:value-type="float">
            <text:p>1319</text:p>
          </table:table-cell>
          <table:table-cell table:style-name="ce29" office:value-type="float" office:value="58" calcext:value-type="float">
            <text:p>58</text:p>
          </table:table-cell>
          <table:table-cell table:style-name="ce29" office:value-type="float" office:value="65" calcext:value-type="float">
            <text:p>65</text:p>
          </table:table-cell>
          <table:table-cell table:style-name="ce29" office:value-type="float" office:value="323" calcext:value-type="float">
            <text:p>323</text:p>
          </table:table-cell>
          <table:table-cell table:style-name="ce29" office:value-type="float" office:value="136972" calcext:value-type="float">
            <text:p>136972</text:p>
          </table:table-cell>
          <table:table-cell table:style-name="ce29" office:value-type="string" calcext:value-type="string">
            <text:p>https://twitter.com/mkaristianou/status/1938931974670032956</text:p>
          </table:table-cell>
          <table:table-cell office:value-type="string" calcext:value-type="string">
            <text:p>@mkaristianou </text:p>
          </table:table-cell>
          <table:table-cell table:style-name="ce23" table:formula="of:=([.I73])+([.J73]*2)+([.M73]*1.5)+([.K73]*0.5)+([.L73]*1.75)" office:value-type="float" office:value="7392.25" calcext:value-type="float">
            <text:p>7.392,25</text:p>
          </table:table-cell>
          <table:table-cell table:style-name="ce26" table:formula="of:=SUM([.I73:.M73])/[.N73]" office:value-type="percentage" office:value="0.0430160908798879" calcext:value-type="percentage">
            <text:p>4,30%</text:p>
          </table:table-cell>
          <table:table-cell table:number-columns-repeated="1002"/>
        </table:table-row>
        <table:table-row table:style-name="ro1">
          <table:table-cell table:style-name="ce5" office:value-type="date" office:date-value="2025-07-04" calcext:value-type="date">
            <text:p>04/07/2025</text:p>
          </table:table-cell>
          <table:table-cell table:style-name="ce7" table:formula="of:=TEXT([.A74];&quot;MM&quot;)" office:value-type="string" office:string-value="07" calcext:value-type="string">
            <text:p>07</text:p>
          </table:table-cell>
          <table:table-cell table:style-name="ce12" table:formula="of:=TEXT([.A74];&quot;MM/YYYY&quot;)" office:value-type="string" office:string-value="07/2025" calcext:value-type="string">
            <text:p>07/2025</text:p>
          </table:table-cell>
          <table:table-cell table:style-name="ce7" table:formula="of:=TEXT([.A74];&quot;YYYY&quot;)" office:value-type="string" office:string-value="2025" calcext:value-type="string">
            <text:p>2025</text:p>
          </table:table-cell>
          <table:table-cell table:style-name="ce18" office:value-type="time" office:time-value="PT17H11M01S" calcext:value-type="time">
            <text:p>17:11:01</text:p>
          </table:table-cell>
          <table:table-cell table:style-name="ce16" table:formula="of:=[.A74]+[.E74]" office:value-type="date" office:date-value="2025-07-04T17:11:01" calcext:value-type="date">
            <text:p>04/07/2025 17:11:01</text:p>
          </table:table-cell>
          <table:table-cell table:style-name="ce29" office:value-type="string" calcext:value-type="string">
            <text:p>Η <text:s/>7η Ιουλίου 2025, <text:s/>σηματοδοτεί την επαναφορά της <text:s/>Δημοκρατίας στην Ελλάδα. \nΤη Δευτέρα, 07.07.2025 καταθέτουμε στη Βουλή, <text:s/>τις <text:s/>ένα εκατομμύριο τριακόσιες <text:s/>χιλιάδες (1.300.000) <text:s/>υπογραφές <text:s/>που συγκεντρώθηκαν για <text:s/>την αναθεώρηση του Συντάγματος και την κατάργηση της ασυλίας που έχουν οι <text:s/>Πολιτικοί για <text:s/>τις <text:s/>ποινικές ευθύνες τους. \nΗ ατιμωρησία των Πολιτικών δεν συνάδει ούτε με <text:s/>την Ηθική, ούτε με <text:s/>τον Νόμο, ούτε με <text:s/>τη Δημοκρατία. <text:s/>\nΕίναι πάνω από ξεκάθαρο ότι οι <text:s/>ίδιοι δεν θα <text:s/>ελέγξουν <text:s text:c="2"/>τις τεράστιες <text:s/>ποινικές <text:s/>ευθύνες τους (Τέμπη, ΟΠΕΚΕΠΕ και <text:s/>πόσα άλλα σκάνδαλα που είναι ακόμη θαμμένα και πρέπει να βγουν στο φως). Μας κοροϊδεύουν!!\nΓια αυτό και πρέπει να ενεργοποιηθούμε εμείς, οι ΠΟΛΙΤΕΣ, για το κοινό καλό και για να έρθει επιτέλους η ΔΙΚΑΙΟΣΥΝΗ στη χώρα!\n\nΓια να πάρουμε πίσω το ΟΞΥΓΟΝΟ που μας ανήκει!</text:p>
          </table:table-cell>
          <table:table-cell table:style-name="ce29" office:value-type="string" calcext:value-type="string">
            <text:p>[{"type":"photo","url":"https://t.co/Fgzh3ZMwYz","thumbnail":"https://pbs.twimg.com/media/GvBObMGWoAAr0ll?format=jpg&amp;name=thumb","original":"https://pbs.twimg.com/media/GvBObMGWoAAr0ll?format=jpg&amp;name=orig"}]</text:p>
          </table:table-cell>
          <table:table-cell table:style-name="ce29" office:value-type="float" office:value="5287" calcext:value-type="float">
            <text:p>5287</text:p>
          </table:table-cell>
          <table:table-cell table:style-name="ce29" office:value-type="float" office:value="1667" calcext:value-type="float">
            <text:p>1667</text:p>
          </table:table-cell>
          <table:table-cell table:style-name="ce29" office:value-type="float" office:value="70" calcext:value-type="float">
            <text:p>70</text:p>
          </table:table-cell>
          <table:table-cell table:style-name="ce29" office:value-type="float" office:value="81" calcext:value-type="float">
            <text:p>81</text:p>
          </table:table-cell>
          <table:table-cell table:style-name="ce29" office:value-type="float" office:value="316" calcext:value-type="float">
            <text:p>316</text:p>
          </table:table-cell>
          <table:table-cell table:style-name="ce29" office:value-type="float" office:value="126913" calcext:value-type="float">
            <text:p>126913</text:p>
          </table:table-cell>
          <table:table-cell table:style-name="ce29" office:value-type="string" calcext:value-type="string">
            <text:p>https://twitter.com/mkaristianou/status/1941137676746264760</text:p>
          </table:table-cell>
          <table:table-cell office:value-type="string" calcext:value-type="string">
            <text:p>@mkaristianou </text:p>
          </table:table-cell>
          <table:table-cell table:style-name="ce23" table:formula="of:=([.I74])+([.J74]*2)+([.M74]*1.5)+([.K74]*0.5)+([.L74]*1.75)" office:value-type="float" office:value="9271.75" calcext:value-type="float">
            <text:p>9.271,75</text:p>
          </table:table-cell>
          <table:table-cell table:style-name="ce26" table:formula="of:=SUM([.I74:.M74])/[.N74]" office:value-type="percentage" office:value="0.0584731272604067" calcext:value-type="percentage">
            <text:p>5,85%</text:p>
          </table:table-cell>
          <table:table-cell table:number-columns-repeated="1002"/>
        </table:table-row>
        <table:table-row table:style-name="ro1">
          <table:table-cell table:style-name="ce5" office:value-type="date" office:date-value="2025-07-09" calcext:value-type="date">
            <text:p>09/07/2025</text:p>
          </table:table-cell>
          <table:table-cell table:style-name="ce7" table:formula="of:=TEXT([.A75];&quot;MM&quot;)" office:value-type="string" office:string-value="07" calcext:value-type="string">
            <text:p>07</text:p>
          </table:table-cell>
          <table:table-cell table:style-name="ce12" table:formula="of:=TEXT([.A75];&quot;MM/YYYY&quot;)" office:value-type="string" office:string-value="07/2025" calcext:value-type="string">
            <text:p>07/2025</text:p>
          </table:table-cell>
          <table:table-cell table:style-name="ce7" table:formula="of:=TEXT([.A75];&quot;YYYY&quot;)" office:value-type="string" office:string-value="2025" calcext:value-type="string">
            <text:p>2025</text:p>
          </table:table-cell>
          <table:table-cell table:style-name="ce18" office:value-type="time" office:time-value="PT08H38M01S" calcext:value-type="time">
            <text:p>08:38:01</text:p>
          </table:table-cell>
          <table:table-cell table:style-name="ce16" table:formula="of:=[.A75]+[.E75]" office:value-type="date" office:date-value="2025-07-09T08:38:01" calcext:value-type="date">
            <text:p>09/07/2025 08:38:01</text:p>
          </table:table-cell>
          <table:table-cell table:style-name="ce29" office:value-type="string" calcext:value-type="string">
            <text:p>Πόσοι επίορκοι; Πόσοι και πόσο <text:s/>\nεμπαίζουν τη νοημοσύνη μας; \n\nΚύριοι της Επιτροπής Δεοντολογίας είναι περίπτωση του άρθρου 61 του Συντάγματος, δηλαδή ψήφος σε άσκηση βουλευτικών καθηκόντων, να αρνούνται και να παραλείπουν <text:s/>τα ανήκοντα στη ΝΔ μέλη της Προανακριτικής, εσκεμμένα (και παρά τις αντιδράσεις τις αντιπολίτευσης) να ενεργήσουν <text:s/>προκαταρκτική εξέταση, ενώ το άρθρο 86 του Συντάγματος και ο Νόμος περί ευθύνης Υπουργών, το ΕΠΙΤΑΣΣΟΥΝ ως ρητό καθήκον τους; \n\nΗ άρνηση και παράλειψη <text:s/>αυτή που βέβαια ήταν σκόπιμη <text:s/>για να μην εξεταστούν\nμάρτυρες, να μην συλλέγουν έγγραφα και άρα να μη γίνει η υποχρεωτική <text:s/>διαδικασία που θα αναδείκνυε ΟΛΟΥΣ <text:s/>τους δράστες - συμμέτοχους και ΟΛΑ <text:s/>τα εγκλήματα <text:s/>που τελέστηκαν, είναι κατά τη θέση σας ψήφος ή γνώμη; \n\nΚαι μάλιστα όταν μιλάμε για τον πυρήνα <text:s/>των καθηκόντων τους ως οιονεί Εισαγγελέων, ιδιότητα, με την οποία ενεργούσαν; \n\nΗ απάντηση είναι ΟΧΙ, δεν είναι ψήφος ή γνώμη του άρθρου 61 Σ, και για αυτό η μήνυση δεν αρχειοθετήθηκε από την Εισαγγελία, όπως ελπίζατε, αλλά διαβιβάστηκε στη Βουλή. \n\nΚαι μετά από όλα αυτά, ο κυβερνητικός εκπρόσωπος με τον πλέον προκλητικό τρόπο εμπαιγμού μας, <text:s/>τολμά να δηλώνει το αδιανόητο, ότι αυτός ο δόλιος <text:s text:c="2"/>συντονισμός <text:s/>είναι η κατά το Σύνταγμα οριζόμενη άσκηση των καθηκόντων των βουλευτών της ΝΔ; \n\nΠόση αλαζονεία έχετε για να μας θεωρείτε τόσο χαζούς;</text:p>
          </table:table-cell>
          <table:table-cell table:style-name="ce29" office:value-type="string" calcext:value-type="string">
            <text:p>[{"type":"photo","url":"https://t.co/vrujpqRWbN","thumbnail":"https://pbs.twimg.com/media/GvZI9bNWAAAApiS?format=jpg&amp;name=thumb","original":"https://pbs.twimg.com/media/GvZI9bNWAAAApiS?format=jpg&amp;name=orig"}]</text:p>
          </table:table-cell>
          <table:table-cell table:style-name="ce29" office:value-type="float" office:value="3158" calcext:value-type="float">
            <text:p>3158</text:p>
          </table:table-cell>
          <table:table-cell table:style-name="ce29" office:value-type="float" office:value="1048" calcext:value-type="float">
            <text:p>1048</text:p>
          </table:table-cell>
          <table:table-cell table:style-name="ce29" office:value-type="float" office:value="33" calcext:value-type="float">
            <text:p>33</text:p>
          </table:table-cell>
          <table:table-cell table:style-name="ce29" office:value-type="float" office:value="20" calcext:value-type="float">
            <text:p>20</text:p>
          </table:table-cell>
          <table:table-cell table:style-name="ce29" office:value-type="float" office:value="172" calcext:value-type="float">
            <text:p>172</text:p>
          </table:table-cell>
          <table:table-cell table:style-name="ce29" office:value-type="float" office:value="51173" calcext:value-type="float">
            <text:p>51173</text:p>
          </table:table-cell>
          <table:table-cell table:style-name="ce29" office:value-type="string" calcext:value-type="string">
            <text:p>https://twitter.com/mkaristianou/status/1942820517293036001</text:p>
          </table:table-cell>
          <table:table-cell office:value-type="string" calcext:value-type="string">
            <text:p>@mkaristianou </text:p>
          </table:table-cell>
          <table:table-cell table:style-name="ce23" table:formula="of:=([.I75])+([.J75]*2)+([.M75]*1.5)+([.K75]*0.5)+([.L75]*1.75)" office:value-type="float" office:value="5563.5" calcext:value-type="float">
            <text:p>5.563,50</text:p>
          </table:table-cell>
          <table:table-cell table:style-name="ce26" table:formula="of:=SUM([.I75:.M75])/[.N75]" office:value-type="percentage" office:value="0.086588630723233" calcext:value-type="percentage">
            <text:p>8,66%</text:p>
          </table:table-cell>
          <table:table-cell table:number-columns-repeated="1002"/>
        </table:table-row>
        <table:table-row table:style-name="ro1">
          <table:table-cell table:style-name="ce5" office:value-type="date" office:date-value="2025-07-23" calcext:value-type="date">
            <text:p>23/07/2025</text:p>
          </table:table-cell>
          <table:table-cell table:style-name="ce7" table:formula="of:=TEXT([.A76];&quot;MM&quot;)" office:value-type="string" office:string-value="07" calcext:value-type="string">
            <text:p>07</text:p>
          </table:table-cell>
          <table:table-cell table:style-name="ce12" table:formula="of:=TEXT([.A76];&quot;MM/YYYY&quot;)" office:value-type="string" office:string-value="07/2025" calcext:value-type="string">
            <text:p>07/2025</text:p>
          </table:table-cell>
          <table:table-cell table:style-name="ce7" table:formula="of:=TEXT([.A76];&quot;YYYY&quot;)" office:value-type="string" office:string-value="2025" calcext:value-type="string">
            <text:p>2025</text:p>
          </table:table-cell>
          <table:table-cell table:style-name="ce18" office:value-type="time" office:time-value="PT07H36M17S" calcext:value-type="time">
            <text:p>07:36:17</text:p>
          </table:table-cell>
          <table:table-cell table:style-name="ce16" table:formula="of:=[.A76]+[.E76]" office:value-type="date" office:date-value="2025-07-23T07:36:17" calcext:value-type="date">
            <text:p>23/07/2025 07:36:17</text:p>
          </table:table-cell>
          <table:table-cell table:style-name="ce29" office:value-type="string" calcext:value-type="string">
            <text:p>Βουλή 22/7/25 …..\nΌπως ακριβώς το είχε πει ο κ. Γεωργιάδης στο ντελίριο της αλαζονείας του..\n\n«Εμείς, η Κυβέρνηση, έχουμε την πλειοψηφία, και άρα εμείς αποφασίζουμε ποιος είναι ένοχος και ποιος όχι.»\n\nΚαι έτσι, κάνοντας ΚΑΤΑΧΡΗΣΗ <text:s/>της ιδιότητας τους ως Βουλευτών, σήμερα τα μέλη της ΝΔ σε ένα ΚΕΝΟ, κυριολεκτικά και μεταφορικά Κοινοβούλιο, αποφάσισαν και διέταξαν! \n\nΟ Κώστας Καραμανλής! \n\nΟ “άνθρωπος που ήξερε πολύ καλά απο γραπτές διαμαρτυρίες <text:s text:c="2"/>στελεχών και <text:s/>εργαζόμενων <text:s/>ότι το δυστύχημα ήταν προ των πυλών! <text:s/>\nΟ “άνθρωπος” που λίγες μέρες πριν από το βήμα της Βουλής επιτέθηκε με απόλυτη αλαζονεία, λέγοντας ότι κανείς δεν δικαιούται να <text:s/>αμφισβητεί την ασφάλεια των τρένων!\nΟ “άνθρωπος” που μοίρασε τα εκατομμύρια της ΕΕ όχι για τα συστήματα ασφαλείας, για <text:s/>τα οποία είχαν δοθεί αλλά αλλού….\nΟ “άνθρωπος” που όχι μόνο δεν έδειξε καμία μεταμέλεια, αλλά καταχειροκροτήθηκε από τους μπλε συναδέλφους του! Αντί να έχει το κεφάλι <text:s/>σκυφτό, χαμογελούσε <text:s/>αυτάρεσκα <text:s/>από τα έδρανα της βουλής, τη στιγμή που 57 σπίτια είχαν κλείσει εξαιτίας του. \nΟ “άνθρωπος”, για τον οποίο η Ευρωπαϊκή Εισαγγελία ζήτησε την άρση της ασυλίας του για τη δίωξή του για κακουργηματική απιστία σε <text:s/>βάρος <text:s/>των συμφερόντων της Ευρωπαϊκής \n\nΑυτός ο “άνθρωπος”, σήμερα ξεπλύθηκε από 157 <text:s/>αδίστακτους Βουλευτές, οι οποίοι εν γνώσει τους τον συγκάλυψαν λέγοντας ότι θα <text:s/>πρέπει να ελεγχθεί για ένα απλό πλημμέλημα \n\nΠαράβαση καθήκοντος για τα οικονομικά του ΟΣΕ…. και για τον μαρτυρικό θάνατο 57 ανθρώπων …. <text:s/>τίποτα…..57 ανθρώπων …\n\nΤέτοια σήψη και δυσωδία δεν υπήρξε ποτέ στον τόπο. \nΕίχαν πολλές ευκαιρίες για συγγνώμη. Για μεταμέλεια. Για ανθρωπιά. Για φιλότιμο. \nΔεν πήραν όμως καμία. \nΓια αυτό και όλοι θα μείνουν στην πιο μελανή σελίδα της ιστορίας του τόπου, <text:s/>βυθισμένοι στον βούρκο <text:s/>τους! \n\nΕκεί ακριβώς που οι ίδιοι απέδειξαν ότι τους αξίζει!</text:p>
          </table:table-cell>
          <table:table-cell table:style-name="ce29" office:value-type="string" calcext:value-type="string">
            <text:p>[{"type":"photo","url":"https://t.co/4toIYKzRO3","thumbnail":"https://pbs.twimg.com/media/GwhBFl1WkAAIwlg?format=jpg&amp;name=thumb","original":"https://pbs.twimg.com/media/GwhBFl1WkAAIwlg?format=jpg&amp;name=orig"}]</text:p>
          </table:table-cell>
          <table:table-cell table:style-name="ce29" office:value-type="float" office:value="5451" calcext:value-type="float">
            <text:p>5451</text:p>
          </table:table-cell>
          <table:table-cell table:style-name="ce29" office:value-type="float" office:value="1980" calcext:value-type="float">
            <text:p>1980</text:p>
          </table:table-cell>
          <table:table-cell table:style-name="ce29" office:value-type="float" office:value="59" calcext:value-type="float">
            <text:p>59</text:p>
          </table:table-cell>
          <table:table-cell table:style-name="ce29" office:value-type="float" office:value="66" calcext:value-type="float">
            <text:p>66</text:p>
          </table:table-cell>
          <table:table-cell table:style-name="ce29" office:value-type="float" office:value="230" calcext:value-type="float">
            <text:p>230</text:p>
          </table:table-cell>
          <table:table-cell table:style-name="ce29" office:value-type="float" office:value="82516" calcext:value-type="float">
            <text:p>82516</text:p>
          </table:table-cell>
          <table:table-cell table:style-name="ce29" office:value-type="string" calcext:value-type="string">
            <text:p>https://twitter.com/mkaristianou/status/1947878410312622378</text:p>
          </table:table-cell>
          <table:table-cell office:value-type="string" calcext:value-type="string">
            <text:p>@mkaristianou </text:p>
          </table:table-cell>
          <table:table-cell table:style-name="ce23" table:formula="of:=([.I76])+([.J76]*2)+([.M76]*1.5)+([.K76]*0.5)+([.L76]*1.75)" office:value-type="float" office:value="9901" calcext:value-type="float">
            <text:p>9.901,00</text:p>
          </table:table-cell>
          <table:table-cell table:style-name="ce26" table:formula="of:=SUM([.I76:.M76])/[.N76]" office:value-type="percentage" office:value="0.0943574579475496" calcext:value-type="percentage">
            <text:p>9,44%</text:p>
          </table:table-cell>
          <table:table-cell table:number-columns-repeated="1002"/>
        </table:table-row>
        <table:table-row table:style-name="ro1">
          <table:table-cell table:style-name="ce5" office:value-type="date" office:date-value="2025-07-24" calcext:value-type="date">
            <text:p>24/07/2025</text:p>
          </table:table-cell>
          <table:table-cell table:style-name="ce7" table:formula="of:=TEXT([.A77];&quot;MM&quot;)" office:value-type="string" office:string-value="07" calcext:value-type="string">
            <text:p>07</text:p>
          </table:table-cell>
          <table:table-cell table:style-name="ce12" table:formula="of:=TEXT([.A77];&quot;MM/YYYY&quot;)" office:value-type="string" office:string-value="07/2025" calcext:value-type="string">
            <text:p>07/2025</text:p>
          </table:table-cell>
          <table:table-cell table:style-name="ce7" table:formula="of:=TEXT([.A77];&quot;YYYY&quot;)" office:value-type="string" office:string-value="2025" calcext:value-type="string">
            <text:p>2025</text:p>
          </table:table-cell>
          <table:table-cell table:style-name="ce18" office:value-type="time" office:time-value="PT14H21M14S" calcext:value-type="time">
            <text:p>14:21:14</text:p>
          </table:table-cell>
          <table:table-cell table:style-name="ce16" table:formula="of:=[.A77]+[.E77]" office:value-type="date" office:date-value="2025-07-24T14:21:14" calcext:value-type="date">
            <text:p>24/07/2025 14:21:14</text:p>
          </table:table-cell>
          <table:table-cell table:style-name="ce29" office:value-type="string" calcext:value-type="string">
            <text:p>Σήμερα, μόνο τυπικά γιορτάζουμε τα 51 <text:s/>χρόνια από την αποκατάσταση της Δημοκρατίας στη χώρα μας. \nΕπί της ουσίας, δεν υπάρχει Δημοκρατία στην Ελλάδα. \n\nΗ Ελλάδα νοσεί! <text:s/>\nΣτην εξουσία βρίσκονται αδίστακτοι άνθρωποι <text:s/>που διαπράττουν <text:s/>εγκλήματα κατά της κοινωνίας και των πολιτών, το καλό των οποίων όφειλαν να προστατεύουν. \nΕξίσου αδίστακτοι οι συνεργοί που τους βοηθούν να τα συγκαλύψουν. \nΑυτοί που βεβηλώνουν τη Δημοκρατία, αυτοί σήμερα γιορτάζουν την <text:s/>συγκάλυψη και την διαπλοκή. \n\nΕυτυχώς όμως υπάρχει και η άλλη Ελλάδα!\nΗ φωτεινή, η ελπιδοφόρα!\nΗ Ελλάδα που δεν πείθεται πια από τα ψεύτικα λόγια και τις υποκριτικές <text:s/>«δεξιώσεις» δημοκρατίας, αλλά βρίσκεται παρούσα σε δρόμους και πλατείες, διψώντας <text:s/>για Ελευθερία , Αξιοπρέπεια και Δικαιοσύνη . \nΜιλά για τη Δημοκρατία και την τιμά με πράξεις. \n\nΕπιλέγουμε αυτή την Ελλάδα!\nΣήμερα αποφασίζουμε, ως ενεργοί πολίτες να επαναφέρουμε την αληθινή Δημοκρατία που μας δίδαξαν οι πρόγονοι μας και τις πανανθρώπινες αξίες που πρεσβεύει. Τις αξίες που αγαπάμε και ρέουν στο αίμα μας. \n\nΞεκινήσαμε και εμπνευστήκαμε μια αποστολή, που καθοδηγεί το μυαλό μας και αγκαλιάζει τη ψυχή μας.\n\nΠαραμένουμε ενεργοί χάρη στη δύναμη που γεννήθηκε μέσα από τον <text:s/>μεγάλο πόνο, μέσα από μια αναπάντεχη τραγωδία, για την οποία οι κυβερνώντες έκαναν <text:s/>τα πάντα για να μεγαλώνουν τις πληγές που μας προκάλεσαν κάθε μέρα και πιο πολύ.\nΈτσι μας οδήγησαν να βρούμε <text:s/>την ισχύ στην ένωση μας… \nΓεμάτοι από την ελπίδα που φέρνει η ενότητα μας, όλοι οι ενάρετοι πολίτες μεταμορφωθήκαμε σε θαύμα. \nΗ υγιής κοινωνία είναι το θαύμα που χρειάζεται η Χώρα μας. \nΜόνο ενωμένοι μπορούμε να πολεμήσουμε για την αληθινή Δημoκρατία. \nΕμείς για τα παιδιά μας.</text:p>
          </table:table-cell>
          <table:table-cell table:style-name="ce29" office:value-type="string" calcext:value-type="string">
            <text:p>[{"type":"photo","url":"https://t.co/z0MLlPaopd","thumbnail":"https://pbs.twimg.com/media/GwnnXLLXsAACqcG?format=jpg&amp;name=thumb","original":"https://pbs.twimg.com/media/GwnnXLLXsAACqcG?format=jpg&amp;name=orig"}]</text:p>
          </table:table-cell>
          <table:table-cell table:style-name="ce29" office:value-type="float" office:value="4886" calcext:value-type="float">
            <text:p>4886</text:p>
          </table:table-cell>
          <table:table-cell table:style-name="ce29" office:value-type="float" office:value="1351" calcext:value-type="float">
            <text:p>1351</text:p>
          </table:table-cell>
          <table:table-cell table:style-name="ce29" office:value-type="float" office:value="61" calcext:value-type="float">
            <text:p>61</text:p>
          </table:table-cell>
          <table:table-cell table:style-name="ce29" office:value-type="float" office:value="70" calcext:value-type="float">
            <text:p>70</text:p>
          </table:table-cell>
          <table:table-cell table:style-name="ce29" office:value-type="float" office:value="356" calcext:value-type="float">
            <text:p>356</text:p>
          </table:table-cell>
          <table:table-cell table:style-name="ce29" office:value-type="float" office:value="152154" calcext:value-type="float">
            <text:p>152154</text:p>
          </table:table-cell>
          <table:table-cell table:style-name="ce29" office:value-type="string" calcext:value-type="string">
            <text:p>https://twitter.com/mkaristianou/status/1948342707098689737</text:p>
          </table:table-cell>
          <table:table-cell office:value-type="string" calcext:value-type="string">
            <text:p>@mkaristianou </text:p>
          </table:table-cell>
          <table:table-cell table:style-name="ce23" table:formula="of:=([.I77])+([.J77]*2)+([.M77]*1.5)+([.K77]*0.5)+([.L77]*1.75)" office:value-type="float" office:value="8275" calcext:value-type="float">
            <text:p>8.275,00</text:p>
          </table:table-cell>
          <table:table-cell table:style-name="ce26" table:formula="of:=SUM([.I77:.M77])/[.N77]" office:value-type="percentage" office:value="0.0441920685621147" calcext:value-type="percentage">
            <text:p>4,42%</text:p>
          </table:table-cell>
          <table:table-cell table:number-columns-repeated="1002"/>
        </table:table-row>
        <table:table-row table:style-name="ro1">
          <table:table-cell table:style-name="ce5" office:value-type="date" office:date-value="2025-07-27" calcext:value-type="date">
            <text:p>27/07/2025</text:p>
          </table:table-cell>
          <table:table-cell table:style-name="ce7" table:formula="of:=TEXT([.A78];&quot;MM&quot;)" office:value-type="string" office:string-value="07" calcext:value-type="string">
            <text:p>07</text:p>
          </table:table-cell>
          <table:table-cell table:style-name="ce12" table:formula="of:=TEXT([.A78];&quot;MM/YYYY&quot;)" office:value-type="string" office:string-value="07/2025" calcext:value-type="string">
            <text:p>07/2025</text:p>
          </table:table-cell>
          <table:table-cell table:style-name="ce7" table:formula="of:=TEXT([.A78];&quot;YYYY&quot;)" office:value-type="string" office:string-value="2025" calcext:value-type="string">
            <text:p>2025</text:p>
          </table:table-cell>
          <table:table-cell table:style-name="ce18" office:value-type="time" office:time-value="PT21H20M53S" calcext:value-type="time">
            <text:p>21:20:53</text:p>
          </table:table-cell>
          <table:table-cell table:style-name="ce16" table:formula="of:=[.A78]+[.E78]" office:value-type="date" office:date-value="2025-07-27T21:20:53" calcext:value-type="date">
            <text:p>27/07/2025 21:20:53</text:p>
          </table:table-cell>
          <table:table-cell table:style-name="ce29" office:value-type="string" calcext:value-type="string">
            <text:p>Πόσο χαζούς μας θεωρείτε κ. Γεωργιάδη; \nΗ δόλια υποτίμηση <text:s/>της νοημοσύνης μας <text:s/>σας καθιστά πολλαπλά επικίνδυνο για την ελληνική κοινωνία. \nΣε εκδήλωση χαμηλότατου <text:s/>επιπέδου, προσπαθείτε <text:s/>σκόπιμα και ευκαιριακά να συγκρίνετε με την καθίζηση οδοστρώματος στο Περιστέρι, την εγκληματική αλλοίωση του τόπου του εγκλήματος <text:s/>των Τεμπών, <text:s/>το μπάζωμα <text:s/>των οστών <text:s/>των παιδιών μας και το θάψιμο των αποδεικτικών στοιχείων κάτω από τα ένοχα μπάζα σας. \nΜπάζωμα, για το οποίο έχουν αντιδράσει ακόμη και Μέλη του Ευρωκοινοβουλίου: https://t.co/eib98vzqUq\nΤο ποτήρι πλέον έχει ξεχειλίσει. Είστε αδίστακτος. Καταπατάτε όχι μόνο <text:s/>βασικές αρχές <text:s/>που αφορούν στο καθήκον διαφύλαξης του τόπου του εγκλήματος, ακόμη και σε απλά δυστυχήματα, πολύ δε περισσότερο σε μια εγκληματική τραγωδία ανθρωποκτονίας <text:s/>57 ανθρώπων, <text:s/>και <text:s/>τραυματισμού εκατοντάδων, αλλά επιπλέον <text:s/>βεβηλώνετε τη μνήμη των παιδιών μας και εμπαίζετε τη νοημοσύνη μας. \nΤεράστια η λύπη και η απόγνωση για το ότι άνθρωποι σαν εσάς ορίζουν την τύχη μας.\nΑς ελπίσουμε όχι για πολύ.\n\nhttps://t.co/qRR3cVdoTr</text:p>
          </table:table-cell>
          <table:table-cell table:style-name="ce29" office:value-type="string" calcext:value-type="string">
            <text:p>[{"type":"photo","url":"https://t.co/JiaeDkWoeW","thumbnail":"https://pbs.twimg.com/media/Gw4kLp-W4AAgiWT?format=jpg&amp;name=thumb","original":"https://pbs.twimg.com/media/Gw4kLp-W4AAgiWT?format=jpg&amp;name=orig"}]</text:p>
          </table:table-cell>
          <table:table-cell table:style-name="ce29" office:value-type="float" office:value="4351" calcext:value-type="float">
            <text:p>4351</text:p>
          </table:table-cell>
          <table:table-cell table:style-name="ce29" office:value-type="float" office:value="1240" calcext:value-type="float">
            <text:p>1240</text:p>
          </table:table-cell>
          <table:table-cell table:style-name="ce29" office:value-type="float" office:value="48" calcext:value-type="float">
            <text:p>48</text:p>
          </table:table-cell>
          <table:table-cell table:style-name="ce29" office:value-type="float" office:value="52" calcext:value-type="float">
            <text:p>52</text:p>
          </table:table-cell>
          <table:table-cell table:style-name="ce29" office:value-type="float" office:value="288" calcext:value-type="float">
            <text:p>288</text:p>
          </table:table-cell>
          <table:table-cell table:style-name="ce29" office:value-type="float" office:value="90981" calcext:value-type="float">
            <text:p>90981</text:p>
          </table:table-cell>
          <table:table-cell table:style-name="ce29" office:value-type="string" calcext:value-type="string">
            <text:p>https://twitter.com/mkaristianou/status/1949535479235231867</text:p>
          </table:table-cell>
          <table:table-cell office:value-type="string" calcext:value-type="string">
            <text:p>@mkaristianou </text:p>
          </table:table-cell>
          <table:table-cell table:style-name="ce23" table:formula="of:=([.I78])+([.J78]*2)+([.M78]*1.5)+([.K78]*0.5)+([.L78]*1.75)" office:value-type="float" office:value="7378" calcext:value-type="float">
            <text:p>7.378,00</text:p>
          </table:table-cell>
          <table:table-cell table:style-name="ce26" table:formula="of:=SUM([.I78:.M78])/[.N78]" office:value-type="percentage" office:value="0.0657170178388894" calcext:value-type="percentage">
            <text:p>6,57%</text:p>
          </table:table-cell>
          <table:table-cell table:number-columns-repeated="1002"/>
        </table:table-row>
        <table:table-row table:style-name="ro1">
          <table:table-cell table:style-name="ce5" office:value-type="date" office:date-value="2025-07-29" calcext:value-type="date">
            <text:p>29/07/2025</text:p>
          </table:table-cell>
          <table:table-cell table:style-name="ce7" table:formula="of:=TEXT([.A79];&quot;MM&quot;)" office:value-type="string" office:string-value="07" calcext:value-type="string">
            <text:p>07</text:p>
          </table:table-cell>
          <table:table-cell table:style-name="ce12" table:formula="of:=TEXT([.A79];&quot;MM/YYYY&quot;)" office:value-type="string" office:string-value="07/2025" calcext:value-type="string">
            <text:p>07/2025</text:p>
          </table:table-cell>
          <table:table-cell table:style-name="ce7" table:formula="of:=TEXT([.A79];&quot;YYYY&quot;)" office:value-type="string" office:string-value="2025" calcext:value-type="string">
            <text:p>2025</text:p>
          </table:table-cell>
          <table:table-cell table:style-name="ce18" office:value-type="time" office:time-value="PT12H54M34S" calcext:value-type="time">
            <text:p>12:54:34</text:p>
          </table:table-cell>
          <table:table-cell table:style-name="ce16" table:formula="of:=[.A79]+[.E79]" office:value-type="date" office:date-value="2025-07-29T12:54:34" calcext:value-type="date">
            <text:p>29/07/2025 12:54:34</text:p>
          </table:table-cell>
          <table:table-cell table:style-name="ce29" office:value-type="string" calcext:value-type="string">
            <text:p>Δεν είχαμε αμφιβολία, χέρι χέρι, κοινή η μοίρα σας από αρχή μέχρι τέλους… https://t.co/hlp1cLboSJ</text:p>
          </table:table-cell>
          <table:table-cell table:style-name="ce29" office:value-type="string" calcext:value-type="string">
            <text:p>[{"type":"photo","url":"https://t.co/hlp1cLboSJ","thumbnail":"https://pbs.twimg.com/media/GxBDegvXUAA00SI?format=jpg&amp;name=thumb","original":"https://pbs.twimg.com/media/GxBDegvXUAA00SI?format=jpg&amp;name=orig"}]</text:p>
          </table:table-cell>
          <table:table-cell table:style-name="ce29" office:value-type="float" office:value="3556" calcext:value-type="float">
            <text:p>3556</text:p>
          </table:table-cell>
          <table:table-cell table:style-name="ce29" office:value-type="float" office:value="1018" calcext:value-type="float">
            <text:p>1018</text:p>
          </table:table-cell>
          <table:table-cell table:style-name="ce29" office:value-type="float" office:value="33" calcext:value-type="float">
            <text:p>33</text:p>
          </table:table-cell>
          <table:table-cell table:style-name="ce29" office:value-type="float" office:value="29" calcext:value-type="float">
            <text:p>29</text:p>
          </table:table-cell>
          <table:table-cell table:style-name="ce29" office:value-type="float" office:value="163" calcext:value-type="float">
            <text:p>163</text:p>
          </table:table-cell>
          <table:table-cell table:style-name="ce29" office:value-type="float" office:value="63260" calcext:value-type="float">
            <text:p>63260</text:p>
          </table:table-cell>
          <table:table-cell table:style-name="ce29" office:value-type="string" calcext:value-type="string">
            <text:p>https://twitter.com/mkaristianou/status/1950132838054891580</text:p>
          </table:table-cell>
          <table:table-cell office:value-type="string" calcext:value-type="string">
            <text:p>@mkaristianou </text:p>
          </table:table-cell>
          <table:table-cell table:style-name="ce23" table:formula="of:=([.I79])+([.J79]*2)+([.M79]*1.5)+([.K79]*0.5)+([.L79]*1.75)" office:value-type="float" office:value="5903.75" calcext:value-type="float">
            <text:p>5.903,75</text:p>
          </table:table-cell>
          <table:table-cell table:style-name="ce26" table:formula="of:=SUM([.I79:.M79])/[.N79]" office:value-type="percentage" office:value="0.0758615238697439" calcext:value-type="percentage">
            <text:p>7,59%</text:p>
          </table:table-cell>
          <table:table-cell table:number-columns-repeated="1002"/>
        </table:table-row>
        <table:table-row table:style-name="ro1">
          <table:table-cell table:style-name="ce5" office:value-type="date" office:date-value="2025-08-13" calcext:value-type="date">
            <text:p>13/08/2025</text:p>
          </table:table-cell>
          <table:table-cell table:style-name="ce7" table:formula="of:=TEXT([.A80];&quot;MM&quot;)" office:value-type="string" office:string-value="08" calcext:value-type="string">
            <text:p>08</text:p>
          </table:table-cell>
          <table:table-cell table:style-name="ce12" table:formula="of:=TEXT([.A80];&quot;MM/YYYY&quot;)" office:value-type="string" office:string-value="08/2025" calcext:value-type="string">
            <text:p>08/2025</text:p>
          </table:table-cell>
          <table:table-cell table:style-name="ce7" table:formula="of:=TEXT([.A80];&quot;YYYY&quot;)" office:value-type="string" office:string-value="2025" calcext:value-type="string">
            <text:p>2025</text:p>
          </table:table-cell>
          <table:table-cell table:style-name="ce18" office:value-type="time" office:time-value="PT11H21M24S" calcext:value-type="time">
            <text:p>11:21:24</text:p>
          </table:table-cell>
          <table:table-cell table:style-name="ce16" table:formula="of:=[.A80]+[.E80]" office:value-type="date" office:date-value="2025-08-13T11:21:24" calcext:value-type="date">
            <text:p>13/08/2025 11:21:24</text:p>
          </table:table-cell>
          <table:table-cell table:style-name="ce29" office:value-type="string" calcext:value-type="string">
            <text:p>Άλλη μία τρανή δήλωση αποκάλυψης των υπεύθυνων για το έγκλημα των Τεμπών  και για τη συγκάλυψή του, η δήλωση της Ευρωπαίας Γενικής Εισαγγελέα, Λάουρα Κοβέσι, στην επίκαιρη συνέντευξή της στο γερμανικό δίκτυο ΑRD: \n«Οι έρευνές μας έδειξαν ότι η Ελλάδα έλαβε εκατομμύρια ευρώ από την ΕΕ για το σιδηροδρομικό της δίκτυο. Το σύστημα σηματοδότησης θα έπρεπε να είχε εκσυγχρονιστεί. Εάν το έργο είχε υλοποιηθεί εγκαίρως και σωστά, η τραγωδία θα μπορούσε να είχε αποφευχθεί».  \n\nΠαρά ταύτα η Ελληνική Κυβέρνηση με τη στήριξη του βολικού μέρους της αντιπολίτευσης δεν ακούμπησε ΚΑΝΕΝΑΝ πολιτικό ούτε για κακουργηματική απιστία για τα εκατομμύρια ευρώ που φαγώθηκαν, ούτε για το κακούργημα της ανθρωποκτονίας 57 αθώων ψυχών! \n\nΌλα καλώς καμωμένα για τους δολοφόνους των παιδιών μας! \n\nΒιώνουμε την απόλυτη απαξίωση, αδικία και αλαζονεία, με  ιθύνοντες που ο ένας «ΚΡΑΤΑΕΙ» τον άλλον και είναι όλοι ΣΥΝΕΝΟΧΟΙ στη διαφθορά και τη διαπλοκή.  \n\nΑυτό που δεν έχουν όμως  υπολογίσει είναι όλους εμάς που πολεμάμε για τις 57 ψυχές. \nΑυτές οι ψυχές δεν ΕΞΑΓΟΡΑΖΟΝΤΑΙ με ρουσφέτια και με ψέματα, όπως αυτά που σύντομα θα ακουστούν στη ΔΕΘ από τους υπεύθυνους για τις συμφορές μας. Και αυτές οι ψυχές θα βάλουν σύντομα κάθε κατεργάρη στον πάγκο του…</text:p>
          </table:table-cell>
          <table:table-cell table:style-name="ce29" office:value-type="string" calcext:value-type="string">
            <text:p>[{"type":"photo","url":"https://t.co/7muEA16TTZ","thumbnail":"https://pbs.twimg.com/media/GyN9_wNWMAAUBPx?format=jpg&amp;name=thumb","original":"https://pbs.twimg.com/media/GyN9_wNWMAAUBPx?format=jpg&amp;name=orig"}]</text:p>
          </table:table-cell>
          <table:table-cell table:style-name="ce29" office:value-type="float" office:value="3532" calcext:value-type="float">
            <text:p>3532</text:p>
          </table:table-cell>
          <table:table-cell table:style-name="ce29" office:value-type="float" office:value="1093" calcext:value-type="float">
            <text:p>1093</text:p>
          </table:table-cell>
          <table:table-cell table:style-name="ce29" office:value-type="float" office:value="44" calcext:value-type="float">
            <text:p>44</text:p>
          </table:table-cell>
          <table:table-cell table:style-name="ce29" office:value-type="float" office:value="34" calcext:value-type="float">
            <text:p>34</text:p>
          </table:table-cell>
          <table:table-cell table:style-name="ce29" office:value-type="float" office:value="130" calcext:value-type="float">
            <text:p>130</text:p>
          </table:table-cell>
          <table:table-cell table:style-name="ce29" office:value-type="float" office:value="67315" calcext:value-type="float">
            <text:p>67315</text:p>
          </table:table-cell>
          <table:table-cell table:style-name="ce29" office:value-type="string" calcext:value-type="string">
            <text:p>https://twitter.com/mkaristianou/status/1955545207224582531</text:p>
          </table:table-cell>
          <table:table-cell office:value-type="string" calcext:value-type="string">
            <text:p>@mkaristianou </text:p>
          </table:table-cell>
          <table:table-cell table:style-name="ce23" table:formula="of:=([.I80])+([.J80]*2)+([.M80]*1.5)+([.K80]*0.5)+([.L80]*1.75)" office:value-type="float" office:value="5994.5" calcext:value-type="float">
            <text:p>5.994,50</text:p>
          </table:table-cell>
          <table:table-cell table:style-name="ce26" table:formula="of:=SUM([.I80:.M80])/[.N80]" office:value-type="percentage" office:value="0.0717967763499963" calcext:value-type="percentage">
            <text:p>7,18%</text:p>
          </table:table-cell>
          <table:table-cell table:number-columns-repeated="1002"/>
        </table:table-row>
        <table:table-row table:style-name="ro1">
          <table:table-cell table:style-name="ce5" office:value-type="date" office:date-value="2025-08-14" calcext:value-type="date">
            <text:p>14/08/2025</text:p>
          </table:table-cell>
          <table:table-cell table:style-name="ce7" table:formula="of:=TEXT([.A81];&quot;MM&quot;)" office:value-type="string" office:string-value="08" calcext:value-type="string">
            <text:p>08</text:p>
          </table:table-cell>
          <table:table-cell table:style-name="ce12" table:formula="of:=TEXT([.A81];&quot;MM/YYYY&quot;)" office:value-type="string" office:string-value="08/2025" calcext:value-type="string">
            <text:p>08/2025</text:p>
          </table:table-cell>
          <table:table-cell table:style-name="ce7" table:formula="of:=TEXT([.A81];&quot;YYYY&quot;)" office:value-type="string" office:string-value="2025" calcext:value-type="string">
            <text:p>2025</text:p>
          </table:table-cell>
          <table:table-cell table:style-name="ce18" office:value-type="time" office:time-value="PT18H49M11S" calcext:value-type="time">
            <text:p>18:49:11</text:p>
          </table:table-cell>
          <table:table-cell table:style-name="ce16" table:formula="of:=[.A81]+[.E81]" office:value-type="date" office:date-value="2025-08-14T18:49:11" calcext:value-type="date">
            <text:p>14/08/2025 18:49:11</text:p>
          </table:table-cell>
          <table:table-cell table:style-name="ce29" office:value-type="string" calcext:value-type="string">
            <text:p>Μανιφέστο δημοσιογραφικής ασυδοσίας και αποπροσανατολισμού! \n\nΠόσο πολύ υποτιμούν τη νοημοσύνη μας! \nΔεν υπήρχε δήθεν παράνομο φορτίο, αλλά μιλιά από κανέναν για τις Τεχνικές Εκθέσεις και για το πόρισμα του ΕΘΝΙΚΟΥ ΟΡΓΑΝΙΣΜΟΥ (ΕΟΔΑΣΑΑΜ), στο οποίο συμμετείχε και ο Εμπειρογνώμονας του Ευρωπαϊκού Οργανισμού Σιδηροδρόμων, ERA, BART ACCU, και για τα όσα αναφέρονται στις παραγράφους 459, 465, 466, 467, 468, 469, 470, 474, 477, 478, 480, 485, 488, 489, 494, όπου καταγράφεται <text:s/>η ύπαρξη του άγνωστου καυσίμου, το οποίο προκάλεσε την πυρόσφαιρα που είδαμε όλοι στις οθόνες μας και κατέκαψε τα παιδιά μας! \nΚαύσιμο που θα είχε εντοπιστεί αν με κυβερνητική εντολή και με την ανοχή και συνέργεια της δικαιοσύνης δεν είχε μπαζωθεί ο τόπος σε χρόνο μηδέν, ακριβώς για να χαθούν όλα τα αποδεικτικά στοιχεία! \nΠόσο πιο πανηγυρικά να το γράψει το πόρισμα του ΕΟΔΑΣΑΑΜ: <text:s/>\nΠαρ. 478: «Εάν γινόταν σωστή δειγματοληψία και ανάλυση στον τόπο του ατυχήματος την 1η Μαρτίου 2023 (10-12 ώρες μετά το ατύχημα), θα υπήρχαν αρκετές πληροφορίες για τον προσδιορισμό του τύπου και της θέσης της πηγής για το άγνωστο καύσιμο (βλ. αυτοψία χώρου)». \nΟ,τι και να κάνετε, όποιους <text:s/>και να επιστρατεύσετε, όλα θα βγουν στη φως! \nΑυτό το φως, που μαζί με τις τύψεις, πάντα θα σας κυνηγάει!</text:p>
          </table:table-cell>
          <table:table-cell table:style-name="ce29" office:value-type="string" calcext:value-type="string">
            <text:p>[{"type":"photo","url":"https://t.co/9YVX8Z82bj","thumbnail":"https://pbs.twimg.com/media/GyUuEr6XEAA9XMj?format=jpg&amp;name=thumb","original":"https://pbs.twimg.com/media/GyUuEr6XEAA9XMj?format=jpg&amp;name=orig"}]</text:p>
          </table:table-cell>
          <table:table-cell table:style-name="ce29" office:value-type="float" office:value="2676" calcext:value-type="float">
            <text:p>2676</text:p>
          </table:table-cell>
          <table:table-cell table:style-name="ce29" office:value-type="float" office:value="805" calcext:value-type="float">
            <text:p>805</text:p>
          </table:table-cell>
          <table:table-cell table:style-name="ce29" office:value-type="float" office:value="39" calcext:value-type="float">
            <text:p>39</text:p>
          </table:table-cell>
          <table:table-cell table:style-name="ce29" office:value-type="float" office:value="18" calcext:value-type="float">
            <text:p>18</text:p>
          </table:table-cell>
          <table:table-cell table:style-name="ce29" office:value-type="float" office:value="179" calcext:value-type="float">
            <text:p>179</text:p>
          </table:table-cell>
          <table:table-cell table:style-name="ce29" office:value-type="float" office:value="48181" calcext:value-type="float">
            <text:p>48181</text:p>
          </table:table-cell>
          <table:table-cell table:style-name="ce29" office:value-type="string" calcext:value-type="string">
            <text:p>https://twitter.com/mkaristianou/status/1956020283682218015</text:p>
          </table:table-cell>
          <table:table-cell office:value-type="string" calcext:value-type="string">
            <text:p>@mkaristianou </text:p>
          </table:table-cell>
          <table:table-cell table:style-name="ce23" table:formula="of:=([.I81])+([.J81]*2)+([.M81]*1.5)+([.K81]*0.5)+([.L81]*1.75)" office:value-type="float" office:value="4605.5" calcext:value-type="float">
            <text:p>4.605,50</text:p>
          </table:table-cell>
          <table:table-cell table:style-name="ce26" table:formula="of:=SUM([.I81:.M81])/[.N81]" office:value-type="percentage" office:value="0.0771465930553538" calcext:value-type="percentage">
            <text:p>7,71%</text:p>
          </table:table-cell>
          <table:table-cell table:number-columns-repeated="1002"/>
        </table:table-row>
        <table:table-row table:style-name="ro1">
          <table:table-cell table:style-name="ce5" office:value-type="date" office:date-value="2025-08-15" calcext:value-type="date">
            <text:p>15/08/2025</text:p>
          </table:table-cell>
          <table:table-cell table:style-name="ce7" table:formula="of:=TEXT([.A82];&quot;MM&quot;)" office:value-type="string" office:string-value="08" calcext:value-type="string">
            <text:p>08</text:p>
          </table:table-cell>
          <table:table-cell table:style-name="ce12" table:formula="of:=TEXT([.A82];&quot;MM/YYYY&quot;)" office:value-type="string" office:string-value="08/2025" calcext:value-type="string">
            <text:p>08/2025</text:p>
          </table:table-cell>
          <table:table-cell table:style-name="ce7" table:formula="of:=TEXT([.A82];&quot;YYYY&quot;)" office:value-type="string" office:string-value="2025" calcext:value-type="string">
            <text:p>2025</text:p>
          </table:table-cell>
          <table:table-cell table:style-name="ce18" office:value-type="time" office:time-value="PT14H55M10S" calcext:value-type="time">
            <text:p>14:55:10</text:p>
          </table:table-cell>
          <table:table-cell table:style-name="ce16" table:formula="of:=[.A82]+[.E82]" office:value-type="date" office:date-value="2025-08-15T14:55:10" calcext:value-type="date">
            <text:p>15/08/2025 14:55:10</text:p>
          </table:table-cell>
          <table:table-cell table:style-name="ce29" office:value-type="string" calcext:value-type="string">
            <text:p>Χρόνια Πολλά για την ευλογημένη μέρα!\n\nΗ Παναγία να δυναμώνει τον δύσκολο αγώνα μας για Φως, Αλήθεια και Δικαιοσύνη. \n\nΝα ενισχύει τον λαό μας που δοκιμάζεται σκληρά σε τόσα μέτωπα, για τόσα πολλά χρόνια.\n\nΟ νους μας και σήμερα είναι εκεί ψηλά, στα παιδιά μας...\nΗ θέση τους ήταν εδώ, μαζί μας, μα έφυγαν τόσο πρόωρα, τόσο άδικα....\n\nΑξίζουμε μια Ελλάδα που δεν θα σκοτώνει τα παιδιά της.\n\nΑξίζουμε καλύτερες μέρες. \nΚαι θα έρθουν!\n\nΑξίζουν Φως και Οξυγόνο οι ζωές μας και των αγαπημένων μας!\n\nΚαι θα τα αποκτήσουμε!\nΑρκεί να αγωνιστούμε. \nΓεμάτοι πίστη και ελπίδα.\n\nΕνωμένοι μπορούμε να καταφέρουμε πάρα πολλά!!\n\nΧρόνια πολλά από καρδιάς σε όλες και όλους.\nΣας ευχαριστώ για την αγάπη και τη στήριξη!!!</text:p>
          </table:table-cell>
          <table:table-cell table:style-name="ce29" office:value-type="string" calcext:value-type="string">
            <text:p>[{"type":"photo","url":"https://t.co/Zk8iURaJkG","thumbnail":"https://pbs.twimg.com/media/GyZCGNXWcAEwCM2?format=jpg&amp;name=thumb","original":"https://pbs.twimg.com/media/GyZCGNXWcAEwCM2?format=jpg&amp;name=orig"}]</text:p>
          </table:table-cell>
          <table:table-cell table:style-name="ce29" office:value-type="float" office:value="3440" calcext:value-type="float">
            <text:p>3440</text:p>
          </table:table-cell>
          <table:table-cell table:style-name="ce29" office:value-type="float" office:value="550" calcext:value-type="float">
            <text:p>550</text:p>
          </table:table-cell>
          <table:table-cell table:style-name="ce29" office:value-type="float" office:value="17" calcext:value-type="float">
            <text:p>17</text:p>
          </table:table-cell>
          <table:table-cell table:style-name="ce29" office:value-type="float" office:value="14" calcext:value-type="float">
            <text:p>14</text:p>
          </table:table-cell>
          <table:table-cell table:style-name="ce29" office:value-type="float" office:value="158" calcext:value-type="float">
            <text:p>158</text:p>
          </table:table-cell>
          <table:table-cell table:style-name="ce29" office:value-type="float" office:value="43833" calcext:value-type="float">
            <text:p>43833</text:p>
          </table:table-cell>
          <table:table-cell table:style-name="ce29" office:value-type="string" calcext:value-type="string">
            <text:p>https://twitter.com/mkaristianou/status/1956323781862957445</text:p>
          </table:table-cell>
          <table:table-cell office:value-type="string" calcext:value-type="string">
            <text:p>@mkaristianou </text:p>
          </table:table-cell>
          <table:table-cell table:style-name="ce23" table:formula="of:=([.I82])+([.J82]*2)+([.M82]*1.5)+([.K82]*0.5)+([.L82]*1.75)" office:value-type="float" office:value="4810" calcext:value-type="float">
            <text:p>4.810,00</text:p>
          </table:table-cell>
          <table:table-cell table:style-name="ce26" table:formula="of:=SUM([.I82:.M82])/[.N82]" office:value-type="percentage" office:value="0.0953391280542057" calcext:value-type="percentage">
            <text:p>9,53%</text:p>
          </table:table-cell>
          <table:table-cell table:number-columns-repeated="1002"/>
        </table:table-row>
        <table:table-row table:style-name="ro1">
          <table:table-cell table:style-name="ce5" office:value-type="date" office:date-value="2025-08-29" calcext:value-type="date">
            <text:p>29/08/2025</text:p>
          </table:table-cell>
          <table:table-cell table:style-name="ce7" table:formula="of:=TEXT([.A83];&quot;MM&quot;)" office:value-type="string" office:string-value="08" calcext:value-type="string">
            <text:p>08</text:p>
          </table:table-cell>
          <table:table-cell table:style-name="ce12" table:formula="of:=TEXT([.A83];&quot;MM/YYYY&quot;)" office:value-type="string" office:string-value="08/2025" calcext:value-type="string">
            <text:p>08/2025</text:p>
          </table:table-cell>
          <table:table-cell table:style-name="ce7" table:formula="of:=TEXT([.A83];&quot;YYYY&quot;)" office:value-type="string" office:string-value="2025" calcext:value-type="string">
            <text:p>2025</text:p>
          </table:table-cell>
          <table:table-cell table:style-name="ce18" office:value-type="time" office:time-value="PT17H41M14S" calcext:value-type="time">
            <text:p>17:41:14</text:p>
          </table:table-cell>
          <table:table-cell table:style-name="ce16" table:formula="of:=[.A83]+[.E83]" office:value-type="date" office:date-value="2025-08-29T17:41:14" calcext:value-type="date">
            <text:p>29/08/2025 17:41:14</text:p>
          </table:table-cell>
          <table:table-cell table:style-name="ce29" office:value-type="string" calcext:value-type="string">
            <text:p>Αιδώς αργείοι! \n\nΑπό «Ευαγγέλιο» σε «φυλλάδα» μια σκευωρία δρόμος…\n\nΤο πόρισμα του Εθνικού Οργανισμού Διερεύνησης Σιδηροδρομικών Ατυχημάτων (ΕΟΔΑΑΣΑΜ) είχε αρχικά υποδειχτεί ως το «Ευαγγέλιο» για τη διερεύνηση της υπόθεσης.\n\nΜόλις όμως αναδείξαμε τις καυτές κατά λέξη καταγραφές του Πορίσματος <text:s/>ότι η πυρόσφαιρα που έκαψε τα παιδιά μας προκλήθηκε από άγνωστο καύσιμο, το οποίο μάλιστα όπως λέει το Πόρισμα θα είχε <text:s/>εντοπιστεί αν δεν είχε μπαζωθεί άμεσα ο τόπος, ξαφνικά το «Ευαγγέλιο» μετατράπηκε σε «φυλλάδα», καθώς τα ευρήματά του δεν βόλευαν το κυβερνητικό αφήγημα. \n\nΜάλιστα βγήκε στο φως <text:s/>αλληλογραφία όπου ο θαυμαστής της κας Ντόρας Μπακογιάννη, Πρόεδρος του ΕΟΔΑΣΣΑΜ, κ. Χρήστος Παπαδημητρίου, φέρεται να προσπαθούσε να πείσει τον Eπικεφαλής Aσφαλείας του Ευρωπαϊκού Οργανισμού Σιδηροδρόμων (ERA), Bart <text:s/>Accou, να μην περιληφθούν οριστικά οι επίμαχες διατυπώσεις για τα αίτια της πυρόσφαιρας. \n\nΩστόσο, η <text:s/>απάντηση του κ. Accou ήταν κατηγορηματική ως προς τα αίτια της πυρόσφαιρας <text:s/>και τελικά οι επίμαχες παράγραφοι δεν «έφυγαν». <text:s text:c="2"/>\n\nΓιατί σκοπός τους δεν ήταν βέβαια η αποκάλυψη της ΑΛΗΘΕΙΑΣ που όλοι περιμέναμε, αλλά να μετατραπεί <text:s/>και αυτό το Πόρισμα σε ένα ακόμα βολικό εργαλείο, <text:s/>στα χέρια των αδίστακτων, από χαμηλά έως πολύ ψηλά, που χειρίζονται την υπόθεση των Τεμπών.\n\nΤο κερασάκι στην τούρτα σήμερα, από <text:s/>τα υποτελή στην Κυβέρνηση ΜΜΕ, που κατά παράβαση του δημοσιογραφικού καθήκοντός τους, παραπληροφορούν τον κόσμο, λες και τρώμε κουτόχορτο, λέγοντας <text:s/>δήθεν ότι η Αυτοψία <text:s/>(και όχι βέβαια Πόρισμα, (ως αναφέρουν τα παπαγαλάκια) της Πυροσβεστικής (ΔΑΕΕ), 2.5 χρόνια μετά την τραγωδία, αποδομεί δήθεν το Πόρισμα του ΕΟΔΑΣΑΑΜ, δημοσιεύματα απολύτως ψευδή. \n\nΑφού μάλιστα δέησε ο Ανακριτής να μας <text:s/>δώσει, με τα χίλια ζόρια σήμερα αυτήν την περίφημη <text:s/>Έκθεση της καθυστερημένης <text:s/>για 2.5 χρόνια Αυτοψίας της ΔΑΕΕ, την <text:s/>οποία μάθαμε πρώτα από τον Τύπο (!), <text:s/>διαπιστώσαμε ότι αυτή η Έκθεση, πέραν του ότι είναι γεμάτη εικασίες, εκτιμήσεις και αόριστες αναφορές:\n•ΔΕΝ ΚΑΤΑΛΗΓΕΙ ΣΕ ΚΑΝΕΝΑ ΣΥΓΚΕΚΡΙΜΕΝΟ ΣΥΜΠΕΡΑΣΜΑ ΓΙΑ ΤΑ ΑΙΤΙΑ ΤΗΣ ΠΥΡΟΣΦΑΙΡΑΣ\n•ΠΟΥΘΕΝΑ ΔΕΝ <text:s/>ΑΝΑΦΕΡΕΙ ΟΤΙ <text:s/>ΤΟ ΤΡΕΝΟ ΤΟΥ ΘΑΝΑΤΟΥ ΔΕΝ ΜΕΤΕΦΕΡΕ ΚΑΥΣΙΜΑ∙ ΚΑΙ \n•ΒΕΒΑΙΑ ΔΕΝ ΑΠΟΔΟΜΕΙ ΤΙΣ ΣΧΕΤΙΚΕΣ ΑΝΑΦΟΡΕΣ ΤΟΥ ΠΟΡΙΣΜΑΤΟΣ <text:s/>ΤΟΥ ΕΟΔΑΣΣΑΜ. \nΚαι σαν να μην έφτανε αυτό, ο <text:s/>εκτελών Ανακριτής Μπακαΐμης, άρον άρον, άμεσα <text:s/>αφότου πήρε <text:s/>την Έκθεση της παρωχημένης Αυτοψίας <text:s/>και βγήκαν στον αέρα <text:s/>τα ψευδή και αποπροσανατολιστικά δημοσιεύματα, έκλεισε σήμερα τη δικογραφία (!) \n\nΠως κατάντησαν <text:s/>τη χώρα μας; \nΠόσο αφελείς μας θεωρούν; \nΜε τι ψυχή βεβηλώνουν τόσο αδίστακτα τις ψυχές των παιδιών μας; \nΔεν υπάρχει ούτε ένα ψήγμα ανθρωπιάς πάνω τους; \nΤόσο πιστοί υπηρέτες του κακού; \nΠόσο μεγάλο <text:s/>επιτέλους είναι το μυστικό που κρύβεται και ποιους “οικείους” ακουμπά για να έχει κινητοποιηθεί τέτοιος μηχανισμός σήψης και διαφθοράς; \n\nΑιδώς αργείοι!</text:p>
          </table:table-cell>
          <table:table-cell table:style-name="ce29" office:value-type="string" calcext:value-type="string">
            <text:p>[{"type":"photo","url":"https://t.co/aCJy7iq5nX","thumbnail":"https://pbs.twimg.com/media/GzhuXx3WAAEvYm6?format=jpg&amp;name=thumb","original":"https://pbs.twimg.com/media/GzhuXx3WAAEvYm6?format=jpg&amp;name=orig"}]</text:p>
          </table:table-cell>
          <table:table-cell table:style-name="ce29" office:value-type="float" office:value="4562" calcext:value-type="float">
            <text:p>4562</text:p>
          </table:table-cell>
          <table:table-cell table:style-name="ce29" office:value-type="float" office:value="1595" calcext:value-type="float">
            <text:p>1595</text:p>
          </table:table-cell>
          <table:table-cell table:style-name="ce29" office:value-type="float" office:value="95" calcext:value-type="float">
            <text:p>95</text:p>
          </table:table-cell>
          <table:table-cell table:style-name="ce29" office:value-type="float" office:value="74" calcext:value-type="float">
            <text:p>74</text:p>
          </table:table-cell>
          <table:table-cell table:style-name="ce29" office:value-type="float" office:value="268" calcext:value-type="float">
            <text:p>268</text:p>
          </table:table-cell>
          <table:table-cell table:style-name="ce29" office:value-type="float" office:value="112498" calcext:value-type="float">
            <text:p>112498</text:p>
          </table:table-cell>
          <table:table-cell table:style-name="ce29" office:value-type="string" calcext:value-type="string">
            <text:p>https://twitter.com/mkaristianou/status/1961439000616444211</text:p>
          </table:table-cell>
          <table:table-cell office:value-type="string" calcext:value-type="string">
            <text:p>@mkaristianou </text:p>
          </table:table-cell>
          <table:table-cell table:style-name="ce23" table:formula="of:=([.I83])+([.J83]*2)+([.M83]*1.5)+([.K83]*0.5)+([.L83]*1.75)" office:value-type="float" office:value="8331" calcext:value-type="float">
            <text:p>8.331,00</text:p>
          </table:table-cell>
          <table:table-cell table:style-name="ce26" table:formula="of:=SUM([.I83:.M83])/[.N83]" office:value-type="percentage" office:value="0.0586143753666732" calcext:value-type="percentage">
            <text:p>5,86%</text:p>
          </table:table-cell>
          <table:table-cell table:number-columns-repeated="1002"/>
        </table:table-row>
        <table:table-row table:style-name="ro1">
          <table:table-cell table:style-name="ce5" office:value-type="date" office:date-value="2025-08-31" calcext:value-type="date">
            <text:p>31/08/2025</text:p>
          </table:table-cell>
          <table:table-cell table:style-name="ce7" table:formula="of:=TEXT([.A84];&quot;MM&quot;)" office:value-type="string" office:string-value="08" calcext:value-type="string">
            <text:p>08</text:p>
          </table:table-cell>
          <table:table-cell table:style-name="ce12" table:formula="of:=TEXT([.A84];&quot;MM/YYYY&quot;)" office:value-type="string" office:string-value="08/2025" calcext:value-type="string">
            <text:p>08/2025</text:p>
          </table:table-cell>
          <table:table-cell table:style-name="ce7" table:formula="of:=TEXT([.A84];&quot;YYYY&quot;)" office:value-type="string" office:string-value="2025" calcext:value-type="string">
            <text:p>2025</text:p>
          </table:table-cell>
          <table:table-cell table:style-name="ce18" office:value-type="time" office:time-value="PT16H07M57S" calcext:value-type="time">
            <text:p>16:07:57</text:p>
          </table:table-cell>
          <table:table-cell table:style-name="ce16" table:formula="of:=[.A84]+[.E84]" office:value-type="date" office:date-value="2025-08-31T16:07:57" calcext:value-type="date">
            <text:p>31/08/2025 16:07:57</text:p>
          </table:table-cell>
          <table:table-cell table:style-name="ce29" office:value-type="string" calcext:value-type="string">
            <text:p>Ο κ. Παπανίκος, εδώ αγκαλιά με τον ποινικά υπόλογο για παιδεραστία Μίχο, έκανε το λάθος να «παίξει» με τις τελευταίες λέξεις που ακούσαμε ως κατάθεση ψυχής που εκπνέει , λίγο <text:s/>πριν το τέλος <text:s/>!!! <text:s/>\nΤο «δεν έχω οξυγόνο» δεν είναι ατάκα. Είναι τα λόγια που έσκισαν την ψυχή μας όταν τα ακούσαμε ζωντανά και αποτελούν έκτοτε <text:s/>ιερό μήνυμα για τον αγώνα μας προς την δικαίωση. \nΗ κατάχρηση τους, και της ιερότητας που πρεσβεύουν, είναι καταφανής ύβρις!\nΑυτά λοιπόν τα τελευταία <text:s/>πριν τον θάνατο λόγια όχι μόνο δεν ακούμπησαν τον κ. Παπανίκο αλλά «έπαιξε» πάνω σε αυτά για να μιλήσει ως αδαής περί του επιστημονικού αντικειμένου για την ύπαρξη ξυλολίου.\nΔηλαδή περί του ερωτήματος <text:s/>για το οποίο ήδη έχουν απαντήσει ως ειδικοί (έστω και ελλιπώς) <text:s/>το Γενικό Χημείο του Κράτους, <text:s/>αλλά και ακόμη πιο πανηγυρικά <text:s/>ο ΕΟΔΑΣΑΑΜ, με τη συμμετοχή εκπροσώπου του Ευρωπαϊκού Οργανισμού Σιδηροδρόμων (ERA). \nΤα λόγια είναι λίγα για να περιγράψουν την έκπτωση αξιών που ζούμε σε κάθε επίπεδο και με πάσα μορφή. \nΕλπίζω να είναι αυτός ο πάτος, διότι δεν ξέρω πόσα άλλα έκτροπα <text:s/>μπορεί να αντέξει η ελληνική κοινωνία.</text:p>
          </table:table-cell>
          <table:table-cell table:style-name="ce29" office:value-type="string" calcext:value-type="string">
            <text:p>[{"type":"photo","url":"https://t.co/NigaSWvrVK","thumbnail":"https://pbs.twimg.com/media/GzrsM_eXMAAE6cL?format=jpg&amp;name=thumb","original":"https://pbs.twimg.com/media/GzrsM_eXMAAE6cL?format=jpg&amp;name=orig"},{"type":"photo","url":"https://t.co/NigaSWvrVK","thumbnail":"https://pbs.twimg.com/media/GzrsM_gXgAAZ6B8?format=jpg&amp;name=thumb","original":"https://pbs.twimg.com/media/GzrsM_gXgAAZ6B8?format=jpg&amp;name=orig"}]</text:p>
          </table:table-cell>
          <table:table-cell table:style-name="ce29" office:value-type="float" office:value="5170" calcext:value-type="float">
            <text:p>5170</text:p>
          </table:table-cell>
          <table:table-cell table:style-name="ce29" office:value-type="float" office:value="1697" calcext:value-type="float">
            <text:p>1697</text:p>
          </table:table-cell>
          <table:table-cell table:style-name="ce29" office:value-type="float" office:value="86" calcext:value-type="float">
            <text:p>86</text:p>
          </table:table-cell>
          <table:table-cell table:style-name="ce29" office:value-type="float" office:value="96" calcext:value-type="float">
            <text:p>96</text:p>
          </table:table-cell>
          <table:table-cell table:style-name="ce29" office:value-type="float" office:value="356" calcext:value-type="float">
            <text:p>356</text:p>
          </table:table-cell>
          <table:table-cell table:style-name="ce29" office:value-type="float" office:value="163115" calcext:value-type="float">
            <text:p>163115</text:p>
          </table:table-cell>
          <table:table-cell table:style-name="ce29" office:value-type="string" calcext:value-type="string">
            <text:p>https://twitter.com/mkaristianou/status/1962140301943812489</text:p>
          </table:table-cell>
          <table:table-cell office:value-type="string" calcext:value-type="string">
            <text:p>@mkaristianou </text:p>
          </table:table-cell>
          <table:table-cell table:style-name="ce23" table:formula="of:=([.I84])+([.J84]*2)+([.M84]*1.5)+([.K84]*0.5)+([.L84]*1.75)" office:value-type="float" office:value="9309" calcext:value-type="float">
            <text:p>9.309,00</text:p>
          </table:table-cell>
          <table:table-cell table:style-name="ce26" table:formula="of:=SUM([.I84:.M84])/[.N84]" office:value-type="percentage" office:value="0.0453974189988658" calcext:value-type="percentage">
            <text:p>4,54%</text:p>
          </table:table-cell>
          <table:table-cell table:number-columns-repeated="1002"/>
        </table:table-row>
        <table:table-row table:style-name="ro1">
          <table:table-cell table:style-name="ce5" office:value-type="date" office:date-value="2025-09-04" calcext:value-type="date">
            <text:p>04/09/2025</text:p>
          </table:table-cell>
          <table:table-cell table:style-name="ce7" table:formula="of:=TEXT([.A85];&quot;MM&quot;)" office:value-type="string" office:string-value="09" calcext:value-type="string">
            <text:p>09</text:p>
          </table:table-cell>
          <table:table-cell table:style-name="ce12" table:formula="of:=TEXT([.A85];&quot;MM/YYYY&quot;)" office:value-type="string" office:string-value="09/2025" calcext:value-type="string">
            <text:p>09/2025</text:p>
          </table:table-cell>
          <table:table-cell table:style-name="ce7" table:formula="of:=TEXT([.A85];&quot;YYYY&quot;)" office:value-type="string" office:string-value="2025" calcext:value-type="string">
            <text:p>2025</text:p>
          </table:table-cell>
          <table:table-cell table:style-name="ce18" office:value-type="time" office:time-value="PT20H42M01S" calcext:value-type="time">
            <text:p>20:42:01</text:p>
          </table:table-cell>
          <table:table-cell table:style-name="ce16" table:formula="of:=[.A85]+[.E85]" office:value-type="date" office:date-value="2025-09-04T20:42:01" calcext:value-type="date">
            <text:p>04/09/2025 20:42:01</text:p>
          </table:table-cell>
          <table:table-cell table:style-name="ce29" office:value-type="string" calcext:value-type="string">
            <text:p>https://t.co/OQVJNw8rQZ</text:p>
          </table:table-cell>
          <table:table-cell table:style-name="ce29" office:value-type="string" calcext:value-type="string">
            <text:p>[{"type":"video","url":"https://t.co/OQVJNw8rQZ","thumbnail":"https://pbs.twimg.com/amplify_video_thumb/1963658610854027264/img/EEVX-yMHRn6eXGUl.jpg?name=thumb","original":"https://video.twimg.com/amplify_video/1963658610854027264/vid/avc1/1440x1920/3Z4j51CTcsXNuZF4.mp4?tag=21"}]</text:p>
          </table:table-cell>
          <table:table-cell table:style-name="ce29" office:value-type="float" office:value="5092" calcext:value-type="float">
            <text:p>5092</text:p>
          </table:table-cell>
          <table:table-cell table:style-name="ce29" office:value-type="float" office:value="1862" calcext:value-type="float">
            <text:p>1862</text:p>
          </table:table-cell>
          <table:table-cell table:style-name="ce29" office:value-type="float" office:value="68" calcext:value-type="float">
            <text:p>68</text:p>
          </table:table-cell>
          <table:table-cell table:style-name="ce29" office:value-type="float" office:value="134" calcext:value-type="float">
            <text:p>134</text:p>
          </table:table-cell>
          <table:table-cell table:style-name="ce29" office:value-type="float" office:value="218" calcext:value-type="float">
            <text:p>218</text:p>
          </table:table-cell>
          <table:table-cell table:style-name="ce29" office:value-type="float" office:value="208729" calcext:value-type="float">
            <text:p>208729</text:p>
          </table:table-cell>
          <table:table-cell table:style-name="ce29" office:value-type="string" calcext:value-type="string">
            <text:p>https://twitter.com/mkaristianou/status/1963658823832613154</text:p>
          </table:table-cell>
          <table:table-cell office:value-type="string" calcext:value-type="string">
            <text:p>@mkaristianou </text:p>
          </table:table-cell>
          <table:table-cell table:style-name="ce23" table:formula="of:=([.I85])+([.J85]*2)+([.M85]*1.5)+([.K85]*0.5)+([.L85]*1.75)" office:value-type="float" office:value="9411.5" calcext:value-type="float">
            <text:p>9.411,50</text:p>
          </table:table-cell>
          <table:table-cell table:style-name="ce26" table:formula="of:=SUM([.I85:.M85])/[.N85]" office:value-type="percentage" office:value="0.0353281048632437" calcext:value-type="percentage">
            <text:p>3,53%</text:p>
          </table:table-cell>
          <table:table-cell table:number-columns-repeated="1002"/>
        </table:table-row>
        <table:table-row table:style-name="ro1">
          <table:table-cell table:style-name="ce5" office:value-type="date" office:date-value="2025-09-04" calcext:value-type="date">
            <text:p>04/09/2025</text:p>
          </table:table-cell>
          <table:table-cell table:style-name="ce7" table:formula="of:=TEXT([.A86];&quot;MM&quot;)" office:value-type="string" office:string-value="09" calcext:value-type="string">
            <text:p>09</text:p>
          </table:table-cell>
          <table:table-cell table:style-name="ce12" table:formula="of:=TEXT([.A86];&quot;MM/YYYY&quot;)" office:value-type="string" office:string-value="09/2025" calcext:value-type="string">
            <text:p>09/2025</text:p>
          </table:table-cell>
          <table:table-cell table:style-name="ce7" table:formula="of:=TEXT([.A86];&quot;YYYY&quot;)" office:value-type="string" office:string-value="2025" calcext:value-type="string">
            <text:p>2025</text:p>
          </table:table-cell>
          <table:table-cell table:style-name="ce18" office:value-type="time" office:time-value="PT20H48M16S" calcext:value-type="time">
            <text:p>20:48:16</text:p>
          </table:table-cell>
          <table:table-cell table:style-name="ce16" table:formula="of:=[.A86]+[.E86]" office:value-type="date" office:date-value="2025-09-04T20:48:16" calcext:value-type="date">
            <text:p>04/09/2025 20:48:16</text:p>
          </table:table-cell>
          <table:table-cell table:style-name="ce29" office:value-type="string" calcext:value-type="string">
            <text:p>Ζωή χωρίς ΟΞΥΓΟΝΟ !\n\nΈκλεισε <text:s/>η δικογραφία των Τεμπών!\nΑνήθικα και ατιμωτικά για τη μνήμη των θυμάτων, για εμάς, για εσάς, για την ελληνική κοινωνία, για την Αλήθεια, για τη Δικαιοσύνη…\n\nΕΤΣΙ ΟΛΟΚΛΗΡΩΘΗΚΕ η ανάκριση για το έγκλημα που συγκλόνισε την Ελλάδα και μας κατέκαψε τα παιδιά…\nΑίφνης, χωρίς επιστημονικές απαντήσεις για την παρουσία του ξυλολίου, για τα αίτια πρόκλησης της πυρόσφαιρας, για όλα όσα ο ΔΙΚΑΙΟΣΥΝΗ ΥΠΟΧΡΕΟΥΤΑΙ ΝΑ ΕΡΕΥΝΗΣΕΙ. \n\nΧωρίς να μας απαντήσει 2,5 χρόνια μετά «τι έκαψε ζωντανά τα παιδιά μας;» και ΧΩΡΙΣ έρευνα για το παράνομο φορτίο!\n\nΈκλεισε λίγες ώρες πριν λάβουν το πόρισμα του Χημείου του Κράτους !\nΧωρίς να συμπεριλαμβάνουν το πόρισμα που μιλά για ξυλόλιο και υδρογονάνθρακες σε ακόμη 12 σημεία!!! \n\nΔεν άντεξαν την αλήθεια που τους ξέφυγε. \n\nΔεν υπάρχει πια καμία προσδοκία ότι οι Θεσμοί και η πλειοψηφία των Μέσων Ενημέρωσης θα υπερασπιστούν το Δίκαιο. Μετά τις τελευταίες αποκαλύψεις έπραξαν το αναμενόμενο! Παρανόμως κινήθηκαν με τον πιο αθέμιτο και ανεπίτρεπτο τρόπο για την κοινωνία, για τους συγγενείς των θυμάτων, για τη μνήμη των νεκρών μας!\n\nΜπορούμε μόνο να ελπίζουμε όλοι μας στους συμπολίτες μας. Σε κάθε γονιό, σε κάθε σκεπτόμενο πολίτη αυτής της χώρας. Σε κάθε ευσυνείδητο δημοσιογράφο και δικαστικό λειτουργό, που οδηγείται από τη ψυχή και το ήθος του.\n\nΤα Τέμπη είναι έγκλημα κατά της ζωής, κατά της Δημοκρατίας, κατά της χώρας.\n\n6 Σεπτεμβρίου βγαίνουμε στο φως!\n\nΚοιτάζουμε τους ανθρώπους στα μάτια, μέσα απο τον αβάσταχτο πόνο για κάθε απώλεια που ζήσαμε, για κάθε αδικία που κάθε μέρα μας κοστίζει την ψυχική και την σωματική μας υγεία! \n\nΑυτό είναι η ζωή μας!\nΗ τόλμη μας να διεκδικήσουμε τα ανθρώπινα δικαιώματα μας!\nΒγαίνουμε στους δρόμους!\nΑνοίγουμε ένα νέο δρόμο για την πραγματική ζωή, και όχι για την θλιβερή και ψεύτικη «πραγματικότητα» που μας επιβάλλουν με την παρακμή, τη σήψη και το ψέμα. \nΒγαίνουμε με οδηγό την καθαρότητα και την αγάπη.\n\nΗ αγάπη για τα παιδιά μας, νεκρά και ζωντανά κινεί βουνά!\nΗ πίστη μας ότι θα τα καταφέρουμε να φτιάξουμε ειρήνη, κινεί βουνά! \n\n6 Σεπτεμβρίου κατεβαίνουμε στις πλατείες ! Σε όλη την Ελλάδα! \nΌπου χτυπά ελληνική καρδιά. \n\nΌλοι μαζί για το δικαιωμα στην αληθινή ζωή!\nΤη δίκαιη! Που επαναφέρει την τάξη! \nΠου μοιράζει απλόχερα αγάπη και ασφάλεια!\nΚαι για το δικαίωμα στο φως, στο οξυγόνο...\n\nΤο δικαίωμα στα όνειρα και την ελπίδα.\n\nΗ ζωή ειναι ελπίδα, είναι όνειρο, ειναι η <text:s/>επόμενη μέρα. Η επόμενη μέρα θα μας βρει στο δρόμο ως ένα !\n\nΣτο σημείο που βρίσκεται η χώρα μας αυτή τη στιγμή… ας κινηθούμε για τη μνήμη των νεκρών μας… <text:s/>για τη μνήμη όλων όσοι βίωσαν το άδικο και όλων όσοι αποκλείστηκαν από τη ζωή για ένα δικό μας καλύτερο αύριο …\n\nΧωρίς χρώματα \nΧωρίς κόμματα \nΧωρίς συμφέροντα \nΜόνο για το καλό \nΤο Ανώτατο Καλό</text:p>
          </table:table-cell>
          <table:table-cell table:style-name="ce29" office:value-type="string" calcext:value-type="string">
            <text:p>[]</text:p>
          </table:table-cell>
          <table:table-cell table:style-name="ce29" office:value-type="float" office:value="6618" calcext:value-type="float">
            <text:p>6618</text:p>
          </table:table-cell>
          <table:table-cell table:style-name="ce29" office:value-type="float" office:value="2395" calcext:value-type="float">
            <text:p>2395</text:p>
          </table:table-cell>
          <table:table-cell table:style-name="ce29" office:value-type="float" office:value="107" calcext:value-type="float">
            <text:p>107</text:p>
          </table:table-cell>
          <table:table-cell table:style-name="ce29" office:value-type="float" office:value="132" calcext:value-type="float">
            <text:p>132</text:p>
          </table:table-cell>
          <table:table-cell table:style-name="ce29" office:value-type="float" office:value="366" calcext:value-type="float">
            <text:p>366</text:p>
          </table:table-cell>
          <table:table-cell table:style-name="ce29" office:value-type="float" office:value="323799" calcext:value-type="float">
            <text:p>323799</text:p>
          </table:table-cell>
          <table:table-cell table:style-name="ce29" office:value-type="string" calcext:value-type="string">
            <text:p>https://twitter.com/mkaristianou/status/1963660396377829595</text:p>
          </table:table-cell>
          <table:table-cell office:value-type="string" calcext:value-type="string">
            <text:p>@mkaristianou </text:p>
          </table:table-cell>
          <table:table-cell table:style-name="ce23" table:formula="of:=([.I86])+([.J86]*2)+([.M86]*1.5)+([.K86]*0.5)+([.L86]*1.75)" office:value-type="float" office:value="12241.5" calcext:value-type="float">
            <text:p>12.241,50</text:p>
          </table:table-cell>
          <table:table-cell table:style-name="ce26" table:formula="of:=SUM([.I86:.M86])/[.N86]" office:value-type="percentage" office:value="0.0297036124262274" calcext:value-type="percentage">
            <text:p>2,97%</text:p>
          </table:table-cell>
          <table:table-cell table:number-columns-repeated="1002"/>
        </table:table-row>
        <table:table-row table:style-name="ro1">
          <table:table-cell table:style-name="ce5" office:value-type="date" office:date-value="2025-09-13" calcext:value-type="date">
            <text:p>13/09/2025</text:p>
          </table:table-cell>
          <table:table-cell table:style-name="ce7" table:formula="of:=TEXT([.A87];&quot;MM&quot;)" office:value-type="string" office:string-value="09" calcext:value-type="string">
            <text:p>09</text:p>
          </table:table-cell>
          <table:table-cell table:style-name="ce12" table:formula="of:=TEXT([.A87];&quot;MM/YYYY&quot;)" office:value-type="string" office:string-value="09/2025" calcext:value-type="string">
            <text:p>09/2025</text:p>
          </table:table-cell>
          <table:table-cell table:style-name="ce7" table:formula="of:=TEXT([.A87];&quot;YYYY&quot;)" office:value-type="string" office:string-value="2025" calcext:value-type="string">
            <text:p>2025</text:p>
          </table:table-cell>
          <table:table-cell table:style-name="ce18" office:value-type="time" office:time-value="PT11H20M47S" calcext:value-type="time">
            <text:p>11:20:47</text:p>
          </table:table-cell>
          <table:table-cell table:style-name="ce16" table:formula="of:=[.A87]+[.E87]" office:value-type="date" office:date-value="2025-09-13T11:20:47" calcext:value-type="date">
            <text:p>13/09/2025 11:20:47</text:p>
          </table:table-cell>
          <table:table-cell table:style-name="ce29" office:value-type="string" calcext:value-type="string">
            <text:p>Γνωρίζοντας, με τον πιο επώδυνο τρόπο, τις ατελείωτες παραβιάσεις του Κράτους Δικαίου απο μια κυβέρνηση, που <text:s/>δυστυχώς προτεραιότητα έχει όχι <text:s/>το κοινό συμφέρον, αλλά την εξασφάλιση της <text:s text:c="2"/>ασυλίας και <text:s/>ατιμωρησίας των Υπουργών της, αισθάνθηκα <text:s/>ΑΠΕΙΛΗ <text:s/>σε βάρος όλων των πολιτών, διαβάζοντας την καινουργια μεθόδευση παραβίασης της <text:s/>Ευρωπαϊκής Σύμβασης για τα ανθρώπινα <text:s/>δικαιώματα, και ιδίως για τη δίκαιη δίκη.\n\nΗ κυβέρνηση της ΝΔ δια του Υπουργού Δικαιοσύνης κ. Φλωρίδη προσπαθεί να περάσει νομοσχέδιο, <text:s/>όπου ο κατηγορούμενος δεν θα έχει δικαίωμα πρόσβασης στην ποινική δικογραφία που τον αφορά!\n\nΕν ολίγοις, δεν θα μπορεί να ενημερωθεί <text:s/>για τα στοιχεία που υπάρχουν εναντίον του, ώστε να μπορέσει να υπερασπιστεί τον εαυτό του απέναντι σε τυχόν κατασκευασμένες κατηγορίες, και στοιχεία τυχόν προερχόμενα απο αθέμιτα μέσα, όπως <text:s/>υποκλοπές…\n\nΤι έχουν άραγε στο δόλιο μυαλό τους; \nΚαι για ποιους πολίτες ετοιμάζονται; \n\nΠέρα από τις απειλές που η ίδια δέχθηκα, ήδη πρόσωπα <text:s/>που βοηθούν στην υπόθεση των Τεμπών στοχοποιούνται και ποιος ξέρει τι άλλο θα ακολουθήσει.\n\nΗ Ευρωπαϊκή Οδηγία 13/2012, μπορεί να έχει αντίστοιχες ρυθμίσεις, αλλά περιλαμβάνει τη δικλείδα διασφάλισης της δίκαιης δίκης, θέτοντας μια προϋπόθεση η οποία έχει καταλυθεί στη χώρα μας. \n\nΈτσι ακόμη και η αγενέστατη και αλαζονική απάντηση του Υπουργού Δικαιοσύνης, με παραπομπή σε ευρωπαϊκή οδηγία, είναι άτοπη, άστοχη <text:s/>και βέβαια προσχηματική. \nΔιότι η Ευρώπη προϋποθέτει για κάθε ρύθμιση της την τήρηση των αρχών του Κράτους Δικαίου και της δίκαιης δίκης, αυτές <text:s/>που η Κυβέρνηση συστηματικά καταπατά και δεν τηρεί!\n\nΜε αυτόν τον τρόπο, ακόμη και καλής προαίρεσης ρυθμίσεις της Ευρώπης, μετατρέπονται σε δόλια και επικίνδυνα <text:s/>εργαλεία στα χέρια μιας Κυβέρνησης που έχει αποδείξει ότι γράφει στα παλιά της τα παπούτσια τη δίκαιη δίκη. \n\nΔεν έχουν <text:s/>καταλάβει όμως <text:s/>τι συμβαίνει έξω, στην κοινωνία …..\nΠόσο βράζει το μέσα μας από την αγανάκτηση και την απόγνωση. \n\nΓια εκείνους είναι <text:s/>αδιανόητο <text:s/>να βλέπουν <text:s/>τους πολίτες ΕΠΙΤΕΛΟΥΣ <text:s/>να μετατρέπονται σε ΠΟΛΙΤΙΚΑ ΟΝΤΑ <text:s/>και <text:s/>να υποστηρίζουν <text:s/>τα δικαιώματα τους ανεξάρτητα από κομματικά κινήματα, <text:s/>χάρη στα οποία μας κρατούσαν στη διάσπαση .\nΝα συσπειρώνονται <text:s/>ενάντια στο κακό. \nΝα <text:s/>γίνονται οι ίδιοι εμπόδιο σε όλες τις <text:s/>δόλιες πράξεις τους.\n\nΕυθύνη δική μας <text:s/>λοιπόν η προστασία των παιδιών μας, της ζωής, της αξιοπρέπειας, των αρχών του Κράτους Δικαίου και της δίκαιης δίκης, και η αποδόμηση όλων όσων τις καταπατούν.\n\nΜέχρι τέλους!!\n\nhttps://t.co/MqjrpnQkh6</text:p>
          </table:table-cell>
          <table:table-cell table:style-name="ce29" office:value-type="string" calcext:value-type="string">
            <text:p>[{"type":"photo","url":"https://t.co/B09S3UVllh","thumbnail":"https://pbs.twimg.com/media/G0tnJELXoAAtmDM?format=jpg&amp;name=thumb","original":"https://pbs.twimg.com/media/G0tnJELXoAAtmDM?format=jpg&amp;name=orig"}]</text:p>
          </table:table-cell>
          <table:table-cell table:style-name="ce29" office:value-type="float" office:value="3839" calcext:value-type="float">
            <text:p>3839</text:p>
          </table:table-cell>
          <table:table-cell table:style-name="ce29" office:value-type="float" office:value="1254" calcext:value-type="float">
            <text:p>1254</text:p>
          </table:table-cell>
          <table:table-cell table:style-name="ce29" office:value-type="float" office:value="59" calcext:value-type="float">
            <text:p>59</text:p>
          </table:table-cell>
          <table:table-cell table:style-name="ce29" office:value-type="float" office:value="57" calcext:value-type="float">
            <text:p>57</text:p>
          </table:table-cell>
          <table:table-cell table:style-name="ce29" office:value-type="float" office:value="205" calcext:value-type="float">
            <text:p>205</text:p>
          </table:table-cell>
          <table:table-cell table:style-name="ce29" office:value-type="float" office:value="86404" calcext:value-type="float">
            <text:p>86404</text:p>
          </table:table-cell>
          <table:table-cell table:style-name="ce29" office:value-type="string" calcext:value-type="string">
            <text:p>https://twitter.com/mkaristianou/status/1966779075881525509</text:p>
          </table:table-cell>
          <table:table-cell office:value-type="string" calcext:value-type="string">
            <text:p>@mkaristianou </text:p>
          </table:table-cell>
          <table:table-cell table:style-name="ce23" table:formula="of:=([.I87])+([.J87]*2)+([.M87]*1.5)+([.K87]*0.5)+([.L87]*1.75)" office:value-type="float" office:value="6783.75" calcext:value-type="float">
            <text:p>6.783,75</text:p>
          </table:table-cell>
          <table:table-cell table:style-name="ce26" table:formula="of:=SUM([.I87:.M87])/[.N87]" office:value-type="percentage" office:value="0.0626591361511041" calcext:value-type="percentage">
            <text:p>6,27%</text:p>
          </table:table-cell>
          <table:table-cell table:number-columns-repeated="1002"/>
        </table:table-row>
        <table:table-row table:style-name="ro1">
          <table:table-cell table:style-name="ce5" office:value-type="date" office:date-value="2025-09-15" calcext:value-type="date">
            <text:p>15/09/2025</text:p>
          </table:table-cell>
          <table:table-cell table:style-name="ce7" table:formula="of:=TEXT([.A88];&quot;MM&quot;)" office:value-type="string" office:string-value="09" calcext:value-type="string">
            <text:p>09</text:p>
          </table:table-cell>
          <table:table-cell table:style-name="ce12" table:formula="of:=TEXT([.A88];&quot;MM/YYYY&quot;)" office:value-type="string" office:string-value="09/2025" calcext:value-type="string">
            <text:p>09/2025</text:p>
          </table:table-cell>
          <table:table-cell table:style-name="ce7" table:formula="of:=TEXT([.A88];&quot;YYYY&quot;)" office:value-type="string" office:string-value="2025" calcext:value-type="string">
            <text:p>2025</text:p>
          </table:table-cell>
          <table:table-cell table:style-name="ce18" office:value-type="time" office:time-value="PT09H45M40S" calcext:value-type="time">
            <text:p>09:45:40</text:p>
          </table:table-cell>
          <table:table-cell table:style-name="ce16" table:formula="of:=[.A88]+[.E88]" office:value-type="date" office:date-value="2025-09-15T09:45:40" calcext:value-type="date">
            <text:p>15/09/2025 09:45:40</text:p>
          </table:table-cell>
          <table:table-cell table:style-name="ce29" office:value-type="string" calcext:value-type="string">
            <text:p>Η Ελλάδα ακούει;;;;\n\nΣτην χώρα μας, όπως την κατάντησαν, δικαστές και εισαγγελείς αρνούνται στον γονιό το πιο ιερό δικαίωμα του, <text:s/>την ΕΚΤΑΦΗ του παιδιού του για να μάθει από τι πέθανε και για να ελέγξει ότι τα μέρη της σωρού που έθαψε ανήκουν πράγματι στο παιδί του και όχι σε άλλον νεκρό! \n\nΠροσωπικά κατήγγειλα <text:s/>στον Εισαγγελέα ότι αναγνώρισα οστό στην σακούλα που μου παραδόθηκε και που ΔΕΝ περιγράφεται σε καμία από τις δύο ιατροδικαστικές (διαφορετικές!) εκθέσεις που έχω για την κόρη μου! \nΠλην όμως η εισαγγελική αρχή μου ΑΡΝΗΘΗΚΕ ΤΗΝ ΕΚΤΑΦΗ και με παρέπεμψε στον Ανακριτή που επίμονα αρνείται να γίνει εκταφή χωρίς ΚΑΜΙΑ σοβαρή και νόμιμη αιτιολογία!!!!\n\nΤο γνωστό: Αποφασίζω και <text:s/>διατάζω καταπατώντας ιερά και όσια!!\n\nΚαι αυτή η χώρα αυτοαποκαλείται <text:s text:c="2"/>Κράτος Μέλος της Ευρώπης και εφαρμοστής των αρχών Κράτους Δικαίου που αυτή υπηρετεί! \nΝτροπή!\n\nΣτην Ελλάδα έχει αποδειχθεί ότι είναι ΟΛΟΙ <text:s text:c="2"/>συνεννοημένοι, ΟΛΟΙ αρνούνται την εκταφή γιατί θα ΔΕΙΞΕΙ <text:s/>τις χημικές ουσίες που έκαψαν τα παιδιά μας!!!\nΚαι τότε πως θα μπαζωθούν οι ευθύνες και πως θα προστατευτεί το ΚΑΚΟΨΥΧΟ αφεντικό;;; \n\nΗ Ευρώπη ακούει;;;\nΓιατί οι κεραίες της Ευρώπης είναι αδρανείς στις αναφορές που έχουμε καταθέσει; \n\nΠρέπει να θρηνήσουμε και τον γονιό, τον Πάνο, που ξεκίνησε σήμερα απεργία πείνας; \nΜέχρι που θα μας αναγκάσετε να φτάσουμε;;; \n\nΝτροπή επίορκοι! <text:s text:c="2"/>\n\nΜέχρι τέλους!</text:p>
          </table:table-cell>
          <table:table-cell table:style-name="ce29" office:value-type="string" calcext:value-type="string">
            <text:p>[{"type":"photo","url":"https://t.co/zilgRrCDUE","thumbnail":"https://pbs.twimg.com/media/G03kjNfWcAAmAt-?format=jpg&amp;name=thumb","original":"https://pbs.twimg.com/media/G03kjNfWcAAmAt-?format=jpg&amp;name=orig"}]</text:p>
          </table:table-cell>
          <table:table-cell table:style-name="ce29" office:value-type="float" office:value="5038" calcext:value-type="float">
            <text:p>5038</text:p>
          </table:table-cell>
          <table:table-cell table:style-name="ce29" office:value-type="float" office:value="1804" calcext:value-type="float">
            <text:p>1804</text:p>
          </table:table-cell>
          <table:table-cell table:style-name="ce29" office:value-type="float" office:value="58" calcext:value-type="float">
            <text:p>58</text:p>
          </table:table-cell>
          <table:table-cell table:style-name="ce29" office:value-type="float" office:value="64" calcext:value-type="float">
            <text:p>64</text:p>
          </table:table-cell>
          <table:table-cell table:style-name="ce29" office:value-type="float" office:value="168" calcext:value-type="float">
            <text:p>168</text:p>
          </table:table-cell>
          <table:table-cell table:style-name="ce29" office:value-type="float" office:value="106694" calcext:value-type="float">
            <text:p>106694</text:p>
          </table:table-cell>
          <table:table-cell table:style-name="ce29" office:value-type="string" calcext:value-type="string">
            <text:p>https://twitter.com/mkaristianou/status/1967479917110522096</text:p>
          </table:table-cell>
          <table:table-cell office:value-type="string" calcext:value-type="string">
            <text:p>@mkaristianou </text:p>
          </table:table-cell>
          <table:table-cell table:style-name="ce23" table:formula="of:=([.I88])+([.J88]*2)+([.M88]*1.5)+([.K88]*0.5)+([.L88]*1.75)" office:value-type="float" office:value="9039" calcext:value-type="float">
            <text:p>9.039,00</text:p>
          </table:table-cell>
          <table:table-cell table:style-name="ce26" table:formula="of:=SUM([.I88:.M88])/[.N88]" office:value-type="percentage" office:value="0.0668453708737136" calcext:value-type="percentage">
            <text:p>6,68%</text:p>
          </table:table-cell>
          <table:table-cell table:number-columns-repeated="1002"/>
        </table:table-row>
        <table:table-row table:style-name="ro1">
          <table:table-cell table:style-name="ce5" office:value-type="date" office:date-value="2025-09-15" calcext:value-type="date">
            <text:p>15/09/2025</text:p>
          </table:table-cell>
          <table:table-cell table:style-name="ce7" table:formula="of:=TEXT([.A89];&quot;MM&quot;)" office:value-type="string" office:string-value="09" calcext:value-type="string">
            <text:p>09</text:p>
          </table:table-cell>
          <table:table-cell table:style-name="ce12" table:formula="of:=TEXT([.A89];&quot;MM/YYYY&quot;)" office:value-type="string" office:string-value="09/2025" calcext:value-type="string">
            <text:p>09/2025</text:p>
          </table:table-cell>
          <table:table-cell table:style-name="ce7" table:formula="of:=TEXT([.A89];&quot;YYYY&quot;)" office:value-type="string" office:string-value="2025" calcext:value-type="string">
            <text:p>2025</text:p>
          </table:table-cell>
          <table:table-cell table:style-name="ce18" office:value-type="time" office:time-value="PT15H37M49S" calcext:value-type="time">
            <text:p>15:37:49</text:p>
          </table:table-cell>
          <table:table-cell table:style-name="ce16" table:formula="of:=[.A89]+[.E89]" office:value-type="date" office:date-value="2025-09-15T15:37:49" calcext:value-type="date">
            <text:p>15/09/2025 15:37:49</text:p>
          </table:table-cell>
          <table:table-cell table:style-name="ce29" office:value-type="string" calcext:value-type="string">
            <text:p>Μετά τη σημερινή εξέλιξη, ένα είναι βέβαιο! \nΌτι δεν κρατάνε πλέον ούτε τα προσχήματα….\n\nΠριν κάποιους μήνες στις 17.03.2025 καταθέσαμε τρεις συγγενείς στην κα. Αποστολάκη, η οποία ως Προϊσταμένη της Εισαγγελίας Εφετών Λάρισας είχε την εποπτεία όλης <text:s/>της ανάκρισης στη Λάρισα και της οποίας ο γιός βρέθηκε νεκρός τον Φεβρουάριο του 2025, ΑΙΤΗΜΑ για να ασκήσει τις εξουσίες <text:s/>της ως <text:s/>Επόπτρια στην Ανάκριση της δικογραφίας <text:s/>των Τεμπών.\n\n18.03.2025, δηλαδή <text:s/>την άλλη ημέρα, η τότε <text:s/>Εισαγγελέας του Αρείου Πάγου, κα. Αδειλίνη της αφαίρεσε <text:s/>την εποπτεία <text:s/>της ανάκρισης ειδικά και μόνο για <text:s/>τη δικογραφία των Τεμπών! \nΤης αφαίρεσε την εποπτεία στοχευμένης δικογραφίας και την ανέθεσε στον <text:s/>Αντεισαγγελέα Εφετών, κ. Τσόγκα. \nΣτον Αντεισαγγελέα Εφετών <text:s/>ο οποίος μέσα σε <text:s/>επτά μέρες, συμπεριλαμβανομένου και του Σαββατοκύριακου που μας πέρασε, μελέτησε τη δικογραφία των 60.000 σελίδων που του έστειλε ο Ανακριτής των Τεμπών, στις 08.09.2025 και έγραψε εισαγγελική πρόταση 1.000 σελίδων! \nΜέσα σε 7 μέρες! \nΟ εισαγγελέας κ. Τσόγκας, που <text:s/>πληροφορίες τον θέλουν κολλητό φίλο του κ. Β. Φλωρίδη αδελφού του Υπουργού Δικαιοσύνης, <text:s/>ο οποίος έγραψε άρθρο την Κυριακή, στην Καθημερινή ζητώντας <text:s/>την αυτεπάγγελτη άσκηση διώξεων κατά συγγενών που ασκούν κριτική ή μηνύουν τους δικαστές και εισαγγελείς, <text:s/>πήρε στα χέρια του την υπόθεση, αν και χαμηλότερης βαθμίδας, μετά την απομάκρυνση της κα. Αποστολάκη, <text:s text:c="2"/>προφανώς επειδή έχει χαρίσματα που ξεπερνούν τις ανθρώπινες ικανότητες!!\n\nΟ κ. Τσόγκας λοιπόν δικαίωσε την \nεπιλογή Αδειλίνη. \nΤαχύτατος, πιότερο και από τον άνεμο, έστειλε σήμερα <text:s/>πρωί πρωί ώρα 08.00 την εισαγγελική πρόταση ΠΡΙΝ καταθέσουν το Υπόμνημα <text:s/>Διαμαρτυρίας οι δικηγόροι για την εσπευσμένη άρον άρον περάτωση της ανάκρισης, στις 29.08, την ίδια δηλαδή ημέρα που το Γενικό Χημείο του Κράτους έστειλε το Πόρισμα για ύπαρξη ξυλολίου και υδρογοναθράκων! <text:s/>\nΣτην χώρα όπου το μαύρο γίνεται άσπρο, ελπίζουμε η Ένωση Δικαστών και Εισαγγελέων καθώς και η ολομέλεια Δικηγόρων να σταθούν δίπλα στο δίκαιο, το σωστό. Δίπλα <text:s/>στον πολίτη, όπως έχουν ορκιστεί να κάνουν! \nΖητάμε, με σεβασμό την έμπρακτη στήριξη σας!</text:p>
          </table:table-cell>
          <table:table-cell table:style-name="ce29" office:value-type="string" calcext:value-type="string">
            <text:p>[{"type":"photo","url":"https://t.co/2LDzF19c6D","thumbnail":"https://pbs.twimg.com/media/G041J6vWgAAy2jB?format=jpg&amp;name=thumb","original":"https://pbs.twimg.com/media/G041J6vWgAAy2jB?format=jpg&amp;name=orig"}]</text:p>
          </table:table-cell>
          <table:table-cell table:style-name="ce29" office:value-type="float" office:value="4425" calcext:value-type="float">
            <text:p>4425</text:p>
          </table:table-cell>
          <table:table-cell table:style-name="ce29" office:value-type="float" office:value="1596" calcext:value-type="float">
            <text:p>1596</text:p>
          </table:table-cell>
          <table:table-cell table:style-name="ce29" office:value-type="float" office:value="99" calcext:value-type="float">
            <text:p>99</text:p>
          </table:table-cell>
          <table:table-cell table:style-name="ce29" office:value-type="float" office:value="75" calcext:value-type="float">
            <text:p>75</text:p>
          </table:table-cell>
          <table:table-cell table:style-name="ce29" office:value-type="float" office:value="196" calcext:value-type="float">
            <text:p>196</text:p>
          </table:table-cell>
          <table:table-cell table:style-name="ce29" office:value-type="float" office:value="143558" calcext:value-type="float">
            <text:p>143558</text:p>
          </table:table-cell>
          <table:table-cell table:style-name="ce29" office:value-type="string" calcext:value-type="string">
            <text:p>https://twitter.com/mkaristianou/status/1967568538769461711</text:p>
          </table:table-cell>
          <table:table-cell office:value-type="string" calcext:value-type="string">
            <text:p>@mkaristianou </text:p>
          </table:table-cell>
          <table:table-cell table:style-name="ce23" table:formula="of:=([.I89])+([.J89]*2)+([.M89]*1.5)+([.K89]*0.5)+([.L89]*1.75)" office:value-type="float" office:value="8091.75" calcext:value-type="float">
            <text:p>8.091,75</text:p>
          </table:table-cell>
          <table:table-cell table:style-name="ce26" table:formula="of:=SUM([.I89:.M89])/[.N89]" office:value-type="percentage" office:value="0.0445185917886847" calcext:value-type="percentage">
            <text:p>4,45%</text:p>
          </table:table-cell>
          <table:table-cell table:number-columns-repeated="1002"/>
        </table:table-row>
        <table:table-row table:style-name="ro1">
          <table:table-cell table:style-name="ce5" office:value-type="date" office:date-value="2025-09-16" calcext:value-type="date">
            <text:p>16/09/2025</text:p>
          </table:table-cell>
          <table:table-cell table:style-name="ce7" table:formula="of:=TEXT([.A90];&quot;MM&quot;)" office:value-type="string" office:string-value="09" calcext:value-type="string">
            <text:p>09</text:p>
          </table:table-cell>
          <table:table-cell table:style-name="ce12" table:formula="of:=TEXT([.A90];&quot;MM/YYYY&quot;)" office:value-type="string" office:string-value="09/2025" calcext:value-type="string">
            <text:p>09/2025</text:p>
          </table:table-cell>
          <table:table-cell table:style-name="ce7" table:formula="of:=TEXT([.A90];&quot;YYYY&quot;)" office:value-type="string" office:string-value="2025" calcext:value-type="string">
            <text:p>2025</text:p>
          </table:table-cell>
          <table:table-cell table:style-name="ce18" office:value-type="time" office:time-value="PT15H13M06S" calcext:value-type="time">
            <text:p>15:13:06</text:p>
          </table:table-cell>
          <table:table-cell table:style-name="ce16" table:formula="of:=[.A90]+[.E90]" office:value-type="date" office:date-value="2025-09-16T15:13:06" calcext:value-type="date">
            <text:p>16/09/2025 15:13:06</text:p>
          </table:table-cell>
          <table:table-cell table:style-name="ce29" office:value-type="string" calcext:value-type="string">
            <text:p>Ποιος σκοτώνει τον Πάνο Ρούτσι;; \n \nΣτην δικτατορία που καταντήσαμε να ζούμε, ένας γονιός που έθαψε το παιδί του.. το σκοτωμένο από κρατικές εγκληματικές ευθύνες και διαφθορά, κινδυνεύει να πεθάνει, μπροστά στη <text:s/>Βουλή!\nΜπροστά στο κτήριο όπου ανάλγητοι <text:s/>παίζουν με τις τύχες μας και τις ζωές μας….\nΜπροστά στο κτήριο όπου <text:s text:c="2"/>ο Καραμανλής, ο Τριαντόπουλος και ο ΠΘ καταχειροκροτήθηκαν. \nΌρθιοι <text:s/>χειροκροτητές καλοβολεμένοι <text:s text:c="3"/>γιόρτασαν <text:s/>την νίκη της ασυλίας και της ατιμωρησίας, της κοροϊδίας. \n\nΧειροκροτήθηκαν και χαμογελούσαν που <text:s/>κατάφεραν να ξεφύγουν .. ξανά …\nΟύτε καν έρευνα!!!\nΤίποτα!\nΑλί σε εμάς. Και σε σας. Στην υπόλοιπη κοινωνία … Που παλεύει <text:s/>για να επιβιώσει <text:s/>και παράλληλα τρέμει <text:s/>μήπως τα παιδιά της <text:s/>πάθουν κάτι από το απάνθρωπο και επικίνδυνο κράτος ..\n\nΑπό χθες <text:s/>το πρωί ένας χαροκαμένος πατέρας, καρδιοπαθής, στέκεται στο λιοπύρι..στο δρόμο…\nΔεν μπορεί να πάει σπίτι του ..\nΤο ορκίστηκε!\nΘέλει να μάθει την αλήθεια!!!!\n\n-Θέλουμε να μάθουμε την αλήθεια!!-\n\nΘα φύγει από εκεί μόνο με την άδεια εκταφής στο χέρι!!!\nΗ εκταφή <text:s/>θα του <text:s/>επιβεβαιώσει την ουσία που έκαψε το παιδί του… \nΚαι εμείς…. το ίδιο περιμένουμε …\nΗ ζωή του αγωνιστή πατέρα, του <text:s/>Πάνου κινδυνεύει. \nΣήμερα, εξώδικη διαμαρτυρία εστάλη σε:\n-ΠτΔ\n-ΠΘ\n-Υ. Δικαιοσύνης\n-ΠτΒ—- για γνωστοποίηση σε ΟΛΟΥΣ τους Βουλευτές!!\n-ΑΠ\n-Μπακαΐμη/ Τσόγκα\n-Πρόεδρο Εφετών \n-Ένωση Δικαστών και Εισαγγελέων \n-Ολομέλεια Δικηγόρων \n\nΏστε όλοι να ξέρουν.., όλοι να πάρουν <text:s/>την ευθύνη που τους αναλογεί.\n\nΕίναι έτοιμοι να ρισκάρουν τη ζωή και του Πάνου για να μην επιτρέψουν την εκταφή ;;\n\nΠοιοι θα επιτρέψουν τον θάνατο του γονέα <text:s/>προκειμένου να προστατεύσουν το ΤΕΡΑΣ; \nΝα μην αποκαλυφθεί το μυστικό που όλοι οι επίορκοι γνωρίζουν για αυτό και απαγορεύουν την εκταφή! \n\nΟ κύβος ερρίφθη. …. Ο γονιός μίλησε,\nΗ επόμενη κίνηση, δική τους!\nΌλων των αποδεκτών του εξώδικου μας! \nΉρθε η ώρα να ξεχωρίσει η ήρα από το στάρι!\n\nhttps://t.co/Wq2Q7zsGiX</text:p>
          </table:table-cell>
          <table:table-cell table:style-name="ce29" office:value-type="string" calcext:value-type="string">
            <text:p>[]</text:p>
          </table:table-cell>
          <table:table-cell table:style-name="ce29" office:value-type="float" office:value="4114" calcext:value-type="float">
            <text:p>4114</text:p>
          </table:table-cell>
          <table:table-cell table:style-name="ce29" office:value-type="float" office:value="1426" calcext:value-type="float">
            <text:p>1426</text:p>
          </table:table-cell>
          <table:table-cell table:style-name="ce29" office:value-type="float" office:value="48" calcext:value-type="float">
            <text:p>48</text:p>
          </table:table-cell>
          <table:table-cell table:style-name="ce29" office:value-type="float" office:value="58" calcext:value-type="float">
            <text:p>58</text:p>
          </table:table-cell>
          <table:table-cell table:style-name="ce29" office:value-type="float" office:value="204" calcext:value-type="float">
            <text:p>204</text:p>
          </table:table-cell>
          <table:table-cell table:style-name="ce29" office:value-type="float" office:value="116292" calcext:value-type="float">
            <text:p>116292</text:p>
          </table:table-cell>
          <table:table-cell table:style-name="ce29" office:value-type="string" calcext:value-type="string">
            <text:p>https://twitter.com/mkaristianou/status/1967924705223905601</text:p>
          </table:table-cell>
          <table:table-cell office:value-type="string" calcext:value-type="string">
            <text:p>@mkaristianou </text:p>
          </table:table-cell>
          <table:table-cell table:style-name="ce23" table:formula="of:=([.I90])+([.J90]*2)+([.M90]*1.5)+([.K90]*0.5)+([.L90]*1.75)" office:value-type="float" office:value="7397.5" calcext:value-type="float">
            <text:p>7.397,50</text:p>
          </table:table-cell>
          <table:table-cell table:style-name="ce26" table:formula="of:=SUM([.I90:.M90])/[.N90]" office:value-type="percentage" office:value="0.0503044061500361" calcext:value-type="percentage">
            <text:p>5,03%</text:p>
          </table:table-cell>
          <table:table-cell table:number-columns-repeated="1002"/>
        </table:table-row>
        <table:table-row table:style-name="ro1">
          <table:table-cell table:style-name="ce5" office:value-type="date" office:date-value="2025-09-18" calcext:value-type="date">
            <text:p>18/09/2025</text:p>
          </table:table-cell>
          <table:table-cell table:style-name="ce7" table:formula="of:=TEXT([.A91];&quot;MM&quot;)" office:value-type="string" office:string-value="09" calcext:value-type="string">
            <text:p>09</text:p>
          </table:table-cell>
          <table:table-cell table:style-name="ce12" table:formula="of:=TEXT([.A91];&quot;MM/YYYY&quot;)" office:value-type="string" office:string-value="09/2025" calcext:value-type="string">
            <text:p>09/2025</text:p>
          </table:table-cell>
          <table:table-cell table:style-name="ce7" table:formula="of:=TEXT([.A91];&quot;YYYY&quot;)" office:value-type="string" office:string-value="2025" calcext:value-type="string">
            <text:p>2025</text:p>
          </table:table-cell>
          <table:table-cell table:style-name="ce18" office:value-type="time" office:time-value="PT10H51M45S" calcext:value-type="time">
            <text:p>10:51:45</text:p>
          </table:table-cell>
          <table:table-cell table:style-name="ce16" table:formula="of:=[.A91]+[.E91]" office:value-type="date" office:date-value="2025-09-18T10:51:45" calcext:value-type="date">
            <text:p>18/09/2025 10:51:45</text:p>
          </table:table-cell>
          <table:table-cell table:style-name="ce29" office:value-type="string" calcext:value-type="string">
            <text:p>Ιδού η ΑΛΗΘΕΙΑ που μας κρατά στην ΑΦΥΠΝΙΣΗ !\n\nΤο δημοσίευμα των @ellinikahoaxes (17/9/25) είναι ανακριβές και αποπροσανατολιστικό. Η αλήθεια για την εποπτεία της ανάκρισης στα Τέμπη παρακάμφθηκε, με παραβίαση του άρθρου 32 ΚΠΔ. Δείτε τα στοιχεία: <text:s/>https://t.co/ZQlUm3iixo https://t.co/SKfsEuEjbn</text:p>
          </table:table-cell>
          <table:table-cell table:style-name="ce29" office:value-type="string" calcext:value-type="string">
            <text:p>[{"type":"photo","url":"https://t.co/SKfsEuEjbn","thumbnail":"https://pbs.twimg.com/media/G1HQaKCX0AAvzj9?format=jpg&amp;name=thumb","original":"https://pbs.twimg.com/media/G1HQaKCX0AAvzj9?format=jpg&amp;name=orig"},{"type":"photo","url":"https://t.co/SKfsEuEjbn","thumbnail":"https://pbs.twimg.com/media/G1HQaKAXgAAyYoo?format=jpg&amp;name=thumb","original":"https://pbs.twimg.com/media/G1HQaKAXgAAyYoo?format=jpg&amp;name=orig"},{"type":"photo","url":"https://t.co/SKfsEuEjbn","thumbnail":"https://pbs.twimg.com/media/G1HQaKBXgAAga-_?format=jpg&amp;name=thumb","original":"https://pbs.twimg.com/media/G1HQaKBXgAAga-_?format=jpg&amp;name=orig"}]</text:p>
          </table:table-cell>
          <table:table-cell table:style-name="ce29" office:value-type="float" office:value="2756" calcext:value-type="float">
            <text:p>2756</text:p>
          </table:table-cell>
          <table:table-cell table:style-name="ce29" office:value-type="float" office:value="970" calcext:value-type="float">
            <text:p>970</text:p>
          </table:table-cell>
          <table:table-cell table:style-name="ce29" office:value-type="float" office:value="53" calcext:value-type="float">
            <text:p>53</text:p>
          </table:table-cell>
          <table:table-cell table:style-name="ce29" office:value-type="float" office:value="28" calcext:value-type="float">
            <text:p>28</text:p>
          </table:table-cell>
          <table:table-cell table:style-name="ce29" office:value-type="float" office:value="100" calcext:value-type="float">
            <text:p>100</text:p>
          </table:table-cell>
          <table:table-cell table:style-name="ce29" office:value-type="float" office:value="48491" calcext:value-type="float">
            <text:p>48491</text:p>
          </table:table-cell>
          <table:table-cell table:style-name="ce29" office:value-type="string" calcext:value-type="string">
            <text:p>https://twitter.com/mkaristianou/status/1968583711034597403</text:p>
          </table:table-cell>
          <table:table-cell office:value-type="string" calcext:value-type="string">
            <text:p>@mkaristianou </text:p>
          </table:table-cell>
          <table:table-cell table:style-name="ce23" table:formula="of:=([.I91])+([.J91]*2)+([.M91]*1.5)+([.K91]*0.5)+([.L91]*1.75)" office:value-type="float" office:value="4921.5" calcext:value-type="float">
            <text:p>4.921,50</text:p>
          </table:table-cell>
          <table:table-cell table:style-name="ce26" table:formula="of:=SUM([.I91:.M91])/[.N91]" office:value-type="percentage" office:value="0.0805716524715927" calcext:value-type="percentage">
            <text:p>8,06%</text:p>
          </table:table-cell>
          <table:table-cell table:number-columns-repeated="1002"/>
        </table:table-row>
        <table:table-row table:style-name="ro1">
          <table:table-cell table:style-name="ce5" office:value-type="date" office:date-value="2025-09-22" calcext:value-type="date">
            <text:p>22/09/2025</text:p>
          </table:table-cell>
          <table:table-cell table:style-name="ce7" table:formula="of:=TEXT([.A92];&quot;MM&quot;)" office:value-type="string" office:string-value="09" calcext:value-type="string">
            <text:p>09</text:p>
          </table:table-cell>
          <table:table-cell table:style-name="ce12" table:formula="of:=TEXT([.A92];&quot;MM/YYYY&quot;)" office:value-type="string" office:string-value="09/2025" calcext:value-type="string">
            <text:p>09/2025</text:p>
          </table:table-cell>
          <table:table-cell table:style-name="ce7" table:formula="of:=TEXT([.A92];&quot;YYYY&quot;)" office:value-type="string" office:string-value="2025" calcext:value-type="string">
            <text:p>2025</text:p>
          </table:table-cell>
          <table:table-cell table:style-name="ce18" office:value-type="time" office:time-value="PT14H19M06S" calcext:value-type="time">
            <text:p>14:19:06</text:p>
          </table:table-cell>
          <table:table-cell table:style-name="ce16" table:formula="of:=[.A92]+[.E92]" office:value-type="date" office:date-value="2025-09-22T14:19:06" calcext:value-type="date">
            <text:p>22/09/2025 14:19:06</text:p>
          </table:table-cell>
          <table:table-cell table:style-name="ce29" office:value-type="string" calcext:value-type="string">
            <text:p>Η κοινωνία φλέγεται !\n\nΟι θεσμοί έχουν καταρρεύσει και η δικαιοσύνη παραμένει άφαντη στη χώρα μας. \n\nΑπεργία πείνας από γονιό που έχασε το παιδί του στα Τέμπη και όμως συκοφάντες <text:s/>φλομώνουν <text:s/>τον κόσμο <text:s/>με ψέματα όπως αυτά!!\n\nΚαι βέβαια περιμένουμε και άλλα ψέματα, που θα βγουν στην συνέχεια. \n\nΕίναι η αγωνία ή ο φόβος που σας κάνει να διασπείρετε μυθεύματα <text:s text:c="2"/>και να κρύβετε τα πραγματικά <text:s/>προβλήματα της κοινωνίας ; \n\nΔεν έχετε καταλάβει όμως όλοι, ακόμη και τα υποτελή τρολ και οι κίτρινοι δημοσιογράφοι ότι η αλήθεια είναι φως και δεν κρύβεται, όσο και αν κάνετε τα πάντα για να τη μπαζώσετε, ακολουθώντας τη συνταγή των αφεντικών σας.\n\nFAKE!!!!\nhttps://t.co/FDaPTn2m7p</text:p>
          </table:table-cell>
          <table:table-cell table:style-name="ce29" office:value-type="string" calcext:value-type="string">
            <text:p>[{"type":"photo","url":"https://t.co/AFbce6U9Sw","thumbnail":"https://pbs.twimg.com/media/G1cmQwTWIAA-PUS?format=jpg&amp;name=thumb","original":"https://pbs.twimg.com/media/G1cmQwTWIAA-PUS?format=jpg&amp;name=orig"}]</text:p>
          </table:table-cell>
          <table:table-cell table:style-name="ce29" office:value-type="float" office:value="3921" calcext:value-type="float">
            <text:p>3921</text:p>
          </table:table-cell>
          <table:table-cell table:style-name="ce29" office:value-type="float" office:value="1082" calcext:value-type="float">
            <text:p>1082</text:p>
          </table:table-cell>
          <table:table-cell table:style-name="ce29" office:value-type="float" office:value="39" calcext:value-type="float">
            <text:p>39</text:p>
          </table:table-cell>
          <table:table-cell table:style-name="ce29" office:value-type="float" office:value="36" calcext:value-type="float">
            <text:p>36</text:p>
          </table:table-cell>
          <table:table-cell table:style-name="ce29" office:value-type="float" office:value="258" calcext:value-type="float">
            <text:p>258</text:p>
          </table:table-cell>
          <table:table-cell table:style-name="ce29" office:value-type="float" office:value="82297" calcext:value-type="float">
            <text:p>82297</text:p>
          </table:table-cell>
          <table:table-cell table:style-name="ce29" office:value-type="string" calcext:value-type="string">
            <text:p>https://twitter.com/mkaristianou/status/1970085441995993417</text:p>
          </table:table-cell>
          <table:table-cell office:value-type="string" calcext:value-type="string">
            <text:p>@mkaristianou </text:p>
          </table:table-cell>
          <table:table-cell table:style-name="ce23" table:formula="of:=([.I92])+([.J92]*2)+([.M92]*1.5)+([.K92]*0.5)+([.L92]*1.75)" office:value-type="float" office:value="6554.5" calcext:value-type="float">
            <text:p>6.554,50</text:p>
          </table:table-cell>
          <table:table-cell table:style-name="ce26" table:formula="of:=SUM([.I92:.M92])/[.N92]" office:value-type="percentage" office:value="0.0648383294652296" calcext:value-type="percentage">
            <text:p>6,48%</text:p>
          </table:table-cell>
          <table:table-cell table:number-columns-repeated="1002"/>
        </table:table-row>
        <table:table-row table:style-name="ro1">
          <table:table-cell table:style-name="ce5" office:value-type="date" office:date-value="2025-09-27" calcext:value-type="date">
            <text:p>27/09/2025</text:p>
          </table:table-cell>
          <table:table-cell table:style-name="ce7" table:formula="of:=TEXT([.A93];&quot;MM&quot;)" office:value-type="string" office:string-value="09" calcext:value-type="string">
            <text:p>09</text:p>
          </table:table-cell>
          <table:table-cell table:style-name="ce12" table:formula="of:=TEXT([.A93];&quot;MM/YYYY&quot;)" office:value-type="string" office:string-value="09/2025" calcext:value-type="string">
            <text:p>09/2025</text:p>
          </table:table-cell>
          <table:table-cell table:style-name="ce7" table:formula="of:=TEXT([.A93];&quot;YYYY&quot;)" office:value-type="string" office:string-value="2025" calcext:value-type="string">
            <text:p>2025</text:p>
          </table:table-cell>
          <table:table-cell table:style-name="ce18" office:value-type="time" office:time-value="PT11H16M19S" calcext:value-type="time">
            <text:p>11:16:19</text:p>
          </table:table-cell>
          <table:table-cell table:style-name="ce16" table:formula="of:=[.A93]+[.E93]" office:value-type="date" office:date-value="2025-09-27T11:16:19" calcext:value-type="date">
            <text:p>27/09/2025 11:16:19</text:p>
          </table:table-cell>
          <table:table-cell table:style-name="ce29" office:value-type="string" calcext:value-type="string">
            <text:p>Τι μεγάλη πρωτοτυπία! \n\nΗ «δικαιοσύνη» ακολούθησε και συμπορεύτηκε <text:s/>με την προαναγγελία του Υπουργού Δικαιοσύνης. \nΑπόλυτα αναμενόμενο, αφού είναι \nστενότατη <text:s/>η σχέση τους από την αρχή της υπόθεσης μας.\nΜετά από 12 ημέρες απεργίας πείνας του ΠΑΤΕΡΑ, αποφάσισαν <text:s/>να αποδεχθούν <text:s/>το ένα από τα δύο αιτήματα του Πάνου Ρούτσι, <text:s/>ενώ για τους άλλους συγγενείς…. θα το σκεφτούν και άλλο…\nΑποφάσισαν το <text:s/>πιο θεωρητικά, ασφαλές για αυτούς. \nΤην εκταφή για έλεγχο DNA!\nΚαι όχι βέβαια για τοξικολογικές, τις οποίες από την αρχή ΜΕ ΝΥΧΙΑ ΚΑΙ ΜΕ ΔΟΝΤΙΑ ΑΡΝΟΥΝΤΑΙ !! \nΔηλαδή θα ξεθάψουν τους ανθρώπους μας μόνο για DNA <text:s/>και ΔΕΝ θα κάνουν τους ελέγχους που ήταν υποχρεωμένοι εξαρχής να κάνουν !!!!!\nΌλοι καταλαβαίνουμε το γιατί. \nΓιατί ΤΡΕΜΟΥΝ την αλήθεια που είναι θαμμένη μαζί με τα παιδιά μας. \n\nΜεγαλύτερη ομολογία <text:s/>ενοχής δεν θα μπορούσε να υπάρξει.\n\nΚαι επίσημα πλέον η Δικαιοσύνη δεν υπάρχει! <text:s/>\nΤην δολοφονήσαν!\nΑφού πρώτα την απογυμνώσαν, την διέφθειραν, <text:s/>την γελοιοποίησαν. \nΈχουν άραγε καταλάβει πόσο <text:s/>προβλέψιμοι και πόσο εκτεθειμένοι είναι πλέον σε όλη την κοινωνία;;; \n\nΓνωρίζοντας όλη τη σήψη , μετά από 2.5 χρόνια συνεχούς κοροϊδίας , καταθέσαμε επείγουσα αναφορά στην Επιτροπή Peti του Ευρωκοινοβουλίου, \nΜε την στήριξη <text:s/>Ευρωβουλευτών από όλη την Ευρώπη, και την εισήγηση του ευρωβουλευτή κ. Παππά, <text:s text:c="2"/>ο πρώτος καρπός των ενεργειών μας στην Ευρώπη ήρθε!! Επιτέλους!! Έρχεται <text:s/>κλιμάκιο ευρωπαίων για τον έλεγχο της απονομής δικαιοσύνης στην υπόθεση των Τεμπών! \nΤους ευχαριστούμε όλους! \nΚαι βέβαια δεν σταματήσαμε εκεί! ΧΘΕΣ καταθέσαμε και επείγουσα αναφορά στον Οργανισμό Ηνωμένων Εθνών: \n«Περί διεθνούς επείγουσας παρέμβασης για εκταφή οστών και ανεξάρτητη ιατροδικαστική διερεύνηση (ταυτοποίηση &amp; τοξικολογικές εξετάσεις) θυμάτων της τραγωδίας των Τεμπών (Ελλάδα, 28.02.2023), ως αδήριτης, επιτακτικής και άμεσης ανάγκης παρακολούθησης της υπόθεσης από διεθνή οργανισμό, επειδή οι εθνικές αρχές αρνούνται παρατεταμένα να χορηγήσουν άδεια εκταφής των οστών των τέκνων των αιτούντων, θυμάτων του δυστυχήματος των Τεμπών,προκειμένου να συλλεχθεί κάθε δυνατό αποδεικτικό στοιχείο για την ταυτοποίηση των θυμάτων, την διελεύκανση των αιτιών θανάτου, και την εξασφάλιση δίκαιης δίκης των κατηγορουμένων για το δυστύχημα των Τεμπών, στο οποίο οι αιτούντες παρίστανται υποστηρικτές της κατηγορίας. \nΟι γονείς : \nΚαρυστιανού, Ρούτσι και Τιλκερίδης »\n\nΤα μάτια και η καρδιά <text:s/>μας είναι στραμμένες προς <text:s/>τις Ανεξάρτητες <text:s/>Αρχές που τιμούν τον όρκο <text:s/>τους, και θα ανοίξουν <text:s/>δρόμους ελπίδας στο σάπιο σύστημα που μας ελέγχει. \nΘα απευθυνθούμε παντού!\n\nΜέχρι τέλους! \nΜέχρι που μια πλήρως ανεξάρτητη και αληθινή Δικαιοσύνη θα έρθει και στη χώρα μας και θα τιμήσει τον ρόλο και την ευθύνη της! \n\nΌλοι μαζί! Μέχρι τέλους!</text:p>
          </table:table-cell>
          <table:table-cell table:style-name="ce29" office:value-type="string" calcext:value-type="string">
            <text:p>[{"type":"photo","url":"https://t.co/dikJ1ZJqDo","thumbnail":"https://pbs.twimg.com/media/G11sYGKWYAAkiAz?format=jpg&amp;name=thumb","original":"https://pbs.twimg.com/media/G11sYGKWYAAkiAz?format=jpg&amp;name=orig"}]</text:p>
          </table:table-cell>
          <table:table-cell table:style-name="ce29" office:value-type="float" office:value="3822" calcext:value-type="float">
            <text:p>3822</text:p>
          </table:table-cell>
          <table:table-cell table:style-name="ce29" office:value-type="float" office:value="1323" calcext:value-type="float">
            <text:p>1323</text:p>
          </table:table-cell>
          <table:table-cell table:style-name="ce29" office:value-type="float" office:value="47" calcext:value-type="float">
            <text:p>47</text:p>
          </table:table-cell>
          <table:table-cell table:style-name="ce29" office:value-type="float" office:value="49" calcext:value-type="float">
            <text:p>49</text:p>
          </table:table-cell>
          <table:table-cell table:style-name="ce29" office:value-type="float" office:value="197" calcext:value-type="float">
            <text:p>197</text:p>
          </table:table-cell>
          <table:table-cell table:style-name="ce29" office:value-type="float" office:value="76162" calcext:value-type="float">
            <text:p>76162</text:p>
          </table:table-cell>
          <table:table-cell table:style-name="ce29" office:value-type="string" calcext:value-type="string">
            <text:p>https://twitter.com/mkaristianou/status/1971851380663971962</text:p>
          </table:table-cell>
          <table:table-cell office:value-type="string" calcext:value-type="string">
            <text:p>@mkaristianou </text:p>
          </table:table-cell>
          <table:table-cell table:style-name="ce23" table:formula="of:=([.I93])+([.J93]*2)+([.M93]*1.5)+([.K93]*0.5)+([.L93]*1.75)" office:value-type="float" office:value="6872.75" calcext:value-type="float">
            <text:p>6.872,75</text:p>
          </table:table-cell>
          <table:table-cell table:style-name="ce26" table:formula="of:=SUM([.I93:.M93])/[.N93]" office:value-type="percentage" office:value="0.0714004359129225" calcext:value-type="percentage">
            <text:p>7,14%</text:p>
          </table:table-cell>
          <table:table-cell table:number-columns-repeated="1002"/>
        </table:table-row>
        <table:table-row table:style-name="ro1">
          <table:table-cell table:style-name="ce5" office:value-type="date" office:date-value="2025-09-29" calcext:value-type="date">
            <text:p>29/09/2025</text:p>
          </table:table-cell>
          <table:table-cell table:style-name="ce7" table:formula="of:=TEXT([.A94];&quot;MM&quot;)" office:value-type="string" office:string-value="09" calcext:value-type="string">
            <text:p>09</text:p>
          </table:table-cell>
          <table:table-cell table:style-name="ce12" table:formula="of:=TEXT([.A94];&quot;MM/YYYY&quot;)" office:value-type="string" office:string-value="09/2025" calcext:value-type="string">
            <text:p>09/2025</text:p>
          </table:table-cell>
          <table:table-cell table:style-name="ce7" table:formula="of:=TEXT([.A94];&quot;YYYY&quot;)" office:value-type="string" office:string-value="2025" calcext:value-type="string">
            <text:p>2025</text:p>
          </table:table-cell>
          <table:table-cell table:style-name="ce18" office:value-type="time" office:time-value="PT19H08M20S" calcext:value-type="time">
            <text:p>19:08:20</text:p>
          </table:table-cell>
          <table:table-cell table:style-name="ce16" table:formula="of:=[.A94]+[.E94]" office:value-type="date" office:date-value="2025-09-29T19:08:20" calcext:value-type="date">
            <text:p>29/09/2025 19:08:20</text:p>
          </table:table-cell>
          <table:table-cell table:style-name="ce29" office:value-type="string" calcext:value-type="string">
            <text:p>κ. Γεωργιάδη, αποκρούω τη δειλή προσέγγισή σας και σας ξεμπροστιάζω. <text:s/>\nΔιότι εσείς είστε <text:s/>που κρύβεστε πίσω από αυτήν την ιδιότητα μου, της χαροκαμένης μάνας, την οποία φοβικά χρησιμοποιείτε για να μην αποκαλυφθεί η γύμνια η δική σας και της κυβέρνησης που εκπροσωπείτε, σε όσα ως πολίτης που λέει την αλήθεια, με <text:s/>επιχειρήματα <text:s text:c="2"/>σας καταμαρτυρώ. \n\nΕγώ λοιπόν δεν κρύβομαι πίσω από καμία ασυλία, όπως κρύβονται οι ποινικά υπόλογοι Υπουργοί της Κυβέρνησης <text:s/>της Νέας Δημοκρατίας, που δεν έχουν τη στοιχειώδη ανδρεία να υποβληθούν <text:s/>σε ποινικές έρευνες και ποινικές <text:s/>διώξεις <text:s/>για τα εγκληματικά σκάνδαλα, στα οποία εμπλέκονται. \nΚαι εσείς βέβαια είστε ο πρώτος που <text:s/>επιδεικνύει την απίστευτη πολιτική μικροψυχία, όταν είπατε εμείς οι βουλευτές <text:s/>της ΝΔ είμαστε πλειοψηφία, εμείς θα <text:s/>αποφασίσουμε αν είμαστε ένοχοι ή όχι, αποκαλύπτοντας έτσι όχι μόνο την πολιτική δειλία, αλλά και την άκρατη <text:s/>αλαζονεία σας. <text:s/>https://t.co/Ma4xpxKZox\n\nΕπειδή λοιπόν η δική μου φωνή <text:s/>είναι φωνή αλήθειας, είναι φωνή ανδρείας, <text:s text:c="2"/>και όχι φωνή συγκάλυψης, μικροψυχίας <text:s/>και ατιμωρησίας, σας «απελευθερώνω» κ. Γεωργιάδη, και σας προκαλώ να μου απαντήσετε σε όλα όσα προσάπτω <text:s/>στην Κυβέρνησή σας που με <text:s/>τόσο ζήλο υπερασπίζεστε. \nΕσείς και οι συνάδελφοί σας ως πολιτικοί <text:s/>θα <text:s/>κρίνεστε από <text:s/>τους πολίτες για όσα επαίσχυντα διαπράττει η Κυβέρνησή σας, και εγώ ως πολίτης, θα κριθώ για το δίκαιο <text:s/>του αγώνα μου ενάντια σε αυτούς που σκότωσαν την κόρη μου και δεν αφήνουν τη ψυχή της να ησυχάσει. \nΚαι όπως έχετε σίγουρα <text:s/>αντιληφθεί, ο <text:s/>δικός μου αγώνας θα <text:s/>είναι αληθινά <text:s/>μέχρι τέλους!</text:p>
          </table:table-cell>
          <table:table-cell table:style-name="ce29" office:value-type="string" calcext:value-type="string">
            <text:p>[{"type":"photo","url":"https://t.co/od7N6YBYL9","thumbnail":"https://pbs.twimg.com/media/G2BrlxOXIAASZke?format=jpg&amp;name=thumb","original":"https://pbs.twimg.com/media/G2BrlxOXIAASZke?format=jpg&amp;name=orig"}]</text:p>
          </table:table-cell>
          <table:table-cell table:style-name="ce29" office:value-type="float" office:value="3391" calcext:value-type="float">
            <text:p>3391</text:p>
          </table:table-cell>
          <table:table-cell table:style-name="ce29" office:value-type="float" office:value="1076" calcext:value-type="float">
            <text:p>1076</text:p>
          </table:table-cell>
          <table:table-cell table:style-name="ce29" office:value-type="float" office:value="50" calcext:value-type="float">
            <text:p>50</text:p>
          </table:table-cell>
          <table:table-cell table:style-name="ce29" office:value-type="float" office:value="49" calcext:value-type="float">
            <text:p>49</text:p>
          </table:table-cell>
          <table:table-cell table:style-name="ce29" office:value-type="float" office:value="211" calcext:value-type="float">
            <text:p>211</text:p>
          </table:table-cell>
          <table:table-cell table:style-name="ce29" office:value-type="float" office:value="65022" calcext:value-type="float">
            <text:p>65022</text:p>
          </table:table-cell>
          <table:table-cell table:style-name="ce29" office:value-type="string" calcext:value-type="string">
            <text:p>https://twitter.com/mkaristianou/status/1972694945002553748</text:p>
          </table:table-cell>
          <table:table-cell office:value-type="string" calcext:value-type="string">
            <text:p>@mkaristianou </text:p>
          </table:table-cell>
          <table:table-cell table:style-name="ce23" table:formula="of:=([.I94])+([.J94]*2)+([.M94]*1.5)+([.K94]*0.5)+([.L94]*1.75)" office:value-type="float" office:value="5970.25" calcext:value-type="float">
            <text:p>5.970,25</text:p>
          </table:table-cell>
          <table:table-cell table:style-name="ce26" table:formula="of:=SUM([.I94:.M94])/[.N94]" office:value-type="percentage" office:value="0.073467441788933" calcext:value-type="percentage">
            <text:p>7,35%</text:p>
          </table:table-cell>
          <table:table-cell table:number-columns-repeated="1002"/>
        </table:table-row>
        <table:table-row table:style-name="ro2" table:number-rows-repeated="1048481">
          <table:table-cell table:number-columns-repeated="1020"/>
        </table:table-row>
        <table:table-row table:style-name="ro2">
          <table:table-cell table:number-columns-repeated="1020"/>
        </table:table-row>
        <calcext:conditional-formats>
          <calcext:conditional-format calcext:target-range-address="'twitter-UserTweets-1756038376056'.Q1:'twitter-UserTweets-1756038376056'.Q94 'twitter-UserTweets-1756038376056'.R3:'twitter-UserTweets-1756038376056'.R94">
            <calcext:condition calcext:apply-style-name="Untitled10" calcext:value="between(1000,1999.9999)" calcext:base-cell-address="'twitter-UserTweets-1756038376056'.Q1"/>
          </calcext:conditional-format>
          <calcext:conditional-format calcext:target-range-address="'twitter-UserTweets-1756038376056'.R1:'twitter-UserTweets-1756038376056'.R94 'twitter-UserTweets-1756038376056'.Q3:'twitter-UserTweets-1756038376056'.Q94">
            <calcext:condition calcext:apply-style-name="Untitled3" calcext:value="between(5%,7.99999%)" calcext:base-cell-address="'twitter-UserTweets-1756038376056'.Q1"/>
            <calcext:condition calcext:apply-style-name="Untitled4" calcext:value="&gt;=8%" calcext:base-cell-address="'twitter-UserTweets-1756038376056'.Q1"/>
          </calcext:conditional-format>
          <calcext:conditional-format calcext:target-range-address="'twitter-UserTweets-1756038376056'.Q2:'twitter-UserTweets-1756038376056'.Q94">
            <calcext:condition calcext:apply-style-name="Untitled9" calcext:value="&gt;=2000" calcext:base-cell-address="'twitter-UserTweets-1756038376056'.Q2"/>
          </calcext:conditional-format>
        </calcext:conditional-formats>
      </table:table>
      <table:named-expressions/>
      <table:database-ranges>
        <table:database-range table:name="__Anonymous_Sheet_DB__0" table:target-range-address="'twitter-UserTweets-1756038376056'.A1:'twitter-UserTweets-1756038376056'.R1048576"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Piboto Light" svg:font-family="'Piboto Light'" style:font-pitch="variable"/>
    <style:font-face style:name="Piboto Light1" svg:font-family="'Piboto Light'" style:font-adornments="Regular"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l" fo:country="GR" style:font-name-asian="DejaVu Sans" style:language-asian="zh" style:country-asian="CN" style:font-name-complex="FreeSans"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text>-</number:text>
      <number:month number:textual="true"/>
      <number:text>-</number:text>
      <number:year/>
    </number:date-style>
    <number:date-style style:name="N114">
      <number:day/>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time-style style:name="N118">
      <number:hours/>
      <number:text>:</number:text>
      <number:minutes number:style="long"/>
    </number:time-style>
    <number:time-style style:name="N119">
      <number:hours/>
      <number:text>:</number:text>
      <number:minutes number:style="long"/>
      <number:text>:</number:text>
      <number:seconds number:style="long"/>
    </number:time-style>
    <number:date-style style:name="N120">
      <number:day/>
      <number:text>/</number:text>
      <number:month/>
      <number:text>/</number:text>
      <number:year number:style="long"/>
      <number:text> </number:text>
      <number:hours/>
      <number:text>:</number:text>
      <number:minutes number:style="long"/>
    </number:date-style>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   </number:text>
      <style:map style:condition="value()&gt;=0" style:apply-style-name="N122P0"/>
    </number:number-style>
    <number:number-style style:name="N123P0" style:volatile="true">
      <number:number number:decimal-places="0" number:min-decimal-places="0" number:min-integer-digits="1" number:grouping="true"/>
      <number:text>   </number:text>
    </number:number-style>
    <number:number-style style:name="N123">
      <style:text-properties fo:color="#ff0000"/>
      <number:text>-</number:text>
      <number:number number:decimal-places="0" number:min-decimal-places="0" number:min-integer-digits="1" number:grouping="true"/>
      <number:text>   </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   </number:text>
      <style:map style:condition="value()&gt;=0" style:apply-style-name="N125P0"/>
    </number:number-style>
    <number:number-style style:name="N126P0" style:volatile="true">
      <number:number number:decimal-places="2" number:min-decimal-places="2" number:min-integer-digits="1" number:grouping="true"/>
      <number:text>   </number:text>
    </number:number-style>
    <number:number-style style:name="N126">
      <style:text-properties fo:color="#ff0000"/>
      <number:text>-</number:text>
      <number:number number:decimal-places="2" number:min-decimal-places="2" number:min-integer-digits="1" number:grouping="true"/>
      <number:text>   </number:text>
      <style:map style:condition="value()&gt;=0" style:apply-style-name="N126P0"/>
    </number:number-style>
    <number:number-style style:name="N130P0" style:volatile="true">
      <number:text> </number:text>
      <number:fill-character> </number:fill-character>
      <number:number number:decimal-places="0" number:min-decimal-places="0" number:min-integer-digits="1" number:grouping="true"/>
      <number:text>    </number:text>
    </number:number-style>
    <number:number-style style:name="N130P1" style:volatile="true">
      <number:text>-</number:text>
      <number:fill-character> </number:fill-character>
      <number:number number:decimal-places="0" number:min-decimal-places="0" number:min-integer-digits="1" number:grouping="true"/>
      <number:text>    </number:text>
    </number:number-style>
    <number:number-style style:name="N130P2" style:volatile="true">
      <number:text> </number:text>
      <number:fill-character> </number: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fill-character> </number:fill-character>
      <number:number number:decimal-places="0" number:min-decimal-places="0" number:min-integer-digits="1" number:grouping="true"/>
      <number:text> € </number:text>
    </number:number-style>
    <number:number-style style:name="N134P1" style:volatile="true">
      <number:text>-</number:text>
      <number:fill-character> </number:fill-character>
      <number:number number:decimal-places="0" number:min-decimal-places="0" number:min-integer-digits="1" number:grouping="true"/>
      <number:text> € </number:text>
    </number:number-style>
    <number:number-style style:name="N134P2" style:volatile="true">
      <number:text> </number:text>
      <number:fill-character> </number:fill-character>
      <number:text>- €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number:text>
      <number:fill-character> </number:fill-character>
      <number:number number:decimal-places="2" number:min-decimal-places="2" number:min-integer-digits="1" number:grouping="true"/>
      <number:text>    </number:text>
    </number:number-style>
    <number:number-style style:name="N138P2" style:volatile="true">
      <number:text> </number:text>
      <number:fill-character> </number:fill-character>
      <number:text>-</number:text>
      <number:number number:decimal-places="0" number:min-decimal-places="0" number:min-integer-digits="2"/>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fill-character> </number:fill-character>
      <number:number number:decimal-places="2" number:min-decimal-places="2" number:min-integer-digits="1" number:grouping="true"/>
      <number:text> € </number:text>
    </number:number-style>
    <number:number-style style:name="N142P1" style:volatile="true">
      <number:text>-</number:text>
      <number:fill-character> </number:fill-character>
      <number:number number:decimal-places="2" number:min-decimal-places="2" number:min-integer-digits="1" number:grouping="true"/>
      <number:text> € </number:text>
    </number:number-style>
    <number:number-style style:name="N142P2" style:volatile="true">
      <number:text> </number:text>
      <number:fill-character> </number:fill-character>
      <number:text>-</number:text>
      <number:number number:decimal-places="0" number:min-decimal-places="0" number:min-integer-digits="2"/>
      <number:text> €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decimal-places="1" number:min-integer-digits="1" number:min-exponent-digits="1" number:exponent-interval="3" number:forced-exponent-sign="true"/>
    </number:number-style>
    <number:number-style style:name="N147P0" style:volatile="true">
      <number:number number:decimal-places="0" number:min-decimal-places="0" number:min-integer-digits="1" number:grouping="true"/>
    </number:number-style>
    <number:number-style style:name="N147">
      <style:text-properties fo:color="#ff0000"/>
      <number:text>-</number:text>
      <number:number number:decimal-places="0" number:min-decimal-places="0" number:min-integer-digits="1" number:grouping="true"/>
      <style:map style:condition="value()&gt;=0" style:apply-style-name="N147P0"/>
    </number:number-style>
    <number:number-style style:name="N148P0" style:volatile="true">
      <number:number number:decimal-places="2" number:min-decimal-places="2" number:min-integer-digits="1" number:grouping="true"/>
    </number:number-style>
    <number:number-style style:name="N148">
      <style:text-properties fo:color="#ff0000"/>
      <number:text>-</number:text>
      <number:number number:decimal-places="2" number:min-decimal-places="2" number:min-integer-digits="1" number:grouping="true"/>
      <style:map style:condition="value()&gt;=0" style:apply-style-name="N148P0"/>
    </number:number-style>
    <number:number-style style:name="N150P0" style:volatile="true">
      <number:text> </number:text>
      <number:fill-character> </number:fill-character>
      <number:number number:decimal-places="2" number:min-decimal-places="2" number:min-integer-digits="1" number:grouping="true"/>
      <number:text>    </number:text>
    </number:number-style>
    <number:number-style style:name="N150P1" style:volatile="true">
      <number:text>-</number:text>
      <number:fill-character> </number:fill-character>
      <number:number number:decimal-places="2" number:min-decimal-places="2" number:min-integer-digits="1" number:grouping="true"/>
      <number:text>    </number:text>
    </number:number-style>
    <number:number-style style:name="N150P2" style:volatile="true">
      <number:text> </number:text>
      <number:fill-character> </number:fill-character>
      <number:text>-</number:text>
      <number:number number:decimal-places="0" number:min-decimal-places="0" number:min-integer-digits="0"/>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text> </number:text>
      <number:fill-character> </number:fill-character>
      <number:number number:decimal-places="2" number:min-decimal-places="2" number:min-integer-digits="1" number:grouping="true"/>
      <number:text> € </number:text>
    </number:number-style>
    <number:number-style style:name="N152P1" style:volatile="true">
      <number:text>-</number:text>
      <number:fill-character> </number:fill-character>
      <number:number number:decimal-places="2" number:min-decimal-places="2" number:min-integer-digits="1" number:grouping="true"/>
      <number:text> € </number:text>
    </number:number-style>
    <number:number-style style:name="N152P2" style:volatile="true">
      <number:text> </number:text>
      <number:fill-character> </number:fill-character>
      <number:text>-</number:text>
      <number:number number:decimal-places="0" number:min-decimal-places="0" number:min-integer-digits="0"/>
      <number:text> €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text>上午/下午 </number:text>
      <number:hours number:style="long"/>
      <number:text>時</number:text>
      <number:minutes number:style="long"/>
      <number:text>分</number:text>
      <number:seconds number:style="long"/>
      <number:text>秒 </number:text>
    </number:time-style>
    <number:currency-style style:name="N155P0" style:volatile="true">
      <number:number number:decimal-places="2" number:min-decimal-places="2" number:min-integer-digits="1" number:grouping="true"/>
      <number:text> </number:text>
      <number:currency-symbol number:language="el" number:country="GR">€</number:currency-symbol>
    </number:currency-style>
    <number:currency-style style:name="N155">
      <style:text-properties fo:color="#ff0000"/>
      <number:text>-</number:text>
      <number:number number:decimal-places="2" number:min-decimal-places="2" number:min-integer-digits="1" number:grouping="true"/>
      <number:text> </number:text>
      <number:currency-symbol number:language="el" number:country="GR">€</number:currency-symbol>
      <style:map style:condition="value()&gt;=0" style:apply-style-name="N155P0"/>
    </number:currency-style>
    <number:percentage-style style:name="N156">
      <number:number number:decimal-places="2" number:min-decimal-places="2" number:min-integer-digits="1" number:grouping="true"/>
      <number:text>%</number:text>
    </number:percentage-style>
    <number:percentage-style style:name="N157">
      <number:number number:decimal-places="3" number:min-decimal-places="3" number:min-integer-digits="1"/>
      <number:text>%</number:text>
    </number:percentage-style>
    <number:number-style style:name="N158">
      <number:number number:decimal-places="1" number:min-decimal-places="1" number:min-integer-digits="1" number:grouping="true"/>
    </number:number-style>
    <number:percentage-style style:name="N159">
      <number:number number:decimal-places="1" number:min-decimal-places="1" number:min-integer-digits="1"/>
      <number:text>%</number:text>
    </number:percentage-style>
    <number:currency-style style:name="N161P0" style:volatile="true">
      <number:number number:decimal-places="1" number:min-decimal-places="1" number:min-integer-digits="1" number:grouping="true"/>
      <number:text> </number:text>
      <number:currency-symbol number:language="el" number:country="GR">€</number:currency-symbol>
    </number:currency-style>
    <number:currency-style style:name="N161">
      <style:text-properties fo:color="#ff0000"/>
      <number:text>-</number:text>
      <number:number number:decimal-places="1" number:min-decimal-places="1" number:min-integer-digits="1" number:grouping="true"/>
      <number:text> </number:text>
      <number:currency-symbol number:language="el" number:country="GR">€</number:currency-symbol>
      <style:map style:condition="value()&gt;=0" style:apply-style-name="N161P0"/>
    </number:currency-style>
    <number:number-style style:name="N162">
      <number:number number:decimal-places="1" number:min-decimal-places="1" number:min-integer-digits="1"/>
    </number:number-style>
    <number:number-style style:name="N163">
      <number:number number:decimal-places="3" number:min-decimal-places="3" number:min-integer-digits="1" number:grouping="true"/>
    </number:number-style>
    <number:number-style style:name="N164P0" style:volatile="true">
      <number:number number:decimal-places="3" number:min-decimal-places="3" number:min-integer-digits="1" number:grouping="true"/>
    </number:number-style>
    <number:number-style style:name="N164">
      <style:text-properties fo:color="#ff0000"/>
      <number:text>-</number:text>
      <number:number number:decimal-places="3" number:min-decimal-places="3" number:min-integer-digits="1" number:grouping="true"/>
      <style:map style:condition="value()&gt;=0" style:apply-style-name="N164P0"/>
    </number:number-style>
    <number:number-style style:name="N166P0" style:volatile="true">
      <number:number number:decimal-places="0" number:min-decimal-places="0" number:min-integer-digits="3"/>
    </number:number-style>
    <number:number-style style:name="N166">
      <style:text-properties fo:color="#ff0000"/>
      <number:text>-</number:text>
      <number:number number:decimal-places="0" number:min-decimal-places="0" number:min-integer-digits="3"/>
      <style:map style:condition="value()&gt;=0" style:apply-style-name="N166P0"/>
    </number:number-style>
    <number:number-style style:name="N168P0" style:volatile="true">
      <number:number number:decimal-places="2" number:min-decimal-places="2" number:min-integer-digits="3"/>
    </number:number-style>
    <number:number-style style:name="N168">
      <style:text-properties fo:color="#ff0000"/>
      <number:text>-</number:text>
      <number:number number:decimal-places="2" number:min-decimal-places="2" number:min-integer-digits="3"/>
      <style:map style:condition="value()&gt;=0" style:apply-style-name="N168P0"/>
    </number:number-style>
    <number:number-style style:name="N170P0" style:volatile="true">
      <number:number number:decimal-places="3" number:min-decimal-places="3" number:min-integer-digits="1"/>
    </number:number-style>
    <number:number-style style:name="N170">
      <style:text-properties fo:color="#ff0000"/>
      <number:text>-</number:text>
      <number:number number:decimal-places="3" number:min-decimal-places="3" number:min-integer-digits="1"/>
      <style:map style:condition="value()&gt;=0" style:apply-style-name="N170P0"/>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Untitled10" style:family="table-cell" style:parent-style-name="Default">
      <style:table-cell-properties fo:background-color="#7ffe00"/>
    </style:style>
    <style:style style:name="Untitled3" style:family="table-cell" style:parent-style-name="Default">
      <style:table-cell-properties fo:background-color="#7ffe00"/>
    </style:style>
    <style:style style:name="Untitled4" style:family="table-cell" style:parent-style-name="Default">
      <style:table-cell-properties fo:background-color="#ffcccc"/>
    </style:style>
    <style:style style:name="Untitled9" style:family="table-cell" style:parent-style-name="Default">
      <style:table-cell-properties fo:background-color="#ffcccc"/>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9-30T01:35:54.288869254</dc:date>
    <meta:editing-duration>PT46M28S</meta:editing-duration>
    <meta:editing-cycles>10</meta:editing-cycles>
    <meta:generator>LibreOffice/7.0.4.2$Linux_AARCH64 LibreOffice_project/00$Build-2</meta:generator>
    <meta:document-statistic meta:table-count="1" meta:cell-count="1692" meta:object-count="0"/>
  </office:meta>
</office:document-meta>
</file>